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6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ransportation" table:style-name="ta1">
        <table:shapes>
          <draw:frame draw:z-index="0" draw:style-name="gr1" draw:text-style-name="P1" svg:width="15.999cm" svg:height="8.999cm" svg:x="12.321cm" svg:y="2.681cm">
            <draw:object draw:notify-on-update-of-ranges="transportation.B1:transportation.B1 transportation.B2:transportation.B241 transportation.C1:transportation.C1 transportation.C2:transportation.C241 transportation.D1:transportation.D1 transportation.D2:transportation.D24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8cm" svg:height="9.004cm" svg:x="12.452cm" svg:y="12.176cm">
            <draw:object draw:notify-on-update-of-ranges="transportation.E1:transportation.E1 transportation.E2:transportation.E241 transportation.F1:transportation.F1 transportation.F2:transportation.F2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/>
          <table:table-cell office:value-type="string">
            <text:p>status-quo</text:p>
          </table:table-cell>
          <table:table-cell office:value-type="string">
            <text:p>bus</text:p>
          </table:table-cell>
          <table:table-cell office:value-type="string">
            <text:p>tram</text:p>
          </table:table-cell>
          <table:table-cell office:value-type="string">
            <text:p>stq-bus</text:p>
          </table:table-cell>
          <table:table-cell office:value-type="string">
            <text:p>stq-tram</text:p>
          </table:table-cell>
        </table:table-row>
        <table:table-row table:style-name="ro2">
          <table:table-cell table:number-columns-repeated="4" office:value-type="float" office:value="0">
            <text:p>0</text:p>
          </table:table-cell>
          <table:table-cell table:formula="of:=[.B2]-[.C2]" office:value-type="float" office:value="0">
            <text:p>0</text:p>
          </table:table-cell>
          <table:table-cell table:formula="of:=[.D2]-[.B2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formula="of:=[.D3]-[.B3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[.B4]-[.C4]" office:value-type="float" office:value="0">
            <text:p>0</text:p>
          </table:table-cell>
          <table:table-cell table:formula="of:=[.D4]-[.B4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[.B5]-[.C5]" office:value-type="float" office:value="0">
            <text:p>0</text:p>
          </table:table-cell>
          <table:table-cell table:formula="of:=[.D5]-[.B5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formula="of:=[.B6]-[.C6]" office:value-type="float" office:value="0">
            <text:p>0</text:p>
          </table:table-cell>
          <table:table-cell table:formula="of:=[.D6]-[.B6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formula="of:=[.B7]-[.C7]" office:value-type="float" office:value="0">
            <text:p>0</text:p>
          </table:table-cell>
          <table:table-cell table:formula="of:=[.D7]-[.B7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formula="of:=[.B8]-[.C8]" office:value-type="float" office:value="0">
            <text:p>0</text:p>
          </table:table-cell>
          <table:table-cell table:formula="of:=[.D8]-[.B8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table:formula="of:=[.B9]-[.C9]" office:value-type="float" office:value="0">
            <text:p>0</text:p>
          </table:table-cell>
          <table:table-cell table:formula="of:=[.D9]-[.B9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formula="of:=[.B10]-[.C10]" office:value-type="float" office:value="0">
            <text:p>0</text:p>
          </table:table-cell>
          <table:table-cell table:formula="of:=[.D10]-[.B10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formula="of:=[.B11]-[.C11]" office:value-type="float" office:value="0">
            <text:p>0</text:p>
          </table:table-cell>
          <table:table-cell table:formula="of:=[.D11]-[.B11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formula="of:=[.B12]-[.C12]" office:value-type="float" office:value="0">
            <text:p>0</text:p>
          </table:table-cell>
          <table:table-cell table:formula="of:=[.D12]-[.B12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table:formula="of:=[.B13]-[.C13]" office:value-type="float" office:value="0">
            <text:p>0</text:p>
          </table:table-cell>
          <table:table-cell table:formula="of:=[.D13]-[.B13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formula="of:=[.B14]-[.C14]" office:value-type="float" office:value="0">
            <text:p>0</text:p>
          </table:table-cell>
          <table:table-cell table:formula="of:=[.D14]-[.B14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formula="of:=[.B15]-[.C15]" office:value-type="float" office:value="0">
            <text:p>0</text:p>
          </table:table-cell>
          <table:table-cell table:formula="of:=[.D15]-[.B15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table:formula="of:=[.B16]-[.C16]" office:value-type="float" office:value="0">
            <text:p>0</text:p>
          </table:table-cell>
          <table:table-cell table:formula="of:=[.D16]-[.B16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formula="of:=[.B17]-[.C17]" office:value-type="float" office:value="0">
            <text:p>0</text:p>
          </table:table-cell>
          <table:table-cell table:formula="of:=[.D17]-[.B17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table:formula="of:=[.B18]-[.C18]" office:value-type="float" office:value="0">
            <text:p>0</text:p>
          </table:table-cell>
          <table:table-cell table:formula="of:=[.D18]-[.B18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table:formula="of:=[.B19]-[.C19]" office:value-type="float" office:value="0">
            <text:p>0</text:p>
          </table:table-cell>
          <table:table-cell table:formula="of:=[.D19]-[.B19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formula="of:=[.B20]-[.C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formula="of:=[.B21]-[.C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formula="of:=[.B22]-[.C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formula="of:=[.B23]-[.C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formula="of:=[.B24]-[.C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formula="of:=[.B25]-[.C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formula="of:=[.B26]-[.C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formula="of:=[.B27]-[.C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formula="of:=[.B28]-[.C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formula="of:=[.B29]-[.C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formula="of:=[.B30]-[.C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formula="of:=[.B31]-[.C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formula="of:=[.B32]-[.C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formula="of:=[.B33]-[.C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formula="of:=[.B34]-[.C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formula="of:=[.B35]-[.C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table:formula="of:=[.B36]-[.C36]" office:value-type="float" office:value="0">
            <text:p>0</text:p>
          </table:table-cell>
          <table:table-cell table:formula="of:=[.D36]-[.B36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table:formula="of:=[.B37]-[.C37]" office:value-type="float" office:value="0">
            <text:p>0</text:p>
          </table:table-cell>
          <table:table-cell table:formula="of:=[.D37]-[.B37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table:formula="of:=[.B38]-[.C38]" office:value-type="float" office:value="0">
            <text:p>0</text:p>
          </table:table-cell>
          <table:table-cell table:formula="of:=[.D38]-[.B38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B39]-[.C39]" office:value-type="float" office:value="-14.2857142857143">
            <text:p>-14,2857142857</text:p>
          </table:table-cell>
          <table:table-cell table:formula="of:=[.D39]-[.B39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B40]-[.C40]" office:value-type="float" office:value="-14.2857142857143">
            <text:p>-14,2857142857</text:p>
          </table:table-cell>
          <table:table-cell table:formula="of:=[.D40]-[.B40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14.2857142857143">
            <text:p>14,2857142857</text:p>
          </table:table-cell>
          <table:table-cell office:value-type="float" office:value="0">
            <text:p>0</text:p>
          </table:table-cell>
          <table:table-cell table:formula="of:=[.B41]-[.C41]" office:value-type="float" office:value="-14.2857142857143">
            <text:p>-14,28571428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[.B42]-[.C42]" office:value-type="float" office:value="-25">
            <text:p>-25</text:p>
          </table:table-cell>
          <table:table-cell table:formula="of:=[.D42]-[.B42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formula="of:=[.B43]-[.C43]" office:value-type="float" office:value="-22.2222222222222">
            <text:p>-22,2222222222</text:p>
          </table:table-cell>
          <table:table-cell table:formula="of:=[.D43]-[.B43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22.2222222222222">
            <text:p>22,2222222222</text:p>
          </table:table-cell>
          <table:table-cell office:value-type="float" office:value="0">
            <text:p>0</text:p>
          </table:table-cell>
          <table:table-cell table:formula="of:=[.B44]-[.C44]" office:value-type="float" office:value="-22.2222222222222">
            <text:p>-22,2222222222</text:p>
          </table:table-cell>
          <table:table-cell table:formula="of:=[.D44]-[.B44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B45]-[.C45]" office:value-type="float" office:value="-12.5">
            <text:p>-12,5</text:p>
          </table:table-cell>
          <table:table-cell table:formula="of:=[.D45]-[.B45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46]-[.C46]" office:value-type="float" office:value="-10">
            <text:p>-10</text:p>
          </table:table-cell>
          <table:table-cell table:formula="of:=[.D46]-[.B46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47]-[.C47]" office:value-type="float" office:value="-10">
            <text:p>-10</text:p>
          </table:table-cell>
          <table:table-cell table:formula="of:=[.D47]-[.B47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,3333333333</text:p>
          </table:table-cell>
          <table:table-cell office:value-type="float" office:value="0">
            <text:p>0</text:p>
          </table:table-cell>
          <table:table-cell table:formula="of:=[.B48]-[.C48]" office:value-type="float" office:value="-8.33333333333333">
            <text:p>-8,3333333333</text:p>
          </table:table-cell>
          <table:table-cell table:formula="of:=[.D48]-[.B48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B49]-[.C49]" office:value-type="float" office:value="-9.09090909090909">
            <text:p>-9,09090909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8.33333333333333">
            <text:p>8,3333333333</text:p>
          </table:table-cell>
          <table:table-cell office:value-type="float" office:value="0">
            <text:p>0</text:p>
          </table:table-cell>
          <table:table-cell table:formula="of:=[.B50]-[.C50]" office:value-type="float" office:value="-8.33333333333333">
            <text:p>-8,3333333333</text:p>
          </table:table-cell>
          <table:table-cell table:formula="of:=[.D50]-[.B50]"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B51]-[.C51]" office:value-type="float" office:value="-9.09090909090909">
            <text:p>-9,0909090909</text:p>
          </table:table-cell>
          <table:table-cell table:formula="of:=[.D51]-[.B51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.09090909090909">
            <text:p>9,0909090909</text:p>
          </table:table-cell>
          <table:table-cell office:value-type="float" office:value="0">
            <text:p>0</text:p>
          </table:table-cell>
          <table:table-cell table:formula="of:=[.B52]-[.C52]" office:value-type="float" office:value="-9.09090909090909">
            <text:p>-9,0909090909</text:p>
          </table:table-cell>
          <table:table-cell table:formula="of:=[.D52]-[.B52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53]-[.C53]" office:value-type="float" office:value="-10">
            <text:p>-10</text:p>
          </table:table-cell>
          <table:table-cell table:formula="of:=[.D53]-[.B53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12.5">
            <text:p>12,5</text:p>
          </table:table-cell>
          <table:table-cell office:value-type="float" office:value="0">
            <text:p>0</text:p>
          </table:table-cell>
          <table:table-cell table:formula="of:=[.B54]-[.C54]" office:value-type="float" office:value="-12.5">
            <text:p>-12,5</text:p>
          </table:table-cell>
          <table:table-cell table:formula="of:=[.D54]-[.B54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table:formula="of:=[.B55]-[.C55]" office:value-type="float" office:value="0">
            <text:p>0</text:p>
          </table:table-cell>
          <table:table-cell table:formula="of:=[.D55]-[.B55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formula="of:=[.D56]-[.B56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formula="of:=[.D57]-[.B57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formula="of:=[.D58]-[.B58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table:formula="of:=[.B59]-[.C59]" office:value-type="float" office:value="0">
            <text:p>0</text:p>
          </table:table-cell>
          <table:table-cell table:formula="of:=[.D59]-[.B59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formula="of:=[.D60]-[.B60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table:formula="of:=[.B61]-[.C61]" office:value-type="float" office:value="0">
            <text:p>0</text:p>
          </table:table-cell>
          <table:table-cell table:formula="of:=[.D61]-[.B61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18.1818181818182">
            <text:p>18,1818181818</text:p>
          </table:table-cell>
          <table:table-cell office:value-type="float" office:value="8.33333333333333">
            <text:p>8,3333333333</text:p>
          </table:table-cell>
          <table:table-cell office:value-type="float" office:value="22.2222222222222">
            <text:p>22,2222222222</text:p>
          </table:table-cell>
          <table:table-cell table:formula="of:=[.B62]-[.C62]" office:value-type="float" office:value="9.84848484848485">
            <text:p>9,8484848485</text:p>
          </table:table-cell>
          <table:table-cell table:formula="of:=[.D62]-[.B62]" office:value-type="float" office:value="4.04040404040404">
            <text:p>4,040404040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2.5">
            <text:p>12,5</text:p>
          </table:table-cell>
          <table:table-cell office:value-type="float" office:value="19.5121951219512">
            <text:p>19,512195122</text:p>
          </table:table-cell>
          <table:table-cell office:value-type="float" office:value="26.8292682926829">
            <text:p>26,8292682927</text:p>
          </table:table-cell>
          <table:table-cell table:formula="of:=[.B63]-[.C63]" office:value-type="float" office:value="-7.01219512195122">
            <text:p>-7,012195122</text:p>
          </table:table-cell>
          <table:table-cell table:formula="of:=[.D63]-[.B63]" office:value-type="float" office:value="14.3292682926829">
            <text:p>14,3292682927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16.3636363636364">
            <text:p>16,3636363636</text:p>
          </table:table-cell>
          <table:table-cell office:value-type="float" office:value="16.1764705882353">
            <text:p>16,1764705882</text:p>
          </table:table-cell>
          <table:table-cell office:value-type="float" office:value="20.7792207792208">
            <text:p>20,7792207792</text:p>
          </table:table-cell>
          <table:table-cell table:formula="of:=[.B64]-[.C64]" office:value-type="float" office:value="0.18716577540107">
            <text:p>0,1871657754</text:p>
          </table:table-cell>
          <table:table-cell table:formula="of:=[.D64]-[.B64]" office:value-type="float" office:value="4.41558441558442">
            <text:p>4,4155844156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8.75">
            <text:p>18,75</text:p>
          </table:table-cell>
          <table:table-cell office:value-type="float" office:value="15.4761904761905">
            <text:p>15,4761904762</text:p>
          </table:table-cell>
          <table:table-cell office:value-type="float" office:value="17.6470588235294">
            <text:p>17,6470588235</text:p>
          </table:table-cell>
          <table:table-cell table:formula="of:=[.B65]-[.C65]" office:value-type="float" office:value="3.27380952380952">
            <text:p>3,2738095238</text:p>
          </table:table-cell>
          <table:table-cell table:formula="of:=[.D65]-[.B65]" office:value-type="float" office:value="-1.10294117647059">
            <text:p>-1,1029411765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5.0943396226415">
            <text:p>15,0943396226</text:p>
          </table:table-cell>
          <table:table-cell office:value-type="float" office:value="13.2743362831858">
            <text:p>13,2743362832</text:p>
          </table:table-cell>
          <table:table-cell office:value-type="float" office:value="12.2950819672131">
            <text:p>12,2950819672</text:p>
          </table:table-cell>
          <table:table-cell table:formula="of:=[.B66]-[.C66]" office:value-type="float" office:value="1.82000333945567">
            <text:p>1,8200033395</text:p>
          </table:table-cell>
          <table:table-cell table:formula="of:=[.D66]-[.B66]" office:value-type="float" office:value="-2.79925765542839">
            <text:p>-2,7992576554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3.28125">
            <text:p>13,28125</text:p>
          </table:table-cell>
          <table:table-cell office:value-type="float" office:value="9.72222222222222">
            <text:p>9,7222222222</text:p>
          </table:table-cell>
          <table:table-cell office:value-type="float" office:value="7.19424460431655">
            <text:p>7,1942446043</text:p>
          </table:table-cell>
          <table:table-cell table:formula="of:=[.B67]-[.C67]" office:value-type="float" office:value="3.55902777777778">
            <text:p>3,5590277778</text:p>
          </table:table-cell>
          <table:table-cell table:formula="of:=[.D67]-[.B67]" office:value-type="float" office:value="-6.08700539568345">
            <text:p>-6,0870053957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6.6666666666667">
            <text:p>16,6666666667</text:p>
          </table:table-cell>
          <table:table-cell office:value-type="float" office:value="11.4285714285714">
            <text:p>11,4285714286</text:p>
          </table:table-cell>
          <table:table-cell office:value-type="float" office:value="10">
            <text:p>10</text:p>
          </table:table-cell>
          <table:table-cell table:formula="of:=[.B68]-[.C68]" office:value-type="float" office:value="5.23809523809524">
            <text:p>5,2380952381</text:p>
          </table:table-cell>
          <table:table-cell table:formula="of:=[.D68]-[.B68]" office:value-type="float" office:value="-6.66666666666666">
            <text:p>-6,6666666667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8.0790960451977">
            <text:p>18,0790960452</text:p>
          </table:table-cell>
          <table:table-cell office:value-type="float" office:value="13.9303482587065">
            <text:p>13,9303482587</text:p>
          </table:table-cell>
          <table:table-cell office:value-type="float" office:value="10.5263157894737">
            <text:p>10,5263157895</text:p>
          </table:table-cell>
          <table:table-cell table:formula="of:=[.B69]-[.C69]" office:value-type="float" office:value="4.14874778649127">
            <text:p>4,1487477865</text:p>
          </table:table-cell>
          <table:table-cell table:formula="of:=[.D69]-[.B69]" office:value-type="float" office:value="-7.55278025572406">
            <text:p>-7,5527802557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16.7487684729064">
            <text:p>16,7487684729</text:p>
          </table:table-cell>
          <table:table-cell office:value-type="float" office:value="10.0456621004566">
            <text:p>10,0456621005</text:p>
          </table:table-cell>
          <table:table-cell office:value-type="float" office:value="11.4285714285714">
            <text:p>11,4285714286</text:p>
          </table:table-cell>
          <table:table-cell table:formula="of:=[.B70]-[.C70]" office:value-type="float" office:value="6.70310637244978">
            <text:p>6,7031063724</text:p>
          </table:table-cell>
          <table:table-cell table:formula="of:=[.D70]-[.B70]" office:value-type="float" office:value="-5.32019704433497">
            <text:p>-5,3201970443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4.9321266968326">
            <text:p>14,9321266968</text:p>
          </table:table-cell>
          <table:table-cell office:value-type="float" office:value="7.69230769230769">
            <text:p>7,6923076923</text:p>
          </table:table-cell>
          <table:table-cell office:value-type="float" office:value="10.5726872246696">
            <text:p>10,5726872247</text:p>
          </table:table-cell>
          <table:table-cell table:formula="of:=[.B71]-[.C71]" office:value-type="float" office:value="7.23981900452489">
            <text:p>7,2398190045</text:p>
          </table:table-cell>
          <table:table-cell table:formula="of:=[.D71]-[.B71]" office:value-type="float" office:value="-4.35943947216298">
            <text:p>-4,3594394722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13.2231404958678">
            <text:p>13,2231404959</text:p>
          </table:table-cell>
          <table:table-cell office:value-type="float" office:value="8.90688259109312">
            <text:p>8,9068825911</text:p>
          </table:table-cell>
          <table:table-cell office:value-type="float" office:value="8.73015873015873">
            <text:p>8,7301587302</text:p>
          </table:table-cell>
          <table:table-cell table:formula="of:=[.B72]-[.C72]" office:value-type="float" office:value="4.31625790477465">
            <text:p>4,3162579048</text:p>
          </table:table-cell>
          <table:table-cell table:formula="of:=[.D72]-[.B72]" office:value-type="float" office:value="-4.49298176570904">
            <text:p>-4,492981765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13.5245901639344">
            <text:p>13,5245901639</text:p>
          </table:table-cell>
          <table:table-cell office:value-type="float" office:value="10.3585657370518">
            <text:p>10,3585657371</text:p>
          </table:table-cell>
          <table:table-cell office:value-type="float" office:value="9.92366412213741">
            <text:p>9,9236641221</text:p>
          </table:table-cell>
          <table:table-cell table:formula="of:=[.B73]-[.C73]" office:value-type="float" office:value="3.16602442688263">
            <text:p>3,1660244269</text:p>
          </table:table-cell>
          <table:table-cell table:formula="of:=[.D73]-[.B73]" office:value-type="float" office:value="-3.60092604179702">
            <text:p>-3,6009260418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13.0081300813008">
            <text:p>13,0081300813</text:p>
          </table:table-cell>
          <table:table-cell office:value-type="float" office:value="10.1083032490975">
            <text:p>10,1083032491</text:p>
          </table:table-cell>
          <table:table-cell office:value-type="float" office:value="10.431654676259">
            <text:p>10,4316546763</text:p>
          </table:table-cell>
          <table:table-cell table:formula="of:=[.B74]-[.C74]" office:value-type="float" office:value="2.89982683220334">
            <text:p>2,8998268322</text:p>
          </table:table-cell>
          <table:table-cell table:formula="of:=[.D74]-[.B74]" office:value-type="float" office:value="-2.57647540504182">
            <text:p>-2,57647540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9.65250965250965">
            <text:p>9,6525096525</text:p>
          </table:table-cell>
          <table:table-cell office:value-type="float" office:value="12.2448979591837">
            <text:p>12,2448979592</text:p>
          </table:table-cell>
          <table:table-cell office:value-type="float" office:value="11.5384615384615">
            <text:p>11,5384615385</text:p>
          </table:table-cell>
          <table:table-cell table:formula="of:=[.B75]-[.C75]" office:value-type="float" office:value="-2.59238830667402">
            <text:p>-2,5923883067</text:p>
          </table:table-cell>
          <table:table-cell table:formula="of:=[.D75]-[.B75]" office:value-type="float" office:value="1.88595188595189">
            <text:p>1,885951886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9.85401459854015">
            <text:p>9,8540145985</text:p>
          </table:table-cell>
          <table:table-cell office:value-type="float" office:value="10.6451612903226">
            <text:p>10,6451612903</text:p>
          </table:table-cell>
          <table:table-cell office:value-type="float" office:value="9.33333333333333">
            <text:p>9,3333333333</text:p>
          </table:table-cell>
          <table:table-cell table:formula="of:=[.B76]-[.C76]" office:value-type="float" office:value="-0.791146691782433">
            <text:p>-0,7911466918</text:p>
          </table:table-cell>
          <table:table-cell table:formula="of:=[.D76]-[.B76]" office:value-type="float" office:value="-0.520681265206813">
            <text:p>-0,520681265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10.6382978723404">
            <text:p>10,6382978723</text:p>
          </table:table-cell>
          <table:table-cell office:value-type="float" office:value="11.7088607594937">
            <text:p>11,7088607595</text:p>
          </table:table-cell>
          <table:table-cell office:value-type="float" office:value="11.2179487179487">
            <text:p>11,2179487179</text:p>
          </table:table-cell>
          <table:table-cell table:formula="of:=[.B77]-[.C77]" office:value-type="float" office:value="-1.07056288715325">
            <text:p>-1,0705628872</text:p>
          </table:table-cell>
          <table:table-cell table:formula="of:=[.D77]-[.B77]" office:value-type="float" office:value="0.579650845608294">
            <text:p>0,5796508456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10.738255033557">
            <text:p>10,7382550336</text:p>
          </table:table-cell>
          <table:table-cell office:value-type="float" office:value="10.6824925816024">
            <text:p>10,6824925816</text:p>
          </table:table-cell>
          <table:table-cell office:value-type="float" office:value="9.90712074303406">
            <text:p>9,907120743</text:p>
          </table:table-cell>
          <table:table-cell table:formula="of:=[.B78]-[.C78]" office:value-type="float" office:value="0.0557624519546742">
            <text:p>0,055762452</text:p>
          </table:table-cell>
          <table:table-cell table:formula="of:=[.D78]-[.B78]" office:value-type="float" office:value="-0.831134290522991">
            <text:p>-0,8311342905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11.437908496732">
            <text:p>11,4379084967</text:p>
          </table:table-cell>
          <table:table-cell office:value-type="float" office:value="12.1301775147929">
            <text:p>12,1301775148</text:p>
          </table:table-cell>
          <table:table-cell office:value-type="float" office:value="10.8761329305136">
            <text:p>10,8761329305</text:p>
          </table:table-cell>
          <table:table-cell table:formula="of:=[.B79]-[.C79]" office:value-type="float" office:value="-0.692269018060873">
            <text:p>-0,6922690181</text:p>
          </table:table-cell>
          <table:table-cell table:formula="of:=[.D79]-[.B79]" office:value-type="float" office:value="-0.561775566218431">
            <text:p>-0,5617755662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5.9016393442623">
            <text:p>5,9016393443</text:p>
          </table:table-cell>
          <table:table-cell office:value-type="float" office:value="8.11594202898551">
            <text:p>8,115942029</text:p>
          </table:table-cell>
          <table:table-cell office:value-type="float" office:value="12.012012012012">
            <text:p>12,012012012</text:p>
          </table:table-cell>
          <table:table-cell table:formula="of:=[.B80]-[.C80]" office:value-type="float" office:value="-2.21430268472321">
            <text:p>-2,2143026847</text:p>
          </table:table-cell>
          <table:table-cell table:formula="of:=[.D80]-[.B80]" office:value-type="float" office:value="6.11037266774972">
            <text:p>6,1103726677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.66666666666667">
            <text:p>6,6666666667</text:p>
          </table:table-cell>
          <table:table-cell office:value-type="float" office:value="9.63172804532578">
            <text:p>9,6317280453</text:p>
          </table:table-cell>
          <table:table-cell office:value-type="float" office:value="14.4542772861357">
            <text:p>14,4542772861</text:p>
          </table:table-cell>
          <table:table-cell table:formula="of:=[.B81]-[.C81]" office:value-type="float" office:value="-2.96506137865911">
            <text:p>-2,9650613787</text:p>
          </table:table-cell>
          <table:table-cell table:formula="of:=[.D81]-[.B81]" office:value-type="float" office:value="7.78761061946903">
            <text:p>7,7876106195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7.73993808049536">
            <text:p>7,7399380805</text:p>
          </table:table-cell>
          <table:table-cell office:value-type="float" office:value="12.2222222222222">
            <text:p>12,2222222222</text:p>
          </table:table-cell>
          <table:table-cell office:value-type="float" office:value="13.7254901960784">
            <text:p>13,7254901961</text:p>
          </table:table-cell>
          <table:table-cell table:formula="of:=[.B82]-[.C82]" office:value-type="float" office:value="-4.48228414172687">
            <text:p>-4,4822841417</text:p>
          </table:table-cell>
          <table:table-cell table:formula="of:=[.D82]-[.B82]" office:value-type="float" office:value="5.98555211558308">
            <text:p>5,9855521156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8.05555555555556">
            <text:p>8,0555555556</text:p>
          </table:table-cell>
          <table:table-cell office:value-type="float" office:value="10">
            <text:p>10</text:p>
          </table:table-cell>
          <table:table-cell office:value-type="float" office:value="14.9051490514905">
            <text:p>14,9051490515</text:p>
          </table:table-cell>
          <table:table-cell table:formula="of:=[.B83]-[.C83]" office:value-type="float" office:value="-1.94444444444444">
            <text:p>-1,9444444444</text:p>
          </table:table-cell>
          <table:table-cell table:formula="of:=[.D83]-[.B83]" office:value-type="float" office:value="6.84959349593496">
            <text:p>6,8495934959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9.78520286396181">
            <text:p>9,785202864</text:p>
          </table:table-cell>
          <table:table-cell office:value-type="float" office:value="12.4423963133641">
            <text:p>12,4423963134</text:p>
          </table:table-cell>
          <table:table-cell office:value-type="float" office:value="14.7268408551069">
            <text:p>14,7268408551</text:p>
          </table:table-cell>
          <table:table-cell table:formula="of:=[.B84]-[.C84]" office:value-type="float" office:value="-2.65719344940224">
            <text:p>-2,6571934494</text:p>
          </table:table-cell>
          <table:table-cell table:formula="of:=[.D84]-[.B84]" office:value-type="float" office:value="4.94163799114507">
            <text:p>4,9416379911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15.1843817787419">
            <text:p>15,1843817787</text:p>
          </table:table-cell>
          <table:table-cell office:value-type="float" office:value="11.3006396588486">
            <text:p>11,3006396588</text:p>
          </table:table-cell>
          <table:table-cell office:value-type="float" office:value="14.8648648648649">
            <text:p>14,8648648649</text:p>
          </table:table-cell>
          <table:table-cell table:formula="of:=[.B85]-[.C85]" office:value-type="float" office:value="3.88374211989325">
            <text:p>3,8837421199</text:p>
          </table:table-cell>
          <table:table-cell table:formula="of:=[.D85]-[.B85]" office:value-type="float" office:value="-0.319516913877001">
            <text:p>-0,3195169139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14.7679324894515">
            <text:p>14,7679324895</text:p>
          </table:table-cell>
          <table:table-cell office:value-type="float" office:value="8.90688259109312">
            <text:p>8,9068825911</text:p>
          </table:table-cell>
          <table:table-cell office:value-type="float" office:value="11.9747899159664">
            <text:p>11,974789916</text:p>
          </table:table-cell>
          <table:table-cell table:formula="of:=[.B86]-[.C86]" office:value-type="float" office:value="5.86104989835836">
            <text:p>5,8610498984</text:p>
          </table:table-cell>
          <table:table-cell table:formula="of:=[.D86]-[.B86]" office:value-type="float" office:value="-2.79314257348509">
            <text:p>-2,7931425735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14.5708582834331">
            <text:p>14,5708582834</text:p>
          </table:table-cell>
          <table:table-cell office:value-type="float" office:value="10.6060606060606">
            <text:p>10,6060606061</text:p>
          </table:table-cell>
          <table:table-cell office:value-type="float" office:value="12.2772277227723">
            <text:p>12,2772277228</text:p>
          </table:table-cell>
          <table:table-cell table:formula="of:=[.B87]-[.C87]" office:value-type="float" office:value="3.96479767737253">
            <text:p>3,9647976774</text:p>
          </table:table-cell>
          <table:table-cell table:formula="of:=[.D87]-[.B87]" office:value-type="float" office:value="-2.29363056066085">
            <text:p>-2,2936305607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11.0679611650485">
            <text:p>11,067961165</text:p>
          </table:table-cell>
          <table:table-cell office:value-type="float" office:value="10.3942652329749">
            <text:p>10,394265233</text:p>
          </table:table-cell>
          <table:table-cell office:value-type="float" office:value="12.9798903107861">
            <text:p>12,9798903108</text:p>
          </table:table-cell>
          <table:table-cell table:formula="of:=[.B88]-[.C88]" office:value-type="float" office:value="0.673695932073635">
            <text:p>0,6736959321</text:p>
          </table:table-cell>
          <table:table-cell table:formula="of:=[.D88]-[.B88]" office:value-type="float" office:value="1.91192914573756">
            <text:p>1,9119291457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11.0902255639098">
            <text:p>11,0902255639</text:p>
          </table:table-cell>
          <table:table-cell office:value-type="float" office:value="12.0805369127517">
            <text:p>12,0805369128</text:p>
          </table:table-cell>
          <table:table-cell office:value-type="float" office:value="11.6363636363636">
            <text:p>11,6363636364</text:p>
          </table:table-cell>
          <table:table-cell table:formula="of:=[.B89]-[.C89]" office:value-type="float" office:value="-0.990311348841905">
            <text:p>-0,9903113488</text:p>
          </table:table-cell>
          <table:table-cell table:formula="of:=[.D89]-[.B89]" office:value-type="float" office:value="0.546138072453863">
            <text:p>0,5461380725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11.6666666666667">
            <text:p>11,6666666667</text:p>
          </table:table-cell>
          <table:table-cell office:value-type="float" office:value="11.3964686998395">
            <text:p>11,3964686998</text:p>
          </table:table-cell>
          <table:table-cell office:value-type="float" office:value="13.8790035587189">
            <text:p>13,8790035587</text:p>
          </table:table-cell>
          <table:table-cell table:formula="of:=[.B90]-[.C90]" office:value-type="float" office:value="0.27019796682718">
            <text:p>0,2701979668</text:p>
          </table:table-cell>
          <table:table-cell table:formula="of:=[.D90]-[.B90]" office:value-type="float" office:value="2.21233689205219">
            <text:p>2,2123368921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10.873440285205">
            <text:p>10,8734402852</text:p>
          </table:table-cell>
          <table:table-cell office:value-type="float" office:value="10.5015673981191">
            <text:p>10,5015673981</text:p>
          </table:table-cell>
          <table:table-cell office:value-type="float" office:value="13.986013986014">
            <text:p>13,986013986</text:p>
          </table:table-cell>
          <table:table-cell table:formula="of:=[.B91]-[.C91]" office:value-type="float" office:value="0.371872887085868">
            <text:p>0,3718728871</text:p>
          </table:table-cell>
          <table:table-cell table:formula="of:=[.D91]-[.B91]" office:value-type="float" office:value="3.112573700809">
            <text:p>3,1125737008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12.6126126126126">
            <text:p>12,6126126126</text:p>
          </table:table-cell>
          <table:table-cell office:value-type="float" office:value="11.7829457364341">
            <text:p>11,7829457364</text:p>
          </table:table-cell>
          <table:table-cell office:value-type="float" office:value="11.5646258503401">
            <text:p>11,5646258503</text:p>
          </table:table-cell>
          <table:table-cell table:formula="of:=[.B92]-[.C92]" office:value-type="float" office:value="0.829666876178504">
            <text:p>0,8296668762</text:p>
          </table:table-cell>
          <table:table-cell table:formula="of:=[.D92]-[.B92]" office:value-type="float" office:value="-1.04798676227248">
            <text:p>-1,0479867623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12.9310344827586">
            <text:p>12,9310344828</text:p>
          </table:table-cell>
          <table:table-cell office:value-type="float" office:value="11.0105580693816">
            <text:p>11,0105580694</text:p>
          </table:table-cell>
          <table:table-cell office:value-type="float" office:value="11.4671163575042">
            <text:p>11,4671163575</text:p>
          </table:table-cell>
          <table:table-cell table:formula="of:=[.B93]-[.C93]" office:value-type="float" office:value="1.92047641337702">
            <text:p>1,9204764134</text:p>
          </table:table-cell>
          <table:table-cell table:formula="of:=[.D93]-[.B93]" office:value-type="float" office:value="-1.46391812525441">
            <text:p>-1,4639181253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13.5451505016722">
            <text:p>13,5451505017</text:p>
          </table:table-cell>
          <table:table-cell office:value-type="float" office:value="10.4956268221574">
            <text:p>10,4956268222</text:p>
          </table:table-cell>
          <table:table-cell office:value-type="float" office:value="12.0200333889816">
            <text:p>12,020033389</text:p>
          </table:table-cell>
          <table:table-cell table:formula="of:=[.B94]-[.C94]" office:value-type="float" office:value="3.0495236795148">
            <text:p>3,0495236795</text:p>
          </table:table-cell>
          <table:table-cell table:formula="of:=[.D94]-[.B94]" office:value-type="float" office:value="-1.5251171126906">
            <text:p>-1,5251171127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3.4646962233169">
            <text:p>13,4646962233</text:p>
          </table:table-cell>
          <table:table-cell office:value-type="float" office:value="11.8980169971671">
            <text:p>11,8980169972</text:p>
          </table:table-cell>
          <table:table-cell office:value-type="float" office:value="12.1827411167513">
            <text:p>12,1827411168</text:p>
          </table:table-cell>
          <table:table-cell table:formula="of:=[.B95]-[.C95]" office:value-type="float" office:value="1.56667922614977">
            <text:p>1,5666792261</text:p>
          </table:table-cell>
          <table:table-cell table:formula="of:=[.D95]-[.B95]" office:value-type="float" office:value="-1.28195510656564">
            <text:p>-1,2819551066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12.8664495114007">
            <text:p>12,8664495114</text:p>
          </table:table-cell>
          <table:table-cell office:value-type="float" office:value="11.2970711297071">
            <text:p>11,2970711297</text:p>
          </table:table-cell>
          <table:table-cell office:value-type="float" office:value="11.4782608695652">
            <text:p>11,4782608696</text:p>
          </table:table-cell>
          <table:table-cell table:formula="of:=[.B96]-[.C96]" office:value-type="float" office:value="1.56937838169354">
            <text:p>1,5693783817</text:p>
          </table:table-cell>
          <table:table-cell table:formula="of:=[.D96]-[.B96]" office:value-type="float" office:value="-1.38818864183543">
            <text:p>-1,3881886418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11.2929623567921">
            <text:p>11,2929623568</text:p>
          </table:table-cell>
          <table:table-cell office:value-type="float" office:value="10.7962213225371">
            <text:p>10,7962213225</text:p>
          </table:table-cell>
          <table:table-cell office:value-type="float" office:value="9.54003407155026">
            <text:p>9,5400340716</text:p>
          </table:table-cell>
          <table:table-cell table:formula="of:=[.B97]-[.C97]" office:value-type="float" office:value="0.496741034255031">
            <text:p>0,4967410343</text:p>
          </table:table-cell>
          <table:table-cell table:formula="of:=[.D97]-[.B97]" office:value-type="float" office:value="-1.75292828524189">
            <text:p>-1,7529282852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2.3595505617978">
            <text:p>12,3595505618</text:p>
          </table:table-cell>
          <table:table-cell office:value-type="float" office:value="10.455764075067">
            <text:p>10,4557640751</text:p>
          </table:table-cell>
          <table:table-cell office:value-type="float" office:value="9.86622073578595">
            <text:p>9,8662207358</text:p>
          </table:table-cell>
          <table:table-cell table:formula="of:=[.B98]-[.C98]" office:value-type="float" office:value="1.90378648673073">
            <text:p>1,9037864867</text:p>
          </table:table-cell>
          <table:table-cell table:formula="of:=[.D98]-[.B98]" office:value-type="float" office:value="-2.4933298260118">
            <text:p>-2,493329826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11.7174959871589">
            <text:p>11,7174959872</text:p>
          </table:table-cell>
          <table:table-cell office:value-type="float" office:value="10.7329842931937">
            <text:p>10,7329842932</text:p>
          </table:table-cell>
          <table:table-cell office:value-type="float" office:value="9.76430976430977">
            <text:p>9,7643097643</text:p>
          </table:table-cell>
          <table:table-cell table:formula="of:=[.B99]-[.C99]" office:value-type="float" office:value="0.984511693965191">
            <text:p>0,984511694</text:p>
          </table:table-cell>
          <table:table-cell table:formula="of:=[.D99]-[.B99]" office:value-type="float" office:value="-1.95318622284914">
            <text:p>-1,9531862228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11.698717948718">
            <text:p>11,6987179487</text:p>
          </table:table-cell>
          <table:table-cell office:value-type="float" office:value="10.7554417413572">
            <text:p>10,7554417414</text:p>
          </table:table-cell>
          <table:table-cell office:value-type="float" office:value="10.8731466227348">
            <text:p>10,8731466227</text:p>
          </table:table-cell>
          <table:table-cell table:formula="of:=[.B100]-[.C100]" office:value-type="float" office:value="0.943276207360714">
            <text:p>0,9432762074</text:p>
          </table:table-cell>
          <table:table-cell table:formula="of:=[.D100]-[.B100]" office:value-type="float" office:value="-0.825571325983187">
            <text:p>-0,825571326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2.4193548387097">
            <text:p>12,4193548387</text:p>
          </table:table-cell>
          <table:table-cell office:value-type="float" office:value="8.49420849420849">
            <text:p>8,4942084942</text:p>
          </table:table-cell>
          <table:table-cell office:value-type="float" office:value="9.88654781199352">
            <text:p>9,886547812</text:p>
          </table:table-cell>
          <table:table-cell table:formula="of:=[.B101]-[.C101]" office:value-type="float" office:value="3.92514634450118">
            <text:p>3,9251463445</text:p>
          </table:table-cell>
          <table:table-cell table:formula="of:=[.D101]-[.B101]" office:value-type="float" office:value="-2.53280702671616">
            <text:p>-2,5328070267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13.0781499202552">
            <text:p>13,0781499203</text:p>
          </table:table-cell>
          <table:table-cell office:value-type="float" office:value="10.443864229765">
            <text:p>10,4438642298</text:p>
          </table:table-cell>
          <table:table-cell office:value-type="float" office:value="11.8670886075949">
            <text:p>11,8670886076</text:p>
          </table:table-cell>
          <table:table-cell table:formula="of:=[.B102]-[.C102]" office:value-type="float" office:value="2.63428569049017">
            <text:p>2,6342856905</text:p>
          </table:table-cell>
          <table:table-cell table:formula="of:=[.D102]-[.B102]" office:value-type="float" office:value="-1.21106131266025">
            <text:p>-1,2110613127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13.2701421800948">
            <text:p>13,2701421801</text:p>
          </table:table-cell>
          <table:table-cell office:value-type="float" office:value="10.3225806451613">
            <text:p>10,3225806452</text:p>
          </table:table-cell>
          <table:table-cell office:value-type="float" office:value="11.8670886075949">
            <text:p>11,8670886076</text:p>
          </table:table-cell>
          <table:table-cell table:formula="of:=[.B103]-[.C103]" office:value-type="float" office:value="2.9475615349335">
            <text:p>2,9475615349</text:p>
          </table:table-cell>
          <table:table-cell table:formula="of:=[.D103]-[.B103]" office:value-type="float" office:value="-1.40305357249985">
            <text:p>-1,4030535725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11.7378048780488">
            <text:p>11,737804878</text:p>
          </table:table-cell>
          <table:table-cell office:value-type="float" office:value="11.5434500648508">
            <text:p>11,5434500649</text:p>
          </table:table-cell>
          <table:table-cell office:value-type="float" office:value="11.7174959871589">
            <text:p>11,7174959872</text:p>
          </table:table-cell>
          <table:table-cell table:formula="of:=[.B104]-[.C104]" office:value-type="float" office:value="0.194354813197938">
            <text:p>0,1943548132</text:p>
          </table:table-cell>
          <table:table-cell table:formula="of:=[.D104]-[.B104]" office:value-type="float" office:value="-0.0203088908898721">
            <text:p>-0,0203088909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11.9010819165379">
            <text:p>11,9010819165</text:p>
          </table:table-cell>
          <table:table-cell office:value-type="float" office:value="11.7801047120419">
            <text:p>11,780104712</text:p>
          </table:table-cell>
          <table:table-cell office:value-type="float" office:value="12.8">
            <text:p>12,8</text:p>
          </table:table-cell>
          <table:table-cell table:formula="of:=[.B105]-[.C105]" office:value-type="float" office:value="0.120977204495983">
            <text:p>0,1209772045</text:p>
          </table:table-cell>
          <table:table-cell table:formula="of:=[.D105]-[.B105]" office:value-type="float" office:value="0.898918083462133">
            <text:p>0,898918083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8.9644513137558">
            <text:p>8,9644513138</text:p>
          </table:table-cell>
          <table:table-cell office:value-type="float" office:value="10.978835978836">
            <text:p>10,9788359788</text:p>
          </table:table-cell>
          <table:table-cell office:value-type="float" office:value="10.9324758842444">
            <text:p>10,9324758842</text:p>
          </table:table-cell>
          <table:table-cell table:formula="of:=[.B106]-[.C106]" office:value-type="float" office:value="-2.01438466508018">
            <text:p>-2,0143846651</text:p>
          </table:table-cell>
          <table:table-cell table:formula="of:=[.D106]-[.B106]" office:value-type="float" office:value="1.96802457048858">
            <text:p>1,9680245705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12.4416796267496">
            <text:p>12,4416796267</text:p>
          </table:table-cell>
          <table:table-cell office:value-type="float" office:value="10.1604278074866">
            <text:p>10,1604278075</text:p>
          </table:table-cell>
          <table:table-cell office:value-type="float" office:value="12.0967741935484">
            <text:p>12,0967741935</text:p>
          </table:table-cell>
          <table:table-cell table:formula="of:=[.B107]-[.C107]" office:value-type="float" office:value="2.28125181926298">
            <text:p>2,2812518193</text:p>
          </table:table-cell>
          <table:table-cell table:formula="of:=[.D107]-[.B107]" office:value-type="float" office:value="-0.344905433201223">
            <text:p>-0,344905433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10.8527131782946">
            <text:p>10,8527131783</text:p>
          </table:table-cell>
          <table:table-cell office:value-type="float" office:value="12.7222982216142">
            <text:p>12,7222982216</text:p>
          </table:table-cell>
          <table:table-cell office:value-type="float" office:value="12.1835443037975">
            <text:p>12,1835443038</text:p>
          </table:table-cell>
          <table:table-cell table:formula="of:=[.B108]-[.C108]" office:value-type="float" office:value="-1.86958504331965">
            <text:p>-1,8695850433</text:p>
          </table:table-cell>
          <table:table-cell table:formula="of:=[.D108]-[.B108]" office:value-type="float" office:value="1.3308311255029">
            <text:p>1,330831125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11.9047619047619">
            <text:p>11,9047619048</text:p>
          </table:table-cell>
          <table:table-cell office:value-type="float" office:value="10.9739368998628">
            <text:p>10,9739368999</text:p>
          </table:table-cell>
          <table:table-cell office:value-type="float" office:value="11.875">
            <text:p>11,875</text:p>
          </table:table-cell>
          <table:table-cell table:formula="of:=[.B109]-[.C109]" office:value-type="float" office:value="0.930825004899077">
            <text:p>0,9308250049</text:p>
          </table:table-cell>
          <table:table-cell table:formula="of:=[.D109]-[.B109]" office:value-type="float" office:value="-0.0297619047619033">
            <text:p>-0,0297619048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11.5447154471545">
            <text:p>11,5447154472</text:p>
          </table:table-cell>
          <table:table-cell office:value-type="float" office:value="9.77835723598435">
            <text:p>9,778357236</text:p>
          </table:table-cell>
          <table:table-cell office:value-type="float" office:value="9.20634920634921">
            <text:p>9,2063492063</text:p>
          </table:table-cell>
          <table:table-cell table:formula="of:=[.B110]-[.C110]" office:value-type="float" office:value="1.76635821117012">
            <text:p>1,7663582112</text:p>
          </table:table-cell>
          <table:table-cell table:formula="of:=[.D110]-[.B110]" office:value-type="float" office:value="-2.33836624080526">
            <text:p>-2,3383662408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13.1011608623549">
            <text:p>13,1011608624</text:p>
          </table:table-cell>
          <table:table-cell office:value-type="float" office:value="10.0391134289439">
            <text:p>10,0391134289</text:p>
          </table:table-cell>
          <table:table-cell office:value-type="float" office:value="10.15625">
            <text:p>10,15625</text:p>
          </table:table-cell>
          <table:table-cell table:formula="of:=[.B111]-[.C111]" office:value-type="float" office:value="3.06204743341095">
            <text:p>3,0620474334</text:p>
          </table:table-cell>
          <table:table-cell table:formula="of:=[.D111]-[.B111]" office:value-type="float" office:value="-2.94491086235489">
            <text:p>-2,9449108624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12.3728813559322">
            <text:p>12,3728813559</text:p>
          </table:table-cell>
          <table:table-cell office:value-type="float" office:value="9.35064935064935">
            <text:p>9,3506493506</text:p>
          </table:table-cell>
          <table:table-cell office:value-type="float" office:value="13.6858475894246">
            <text:p>13,6858475894</text:p>
          </table:table-cell>
          <table:table-cell table:formula="of:=[.B112]-[.C112]" office:value-type="float" office:value="3.02223200528285">
            <text:p>3,0222320053</text:p>
          </table:table-cell>
          <table:table-cell table:formula="of:=[.D112]-[.B112]" office:value-type="float" office:value="1.31296623349237">
            <text:p>1,3129662335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10.7272727272727">
            <text:p>10,7272727273</text:p>
          </table:table-cell>
          <table:table-cell office:value-type="float" office:value="8.75816993464052">
            <text:p>8,7581699346</text:p>
          </table:table-cell>
          <table:table-cell office:value-type="float" office:value="9.49367088607595">
            <text:p>9,4936708861</text:p>
          </table:table-cell>
          <table:table-cell table:formula="of:=[.B113]-[.C113]" office:value-type="float" office:value="1.9691027926322">
            <text:p>1,9691027926</text:p>
          </table:table-cell>
          <table:table-cell table:formula="of:=[.D113]-[.B113]" office:value-type="float" office:value="-1.23360184119678">
            <text:p>-1,2336018412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11.9092627599244">
            <text:p>11,9092627599</text:p>
          </table:table-cell>
          <table:table-cell office:value-type="float" office:value="8.60215053763441">
            <text:p>8,6021505376</text:p>
          </table:table-cell>
          <table:table-cell office:value-type="float" office:value="11.4864864864865">
            <text:p>11,4864864865</text:p>
          </table:table-cell>
          <table:table-cell table:formula="of:=[.B114]-[.C114]" office:value-type="float" office:value="3.30711222228997">
            <text:p>3,3071122223</text:p>
          </table:table-cell>
          <table:table-cell table:formula="of:=[.D114]-[.B114]" office:value-type="float" office:value="-0.422776273437897">
            <text:p>-0,4227762734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11.7307692307692">
            <text:p>11,7307692308</text:p>
          </table:table-cell>
          <table:table-cell office:value-type="float" office:value="10.5263157894737">
            <text:p>10,5263157895</text:p>
          </table:table-cell>
          <table:table-cell office:value-type="float" office:value="8.76565295169946">
            <text:p>8,7656529517</text:p>
          </table:table-cell>
          <table:table-cell table:formula="of:=[.B115]-[.C115]" office:value-type="float" office:value="1.20445344129555">
            <text:p>1,2044534413</text:p>
          </table:table-cell>
          <table:table-cell table:formula="of:=[.D115]-[.B115]" office:value-type="float" office:value="-2.96511627906977">
            <text:p>-2,965116279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10.3585657370518">
            <text:p>10,3585657371</text:p>
          </table:table-cell>
          <table:table-cell office:value-type="float" office:value="11.965811965812">
            <text:p>11,9658119658</text:p>
          </table:table-cell>
          <table:table-cell office:value-type="float" office:value="12.5714285714286">
            <text:p>12,5714285714</text:p>
          </table:table-cell>
          <table:table-cell table:formula="of:=[.B116]-[.C116]" office:value-type="float" office:value="-1.60724622876017">
            <text:p>-1,6072462288</text:p>
          </table:table-cell>
          <table:table-cell table:formula="of:=[.D116]-[.B116]" office:value-type="float" office:value="2.21286283437678">
            <text:p>2,2128628344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9.18367346938776">
            <text:p>9,1836734694</text:p>
          </table:table-cell>
          <table:table-cell office:value-type="float" office:value="10.3139013452915">
            <text:p>10,3139013453</text:p>
          </table:table-cell>
          <table:table-cell office:value-type="float" office:value="12.3505976095618">
            <text:p>12,3505976096</text:p>
          </table:table-cell>
          <table:table-cell table:formula="of:=[.B117]-[.C117]" office:value-type="float" office:value="-1.13022787590372">
            <text:p>-1,1302278759</text:p>
          </table:table-cell>
          <table:table-cell table:formula="of:=[.D117]-[.B117]" office:value-type="float" office:value="3.166924140174">
            <text:p>3,1669241402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9.20502092050209">
            <text:p>9,2050209205</text:p>
          </table:table-cell>
          <table:table-cell office:value-type="float" office:value="10.2848101265823">
            <text:p>10,2848101266</text:p>
          </table:table-cell>
          <table:table-cell office:value-type="float" office:value="9.85324947589099">
            <text:p>9,8532494759</text:p>
          </table:table-cell>
          <table:table-cell table:formula="of:=[.B118]-[.C118]" office:value-type="float" office:value="-1.07978920608019">
            <text:p>-1,0797892061</text:p>
          </table:table-cell>
          <table:table-cell table:formula="of:=[.D118]-[.B118]" office:value-type="float" office:value="0.648228555388894">
            <text:p>0,6482285554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9.57446808510638">
            <text:p>9,5744680851</text:p>
          </table:table-cell>
          <table:table-cell office:value-type="float" office:value="10.7260726072607">
            <text:p>10,7260726073</text:p>
          </table:table-cell>
          <table:table-cell office:value-type="float" office:value="10.2783725910064">
            <text:p>10,278372591</text:p>
          </table:table-cell>
          <table:table-cell table:formula="of:=[.B119]-[.C119]" office:value-type="float" office:value="-1.15160452215434">
            <text:p>-1,1516045222</text:p>
          </table:table-cell>
          <table:table-cell table:formula="of:=[.D119]-[.B119]" office:value-type="float" office:value="0.70390450590004">
            <text:p>0,7039045059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11.7773019271949">
            <text:p>11,7773019272</text:p>
          </table:table-cell>
          <table:table-cell office:value-type="float" office:value="8.9527027027027">
            <text:p>8,9527027027</text:p>
          </table:table-cell>
          <table:table-cell office:value-type="float" office:value="9.19282511210762">
            <text:p>9,1928251121</text:p>
          </table:table-cell>
          <table:table-cell table:formula="of:=[.B120]-[.C120]" office:value-type="float" office:value="2.82459922449216">
            <text:p>2,8245992245</text:p>
          </table:table-cell>
          <table:table-cell table:formula="of:=[.D120]-[.B120]" office:value-type="float" office:value="-2.58447681508724">
            <text:p>-2,5844768151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9.91189427312775">
            <text:p>9,9118942731</text:p>
          </table:table-cell>
          <table:table-cell office:value-type="float" office:value="10.1576182136602">
            <text:p>10,1576182137</text:p>
          </table:table-cell>
          <table:table-cell office:value-type="float" office:value="10.5381165919283">
            <text:p>10,5381165919</text:p>
          </table:table-cell>
          <table:table-cell table:formula="of:=[.B121]-[.C121]" office:value-type="float" office:value="-0.245723940532491">
            <text:p>-0,2457239405</text:p>
          </table:table-cell>
          <table:table-cell table:formula="of:=[.D121]-[.B121]" office:value-type="float" office:value="0.626222318800497">
            <text:p>0,6262223188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11.804008908686">
            <text:p>11,8040089087</text:p>
          </table:table-cell>
          <table:table-cell office:value-type="float" office:value="7.88530465949821">
            <text:p>7,8853046595</text:p>
          </table:table-cell>
          <table:table-cell office:value-type="float" office:value="8.10185185185185">
            <text:p>8,1018518519</text:p>
          </table:table-cell>
          <table:table-cell table:formula="of:=[.B122]-[.C122]" office:value-type="float" office:value="3.91870424918776">
            <text:p>3,9187042492</text:p>
          </table:table-cell>
          <table:table-cell table:formula="of:=[.D122]-[.B122]" office:value-type="float" office:value="-3.70215705683412">
            <text:p>-3,7021570568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11.2903225806452">
            <text:p>11,2903225806</text:p>
          </table:table-cell>
          <table:table-cell office:value-type="float" office:value="7.93357933579336">
            <text:p>7,9335793358</text:p>
          </table:table-cell>
          <table:table-cell office:value-type="float" office:value="10.4761904761905">
            <text:p>10,4761904762</text:p>
          </table:table-cell>
          <table:table-cell table:formula="of:=[.B123]-[.C123]" office:value-type="float" office:value="3.3567432448518">
            <text:p>3,3567432449</text:p>
          </table:table-cell>
          <table:table-cell table:formula="of:=[.D123]-[.B123]" office:value-type="float" office:value="-0.814132104454684">
            <text:p>-0,8141321045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8.57843137254902">
            <text:p>8,5784313725</text:p>
          </table:table-cell>
          <table:table-cell office:value-type="float" office:value="10.8108108108108">
            <text:p>10,8108108108</text:p>
          </table:table-cell>
          <table:table-cell office:value-type="float" office:value="8.84520884520884">
            <text:p>8,8452088452</text:p>
          </table:table-cell>
          <table:table-cell table:formula="of:=[.B124]-[.C124]" office:value-type="float" office:value="-2.23237943826179">
            <text:p>-2,2323794383</text:p>
          </table:table-cell>
          <table:table-cell table:formula="of:=[.D124]-[.B124]" office:value-type="float" office:value="0.266777472659825">
            <text:p>0,2667774727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11.3157894736842">
            <text:p>11,3157894737</text:p>
          </table:table-cell>
          <table:table-cell office:value-type="float" office:value="8.3011583011583">
            <text:p>8,3011583012</text:p>
          </table:table-cell>
          <table:table-cell office:value-type="float" office:value="8.70646766169154">
            <text:p>8,7064676617</text:p>
          </table:table-cell>
          <table:table-cell table:formula="of:=[.B125]-[.C125]" office:value-type="float" office:value="3.01463117252591">
            <text:p>3,0146311725</text:p>
          </table:table-cell>
          <table:table-cell table:formula="of:=[.D125]-[.B125]" office:value-type="float" office:value="-2.60932181199267">
            <text:p>-2,609321812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13.1782945736434">
            <text:p>13,1782945736</text:p>
          </table:table-cell>
          <table:table-cell office:value-type="float" office:value="9.55284552845528">
            <text:p>9,5528455285</text:p>
          </table:table-cell>
          <table:table-cell office:value-type="float" office:value="8.33333333333333">
            <text:p>8,3333333333</text:p>
          </table:table-cell>
          <table:table-cell table:formula="of:=[.B126]-[.C126]" office:value-type="float" office:value="3.62544904518813">
            <text:p>3,6254490452</text:p>
          </table:table-cell>
          <table:table-cell table:formula="of:=[.D126]-[.B126]" office:value-type="float" office:value="-4.84496124031008">
            <text:p>-4,8449612403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9.49868073878628">
            <text:p>9,4986807388</text:p>
          </table:table-cell>
          <table:table-cell office:value-type="float" office:value="12.9511677282378">
            <text:p>12,9511677282</text:p>
          </table:table-cell>
          <table:table-cell office:value-type="float" office:value="8.98876404494382">
            <text:p>8,9887640449</text:p>
          </table:table-cell>
          <table:table-cell table:formula="of:=[.B127]-[.C127]" office:value-type="float" office:value="-3.45248698945151">
            <text:p>-3,4524869895</text:p>
          </table:table-cell>
          <table:table-cell table:formula="of:=[.D127]-[.B127]" office:value-type="float" office:value="-0.509916693842458">
            <text:p>-0,5099166938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8.09399477806789">
            <text:p>8,0939947781</text:p>
          </table:table-cell>
          <table:table-cell office:value-type="float" office:value="12.5827814569536">
            <text:p>12,582781457</text:p>
          </table:table-cell>
          <table:table-cell office:value-type="float" office:value="8.62068965517241">
            <text:p>8,6206896552</text:p>
          </table:table-cell>
          <table:table-cell table:formula="of:=[.B128]-[.C128]" office:value-type="float" office:value="-4.48878667888576">
            <text:p>-4,4887866789</text:p>
          </table:table-cell>
          <table:table-cell table:formula="of:=[.D128]-[.B128]" office:value-type="float" office:value="0.526694877104529">
            <text:p>0,526694877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9.80926430517711">
            <text:p>9,8092643052</text:p>
          </table:table-cell>
          <table:table-cell office:value-type="float" office:value="10.5747126436782">
            <text:p>10,5747126437</text:p>
          </table:table-cell>
          <table:table-cell office:value-type="float" office:value="11.3372093023256">
            <text:p>11,3372093023</text:p>
          </table:table-cell>
          <table:table-cell table:formula="of:=[.B129]-[.C129]" office:value-type="float" office:value="-0.765448338501049">
            <text:p>-0,7654483385</text:p>
          </table:table-cell>
          <table:table-cell table:formula="of:=[.D129]-[.B129]" office:value-type="float" office:value="1.52794499714847">
            <text:p>1,527944997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2.4309392265193">
            <text:p>12,4309392265</text:p>
          </table:table-cell>
          <table:table-cell office:value-type="float" office:value="10.2625298329356">
            <text:p>10,2625298329</text:p>
          </table:table-cell>
          <table:table-cell office:value-type="float" office:value="9.74930362116992">
            <text:p>9,7493036212</text:p>
          </table:table-cell>
          <table:table-cell table:formula="of:=[.B130]-[.C130]" office:value-type="float" office:value="2.16840939358378">
            <text:p>2,1684093936</text:p>
          </table:table-cell>
          <table:table-cell table:formula="of:=[.D130]-[.B130]" office:value-type="float" office:value="-2.68163560534942">
            <text:p>-2,6816356053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9.45558739255014">
            <text:p>9,4555873926</text:p>
          </table:table-cell>
          <table:table-cell office:value-type="float" office:value="10.2189781021898">
            <text:p>10,2189781022</text:p>
          </table:table-cell>
          <table:table-cell office:value-type="float" office:value="10.7648725212465">
            <text:p>10,7648725212</text:p>
          </table:table-cell>
          <table:table-cell table:formula="of:=[.B131]-[.C131]" office:value-type="float" office:value="-0.763390709639639">
            <text:p>-0,7633907096</text:p>
          </table:table-cell>
          <table:table-cell table:formula="of:=[.D131]-[.B131]" office:value-type="float" office:value="1.30928512869632">
            <text:p>1,309285128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9.75609756097561">
            <text:p>9,756097561</text:p>
          </table:table-cell>
          <table:table-cell office:value-type="float" office:value="9.16030534351145">
            <text:p>9,1603053435</text:p>
          </table:table-cell>
          <table:table-cell office:value-type="float" office:value="9.3167701863354">
            <text:p>9,3167701863</text:p>
          </table:table-cell>
          <table:table-cell table:formula="of:=[.B132]-[.C132]" office:value-type="float" office:value="0.59579221746416">
            <text:p>0,5957922175</text:p>
          </table:table-cell>
          <table:table-cell table:formula="of:=[.D132]-[.B132]" office:value-type="float" office:value="-0.439327374640206">
            <text:p>-0,4393273746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8.19672131147541">
            <text:p>8,1967213115</text:p>
          </table:table-cell>
          <table:table-cell office:value-type="float" office:value="9.39226519337017">
            <text:p>9,3922651934</text:p>
          </table:table-cell>
          <table:table-cell office:value-type="float" office:value="8.04195804195804">
            <text:p>8,041958042</text:p>
          </table:table-cell>
          <table:table-cell table:formula="of:=[.B133]-[.C133]" office:value-type="float" office:value="-1.19554388189476">
            <text:p>-1,1955438819</text:p>
          </table:table-cell>
          <table:table-cell table:formula="of:=[.D133]-[.B133]" office:value-type="float" office:value="-0.154763269517368">
            <text:p>-0,1547632695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9.18367346938776">
            <text:p>9,1836734694</text:p>
          </table:table-cell>
          <table:table-cell office:value-type="float" office:value="7.90273556231003">
            <text:p>7,9027355623</text:p>
          </table:table-cell>
          <table:table-cell office:value-type="float" office:value="4.63320463320463">
            <text:p>4,6332046332</text:p>
          </table:table-cell>
          <table:table-cell table:formula="of:=[.B134]-[.C134]" office:value-type="float" office:value="1.28093790707773">
            <text:p>1,2809379071</text:p>
          </table:table-cell>
          <table:table-cell table:formula="of:=[.D134]-[.B134]" office:value-type="float" office:value="-4.55046883618312">
            <text:p>-4,5504688362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5.05836575875486">
            <text:p>5,0583657588</text:p>
          </table:table-cell>
          <table:table-cell office:value-type="float" office:value="7.50853242320819">
            <text:p>7,5085324232</text:p>
          </table:table-cell>
          <table:table-cell office:value-type="float" office:value="10.6194690265487">
            <text:p>10,6194690265</text:p>
          </table:table-cell>
          <table:table-cell table:formula="of:=[.B135]-[.C135]" office:value-type="float" office:value="-2.45016666445333">
            <text:p>-2,4501666645</text:p>
          </table:table-cell>
          <table:table-cell table:formula="of:=[.D135]-[.B135]" office:value-type="float" office:value="5.56110326779381">
            <text:p>5,5611032678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3.8961038961039">
            <text:p>3,8961038961</text:p>
          </table:table-cell>
          <table:table-cell office:value-type="float" office:value="7.11610486891386">
            <text:p>7,1161048689</text:p>
          </table:table-cell>
          <table:table-cell office:value-type="float" office:value="7.54716981132076">
            <text:p>7,5471698113</text:p>
          </table:table-cell>
          <table:table-cell table:formula="of:=[.B136]-[.C136]" office:value-type="float" office:value="-3.22000097280996">
            <text:p>-3,2200009728</text:p>
          </table:table-cell>
          <table:table-cell table:formula="of:=[.D136]-[.B136]" office:value-type="float" office:value="3.65106591521686">
            <text:p>3,6510659152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4.90196078431373">
            <text:p>4,9019607843</text:p>
          </table:table-cell>
          <table:table-cell office:value-type="float" office:value="6.92640692640693">
            <text:p>6,9264069264</text:p>
          </table:table-cell>
          <table:table-cell office:value-type="float" office:value="10">
            <text:p>10</text:p>
          </table:table-cell>
          <table:table-cell table:formula="of:=[.B137]-[.C137]" office:value-type="float" office:value="-2.0244461420932">
            <text:p>-2,0244461421</text:p>
          </table:table-cell>
          <table:table-cell table:formula="of:=[.D137]-[.B137]" office:value-type="float" office:value="5.09803921568627">
            <text:p>5,0980392157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6.50887573964497">
            <text:p>6,5088757396</text:p>
          </table:table-cell>
          <table:table-cell office:value-type="float" office:value="6.73076923076923">
            <text:p>6,7307692308</text:p>
          </table:table-cell>
          <table:table-cell office:value-type="float" office:value="4.19161676646707">
            <text:p>4,1916167665</text:p>
          </table:table-cell>
          <table:table-cell table:formula="of:=[.B138]-[.C138]" office:value-type="float" office:value="-0.22189349112426">
            <text:p>-0,2218934911</text:p>
          </table:table-cell>
          <table:table-cell table:formula="of:=[.D138]-[.B138]" office:value-type="float" office:value="-2.31725897317791">
            <text:p>-2,3172589732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4.92957746478873">
            <text:p>4,9295774648</text:p>
          </table:table-cell>
          <table:table-cell office:value-type="float" office:value="5.43478260869565">
            <text:p>5,4347826087</text:p>
          </table:table-cell>
          <table:table-cell office:value-type="float" office:value="4.32098765432099">
            <text:p>4,3209876543</text:p>
          </table:table-cell>
          <table:table-cell table:formula="of:=[.B139]-[.C139]" office:value-type="float" office:value="-0.50520514390692">
            <text:p>-0,5052051439</text:p>
          </table:table-cell>
          <table:table-cell table:formula="of:=[.D139]-[.B139]" office:value-type="float" office:value="-0.608589810467745">
            <text:p>-0,6085898105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7.9646017699115">
            <text:p>7,9646017699</text:p>
          </table:table-cell>
          <table:table-cell office:value-type="float" office:value="4.29447852760736">
            <text:p>4,2944785276</text:p>
          </table:table-cell>
          <table:table-cell office:value-type="float" office:value="4.66666666666667">
            <text:p>4,6666666667</text:p>
          </table:table-cell>
          <table:table-cell table:formula="of:=[.B140]-[.C140]" office:value-type="float" office:value="3.67012324230414">
            <text:p>3,6701232423</text:p>
          </table:table-cell>
          <table:table-cell table:formula="of:=[.D140]-[.B140]" office:value-type="float" office:value="-3.29793510324484">
            <text:p>-3,2979351032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5.15463917525773">
            <text:p>5,1546391753</text:p>
          </table:table-cell>
          <table:table-cell office:value-type="float" office:value="3.54609929078014">
            <text:p>3,5460992908</text:p>
          </table:table-cell>
          <table:table-cell office:value-type="float" office:value="5.03597122302158">
            <text:p>5,035971223</text:p>
          </table:table-cell>
          <table:table-cell table:formula="of:=[.B141]-[.C141]" office:value-type="float" office:value="1.60853988447759">
            <text:p>1,6085398845</text:p>
          </table:table-cell>
          <table:table-cell table:formula="of:=[.D141]-[.B141]" office:value-type="float" office:value="-0.118667952236149">
            <text:p>-0,118667952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3.06122448979592">
            <text:p>3,0612244898</text:p>
          </table:table-cell>
          <table:table-cell office:value-type="float" office:value="7.14285714285714">
            <text:p>7,1428571429</text:p>
          </table:table-cell>
          <table:table-cell office:value-type="float" office:value="5.51181102362205">
            <text:p>5,5118110236</text:p>
          </table:table-cell>
          <table:table-cell table:formula="of:=[.B142]-[.C142]" office:value-type="float" office:value="-4.08163265306122">
            <text:p>-4,0816326531</text:p>
          </table:table-cell>
          <table:table-cell table:formula="of:=[.D142]-[.B142]" office:value-type="float" office:value="2.45058653382613">
            <text:p>2,4505865338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3.44827586206897">
            <text:p>3,4482758621</text:p>
          </table:table-cell>
          <table:table-cell office:value-type="float" office:value="3.38983050847458">
            <text:p>3,3898305085</text:p>
          </table:table-cell>
          <table:table-cell office:value-type="float" office:value="2.54237288135593">
            <text:p>2,5423728814</text:p>
          </table:table-cell>
          <table:table-cell table:formula="of:=[.B143]-[.C143]" office:value-type="float" office:value="0.0584453535943892">
            <text:p>0,0584453536</text:p>
          </table:table-cell>
          <table:table-cell table:formula="of:=[.D143]-[.B143]" office:value-type="float" office:value="-0.905902980713033">
            <text:p>-0,9059029807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4.81927710843374">
            <text:p>4,8192771084</text:p>
          </table:table-cell>
          <table:table-cell office:value-type="float" office:value="2.7027027027027">
            <text:p>2,7027027027</text:p>
          </table:table-cell>
          <table:table-cell office:value-type="float" office:value="1.8018018018018">
            <text:p>1,8018018018</text:p>
          </table:table-cell>
          <table:table-cell table:formula="of:=[.B144]-[.C144]" office:value-type="float" office:value="2.11657440573103">
            <text:p>2,1165744057</text:p>
          </table:table-cell>
          <table:table-cell table:formula="of:=[.D144]-[.B144]" office:value-type="float" office:value="-3.01747530663193">
            <text:p>-3,0174753066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3.48837209302326">
            <text:p>3,488372093</text:p>
          </table:table-cell>
          <table:table-cell office:value-type="float" office:value="4.80769230769231">
            <text:p>4,8076923077</text:p>
          </table:table-cell>
          <table:table-cell office:value-type="float" office:value="2.63157894736842">
            <text:p>2,6315789474</text:p>
          </table:table-cell>
          <table:table-cell table:formula="of:=[.B145]-[.C145]" office:value-type="float" office:value="-1.31932021466905">
            <text:p>-1,3193202147</text:p>
          </table:table-cell>
          <table:table-cell table:formula="of:=[.D145]-[.B145]" office:value-type="float" office:value="-0.856793145654835">
            <text:p>-0,8567931457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4.49438202247191">
            <text:p>4,4943820225</text:p>
          </table:table-cell>
          <table:table-cell office:value-type="float" office:value="1.08695652173913">
            <text:p>1,0869565217</text:p>
          </table:table-cell>
          <table:table-cell office:value-type="float" office:value="0.970873786407767">
            <text:p>0,9708737864</text:p>
          </table:table-cell>
          <table:table-cell table:formula="of:=[.B146]-[.C146]" office:value-type="float" office:value="3.40742550073278">
            <text:p>3,4074255007</text:p>
          </table:table-cell>
          <table:table-cell table:formula="of:=[.D146]-[.B146]" office:value-type="float" office:value="-3.52350823606414">
            <text:p>-3,5235082361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3.15789473684211">
            <text:p>3,1578947368</text:p>
          </table:table-cell>
          <table:table-cell office:value-type="float" office:value="3.84615384615385">
            <text:p>3,8461538462</text:p>
          </table:table-cell>
          <table:table-cell office:value-type="float" office:value="1">
            <text:p>1</text:p>
          </table:table-cell>
          <table:table-cell table:formula="of:=[.B147]-[.C147]" office:value-type="float" office:value="-0.688259109311741">
            <text:p>-0,6882591093</text:p>
          </table:table-cell>
          <table:table-cell table:formula="of:=[.D147]-[.B147]" office:value-type="float" office:value="-2.15789473684211">
            <text:p>-2,1578947368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2.06185567010309">
            <text:p>2,0618556701</text:p>
          </table:table-cell>
          <table:table-cell office:value-type="float" office:value="2.38095238095238">
            <text:p>2,380952381</text:p>
          </table:table-cell>
          <table:table-cell office:value-type="float" office:value="2.08333333333333">
            <text:p>2,0833333333</text:p>
          </table:table-cell>
          <table:table-cell table:formula="of:=[.B148]-[.C148]" office:value-type="float" office:value="-0.319096710849288">
            <text:p>-0,3190967108</text:p>
          </table:table-cell>
          <table:table-cell table:formula="of:=[.D148]-[.B148]" office:value-type="float" office:value="0.0214776632302405">
            <text:p>0,0214776632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8.23529411764706">
            <text:p>8,2352941176</text:p>
          </table:table-cell>
          <table:table-cell office:value-type="float" office:value="2.9126213592233">
            <text:p>2,9126213592</text:p>
          </table:table-cell>
          <table:table-cell table:formula="of:=[.B149]-[.C149]" office:value-type="float" office:value="-1.23529411764706">
            <text:p>-1,2352941176</text:p>
          </table:table-cell>
          <table:table-cell table:formula="of:=[.D149]-[.B149]" office:value-type="float" office:value="-4.0873786407767">
            <text:p>-4,0873786408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2.60869565217391">
            <text:p>2,6086956522</text:p>
          </table:table-cell>
          <table:table-cell office:value-type="float" office:value="1.12359550561798">
            <text:p>1,1235955056</text:p>
          </table:table-cell>
          <table:table-cell office:value-type="float" office:value="2.85714285714286">
            <text:p>2,8571428571</text:p>
          </table:table-cell>
          <table:table-cell table:formula="of:=[.B150]-[.C150]" office:value-type="float" office:value="1.48510014655594">
            <text:p>1,4851001466</text:p>
          </table:table-cell>
          <table:table-cell table:formula="of:=[.D150]-[.B150]" office:value-type="float" office:value="0.248447204968944">
            <text:p>0,248447205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5.93220338983051">
            <text:p>5,9322033898</text:p>
          </table:table-cell>
          <table:table-cell office:value-type="float" office:value="1.12359550561798">
            <text:p>1,1235955056</text:p>
          </table:table-cell>
          <table:table-cell office:value-type="float" office:value="3.88349514563107">
            <text:p>3,8834951456</text:p>
          </table:table-cell>
          <table:table-cell table:formula="of:=[.B151]-[.C151]" office:value-type="float" office:value="4.80860788421253">
            <text:p>4,8086078842</text:p>
          </table:table-cell>
          <table:table-cell table:formula="of:=[.D151]-[.B151]" office:value-type="float" office:value="-2.04870824419944">
            <text:p>-2,0487082442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4.61538461538462">
            <text:p>4,6153846154</text:p>
          </table:table-cell>
          <table:table-cell office:value-type="float" office:value="2.88461538461538">
            <text:p>2,8846153846</text:p>
          </table:table-cell>
          <table:table-cell office:value-type="float" office:value="7.25806451612903">
            <text:p>7,2580645161</text:p>
          </table:table-cell>
          <table:table-cell table:formula="of:=[.B152]-[.C152]" office:value-type="float" office:value="1.73076923076923">
            <text:p>1,7307692308</text:p>
          </table:table-cell>
          <table:table-cell table:formula="of:=[.D152]-[.B152]" office:value-type="float" office:value="2.64267990074442">
            <text:p>2,6426799007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1.84049079754601">
            <text:p>1,8404907975</text:p>
          </table:table-cell>
          <table:table-cell office:value-type="float" office:value="2.15827338129496">
            <text:p>2,1582733813</text:p>
          </table:table-cell>
          <table:table-cell office:value-type="float" office:value="6.36942675159236">
            <text:p>6,3694267516</text:p>
          </table:table-cell>
          <table:table-cell table:formula="of:=[.B153]-[.C153]" office:value-type="float" office:value="-0.317782583748952">
            <text:p>-0,3177825837</text:p>
          </table:table-cell>
          <table:table-cell table:formula="of:=[.D153]-[.B153]" office:value-type="float" office:value="4.52893595404635">
            <text:p>4,528935954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5.05050505050505">
            <text:p>5,0505050505</text:p>
          </table:table-cell>
          <table:table-cell office:value-type="float" office:value="5.29100529100529">
            <text:p>5,291005291</text:p>
          </table:table-cell>
          <table:table-cell office:value-type="float" office:value="4.04624277456647">
            <text:p>4,0462427746</text:p>
          </table:table-cell>
          <table:table-cell table:formula="of:=[.B154]-[.C154]" office:value-type="float" office:value="-0.240500240500241">
            <text:p>-0,2405002405</text:p>
          </table:table-cell>
          <table:table-cell table:formula="of:=[.D154]-[.B154]" office:value-type="float" office:value="-1.00426227593858">
            <text:p>-1,0042622759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4.54545454545455">
            <text:p>4,5454545455</text:p>
          </table:table-cell>
          <table:table-cell office:value-type="float" office:value="4.86725663716814">
            <text:p>4,8672566372</text:p>
          </table:table-cell>
          <table:table-cell office:value-type="float" office:value="6.18556701030928">
            <text:p>6,1855670103</text:p>
          </table:table-cell>
          <table:table-cell table:formula="of:=[.B155]-[.C155]" office:value-type="float" office:value="-0.321802091713596">
            <text:p>-0,3218020917</text:p>
          </table:table-cell>
          <table:table-cell table:formula="of:=[.D155]-[.B155]" office:value-type="float" office:value="1.64011246485473">
            <text:p>1,640112464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4.43548387096774">
            <text:p>4,435483871</text:p>
          </table:table-cell>
          <table:table-cell office:value-type="float" office:value="5.3030303030303">
            <text:p>5,303030303</text:p>
          </table:table-cell>
          <table:table-cell office:value-type="float" office:value="7.01754385964912">
            <text:p>7,0175438596</text:p>
          </table:table-cell>
          <table:table-cell table:formula="of:=[.B156]-[.C156]" office:value-type="float" office:value="-0.867546432062561">
            <text:p>-0,8675464321</text:p>
          </table:table-cell>
          <table:table-cell table:formula="of:=[.D156]-[.B156]" office:value-type="float" office:value="2.58205998868138">
            <text:p>2,5820599887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6.81003584229391">
            <text:p>6,8100358423</text:p>
          </table:table-cell>
          <table:table-cell office:value-type="float" office:value="7.48299319727891">
            <text:p>7,4829931973</text:p>
          </table:table-cell>
          <table:table-cell office:value-type="float" office:value="10.1214574898785">
            <text:p>10,1214574899</text:p>
          </table:table-cell>
          <table:table-cell table:formula="of:=[.B157]-[.C157]" office:value-type="float" office:value="-0.672957354985003">
            <text:p>-0,672957355</text:p>
          </table:table-cell>
          <table:table-cell table:formula="of:=[.D157]-[.B157]" office:value-type="float" office:value="3.31142164758463">
            <text:p>3,311421647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7.07070707070707">
            <text:p>7,0707070707</text:p>
          </table:table-cell>
          <table:table-cell office:value-type="float" office:value="5.48780487804878">
            <text:p>5,487804878</text:p>
          </table:table-cell>
          <table:table-cell office:value-type="float" office:value="6.11510791366907">
            <text:p>6,1151079137</text:p>
          </table:table-cell>
          <table:table-cell table:formula="of:=[.B158]-[.C158]" office:value-type="float" office:value="1.58290219265829">
            <text:p>1,5829021927</text:p>
          </table:table-cell>
          <table:table-cell table:formula="of:=[.D158]-[.B158]" office:value-type="float" office:value="-0.955599157038005">
            <text:p>-0,955599157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6.0126582278481">
            <text:p>6,0126582278</text:p>
          </table:table-cell>
          <table:table-cell office:value-type="float" office:value="8.49315068493151">
            <text:p>8,4931506849</text:p>
          </table:table-cell>
          <table:table-cell office:value-type="float" office:value="7.04697986577181">
            <text:p>7,0469798658</text:p>
          </table:table-cell>
          <table:table-cell table:formula="of:=[.B159]-[.C159]" office:value-type="float" office:value="-2.48049245708341">
            <text:p>-2,4804924571</text:p>
          </table:table-cell>
          <table:table-cell table:formula="of:=[.D159]-[.B159]" office:value-type="float" office:value="1.03432163792371">
            <text:p>1,0343216379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7.3015873015873">
            <text:p>7,3015873016</text:p>
          </table:table-cell>
          <table:table-cell office:value-type="float" office:value="6.33245382585752">
            <text:p>6,3324538259</text:p>
          </table:table-cell>
          <table:table-cell office:value-type="float" office:value="6.0790273556231">
            <text:p>6,0790273556</text:p>
          </table:table-cell>
          <table:table-cell table:formula="of:=[.B160]-[.C160]" office:value-type="float" office:value="0.969133475729782">
            <text:p>0,9691334757</text:p>
          </table:table-cell>
          <table:table-cell table:formula="of:=[.D160]-[.B160]" office:value-type="float" office:value="-1.2225599459642">
            <text:p>-1,222559946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9.2814371257485">
            <text:p>9,2814371257</text:p>
          </table:table-cell>
          <table:table-cell office:value-type="float" office:value="5.91133004926108">
            <text:p>5,9113300493</text:p>
          </table:table-cell>
          <table:table-cell office:value-type="float" office:value="7.30337078651685">
            <text:p>7,3033707865</text:p>
          </table:table-cell>
          <table:table-cell table:formula="of:=[.B161]-[.C161]" office:value-type="float" office:value="3.37010707648742">
            <text:p>3,3701070765</text:p>
          </table:table-cell>
          <table:table-cell table:formula="of:=[.D161]-[.B161]" office:value-type="float" office:value="-1.97806633923165">
            <text:p>-1,9780663392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7.77777777777778">
            <text:p>7,7777777778</text:p>
          </table:table-cell>
          <table:table-cell office:value-type="float" office:value="8.89929742388759">
            <text:p>8,8992974239</text:p>
          </table:table-cell>
          <table:table-cell office:value-type="float" office:value="9.31506849315069">
            <text:p>9,3150684932</text:p>
          </table:table-cell>
          <table:table-cell table:formula="of:=[.B162]-[.C162]" office:value-type="float" office:value="-1.12151964610981">
            <text:p>-1,1215196461</text:p>
          </table:table-cell>
          <table:table-cell table:formula="of:=[.D162]-[.B162]" office:value-type="float" office:value="1.53729071537291">
            <text:p>1,5372907154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9.67741935483871">
            <text:p>9,6774193548</text:p>
          </table:table-cell>
          <table:table-cell office:value-type="float" office:value="7.77537796976242">
            <text:p>7,7753779698</text:p>
          </table:table-cell>
          <table:table-cell office:value-type="float" office:value="8.31168831168831">
            <text:p>8,3116883117</text:p>
          </table:table-cell>
          <table:table-cell table:formula="of:=[.B163]-[.C163]" office:value-type="float" office:value="1.90204138507629">
            <text:p>1,9020413851</text:p>
          </table:table-cell>
          <table:table-cell table:formula="of:=[.D163]-[.B163]" office:value-type="float" office:value="-1.3657310431504">
            <text:p>-1,3657310432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7.1264367816092">
            <text:p>7,1264367816</text:p>
          </table:table-cell>
          <table:table-cell office:value-type="float" office:value="8.44793713163065">
            <text:p>8,4479371316</text:p>
          </table:table-cell>
          <table:table-cell office:value-type="float" office:value="8.03782505910166">
            <text:p>8,0378250591</text:p>
          </table:table-cell>
          <table:table-cell table:formula="of:=[.B164]-[.C164]" office:value-type="float" office:value="-1.32150035002145">
            <text:p>-1,32150035</text:p>
          </table:table-cell>
          <table:table-cell table:formula="of:=[.D164]-[.B164]" office:value-type="float" office:value="0.91138827749246">
            <text:p>0,911388277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8.14977973568282">
            <text:p>8,1497797357</text:p>
          </table:table-cell>
          <table:table-cell office:value-type="float" office:value="8.31758034026465">
            <text:p>8,3175803403</text:p>
          </table:table-cell>
          <table:table-cell office:value-type="float" office:value="7.36607142857143">
            <text:p>7,3660714286</text:p>
          </table:table-cell>
          <table:table-cell table:formula="of:=[.B165]-[.C165]" office:value-type="float" office:value="-0.167800604581831">
            <text:p>-0,1678006046</text:p>
          </table:table-cell>
          <table:table-cell table:formula="of:=[.D165]-[.B165]" office:value-type="float" office:value="-0.78370830711139">
            <text:p>-0,7837083071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6.79405520169851">
            <text:p>6,7940552017</text:p>
          </table:table-cell>
          <table:table-cell office:value-type="float" office:value="8.43585237258348">
            <text:p>8,4358523726</text:p>
          </table:table-cell>
          <table:table-cell office:value-type="float" office:value="9.34959349593496">
            <text:p>9,3495934959</text:p>
          </table:table-cell>
          <table:table-cell table:formula="of:=[.B166]-[.C166]" office:value-type="float" office:value="-1.64179717088497">
            <text:p>-1,6417971709</text:p>
          </table:table-cell>
          <table:table-cell table:formula="of:=[.D166]-[.B166]" office:value-type="float" office:value="2.55553829423645">
            <text:p>2,555538294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11.5151515151515">
            <text:p>11,5151515152</text:p>
          </table:table-cell>
          <table:table-cell office:value-type="float" office:value="10.1010101010101">
            <text:p>10,101010101</text:p>
          </table:table-cell>
          <table:table-cell office:value-type="float" office:value="8.48126232741617">
            <text:p>8,4812623274</text:p>
          </table:table-cell>
          <table:table-cell table:formula="of:=[.B167]-[.C167]" office:value-type="float" office:value="1.41414141414142">
            <text:p>1,4141414141</text:p>
          </table:table-cell>
          <table:table-cell table:formula="of:=[.D167]-[.B167]" office:value-type="float" office:value="-3.03388918773534">
            <text:p>-3,0338891877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7.86948176583493">
            <text:p>7,8694817658</text:p>
          </table:table-cell>
          <table:table-cell office:value-type="float" office:value="8.78048780487805">
            <text:p>8,7804878049</text:p>
          </table:table-cell>
          <table:table-cell office:value-type="float" office:value="8.3969465648855">
            <text:p>8,3969465649</text:p>
          </table:table-cell>
          <table:table-cell table:formula="of:=[.B168]-[.C168]" office:value-type="float" office:value="-0.911006039043114">
            <text:p>-0,911006039</text:p>
          </table:table-cell>
          <table:table-cell table:formula="of:=[.D168]-[.B168]" office:value-type="float" office:value="0.527464799050563">
            <text:p>0,5274647991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9.09090909090909">
            <text:p>9,0909090909</text:p>
          </table:table-cell>
          <table:table-cell office:value-type="float" office:value="8.0952380952381">
            <text:p>8,0952380952</text:p>
          </table:table-cell>
          <table:table-cell office:value-type="float" office:value="8.60215053763441">
            <text:p>8,6021505376</text:p>
          </table:table-cell>
          <table:table-cell table:formula="of:=[.B169]-[.C169]" office:value-type="float" office:value="0.995670995670997">
            <text:p>0,9956709957</text:p>
          </table:table-cell>
          <table:table-cell table:formula="of:=[.D169]-[.B169]" office:value-type="float" office:value="-0.488758553274682">
            <text:p>-0,4887585533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10.4204753199269">
            <text:p>10,4204753199</text:p>
          </table:table-cell>
          <table:table-cell office:value-type="float" office:value="10.2167182662539">
            <text:p>10,2167182663</text:p>
          </table:table-cell>
          <table:table-cell office:value-type="float" office:value="8.27464788732394">
            <text:p>8,2746478873</text:p>
          </table:table-cell>
          <table:table-cell table:formula="of:=[.B170]-[.C170]" office:value-type="float" office:value="0.203757053673003">
            <text:p>0,2037570537</text:p>
          </table:table-cell>
          <table:table-cell table:formula="of:=[.D170]-[.B170]" office:value-type="float" office:value="-2.14582743260293">
            <text:p>-2,1458274326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9.84182776801406">
            <text:p>9,841827768</text:p>
          </table:table-cell>
          <table:table-cell office:value-type="float" office:value="10.3857566765579">
            <text:p>10,3857566766</text:p>
          </table:table-cell>
          <table:table-cell office:value-type="float" office:value="10.4529616724739">
            <text:p>10,4529616725</text:p>
          </table:table-cell>
          <table:table-cell table:formula="of:=[.B171]-[.C171]" office:value-type="float" office:value="-0.543928908543805">
            <text:p>-0,5439289085</text:p>
          </table:table-cell>
          <table:table-cell table:formula="of:=[.D171]-[.B171]" office:value-type="float" office:value="0.611133904459807">
            <text:p>0,6111339045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9.40766550522648">
            <text:p>9,4076655052</text:p>
          </table:table-cell>
          <table:table-cell office:value-type="float" office:value="9.43661971830986">
            <text:p>9,4366197183</text:p>
          </table:table-cell>
          <table:table-cell office:value-type="float" office:value="9.06040268456376">
            <text:p>9,0604026846</text:p>
          </table:table-cell>
          <table:table-cell table:formula="of:=[.B172]-[.C172]" office:value-type="float" office:value="-0.0289542130833791">
            <text:p>-0,0289542131</text:p>
          </table:table-cell>
          <table:table-cell table:formula="of:=[.D172]-[.B172]" office:value-type="float" office:value="-0.347262820662722">
            <text:p>-0,3472628207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11.2769485903814">
            <text:p>11,2769485904</text:p>
          </table:table-cell>
          <table:table-cell office:value-type="float" office:value="9.82264665757162">
            <text:p>9,8226466576</text:p>
          </table:table-cell>
          <table:table-cell office:value-type="float" office:value="8.75796178343949">
            <text:p>8,7579617834</text:p>
          </table:table-cell>
          <table:table-cell table:formula="of:=[.B173]-[.C173]" office:value-type="float" office:value="1.4543019328098">
            <text:p>1,4543019328</text:p>
          </table:table-cell>
          <table:table-cell table:formula="of:=[.D173]-[.B173]" office:value-type="float" office:value="-2.51898680694194">
            <text:p>-2,5189868069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9.47030497592295">
            <text:p>9,4703049759</text:p>
          </table:table-cell>
          <table:table-cell office:value-type="float" office:value="8.83905013192612">
            <text:p>8,8390501319</text:p>
          </table:table-cell>
          <table:table-cell office:value-type="float" office:value="9.80392156862745">
            <text:p>9,8039215686</text:p>
          </table:table-cell>
          <table:table-cell table:formula="of:=[.B174]-[.C174]" office:value-type="float" office:value="0.631254843996832">
            <text:p>0,631254844</text:p>
          </table:table-cell>
          <table:table-cell table:formula="of:=[.D174]-[.B174]" office:value-type="float" office:value="0.333616592704498">
            <text:p>0,3336165927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9.20436817472699">
            <text:p>9,2043681747</text:p>
          </table:table-cell>
          <table:table-cell office:value-type="float" office:value="8.13214739517154">
            <text:p>8,1321473952</text:p>
          </table:table-cell>
          <table:table-cell office:value-type="float" office:value="10.6038291605302">
            <text:p>10,6038291605</text:p>
          </table:table-cell>
          <table:table-cell table:formula="of:=[.B175]-[.C175]" office:value-type="float" office:value="1.07222077955545">
            <text:p>1,0722207796</text:p>
          </table:table-cell>
          <table:table-cell table:formula="of:=[.D175]-[.B175]" office:value-type="float" office:value="1.3994609858032">
            <text:p>1,3994609858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7.64705882352941">
            <text:p>7,6470588235</text:p>
          </table:table-cell>
          <table:table-cell office:value-type="float" office:value="7.40276035131744">
            <text:p>7,4027603513</text:p>
          </table:table-cell>
          <table:table-cell office:value-type="float" office:value="10.0574712643678">
            <text:p>10,0574712644</text:p>
          </table:table-cell>
          <table:table-cell table:formula="of:=[.B176]-[.C176]" office:value-type="float" office:value="0.244298472211971">
            <text:p>0,2442984722</text:p>
          </table:table-cell>
          <table:table-cell table:formula="of:=[.D176]-[.B176]" office:value-type="float" office:value="2.4104124408384">
            <text:p>2,4104124408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9.11722141823444">
            <text:p>9,1172214182</text:p>
          </table:table-cell>
          <table:table-cell office:value-type="float" office:value="10.1123595505618">
            <text:p>10,1123595506</text:p>
          </table:table-cell>
          <table:table-cell office:value-type="float" office:value="9.34065934065934">
            <text:p>9,3406593407</text:p>
          </table:table-cell>
          <table:table-cell table:formula="of:=[.B177]-[.C177]" office:value-type="float" office:value="-0.995138132327353">
            <text:p>-0,9951381323</text:p>
          </table:table-cell>
          <table:table-cell table:formula="of:=[.D177]-[.B177]" office:value-type="float" office:value="0.223437922424898">
            <text:p>0,2234379224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8.11965811965812">
            <text:p>8,1196581197</text:p>
          </table:table-cell>
          <table:table-cell office:value-type="float" office:value="11.4494518879415">
            <text:p>11,4494518879</text:p>
          </table:table-cell>
          <table:table-cell office:value-type="float" office:value="8.42541436464088">
            <text:p>8,4254143646</text:p>
          </table:table-cell>
          <table:table-cell table:formula="of:=[.B178]-[.C178]" office:value-type="float" office:value="-3.32979376828342">
            <text:p>-3,3297937683</text:p>
          </table:table-cell>
          <table:table-cell table:formula="of:=[.D178]-[.B178]" office:value-type="float" office:value="0.305756244982765">
            <text:p>0,305756245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0.0709219858156">
            <text:p>10,0709219858</text:p>
          </table:table-cell>
          <table:table-cell office:value-type="float" office:value="9.53545232273839">
            <text:p>9,5354523227</text:p>
          </table:table-cell>
          <table:table-cell office:value-type="float" office:value="8.96551724137931">
            <text:p>8,9655172414</text:p>
          </table:table-cell>
          <table:table-cell table:formula="of:=[.B179]-[.C179]" office:value-type="float" office:value="0.535469663077217">
            <text:p>0,5354696631</text:p>
          </table:table-cell>
          <table:table-cell table:formula="of:=[.D179]-[.B179]" office:value-type="float" office:value="-1.10540474443629">
            <text:p>-1,1054047444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11.376404494382">
            <text:p>11,3764044944</text:p>
          </table:table-cell>
          <table:table-cell office:value-type="float" office:value="8.98203592814371">
            <text:p>8,9820359281</text:p>
          </table:table-cell>
          <table:table-cell office:value-type="float" office:value="8.36820083682008">
            <text:p>8,3682008368</text:p>
          </table:table-cell>
          <table:table-cell table:formula="of:=[.B180]-[.C180]" office:value-type="float" office:value="2.39436856623831">
            <text:p>2,3943685662</text:p>
          </table:table-cell>
          <table:table-cell table:formula="of:=[.D180]-[.B180]" office:value-type="float" office:value="-3.00820365756194">
            <text:p>-3,0082036576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0.6474820143885">
            <text:p>10,6474820144</text:p>
          </table:table-cell>
          <table:table-cell office:value-type="float" office:value="9.64705882352941">
            <text:p>9,6470588235</text:p>
          </table:table-cell>
          <table:table-cell office:value-type="float" office:value="11.6642958748222">
            <text:p>11,6642958748</text:p>
          </table:table-cell>
          <table:table-cell table:formula="of:=[.B181]-[.C181]" office:value-type="float" office:value="1.00042319085908">
            <text:p>1,0004231909</text:p>
          </table:table-cell>
          <table:table-cell table:formula="of:=[.D181]-[.B181]" office:value-type="float" office:value="1.0168138604337">
            <text:p>1,0168138604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10.7511045655376">
            <text:p>10,7511045655</text:p>
          </table:table-cell>
          <table:table-cell office:value-type="float" office:value="8.58468677494199">
            <text:p>8,5846867749</text:p>
          </table:table-cell>
          <table:table-cell office:value-type="float" office:value="10.6685633001422">
            <text:p>10,6685633001</text:p>
          </table:table-cell>
          <table:table-cell table:formula="of:=[.B182]-[.C182]" office:value-type="float" office:value="2.16641779059556">
            <text:p>2,1664177906</text:p>
          </table:table-cell>
          <table:table-cell table:formula="of:=[.D182]-[.B182]" office:value-type="float" office:value="-0.0825412653953084">
            <text:p>-0,0825412654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2.0178041543027">
            <text:p>12,0178041543</text:p>
          </table:table-cell>
          <table:table-cell office:value-type="float" office:value="7.92899408284024">
            <text:p>7,9289940828</text:p>
          </table:table-cell>
          <table:table-cell office:value-type="float" office:value="8.58369098712446">
            <text:p>8,5836909871</text:p>
          </table:table-cell>
          <table:table-cell table:formula="of:=[.B183]-[.C183]" office:value-type="float" office:value="4.08881007146243">
            <text:p>4,0888100715</text:p>
          </table:table-cell>
          <table:table-cell table:formula="of:=[.D183]-[.B183]" office:value-type="float" office:value="-3.43411316717821">
            <text:p>-3,4341131672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9.04977375565611">
            <text:p>9,0497737557</text:p>
          </table:table-cell>
          <table:table-cell office:value-type="float" office:value="7.05882352941176">
            <text:p>7,0588235294</text:p>
          </table:table-cell>
          <table:table-cell office:value-type="float" office:value="8.18307905686546">
            <text:p>8,1830790569</text:p>
          </table:table-cell>
          <table:table-cell table:formula="of:=[.B184]-[.C184]" office:value-type="float" office:value="1.99095022624434">
            <text:p>1,9909502262</text:p>
          </table:table-cell>
          <table:table-cell table:formula="of:=[.D184]-[.B184]" office:value-type="float" office:value="-0.866694698790644">
            <text:p>-0,8666946988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9.30930930930931">
            <text:p>9,3093093093</text:p>
          </table:table-cell>
          <table:table-cell office:value-type="float" office:value="10.7015457788347">
            <text:p>10,7015457788</text:p>
          </table:table-cell>
          <table:table-cell office:value-type="float" office:value="7.43801652892562">
            <text:p>7,4380165289</text:p>
          </table:table-cell>
          <table:table-cell table:formula="of:=[.B185]-[.C185]" office:value-type="float" office:value="-1.39223646952541">
            <text:p>-1,3922364695</text:p>
          </table:table-cell>
          <table:table-cell table:formula="of:=[.D185]-[.B185]" office:value-type="float" office:value="-1.87129278038369">
            <text:p>-1,8712927804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10.8148148148148">
            <text:p>10,8148148148</text:p>
          </table:table-cell>
          <table:table-cell office:value-type="float" office:value="9.11242603550296">
            <text:p>9,1124260355</text:p>
          </table:table-cell>
          <table:table-cell office:value-type="float" office:value="6.75862068965517">
            <text:p>6,7586206897</text:p>
          </table:table-cell>
          <table:table-cell table:formula="of:=[.B186]-[.C186]" office:value-type="float" office:value="1.70238877931186">
            <text:p>1,7023887793</text:p>
          </table:table-cell>
          <table:table-cell table:formula="of:=[.D186]-[.B186]" office:value-type="float" office:value="-4.05619412515964">
            <text:p>-4,056194125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9.53079178885631">
            <text:p>9,5307917889</text:p>
          </table:table-cell>
          <table:table-cell office:value-type="float" office:value="10.2380952380952">
            <text:p>10,2380952381</text:p>
          </table:table-cell>
          <table:table-cell office:value-type="float" office:value="9.16666666666667">
            <text:p>9,1666666667</text:p>
          </table:table-cell>
          <table:table-cell table:formula="of:=[.B187]-[.C187]" office:value-type="float" office:value="-0.707303449238932">
            <text:p>-0,7073034492</text:p>
          </table:table-cell>
          <table:table-cell table:formula="of:=[.D187]-[.B187]" office:value-type="float" office:value="-0.364125122189639">
            <text:p>-0,3641251222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12.1167883211679">
            <text:p>12,1167883212</text:p>
          </table:table-cell>
          <table:table-cell office:value-type="float" office:value="12.1103117505995">
            <text:p>12,1103117506</text:p>
          </table:table-cell>
          <table:table-cell office:value-type="float" office:value="8.74471086036671">
            <text:p>8,7447108604</text:p>
          </table:table-cell>
          <table:table-cell table:formula="of:=[.B188]-[.C188]" office:value-type="float" office:value="0.00647657056836337">
            <text:p>0,0064765706</text:p>
          </table:table-cell>
          <table:table-cell table:formula="of:=[.D188]-[.B188]" office:value-type="float" office:value="-3.37207746080117">
            <text:p>-3,3720774608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0.6194690265487">
            <text:p>10,6194690265</text:p>
          </table:table-cell>
          <table:table-cell office:value-type="float" office:value="10.718492343934">
            <text:p>10,7184923439</text:p>
          </table:table-cell>
          <table:table-cell office:value-type="float" office:value="9.14205344585091">
            <text:p>9,1420534459</text:p>
          </table:table-cell>
          <table:table-cell table:formula="of:=[.B189]-[.C189]" office:value-type="float" office:value="-0.0990233173853667">
            <text:p>-0,0990233174</text:p>
          </table:table-cell>
          <table:table-cell table:formula="of:=[.D189]-[.B189]" office:value-type="float" office:value="-1.47741558069776">
            <text:p>-1,4774155807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9.4151212553495">
            <text:p>9,4151212553</text:p>
          </table:table-cell>
          <table:table-cell office:value-type="float" office:value="9.92990654205607">
            <text:p>9,9299065421</text:p>
          </table:table-cell>
          <table:table-cell office:value-type="float" office:value="10.4734576757532">
            <text:p>10,4734576758</text:p>
          </table:table-cell>
          <table:table-cell table:formula="of:=[.B190]-[.C190]" office:value-type="float" office:value="-0.514785286706573">
            <text:p>-0,5147852867</text:p>
          </table:table-cell>
          <table:table-cell table:formula="of:=[.D190]-[.B190]" office:value-type="float" office:value="1.05833642040373">
            <text:p>1,0583364204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13.4782608695652">
            <text:p>13,4782608696</text:p>
          </table:table-cell>
          <table:table-cell office:value-type="float" office:value="10.8796296296296">
            <text:p>10,8796296296</text:p>
          </table:table-cell>
          <table:table-cell office:value-type="float" office:value="10.9170305676856">
            <text:p>10,9170305677</text:p>
          </table:table-cell>
          <table:table-cell table:formula="of:=[.B191]-[.C191]" office:value-type="float" office:value="2.59863123993559">
            <text:p>2,5986312399</text:p>
          </table:table-cell>
          <table:table-cell table:formula="of:=[.D191]-[.B191]" office:value-type="float" office:value="-2.56123030187963">
            <text:p>-2,5612303019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1.5615615615616">
            <text:p>11,5615615616</text:p>
          </table:table-cell>
          <table:table-cell office:value-type="float" office:value="9.94285714285714">
            <text:p>9,9428571429</text:p>
          </table:table-cell>
          <table:table-cell office:value-type="float" office:value="11.7647058823529">
            <text:p>11,7647058824</text:p>
          </table:table-cell>
          <table:table-cell table:formula="of:=[.B192]-[.C192]" office:value-type="float" office:value="1.61870441870442">
            <text:p>1,6187044187</text:p>
          </table:table-cell>
          <table:table-cell table:formula="of:=[.D192]-[.B192]" office:value-type="float" office:value="0.203144320791379">
            <text:p>0,2031443208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10">
            <text:p>10</text:p>
          </table:table-cell>
          <table:table-cell office:value-type="float" office:value="8.98748577929465">
            <text:p>8,9874857793</text:p>
          </table:table-cell>
          <table:table-cell office:value-type="float" office:value="8.00604229607251">
            <text:p>8,0060422961</text:p>
          </table:table-cell>
          <table:table-cell table:formula="of:=[.B193]-[.C193]" office:value-type="float" office:value="1.01251422070535">
            <text:p>1,0125142207</text:p>
          </table:table-cell>
          <table:table-cell table:formula="of:=[.D193]-[.B193]" office:value-type="float" office:value="-1.99395770392749">
            <text:p>-1,9939577039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.6927710843374">
            <text:p>10,6927710843</text:p>
          </table:table-cell>
          <table:table-cell office:value-type="float" office:value="10.7476635514019">
            <text:p>10,7476635514</text:p>
          </table:table-cell>
          <table:table-cell office:value-type="float" office:value="6.73652694610779">
            <text:p>6,7365269461</text:p>
          </table:table-cell>
          <table:table-cell table:formula="of:=[.B194]-[.C194]" office:value-type="float" office:value="-0.054892467064521">
            <text:p>-0,0548924671</text:p>
          </table:table-cell>
          <table:table-cell table:formula="of:=[.D194]-[.B194]" office:value-type="float" office:value="-3.95624413822956">
            <text:p>-3,9562441382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1.3095238095238">
            <text:p>11,3095238095</text:p>
          </table:table-cell>
          <table:table-cell office:value-type="float" office:value="11.3294797687861">
            <text:p>11,3294797688</text:p>
          </table:table-cell>
          <table:table-cell office:value-type="float" office:value="8.17236255572065">
            <text:p>8,1723625557</text:p>
          </table:table-cell>
          <table:table-cell table:formula="of:=[.B195]-[.C195]" office:value-type="float" office:value="-0.0199559592623171">
            <text:p>-0,0199559593</text:p>
          </table:table-cell>
          <table:table-cell table:formula="of:=[.D195]-[.B195]" office:value-type="float" office:value="-3.13716125380316">
            <text:p>-3,1371612538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9.91253644314869">
            <text:p>9,9125364431</text:p>
          </table:table-cell>
          <table:table-cell office:value-type="float" office:value="10.9865470852018">
            <text:p>10,9865470852</text:p>
          </table:table-cell>
          <table:table-cell office:value-type="float" office:value="6.90161527165932">
            <text:p>6,9016152717</text:p>
          </table:table-cell>
          <table:table-cell table:formula="of:=[.B196]-[.C196]" office:value-type="float" office:value="-1.07401064205311">
            <text:p>-1,0740106421</text:p>
          </table:table-cell>
          <table:table-cell table:formula="of:=[.D196]-[.B196]" office:value-type="float" office:value="-3.01092117148936">
            <text:p>-3,0109211715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3.6627906976744">
            <text:p>13,6627906977</text:p>
          </table:table-cell>
          <table:table-cell office:value-type="float" office:value="11.0367892976589">
            <text:p>11,0367892977</text:p>
          </table:table-cell>
          <table:table-cell office:value-type="float" office:value="6.06936416184971">
            <text:p>6,0693641618</text:p>
          </table:table-cell>
          <table:table-cell table:formula="of:=[.B197]-[.C197]" office:value-type="float" office:value="2.62600140001556">
            <text:p>2,6260014</text:p>
          </table:table-cell>
          <table:table-cell table:formula="of:=[.D197]-[.B197]" office:value-type="float" office:value="-7.59342653582471">
            <text:p>-7,5934265358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12.4269005847953">
            <text:p>12,4269005848</text:p>
          </table:table-cell>
          <table:table-cell office:value-type="float" office:value="10.3487064116985">
            <text:p>10,3487064117</text:p>
          </table:table-cell>
          <table:table-cell office:value-type="float" office:value="8.10419681620839">
            <text:p>8,1041968162</text:p>
          </table:table-cell>
          <table:table-cell table:formula="of:=[.B198]-[.C198]" office:value-type="float" office:value="2.07819417309678">
            <text:p>2,0781941731</text:p>
          </table:table-cell>
          <table:table-cell table:formula="of:=[.D198]-[.B198]" office:value-type="float" office:value="-4.32270376858693">
            <text:p>-4,3227037686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11.5497076023392">
            <text:p>11,5497076023</text:p>
          </table:table-cell>
          <table:table-cell office:value-type="float" office:value="10.2156640181612">
            <text:p>10,2156640182</text:p>
          </table:table-cell>
          <table:table-cell office:value-type="float" office:value="7.16332378223496">
            <text:p>7,1633237822</text:p>
          </table:table-cell>
          <table:table-cell table:formula="of:=[.B199]-[.C199]" office:value-type="float" office:value="1.334043584178">
            <text:p>1,3340435842</text:p>
          </table:table-cell>
          <table:table-cell table:formula="of:=[.D199]-[.B199]" office:value-type="float" office:value="-4.38638382010422">
            <text:p>-4,3863838201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8.69565217391304">
            <text:p>8,6956521739</text:p>
          </table:table-cell>
          <table:table-cell office:value-type="float" office:value="9.18484500574053">
            <text:p>9,1848450057</text:p>
          </table:table-cell>
          <table:table-cell office:value-type="float" office:value="8.82778581765557">
            <text:p>8,8277858177</text:p>
          </table:table-cell>
          <table:table-cell table:formula="of:=[.B200]-[.C200]" office:value-type="float" office:value="-0.489192831827486">
            <text:p>-0,4891928318</text:p>
          </table:table-cell>
          <table:table-cell table:formula="of:=[.D200]-[.B200]" office:value-type="float" office:value="0.132133643742529">
            <text:p>0,1321336437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8.22320117474303">
            <text:p>8,2232011747</text:p>
          </table:table-cell>
          <table:table-cell office:value-type="float" office:value="7.89779326364692">
            <text:p>7,8977932636</text:p>
          </table:table-cell>
          <table:table-cell office:value-type="float" office:value="11.0132158590308">
            <text:p>11,013215859</text:p>
          </table:table-cell>
          <table:table-cell table:formula="of:=[.B201]-[.C201]" office:value-type="float" office:value="0.325407911096103">
            <text:p>0,3254079111</text:p>
          </table:table-cell>
          <table:table-cell table:formula="of:=[.D201]-[.B201]" office:value-type="float" office:value="2.79001468428781">
            <text:p>2,7900146843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7.89865871833085">
            <text:p>7,8986587183</text:p>
          </table:table-cell>
          <table:table-cell office:value-type="float" office:value="7.4251497005988">
            <text:p>7,4251497006</text:p>
          </table:table-cell>
          <table:table-cell office:value-type="float" office:value="10.0303951367781">
            <text:p>10,0303951368</text:p>
          </table:table-cell>
          <table:table-cell table:formula="of:=[.B202]-[.C202]" office:value-type="float" office:value="0.473509017732046">
            <text:p>0,4735090177</text:p>
          </table:table-cell>
          <table:table-cell table:formula="of:=[.D202]-[.B202]" office:value-type="float" office:value="2.13173641844727">
            <text:p>2,1317364184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10.2685624012638">
            <text:p>10,2685624013</text:p>
          </table:table-cell>
          <table:table-cell office:value-type="float" office:value="6.60024906600249">
            <text:p>6,600249066</text:p>
          </table:table-cell>
          <table:table-cell office:value-type="float" office:value="9.34426229508197">
            <text:p>9,3442622951</text:p>
          </table:table-cell>
          <table:table-cell table:formula="of:=[.B203]-[.C203]" office:value-type="float" office:value="3.66831333526133">
            <text:p>3,6683133353</text:p>
          </table:table-cell>
          <table:table-cell table:formula="of:=[.D203]-[.B203]" office:value-type="float" office:value="-0.924300106181855">
            <text:p>-0,9243001062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1.2561174551387">
            <text:p>11,2561174551</text:p>
          </table:table-cell>
          <table:table-cell office:value-type="float" office:value="6.50195058517555">
            <text:p>6,5019505852</text:p>
          </table:table-cell>
          <table:table-cell office:value-type="float" office:value="7.74647887323944">
            <text:p>7,7464788732</text:p>
          </table:table-cell>
          <table:table-cell table:formula="of:=[.B204]-[.C204]" office:value-type="float" office:value="4.75416686996311">
            <text:p>4,75416687</text:p>
          </table:table-cell>
          <table:table-cell table:formula="of:=[.D204]-[.B204]" office:value-type="float" office:value="-3.50963858189923">
            <text:p>-3,509638581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9.94671403197158">
            <text:p>9,946714032</text:p>
          </table:table-cell>
          <table:table-cell office:value-type="float" office:value="6.3448275862069">
            <text:p>6,3448275862</text:p>
          </table:table-cell>
          <table:table-cell office:value-type="float" office:value="12.2370936902486">
            <text:p>12,2370936902</text:p>
          </table:table-cell>
          <table:table-cell table:formula="of:=[.B205]-[.C205]" office:value-type="float" office:value="3.60188644576468">
            <text:p>3,6018864458</text:p>
          </table:table-cell>
          <table:table-cell table:formula="of:=[.D205]-[.B205]" office:value-type="float" office:value="2.29037965827698">
            <text:p>2,2903796583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12.4293785310734">
            <text:p>12,4293785311</text:p>
          </table:table-cell>
          <table:table-cell office:value-type="float" office:value="6.19596541786744">
            <text:p>6,1959654179</text:p>
          </table:table-cell>
          <table:table-cell office:value-type="float" office:value="12.1513944223108">
            <text:p>12,1513944223</text:p>
          </table:table-cell>
          <table:table-cell table:formula="of:=[.B206]-[.C206]" office:value-type="float" office:value="6.23341311320601">
            <text:p>6,2334131132</text:p>
          </table:table-cell>
          <table:table-cell table:formula="of:=[.D206]-[.B206]" office:value-type="float" office:value="-0.27798410876269">
            <text:p>-0,2779841088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11.7408906882591">
            <text:p>11,7408906883</text:p>
          </table:table-cell>
          <table:table-cell office:value-type="float" office:value="6.19335347432024">
            <text:p>6,1933534743</text:p>
          </table:table-cell>
          <table:table-cell office:value-type="float" office:value="10.8108108108108">
            <text:p>10,8108108108</text:p>
          </table:table-cell>
          <table:table-cell table:formula="of:=[.B207]-[.C207]" office:value-type="float" office:value="5.54753721393887">
            <text:p>5,5475372139</text:p>
          </table:table-cell>
          <table:table-cell table:formula="of:=[.D207]-[.B207]" office:value-type="float" office:value="-0.930079877448298">
            <text:p>-0,9300798774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12.6849894291755">
            <text:p>12,6849894292</text:p>
          </table:table-cell>
          <table:table-cell office:value-type="float" office:value="5.87275693311582">
            <text:p>5,8727569331</text:p>
          </table:table-cell>
          <table:table-cell office:value-type="float" office:value="9.49227373068433">
            <text:p>9,4922737307</text:p>
          </table:table-cell>
          <table:table-cell table:formula="of:=[.B208]-[.C208]" office:value-type="float" office:value="6.81223249605965">
            <text:p>6,8122324961</text:p>
          </table:table-cell>
          <table:table-cell table:formula="of:=[.D208]-[.B208]" office:value-type="float" office:value="-3.19271569849115">
            <text:p>-3,1927156985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10.6430155210643">
            <text:p>10,6430155211</text:p>
          </table:table-cell>
          <table:table-cell office:value-type="float" office:value="5.19031141868512">
            <text:p>5,1903114187</text:p>
          </table:table-cell>
          <table:table-cell office:value-type="float" office:value="9.17874396135266">
            <text:p>9,1787439614</text:p>
          </table:table-cell>
          <table:table-cell table:formula="of:=[.B209]-[.C209]" office:value-type="float" office:value="5.45270410237918">
            <text:p>5,4527041024</text:p>
          </table:table-cell>
          <table:table-cell table:formula="of:=[.D209]-[.B209]" office:value-type="float" office:value="-1.46427155971164">
            <text:p>-1,4642715597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13.9088729016787">
            <text:p>13,9088729017</text:p>
          </table:table-cell>
          <table:table-cell office:value-type="float" office:value="5.10948905109489">
            <text:p>5,1094890511</text:p>
          </table:table-cell>
          <table:table-cell office:value-type="float" office:value="8.27067669172932">
            <text:p>8,2706766917</text:p>
          </table:table-cell>
          <table:table-cell table:formula="of:=[.B210]-[.C210]" office:value-type="float" office:value="8.79938385058377">
            <text:p>8,7993838506</text:p>
          </table:table-cell>
          <table:table-cell table:formula="of:=[.D210]-[.B210]" office:value-type="float" office:value="-5.63819620994933">
            <text:p>-5,6381962099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12.0906801007557">
            <text:p>12,0906801008</text:p>
          </table:table-cell>
          <table:table-cell office:value-type="float" office:value="4.65116279069768">
            <text:p>4,6511627907</text:p>
          </table:table-cell>
          <table:table-cell office:value-type="float" office:value="7.51295336787565">
            <text:p>7,5129533679</text:p>
          </table:table-cell>
          <table:table-cell table:formula="of:=[.B211]-[.C211]" office:value-type="float" office:value="7.43951731005799">
            <text:p>7,4395173101</text:p>
          </table:table-cell>
          <table:table-cell table:formula="of:=[.D211]-[.B211]" office:value-type="float" office:value="-4.57772673288002">
            <text:p>-4,5777267329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12.1621621621622">
            <text:p>12,1621621622</text:p>
          </table:table-cell>
          <table:table-cell office:value-type="float" office:value="4.1407867494824">
            <text:p>4,1407867495</text:p>
          </table:table-cell>
          <table:table-cell office:value-type="float" office:value="8.67052023121387">
            <text:p>8,6705202312</text:p>
          </table:table-cell>
          <table:table-cell table:formula="of:=[.B212]-[.C212]" office:value-type="float" office:value="8.02137541267976">
            <text:p>8,0213754127</text:p>
          </table:table-cell>
          <table:table-cell table:formula="of:=[.D212]-[.B212]" office:value-type="float" office:value="-3.49164193094829">
            <text:p>-3,4916419309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11.5625">
            <text:p>11,5625</text:p>
          </table:table-cell>
          <table:table-cell office:value-type="float" office:value="4.41860465116279">
            <text:p>4,4186046512</text:p>
          </table:table-cell>
          <table:table-cell office:value-type="float" office:value="8.88888888888889">
            <text:p>8,8888888889</text:p>
          </table:table-cell>
          <table:table-cell table:formula="of:=[.B213]-[.C213]" office:value-type="float" office:value="7.14389534883721">
            <text:p>7,1438953488</text:p>
          </table:table-cell>
          <table:table-cell table:formula="of:=[.D213]-[.B213]" office:value-type="float" office:value="-2.67361111111111">
            <text:p>-2,6736111111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9.09090909090909">
            <text:p>9,0909090909</text:p>
          </table:table-cell>
          <table:table-cell office:value-type="float" office:value="4.4973544973545">
            <text:p>4,4973544974</text:p>
          </table:table-cell>
          <table:table-cell office:value-type="float" office:value="8.66425992779783">
            <text:p>8,6642599278</text:p>
          </table:table-cell>
          <table:table-cell table:formula="of:=[.B214]-[.C214]" office:value-type="float" office:value="4.5935545935546">
            <text:p>4,5935545936</text:p>
          </table:table-cell>
          <table:table-cell table:formula="of:=[.D214]-[.B214]" office:value-type="float" office:value="-0.426649163111259">
            <text:p>-0,4266491631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8.56031128404669">
            <text:p>8,560311284</text:p>
          </table:table-cell>
          <table:table-cell office:value-type="float" office:value="4.33526011560694">
            <text:p>4,3352601156</text:p>
          </table:table-cell>
          <table:table-cell office:value-type="float" office:value="11.5702479338843">
            <text:p>11,5702479339</text:p>
          </table:table-cell>
          <table:table-cell table:formula="of:=[.B215]-[.C215]" office:value-type="float" office:value="4.22505116843976">
            <text:p>4,2250511684</text:p>
          </table:table-cell>
          <table:table-cell table:formula="of:=[.D215]-[.B215]" office:value-type="float" office:value="3.00993664983761">
            <text:p>3,0099366498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8.81057268722467">
            <text:p>8,8105726872</text:p>
          </table:table-cell>
          <table:table-cell office:value-type="float" office:value="4.12698412698413">
            <text:p>4,126984127</text:p>
          </table:table-cell>
          <table:table-cell office:value-type="float" office:value="8.41121495327103">
            <text:p>8,4112149533</text:p>
          </table:table-cell>
          <table:table-cell table:formula="of:=[.B216]-[.C216]" office:value-type="float" office:value="4.68358856024054">
            <text:p>4,6835885602</text:p>
          </table:table-cell>
          <table:table-cell table:formula="of:=[.D216]-[.B216]" office:value-type="float" office:value="-0.399357733953643">
            <text:p>-0,399357734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10.6796116504854">
            <text:p>10,6796116505</text:p>
          </table:table-cell>
          <table:table-cell office:value-type="float" office:value="3.9426523297491">
            <text:p>3,9426523297</text:p>
          </table:table-cell>
          <table:table-cell office:value-type="float" office:value="8.6734693877551">
            <text:p>8,6734693878</text:p>
          </table:table-cell>
          <table:table-cell table:formula="of:=[.B217]-[.C217]" office:value-type="float" office:value="6.73695932073633">
            <text:p>6,7369593207</text:p>
          </table:table-cell>
          <table:table-cell table:formula="of:=[.D217]-[.B217]" office:value-type="float" office:value="-2.00614226273033">
            <text:p>-2,0061422627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9.39226519337017">
            <text:p>9,3922651934</text:p>
          </table:table-cell>
          <table:table-cell office:value-type="float" office:value="3.95256916996047">
            <text:p>3,95256917</text:p>
          </table:table-cell>
          <table:table-cell office:value-type="float" office:value="6.4327485380117">
            <text:p>6,432748538</text:p>
          </table:table-cell>
          <table:table-cell table:formula="of:=[.B218]-[.C218]" office:value-type="float" office:value="5.43969602340969">
            <text:p>5,4396960234</text:p>
          </table:table-cell>
          <table:table-cell table:formula="of:=[.D218]-[.B218]" office:value-type="float" office:value="-2.95951665535847">
            <text:p>-2,9595166554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14.1176470588235">
            <text:p>14,1176470588</text:p>
          </table:table-cell>
          <table:table-cell office:value-type="float" office:value="3.09734513274336">
            <text:p>3,0973451327</text:p>
          </table:table-cell>
          <table:table-cell office:value-type="float" office:value="6.04026845637584">
            <text:p>6,0402684564</text:p>
          </table:table-cell>
          <table:table-cell table:formula="of:=[.B219]-[.C219]" office:value-type="float" office:value="11.0203019260802">
            <text:p>11,0203019261</text:p>
          </table:table-cell>
          <table:table-cell table:formula="of:=[.D219]-[.B219]" office:value-type="float" office:value="-8.07737860244769">
            <text:p>-8,0773786024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2.5">
            <text:p>12,5</text:p>
          </table:table-cell>
          <table:table-cell office:value-type="float" office:value="3.06122448979592">
            <text:p>3,0612244898</text:p>
          </table:table-cell>
          <table:table-cell office:value-type="float" office:value="8.3969465648855">
            <text:p>8,3969465649</text:p>
          </table:table-cell>
          <table:table-cell table:formula="of:=[.B220]-[.C220]" office:value-type="float" office:value="9.43877551020408">
            <text:p>9,4387755102</text:p>
          </table:table-cell>
          <table:table-cell table:formula="of:=[.D220]-[.B220]" office:value-type="float" office:value="-4.1030534351145">
            <text:p>-4,1030534351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11.9718309859155">
            <text:p>11,9718309859</text:p>
          </table:table-cell>
          <table:table-cell office:value-type="float" office:value="2.80898876404494">
            <text:p>2,808988764</text:p>
          </table:table-cell>
          <table:table-cell office:value-type="float" office:value="14.5161290322581">
            <text:p>14,5161290323</text:p>
          </table:table-cell>
          <table:table-cell table:formula="of:=[.B221]-[.C221]" office:value-type="float" office:value="9.16284222187055">
            <text:p>9,1628422219</text:p>
          </table:table-cell>
          <table:table-cell table:formula="of:=[.D221]-[.B221]" office:value-type="float" office:value="2.54429804634257">
            <text:p>2,544298046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0.0840336134454">
            <text:p>10,0840336134</text:p>
          </table:table-cell>
          <table:table-cell office:value-type="float" office:value="2.46913580246914">
            <text:p>2,4691358025</text:p>
          </table:table-cell>
          <table:table-cell office:value-type="float" office:value="14.1592920353982">
            <text:p>14,1592920354</text:p>
          </table:table-cell>
          <table:table-cell table:formula="of:=[.B222]-[.C222]" office:value-type="float" office:value="7.61489781097624">
            <text:p>7,614897811</text:p>
          </table:table-cell>
          <table:table-cell table:formula="of:=[.D222]-[.B222]" office:value-type="float" office:value="4.07525842195285">
            <text:p>4,075258422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8.7378640776699">
            <text:p>8,7378640777</text:p>
          </table:table-cell>
          <table:table-cell office:value-type="float" office:value="2.0979020979021">
            <text:p>2,0979020979</text:p>
          </table:table-cell>
          <table:table-cell office:value-type="float" office:value="12.3711340206186">
            <text:p>12,3711340206</text:p>
          </table:table-cell>
          <table:table-cell table:formula="of:=[.B223]-[.C223]" office:value-type="float" office:value="6.6399619797678">
            <text:p>6,6399619798</text:p>
          </table:table-cell>
          <table:table-cell table:formula="of:=[.D223]-[.B223]" office:value-type="float" office:value="3.63326994294865">
            <text:p>3,6332699429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8.79120879120879">
            <text:p>8,7912087912</text:p>
          </table:table-cell>
          <table:table-cell office:value-type="float" office:value="0.826446280991735">
            <text:p>0,826446281</text:p>
          </table:table-cell>
          <table:table-cell office:value-type="float" office:value="12.5">
            <text:p>12,5</text:p>
          </table:table-cell>
          <table:table-cell table:formula="of:=[.B224]-[.C224]" office:value-type="float" office:value="7.96476251021706">
            <text:p>7,9647625102</text:p>
          </table:table-cell>
          <table:table-cell table:formula="of:=[.D224]-[.B224]" office:value-type="float" office:value="3.70879120879121">
            <text:p>3,7087912088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8.23529411764706">
            <text:p>8,2352941176</text:p>
          </table:table-cell>
          <table:table-cell office:value-type="float" office:value="0">
            <text:p>0</text:p>
          </table:table-cell>
          <table:table-cell office:value-type="float" office:value="12.1621621621622">
            <text:p>12,1621621622</text:p>
          </table:table-cell>
          <table:table-cell table:formula="of:=[.B225]-[.C225]" office:value-type="float" office:value="8.23529411764706">
            <text:p>8,2352941176</text:p>
          </table:table-cell>
          <table:table-cell table:formula="of:=[.D225]-[.B225]" office:value-type="float" office:value="3.92686804451511">
            <text:p>3,9268680445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7.69230769230769">
            <text:p>7,6923076923</text:p>
          </table:table-cell>
          <table:table-cell office:value-type="float" office:value="0">
            <text:p>0</text:p>
          </table:table-cell>
          <table:table-cell office:value-type="float" office:value="11.1111111111111">
            <text:p>11,1111111111</text:p>
          </table:table-cell>
          <table:table-cell table:formula="of:=[.B226]-[.C226]" office:value-type="float" office:value="7.69230769230769">
            <text:p>7,6923076923</text:p>
          </table:table-cell>
          <table:table-cell table:formula="of:=[.D226]-[.B226]" office:value-type="float" office:value="3.41880341880342">
            <text:p>3,4188034188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8.69565217391304">
            <text:p>8,6956521739</text:p>
          </table:table-cell>
          <table:table-cell office:value-type="float" office:value="0">
            <text:p>0</text:p>
          </table:table-cell>
          <table:table-cell office:value-type="float" office:value="11.4754098360656">
            <text:p>11,4754098361</text:p>
          </table:table-cell>
          <table:table-cell table:formula="of:=[.B227]-[.C227]" office:value-type="float" office:value="8.69565217391304">
            <text:p>8,6956521739</text:p>
          </table:table-cell>
          <table:table-cell table:formula="of:=[.D227]-[.B227]" office:value-type="float" office:value="2.77975766215253">
            <text:p>2,779757662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9.52380952380952">
            <text:p>9,523809523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formula="of:=[.B228]-[.C228]" office:value-type="float" office:value="9.52380952380952">
            <text:p>9,5238095238</text:p>
          </table:table-cell>
          <table:table-cell table:formula="of:=[.D228]-[.B228]" office:value-type="float" office:value="0.476190476190476">
            <text:p>0,4761904762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1.3207547169811">
            <text:p>11,320754717</text:p>
          </table:table-cell>
          <table:table-cell office:value-type="float" office:value="0">
            <text:p>0</text:p>
          </table:table-cell>
          <table:table-cell office:value-type="float" office:value="10.8695652173913">
            <text:p>10,8695652174</text:p>
          </table:table-cell>
          <table:table-cell table:formula="of:=[.B229]-[.C229]" office:value-type="float" office:value="11.3207547169811">
            <text:p>11,320754717</text:p>
          </table:table-cell>
          <table:table-cell table:formula="of:=[.D229]-[.B229]" office:value-type="float" office:value="-0.451189499589828">
            <text:p>-0,4511894996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10.8695652173913">
            <text:p>10,8695652174</text:p>
          </table:table-cell>
          <table:table-cell office:value-type="float" office:value="0">
            <text:p>0</text:p>
          </table:table-cell>
          <table:table-cell office:value-type="float" office:value="9.30232558139535">
            <text:p>9,3023255814</text:p>
          </table:table-cell>
          <table:table-cell table:formula="of:=[.B230]-[.C230]" office:value-type="float" office:value="10.8695652173913">
            <text:p>10,8695652174</text:p>
          </table:table-cell>
          <table:table-cell table:formula="of:=[.D230]-[.B230]" office:value-type="float" office:value="-1.56723963599596">
            <text:p>-1,567239636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12.1951219512195">
            <text:p>12,1951219512</text:p>
          </table:table-cell>
          <table:table-cell office:value-type="float" office:value="0">
            <text:p>0</text:p>
          </table:table-cell>
          <table:table-cell office:value-type="float" office:value="7.69230769230769">
            <text:p>7,6923076923</text:p>
          </table:table-cell>
          <table:table-cell table:formula="of:=[.B231]-[.C231]" office:value-type="float" office:value="12.1951219512195">
            <text:p>12,1951219512</text:p>
          </table:table-cell>
          <table:table-cell table:formula="of:=[.D231]-[.B231]" office:value-type="float" office:value="-4.50281425891182">
            <text:p>-4,502814258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11.7647058823529">
            <text:p>11,7647058824</text:p>
          </table:table-cell>
          <table:table-cell office:value-type="float" office:value="0">
            <text:p>0</text:p>
          </table:table-cell>
          <table:table-cell office:value-type="float" office:value="5.88235294117647">
            <text:p>5,8823529412</text:p>
          </table:table-cell>
          <table:table-cell table:formula="of:=[.B232]-[.C232]" office:value-type="float" office:value="11.7647058823529">
            <text:p>11,7647058824</text:p>
          </table:table-cell>
          <table:table-cell table:formula="of:=[.D232]-[.B232]" office:value-type="float" office:value="-5.88235294117647">
            <text:p>-5,8823529412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10.3448275862069">
            <text:p>10,3448275862</text:p>
          </table:table-cell>
          <table:table-cell office:value-type="float" office:value="0">
            <text:p>0</text:p>
          </table:table-cell>
          <table:table-cell office:value-type="float" office:value="3.2258064516129">
            <text:p>3,2258064516</text:p>
          </table:table-cell>
          <table:table-cell table:formula="of:=[.B233]-[.C233]" office:value-type="float" office:value="10.3448275862069">
            <text:p>10,3448275862</text:p>
          </table:table-cell>
          <table:table-cell table:formula="of:=[.D233]-[.B233]" office:value-type="float" office:value="-7.11902113459399">
            <text:p>-7,1190211346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8.69565217391304">
            <text:p>8,6956521739</text:p>
          </table:table-cell>
          <table:table-cell office:value-type="float" office:value="0">
            <text:p>0</text:p>
          </table:table-cell>
          <table:table-cell office:value-type="float" office:value="3.57142857142857">
            <text:p>3,5714285714</text:p>
          </table:table-cell>
          <table:table-cell table:formula="of:=[.B234]-[.C234]" office:value-type="float" office:value="8.69565217391304">
            <text:p>8,6956521739</text:p>
          </table:table-cell>
          <table:table-cell table:formula="of:=[.D234]-[.B234]" office:value-type="float" office:value="-5.12422360248447">
            <text:p>-5,1242236025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4.16666666666667">
            <text:p>4,166666666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235]-[.C235]" office:value-type="float" office:value="4.16666666666667">
            <text:p>4,1666666667</text:p>
          </table:table-cell>
          <table:table-cell table:formula="of:=[.D235]-[.B235]" office:value-type="float" office:value="-0.166666666666666">
            <text:p>-0,1666666667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4.76190476190476">
            <text:p>4,76190476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236]-[.C236]" office:value-type="float" office:value="4.76190476190476">
            <text:p>4,7619047619</text:p>
          </table:table-cell>
          <table:table-cell table:formula="of:=[.D236]-[.B236]" office:value-type="float" office:value="0.238095238095238">
            <text:p>0,2380952381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B237]-[.C237]" office:value-type="float" office:value="5">
            <text:p>5</text:p>
          </table:table-cell>
          <table:table-cell table:formula="of:=[.D237]-[.B237]" office:value-type="float" office:value="1.25">
            <text:p>1,25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5.55555555555556">
            <text:p>5,5555555556</text:p>
          </table:table-cell>
          <table:table-cell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B238]-[.C238]" office:value-type="float" office:value="5.55555555555556">
            <text:p>5,5555555556</text:p>
          </table:table-cell>
          <table:table-cell table:formula="of:=[.D238]-[.B238]" office:value-type="float" office:value="0.694444444444445">
            <text:p>0,6944444444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B239]-[.C239]" office:value-type="float" office:value="0">
            <text:p>0</text:p>
          </table:table-cell>
          <table:table-cell table:formula="of:=[.D239]-[.B239]" office:value-type="float" office:value="6.25">
            <text:p>6,25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B240]-[.C240]" office:value-type="float" office:value="0">
            <text:p>0</text:p>
          </table:table-cell>
          <table:table-cell table:formula="of:=[.D240]-[.B240]" office:value-type="float" office:value="6.25">
            <text:p>6,25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table:number-columns-repeated="2" office:value-type="float" office:value="0">
            <text:p>0</text:p>
          </table:table-cell>
          <table:table-cell office:value-type="float" office:value="6.25">
            <text:p>6,25</text:p>
          </table:table-cell>
          <table:table-cell table:formula="of:=[.B241]-[.C241]" office:value-type="float" office:value="0">
            <text:p>0</text:p>
          </table:table-cell>
          <table:table-cell table:formula="of:=[.D241]-[.B241]" office:value-type="float" office:value="6.25">
            <text:p>6,25</text:p>
          </table:table-cell>
        </table:table-row>
        <table:table-row table:style-name="ro2" table:number-rows-repeated="104833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congestion" table:style-name="ta1">
        <table:shapes>
          <draw:frame draw:z-index="0" draw:style-name="gr1" draw:text-style-name="P1" svg:width="15.999cm" svg:height="8.999cm" svg:x="14.254cm" svg:y="0.489cm">
            <draw:object draw:notify-on-update-of-ranges="congestion.B1:congestion.B1 congestion.B2:congestion.B241 congestion.C1:congestion.C1 congestion.C2:congestion.C241 congestion.D1:congestion.D1 congestion.D2:congestion.D2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6.008cm" svg:height="9.004cm" svg:x="14.385cm" svg:y="9.984cm">
            <draw:object draw:notify-on-update-of-ranges="congestion.E1:congestion.E1 congestion.E2:congestion.E241 congestion.F1:congestion.F1 congestion.F2:congestion.F24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status-quo</text:p>
          </table:table-cell>
          <table:table-cell office:value-type="string">
            <text:p>bus</text:p>
          </table:table-cell>
          <table:table-cell office:value-type="string">
            <text:p>tram</text:p>
          </table:table-cell>
          <table:table-cell office:value-type="string">
            <text:p>stq-bus</text:p>
          </table:table-cell>
          <table:table-cell office:value-type="string">
            <text:p>stq-tram</text:p>
          </table:table-cell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0.137985340198196">
            <text:p>0,1379853402</text:p>
          </table:table-cell>
          <table:table-cell office:value-type="float" office:value="0">
            <text:p>0</text:p>
          </table:table-cell>
          <table:table-cell table:formula="of:=[.B2]-[.C2]" office:value-type="float" office:value="-0.137985340198196">
            <text:p>-0,1379853402</text:p>
          </table:table-cell>
          <table:table-cell table:formula="of:=[.D2]-[.B2]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11081239119782">
            <text:p>0,1108123912</text:p>
          </table:table-cell>
          <table:table-cell office:value-type="float" office:value="0">
            <text:p>0</text:p>
          </table:table-cell>
          <table:table-cell table:formula="of:=[.B3]-[.C3]" office:value-type="float" office:value="-0.11081239119782">
            <text:p>-0,1108123912</text:p>
          </table:table-cell>
          <table:table-cell table:formula="of:=[.D3]-[.B3]" office:value-type="float" office:value="0">
            <text:p>0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08036508012731">
            <text:p>0,108036508</text:p>
          </table:table-cell>
          <table:table-cell office:value-type="float" office:value="0">
            <text:p>0</text:p>
          </table:table-cell>
          <table:table-cell table:formula="of:=[.B4]-[.C4]" office:value-type="float" office:value="-0.108036508012731">
            <text:p>-0,108036508</text:p>
          </table:table-cell>
          <table:table-cell table:formula="of:=[.D4]-[.B4]" office:value-type="float" office:value="0">
            <text:p>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0.120654974383203">
            <text:p>0,1206549744</text:p>
          </table:table-cell>
          <table:table-cell office:value-type="float" office:value="0">
            <text:p>0</text:p>
          </table:table-cell>
          <table:table-cell table:formula="of:=[.B5]-[.C5]" office:value-type="float" office:value="-0.120654974383203">
            <text:p>-0,1206549744</text:p>
          </table:table-cell>
          <table:table-cell table:formula="of:=[.D5]-[.B5]" office:value-type="float" office:value="0">
            <text:p>0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0.0560535787881221">
            <text:p>0,0560535788</text:p>
          </table:table-cell>
          <table:table-cell office:value-type="float" office:value="0">
            <text:p>0</text:p>
          </table:table-cell>
          <table:table-cell table:formula="of:=[.B6]-[.C6]" office:value-type="float" office:value="-0.0560535787881221">
            <text:p>-0,0560535788</text:p>
          </table:table-cell>
          <table:table-cell table:formula="of:=[.D6]-[.B6]" office:value-type="float" office:value="0">
            <text:p>0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0.0595506989894756">
            <text:p>0,059550699</text:p>
          </table:table-cell>
          <table:table-cell office:value-type="float" office:value="0">
            <text:p>0</text:p>
          </table:table-cell>
          <table:table-cell table:formula="of:=[.B7]-[.C7]" office:value-type="float" office:value="-0.0595506989894756">
            <text:p>-0,059550699</text:p>
          </table:table-cell>
          <table:table-cell table:formula="of:=[.D7]-[.B7]" office:value-type="float" office:value="0">
            <text:p>0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323447688780609">
            <text:p>0,0323447689</text:p>
          </table:table-cell>
          <table:table-cell office:value-type="float" office:value="0">
            <text:p>0</text:p>
          </table:table-cell>
          <table:table-cell table:formula="of:=[.B8]-[.C8]" office:value-type="float" office:value="-0.0323447688780609">
            <text:p>-0,0323447689</text:p>
          </table:table-cell>
          <table:table-cell table:formula="of:=[.D8]-[.B8]" office:value-type="float" office:value="0">
            <text:p>0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229656364639001">
            <text:p>0,0229656365</text:p>
          </table:table-cell>
          <table:table-cell office:value-type="float" office:value="0">
            <text:p>0</text:p>
          </table:table-cell>
          <table:table-cell table:formula="of:=[.B9]-[.C9]" office:value-type="float" office:value="-0.0229656364639001">
            <text:p>-0,0229656365</text:p>
          </table:table-cell>
          <table:table-cell table:formula="of:=[.D9]-[.B9]" office:value-type="float" office:value="0">
            <text:p>0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020093758515192">
            <text:p>0,0200937585</text:p>
          </table:table-cell>
          <table:table-cell office:value-type="float" office:value="0">
            <text:p>0</text:p>
          </table:table-cell>
          <table:table-cell table:formula="of:=[.B10]-[.C10]" office:value-type="float" office:value="-0.020093758515192">
            <text:p>-0,0200937585</text:p>
          </table:table-cell>
          <table:table-cell table:formula="of:=[.D10]-[.B10]" office:value-type="float" office:value="0">
            <text:p>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0.0224161031063473">
            <text:p>0,0224161031</text:p>
          </table:table-cell>
          <table:table-cell office:value-type="float" office:value="0">
            <text:p>0</text:p>
          </table:table-cell>
          <table:table-cell table:formula="of:=[.B11]-[.C11]" office:value-type="float" office:value="-0.0224161031063473">
            <text:p>-0,0224161031</text:p>
          </table:table-cell>
          <table:table-cell table:formula="of:=[.D11]-[.B11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0.0230377002995289">
            <text:p>0,0230377003</text:p>
          </table:table-cell>
          <table:table-cell office:value-type="float" office:value="0">
            <text:p>0</text:p>
          </table:table-cell>
          <table:table-cell table:formula="of:=[.B12]-[.C12]" office:value-type="float" office:value="-0.0230377002995289">
            <text:p>-0,0230377003</text:p>
          </table:table-cell>
          <table:table-cell table:formula="of:=[.D12]-[.B12]" office:value-type="float" office:value="0">
            <text:p>0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56758801544768">
            <text:p>0,0567588015</text:p>
          </table:table-cell>
          <table:table-cell office:value-type="float" office:value="0">
            <text:p>0</text:p>
          </table:table-cell>
          <table:table-cell table:formula="of:=[.B13]-[.C13]" office:value-type="float" office:value="-0.056758801544768">
            <text:p>-0,0567588015</text:p>
          </table:table-cell>
          <table:table-cell table:formula="of:=[.D13]-[.B13]" office:value-type="float" office:value="0">
            <text:p>0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0.0422868854538967">
            <text:p>0,0422868855</text:p>
          </table:table-cell>
          <table:table-cell office:value-type="float" office:value="0">
            <text:p>0</text:p>
          </table:table-cell>
          <table:table-cell table:formula="of:=[.B14]-[.C14]" office:value-type="float" office:value="-0.0422868854538967">
            <text:p>-0,0422868855</text:p>
          </table:table-cell>
          <table:table-cell table:formula="of:=[.D14]-[.B14]" office:value-type="float" office:value="0">
            <text:p>0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279956868510847">
            <text:p>0,0279956869</text:p>
          </table:table-cell>
          <table:table-cell office:value-type="float" office:value="0">
            <text:p>0</text:p>
          </table:table-cell>
          <table:table-cell table:formula="of:=[.B15]-[.C15]" office:value-type="float" office:value="-0.0279956868510847">
            <text:p>-0,0279956869</text:p>
          </table:table-cell>
          <table:table-cell table:formula="of:=[.D15]-[.B15]" office:value-type="float" office:value="0">
            <text:p>0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0.0325483439450057">
            <text:p>0,0325483439</text:p>
          </table:table-cell>
          <table:table-cell office:value-type="float" office:value="0">
            <text:p>0</text:p>
          </table:table-cell>
          <table:table-cell table:formula="of:=[.B16]-[.C16]" office:value-type="float" office:value="-0.0325483439450057">
            <text:p>-0,0325483439</text:p>
          </table:table-cell>
          <table:table-cell table:formula="of:=[.D16]-[.B16]" office:value-type="float" office:value="0">
            <text:p>0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0.0842230381403072">
            <text:p>0,0842230381</text:p>
          </table:table-cell>
          <table:table-cell office:value-type="float" office:value="0">
            <text:p>0</text:p>
          </table:table-cell>
          <table:table-cell table:formula="of:=[.B17]-[.C17]" office:value-type="float" office:value="-0.0842230381403072">
            <text:p>-0,0842230381</text:p>
          </table:table-cell>
          <table:table-cell table:formula="of:=[.D17]-[.B17]" office:value-type="float" office:value="0">
            <text:p>0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0555751838871685">
            <text:p>0,0055575184</text:p>
          </table:table-cell>
          <table:table-cell office:value-type="float" office:value="0">
            <text:p>0</text:p>
          </table:table-cell>
          <table:table-cell table:formula="of:=[.B18]-[.C18]" office:value-type="float" office:value="-0.00555751838871685">
            <text:p>-0,0055575184</text:p>
          </table:table-cell>
          <table:table-cell table:formula="of:=[.D18]-[.B18]" office:value-type="float" office:value="0">
            <text:p>0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0.00254948863376779">
            <text:p>0,0025494886</text:p>
          </table:table-cell>
          <table:table-cell office:value-type="float" office:value="0">
            <text:p>0</text:p>
          </table:table-cell>
          <table:table-cell table:formula="of:=[.B19]-[.C19]" office:value-type="float" office:value="-0.00254948863376779">
            <text:p>-0,0025494886</text:p>
          </table:table-cell>
          <table:table-cell table:formula="of:=[.D19]-[.B19]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table:formula="of:=[.B20]-[.C20]" office:value-type="float" office:value="0">
            <text:p>0</text:p>
          </table:table-cell>
          <table:table-cell table:formula="of:=[.D20]-[.B20]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table:formula="of:=[.B21]-[.C21]" office:value-type="float" office:value="0">
            <text:p>0</text:p>
          </table:table-cell>
          <table:table-cell table:formula="of:=[.D21]-[.B21]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formula="of:=[.B22]-[.C22]" office:value-type="float" office:value="0">
            <text:p>0</text:p>
          </table:table-cell>
          <table:table-cell table:formula="of:=[.D22]-[.B22]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table:formula="of:=[.B23]-[.C23]" office:value-type="float" office:value="0">
            <text:p>0</text:p>
          </table:table-cell>
          <table:table-cell table:formula="of:=[.D23]-[.B23]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table:formula="of:=[.B24]-[.C24]" office:value-type="float" office:value="0">
            <text:p>0</text:p>
          </table:table-cell>
          <table:table-cell table:formula="of:=[.D24]-[.B24]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table:formula="of:=[.B25]-[.C25]" office:value-type="float" office:value="0">
            <text:p>0</text:p>
          </table:table-cell>
          <table:table-cell table:formula="of:=[.D25]-[.B25]" office:value-type="float" office:value="0">
            <text:p>0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table:formula="of:=[.B26]-[.C26]" office:value-type="float" office:value="0">
            <text:p>0</text:p>
          </table:table-cell>
          <table:table-cell table:formula="of:=[.D26]-[.B26]" office:value-type="float" office:value="0">
            <text:p>0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table:formula="of:=[.B27]-[.C27]" office:value-type="float" office:value="0">
            <text:p>0</text:p>
          </table:table-cell>
          <table:table-cell table:formula="of:=[.D27]-[.B27]" office:value-type="float" office:value="0">
            <text:p>0</text:p>
          </table:table-cell>
        </table:table-row>
        <table:table-row table:style-name="ro2"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table:formula="of:=[.B28]-[.C28]" office:value-type="float" office:value="0">
            <text:p>0</text:p>
          </table:table-cell>
          <table:table-cell table:formula="of:=[.D28]-[.B28]" office:value-type="float" office:value="0">
            <text:p>0</text:p>
          </table:table-cell>
        </table:table-row>
        <table:table-row table:style-name="ro2"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table:formula="of:=[.B29]-[.C29]" office:value-type="float" office:value="0">
            <text:p>0</text:p>
          </table:table-cell>
          <table:table-cell table:formula="of:=[.D29]-[.B29]" office:value-type="float" office:value="0">
            <text:p>0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table:formula="of:=[.B30]-[.C30]" office:value-type="float" office:value="0">
            <text:p>0</text:p>
          </table:table-cell>
          <table:table-cell table:formula="of:=[.D30]-[.B30]" office:value-type="float" office:value="0">
            <text:p>0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table:formula="of:=[.B31]-[.C31]" office:value-type="float" office:value="0">
            <text:p>0</text:p>
          </table:table-cell>
          <table:table-cell table:formula="of:=[.D31]-[.B31]" office:value-type="float" office:value="0">
            <text:p>0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table:formula="of:=[.B32]-[.C32]" office:value-type="float" office:value="0">
            <text:p>0</text:p>
          </table:table-cell>
          <table:table-cell table:formula="of:=[.D32]-[.B32]" office:value-type="float" office:value="0">
            <text:p>0</text:p>
          </table:table-cell>
        </table:table-row>
        <table:table-row table:style-name="ro2"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table:formula="of:=[.B33]-[.C33]" office:value-type="float" office:value="0">
            <text:p>0</text:p>
          </table:table-cell>
          <table:table-cell table:formula="of:=[.D33]-[.B33]" office:value-type="float" office:value="0">
            <text:p>0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formula="of:=[.B34]-[.C34]" office:value-type="float" office:value="0">
            <text:p>0</text:p>
          </table:table-cell>
          <table:table-cell table:formula="of:=[.D34]-[.B34]" office:value-type="float" office:value="0">
            <text:p>0</text:p>
          </table:table-cell>
        </table:table-row>
        <table:table-row table:style-name="ro2"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table:formula="of:=[.B35]-[.C35]" office:value-type="float" office:value="0">
            <text:p>0</text:p>
          </table:table-cell>
          <table:table-cell table:formula="of:=[.D35]-[.B35]" office:value-type="float" office:value="0">
            <text:p>0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0110462670686919">
            <text:p>0,0110462671</text:p>
          </table:table-cell>
          <table:table-cell office:value-type="float" office:value="0">
            <text:p>0</text:p>
          </table:table-cell>
          <table:table-cell table:formula="of:=[.B36]-[.C36]" office:value-type="float" office:value="-0.0110462670686919">
            <text:p>-0,0110462671</text:p>
          </table:table-cell>
          <table:table-cell table:formula="of:=[.D36]-[.B36]" office:value-type="float" office:value="0">
            <text:p>0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0249795711420454">
            <text:p>0,0249795711</text:p>
          </table:table-cell>
          <table:table-cell office:value-type="float" office:value="0">
            <text:p>0</text:p>
          </table:table-cell>
          <table:table-cell table:formula="of:=[.B37]-[.C37]" office:value-type="float" office:value="-0.0249795711420454">
            <text:p>-0,0249795711</text:p>
          </table:table-cell>
          <table:table-cell table:formula="of:=[.D37]-[.B37]" office:value-type="float" office:value="0">
            <text:p>0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097134030068865">
            <text:p>0,0971340301</text:p>
          </table:table-cell>
          <table:table-cell office:value-type="float" office:value="0">
            <text:p>0</text:p>
          </table:table-cell>
          <table:table-cell table:formula="of:=[.B38]-[.C38]" office:value-type="float" office:value="-0.097134030068865">
            <text:p>-0,0971340301</text:p>
          </table:table-cell>
          <table:table-cell table:formula="of:=[.D38]-[.B38]" office:value-type="float" office:value="0">
            <text:p>0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0412477309305218">
            <text:p>0,0412477309</text:p>
          </table:table-cell>
          <table:table-cell office:value-type="float" office:value="0">
            <text:p>0</text:p>
          </table:table-cell>
          <table:table-cell table:formula="of:=[.B39]-[.C39]" office:value-type="float" office:value="-0.0412477309305218">
            <text:p>-0,0412477309</text:p>
          </table:table-cell>
          <table:table-cell table:formula="of:=[.D39]-[.B39]" office:value-type="float" office:value="0">
            <text:p>0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0447943028975817">
            <text:p>0,0447943029</text:p>
          </table:table-cell>
          <table:table-cell office:value-type="float" office:value="0">
            <text:p>0</text:p>
          </table:table-cell>
          <table:table-cell table:formula="of:=[.B40]-[.C40]" office:value-type="float" office:value="-0.0447943028975817">
            <text:p>-0,0447943029</text:p>
          </table:table-cell>
          <table:table-cell table:formula="of:=[.D40]-[.B40]" office:value-type="float" office:value="0">
            <text:p>0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07814375726377">
            <text:p>0,1078143757</text:p>
          </table:table-cell>
          <table:table-cell office:value-type="float" office:value="0">
            <text:p>0</text:p>
          </table:table-cell>
          <table:table-cell table:formula="of:=[.B41]-[.C41]" office:value-type="float" office:value="-0.107814375726377">
            <text:p>-0,1078143757</text:p>
          </table:table-cell>
          <table:table-cell table:formula="of:=[.D41]-[.B41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0605210088200007">
            <text:p>0,0605210088</text:p>
          </table:table-cell>
          <table:table-cell office:value-type="float" office:value="0">
            <text:p>0</text:p>
          </table:table-cell>
          <table:table-cell table:formula="of:=[.B42]-[.C42]" office:value-type="float" office:value="-0.0605210088200007">
            <text:p>-0,0605210088</text:p>
          </table:table-cell>
          <table:table-cell table:formula="of:=[.D42]-[.B42]" office:value-type="float" office:value="0">
            <text:p>0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487275421419104">
            <text:p>0,4872754214</text:p>
          </table:table-cell>
          <table:table-cell office:value-type="float" office:value="0">
            <text:p>0</text:p>
          </table:table-cell>
          <table:table-cell table:formula="of:=[.B43]-[.C43]" office:value-type="float" office:value="-0.487275421419104">
            <text:p>-0,4872754214</text:p>
          </table:table-cell>
          <table:table-cell table:formula="of:=[.D43]-[.B43]" office:value-type="float" office:value="0">
            <text:p>0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0494644258594193">
            <text:p>0,0494644259</text:p>
          </table:table-cell>
          <table:table-cell office:value-type="float" office:value="0">
            <text:p>0</text:p>
          </table:table-cell>
          <table:table-cell table:formula="of:=[.B44]-[.C44]" office:value-type="float" office:value="-0.0494644258594193">
            <text:p>-0,0494644259</text:p>
          </table:table-cell>
          <table:table-cell table:formula="of:=[.D44]-[.B44]" office:value-type="float" office:value="0">
            <text:p>0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068333180867886">
            <text:p>0,0683331809</text:p>
          </table:table-cell>
          <table:table-cell office:value-type="float" office:value="0">
            <text:p>0</text:p>
          </table:table-cell>
          <table:table-cell table:formula="of:=[.B45]-[.C45]" office:value-type="float" office:value="-0.068333180867886">
            <text:p>-0,0683331809</text:p>
          </table:table-cell>
          <table:table-cell table:formula="of:=[.D45]-[.B45]" office:value-type="float" office:value="0">
            <text:p>0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625675227788941">
            <text:p>0,0625675228</text:p>
          </table:table-cell>
          <table:table-cell office:value-type="float" office:value="0">
            <text:p>0</text:p>
          </table:table-cell>
          <table:table-cell table:formula="of:=[.B46]-[.C46]" office:value-type="float" office:value="-0.0625675227788941">
            <text:p>-0,0625675228</text:p>
          </table:table-cell>
          <table:table-cell table:formula="of:=[.D46]-[.B46]" office:value-type="float" office:value="0">
            <text:p>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0612251774989141">
            <text:p>0,0612251775</text:p>
          </table:table-cell>
          <table:table-cell office:value-type="float" office:value="0">
            <text:p>0</text:p>
          </table:table-cell>
          <table:table-cell table:formula="of:=[.B47]-[.C47]" office:value-type="float" office:value="-0.0612251774989141">
            <text:p>-0,0612251775</text:p>
          </table:table-cell>
          <table:table-cell table:formula="of:=[.D47]-[.B47]" office:value-type="float" office:value="0">
            <text:p>0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0991613370242369">
            <text:p>0,099161337</text:p>
          </table:table-cell>
          <table:table-cell office:value-type="float" office:value="0">
            <text:p>0</text:p>
          </table:table-cell>
          <table:table-cell table:formula="of:=[.B48]-[.C48]" office:value-type="float" office:value="-0.0991613370242369">
            <text:p>-0,099161337</text:p>
          </table:table-cell>
          <table:table-cell table:formula="of:=[.D48]-[.B48]" office:value-type="float" office:value="0">
            <text:p>0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0718518208920108">
            <text:p>0,0718518209</text:p>
          </table:table-cell>
          <table:table-cell office:value-type="float" office:value="0">
            <text:p>0</text:p>
          </table:table-cell>
          <table:table-cell table:formula="of:=[.B49]-[.C49]" office:value-type="float" office:value="-0.0718518208920108">
            <text:p>-0,0718518209</text:p>
          </table:table-cell>
          <table:table-cell table:formula="of:=[.D49]-[.B49]" office:value-type="float" office:value="0">
            <text:p>0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12158515556937">
            <text:p>0,1121585156</text:p>
          </table:table-cell>
          <table:table-cell office:value-type="float" office:value="0">
            <text:p>0</text:p>
          </table:table-cell>
          <table:table-cell table:formula="of:=[.B50]-[.C50]" office:value-type="float" office:value="-0.112158515556937">
            <text:p>-0,1121585156</text:p>
          </table:table-cell>
          <table:table-cell table:formula="of:=[.D50]-[.B50]" office:value-type="float" office:value="0">
            <text:p>0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00765718430181">
            <text:p>0,1007657184</text:p>
          </table:table-cell>
          <table:table-cell office:value-type="float" office:value="0">
            <text:p>0</text:p>
          </table:table-cell>
          <table:table-cell table:formula="of:=[.B51]-[.C51]" office:value-type="float" office:value="-0.100765718430181">
            <text:p>-0,1007657184</text:p>
          </table:table-cell>
          <table:table-cell table:formula="of:=[.D51]-[.B51]" office:value-type="float" office:value="0">
            <text:p>0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0812058587391778">
            <text:p>0,0812058587</text:p>
          </table:table-cell>
          <table:table-cell office:value-type="float" office:value="0">
            <text:p>0</text:p>
          </table:table-cell>
          <table:table-cell table:formula="of:=[.B52]-[.C52]" office:value-type="float" office:value="-0.0812058587391778">
            <text:p>-0,0812058587</text:p>
          </table:table-cell>
          <table:table-cell table:formula="of:=[.D52]-[.B52]" office:value-type="float" office:value="0">
            <text:p>0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1763929062968">
            <text:p>0,1176392906</text:p>
          </table:table-cell>
          <table:table-cell office:value-type="float" office:value="0">
            <text:p>0</text:p>
          </table:table-cell>
          <table:table-cell table:formula="of:=[.B53]-[.C53]" office:value-type="float" office:value="-0.11763929062968">
            <text:p>-0,1176392906</text:p>
          </table:table-cell>
          <table:table-cell table:formula="of:=[.D53]-[.B53]" office:value-type="float" office:value="0">
            <text:p>0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131882138754049">
            <text:p>0,1318821388</text:p>
          </table:table-cell>
          <table:table-cell office:value-type="float" office:value="0">
            <text:p>0</text:p>
          </table:table-cell>
          <table:table-cell table:formula="of:=[.B54]-[.C54]" office:value-type="float" office:value="-0.131882138754049">
            <text:p>-0,1318821388</text:p>
          </table:table-cell>
          <table:table-cell table:formula="of:=[.D54]-[.B54]" office:value-type="float" office:value="0">
            <text:p>0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0273263940451625">
            <text:p>0,027326394</text:p>
          </table:table-cell>
          <table:table-cell office:value-type="float" office:value="0">
            <text:p>0</text:p>
          </table:table-cell>
          <table:table-cell table:formula="of:=[.B55]-[.C55]" office:value-type="float" office:value="-0.0273263940451625">
            <text:p>-0,027326394</text:p>
          </table:table-cell>
          <table:table-cell table:formula="of:=[.D55]-[.B55]" office:value-type="float" office:value="0">
            <text:p>0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0182607256026688">
            <text:p>0,0182607256</text:p>
          </table:table-cell>
          <table:table-cell office:value-type="float" office:value="0">
            <text:p>0</text:p>
          </table:table-cell>
          <table:table-cell table:formula="of:=[.B56]-[.C56]" office:value-type="float" office:value="-0.0182607256026688">
            <text:p>-0,0182607256</text:p>
          </table:table-cell>
          <table:table-cell table:formula="of:=[.D56]-[.B56]" office:value-type="float" office:value="0">
            <text:p>0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418232590635622">
            <text:p>0,4182325906</text:p>
          </table:table-cell>
          <table:table-cell office:value-type="float" office:value="0">
            <text:p>0</text:p>
          </table:table-cell>
          <table:table-cell table:formula="of:=[.B57]-[.C57]" office:value-type="float" office:value="-0.418232590635622">
            <text:p>-0,4182325906</text:p>
          </table:table-cell>
          <table:table-cell table:formula="of:=[.D57]-[.B57]" office:value-type="float" office:value="0">
            <text:p>0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0155454153887341">
            <text:p>0,0155454154</text:p>
          </table:table-cell>
          <table:table-cell office:value-type="float" office:value="0">
            <text:p>0</text:p>
          </table:table-cell>
          <table:table-cell table:formula="of:=[.B58]-[.C58]" office:value-type="float" office:value="-0.0155454153887341">
            <text:p>-0,0155454154</text:p>
          </table:table-cell>
          <table:table-cell table:formula="of:=[.D58]-[.B58]" office:value-type="float" office:value="0">
            <text:p>0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00463451207941345">
            <text:p>0,0046345121</text:p>
          </table:table-cell>
          <table:table-cell office:value-type="float" office:value="0">
            <text:p>0</text:p>
          </table:table-cell>
          <table:table-cell table:formula="of:=[.B59]-[.C59]" office:value-type="float" office:value="-0.00463451207941345">
            <text:p>-0,0046345121</text:p>
          </table:table-cell>
          <table:table-cell table:formula="of:=[.D59]-[.B59]" office:value-type="float" office:value="0">
            <text:p>0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0125276461481911">
            <text:p>0,0125276461</text:p>
          </table:table-cell>
          <table:table-cell office:value-type="float" office:value="0">
            <text:p>0</text:p>
          </table:table-cell>
          <table:table-cell table:formula="of:=[.B60]-[.C60]" office:value-type="float" office:value="-0.0125276461481911">
            <text:p>-0,0125276461</text:p>
          </table:table-cell>
          <table:table-cell table:formula="of:=[.D60]-[.B60]" office:value-type="float" office:value="0">
            <text:p>0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0152672729795688">
            <text:p>0,015267273</text:p>
          </table:table-cell>
          <table:table-cell office:value-type="float" office:value="0">
            <text:p>0</text:p>
          </table:table-cell>
          <table:table-cell table:formula="of:=[.B61]-[.C61]" office:value-type="float" office:value="-0.0152672729795688">
            <text:p>-0,015267273</text:p>
          </table:table-cell>
          <table:table-cell table:formula="of:=[.D61]-[.B61]" office:value-type="float" office:value="0">
            <text:p>0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.120277341230018">
            <text:p>0,1202773412</text:p>
          </table:table-cell>
          <table:table-cell office:value-type="float" office:value="0.19252955552517">
            <text:p>0,1925295555</text:p>
          </table:table-cell>
          <table:table-cell office:value-type="float" office:value="0.0580588148582825">
            <text:p>0,0580588149</text:p>
          </table:table-cell>
          <table:table-cell table:formula="of:=[.B62]-[.C62]" office:value-type="float" office:value="-0.0722522142951518">
            <text:p>-0,0722522143</text:p>
          </table:table-cell>
          <table:table-cell table:formula="of:=[.D62]-[.B62]" office:value-type="float" office:value="-0.0622185263717359">
            <text:p>-0,0622185264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190382861892712">
            <text:p>0,1903828619</text:p>
          </table:table-cell>
          <table:table-cell office:value-type="float" office:value="1.21450428069333">
            <text:p>1,2145042807</text:p>
          </table:table-cell>
          <table:table-cell office:value-type="float" office:value="0.356497185967257">
            <text:p>0,356497186</text:p>
          </table:table-cell>
          <table:table-cell table:formula="of:=[.B63]-[.C63]" office:value-type="float" office:value="-1.02412141880062">
            <text:p>-1,0241214188</text:p>
          </table:table-cell>
          <table:table-cell table:formula="of:=[.D63]-[.B63]" office:value-type="float" office:value="0.166114324074546">
            <text:p>0,1661143241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.433007018171613">
            <text:p>0,4330070182</text:p>
          </table:table-cell>
          <table:table-cell office:value-type="float" office:value="1.27121873068553">
            <text:p>1,2712187307</text:p>
          </table:table-cell>
          <table:table-cell office:value-type="float" office:value="1.0365144805541">
            <text:p>1,0365144806</text:p>
          </table:table-cell>
          <table:table-cell table:formula="of:=[.B64]-[.C64]" office:value-type="float" office:value="-0.83821171251392">
            <text:p>-0,8382117125</text:p>
          </table:table-cell>
          <table:table-cell table:formula="of:=[.D64]-[.B64]" office:value-type="float" office:value="0.60350746238249">
            <text:p>0,6035074624</text:p>
          </table:table-cell>
        </table:table-row>
        <table:table-row table:style-name="ro2">
          <table:table-cell office:value-type="float" office:value="63">
            <text:p>63</text:p>
          </table:table-cell>
          <table:table-cell office:value-type="float" office:value="1.26004991977942">
            <text:p>1,2600499198</text:p>
          </table:table-cell>
          <table:table-cell office:value-type="float" office:value="1.016284003974">
            <text:p>1,016284004</text:p>
          </table:table-cell>
          <table:table-cell office:value-type="float" office:value="1.94224791577847">
            <text:p>1,9422479158</text:p>
          </table:table-cell>
          <table:table-cell table:formula="of:=[.B65]-[.C65]" office:value-type="float" office:value="0.243765915805416">
            <text:p>0,2437659158</text:p>
          </table:table-cell>
          <table:table-cell table:formula="of:=[.D65]-[.B65]" office:value-type="float" office:value="0.682197995999044">
            <text:p>0,682197996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706606164000487">
            <text:p>0,706606164</text:p>
          </table:table-cell>
          <table:table-cell office:value-type="float" office:value="1.83465874981885">
            <text:p>1,8346587498</text:p>
          </table:table-cell>
          <table:table-cell office:value-type="float" office:value="1.2639206812898">
            <text:p>1,2639206813</text:p>
          </table:table-cell>
          <table:table-cell table:formula="of:=[.B66]-[.C66]" office:value-type="float" office:value="-1.12805258581837">
            <text:p>-1,1280525858</text:p>
          </table:table-cell>
          <table:table-cell table:formula="of:=[.D66]-[.B66]" office:value-type="float" office:value="0.557314517289312">
            <text:p>0,557314517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1.79424452128548">
            <text:p>1,7942445213</text:p>
          </table:table-cell>
          <table:table-cell office:value-type="float" office:value="2.5688392039647">
            <text:p>2,568839204</text:p>
          </table:table-cell>
          <table:table-cell office:value-type="float" office:value="2.42769080172366">
            <text:p>2,4276908017</text:p>
          </table:table-cell>
          <table:table-cell table:formula="of:=[.B67]-[.C67]" office:value-type="float" office:value="-0.774594682679217">
            <text:p>-0,7745946827</text:p>
          </table:table-cell>
          <table:table-cell table:formula="of:=[.D67]-[.B67]" office:value-type="float" office:value="0.633446280438177">
            <text:p>0,6334462804</text:p>
          </table:table-cell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1.41329529677725">
            <text:p>1,4132952968</text:p>
          </table:table-cell>
          <table:table-cell office:value-type="float" office:value="4.51138818765522">
            <text:p>4,5113881877</text:p>
          </table:table-cell>
          <table:table-cell office:value-type="float" office:value="1.25985120821915">
            <text:p>1,2598512082</text:p>
          </table:table-cell>
          <table:table-cell table:formula="of:=[.B68]-[.C68]" office:value-type="float" office:value="-3.09809289087797">
            <text:p>-3,0980928909</text:p>
          </table:table-cell>
          <table:table-cell table:formula="of:=[.D68]-[.B68]" office:value-type="float" office:value="-0.153444088558099">
            <text:p>-0,1534440886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2.25195723617649">
            <text:p>2,2519572362</text:p>
          </table:table-cell>
          <table:table-cell office:value-type="float" office:value="2.10879505835427">
            <text:p>2,1087950584</text:p>
          </table:table-cell>
          <table:table-cell office:value-type="float" office:value="2.10253233162208">
            <text:p>2,1025323316</text:p>
          </table:table-cell>
          <table:table-cell table:formula="of:=[.B69]-[.C69]" office:value-type="float" office:value="0.143162177822222">
            <text:p>0,1431621778</text:p>
          </table:table-cell>
          <table:table-cell table:formula="of:=[.D69]-[.B69]" office:value-type="float" office:value="-0.14942490455441">
            <text:p>-0,1494249046</text:p>
          </table:table-cell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3.15152873493142">
            <text:p>3,1515287349</text:p>
          </table:table-cell>
          <table:table-cell office:value-type="float" office:value="3.50579107104341">
            <text:p>3,505791071</text:p>
          </table:table-cell>
          <table:table-cell office:value-type="float" office:value="1.51048629330896">
            <text:p>1,5104862933</text:p>
          </table:table-cell>
          <table:table-cell table:formula="of:=[.B70]-[.C70]" office:value-type="float" office:value="-0.354262336111991">
            <text:p>-0,3542623361</text:p>
          </table:table-cell>
          <table:table-cell table:formula="of:=[.D70]-[.B70]" office:value-type="float" office:value="-1.64104244162246">
            <text:p>-1,6410424416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1.75521147511331">
            <text:p>1,7552114751</text:p>
          </table:table-cell>
          <table:table-cell office:value-type="float" office:value="3.14290037259845">
            <text:p>3,1429003726</text:p>
          </table:table-cell>
          <table:table-cell office:value-type="float" office:value="3.84038777386305">
            <text:p>3,8403877739</text:p>
          </table:table-cell>
          <table:table-cell table:formula="of:=[.B71]-[.C71]" office:value-type="float" office:value="-1.38768889748514">
            <text:p>-1,3876888975</text:p>
          </table:table-cell>
          <table:table-cell table:formula="of:=[.D71]-[.B71]" office:value-type="float" office:value="2.08517629874974">
            <text:p>2,0851762987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2.60939087200552">
            <text:p>2,609390872</text:p>
          </table:table-cell>
          <table:table-cell office:value-type="float" office:value="3.22591111249914">
            <text:p>3,2259111125</text:p>
          </table:table-cell>
          <table:table-cell office:value-type="float" office:value="4.19147406174228">
            <text:p>4,1914740617</text:p>
          </table:table-cell>
          <table:table-cell table:formula="of:=[.B72]-[.C72]" office:value-type="float" office:value="-0.616520240493626">
            <text:p>-0,6165202405</text:p>
          </table:table-cell>
          <table:table-cell table:formula="of:=[.D72]-[.B72]" office:value-type="float" office:value="1.58208318973677">
            <text:p>1,5820831897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float" office:value="2.80643326651597">
            <text:p>2,8064332665</text:p>
          </table:table-cell>
          <table:table-cell office:value-type="float" office:value="3.99055587583736">
            <text:p>3,9905558758</text:p>
          </table:table-cell>
          <table:table-cell office:value-type="float" office:value="5.18984919420813">
            <text:p>5,1898491942</text:p>
          </table:table-cell>
          <table:table-cell table:formula="of:=[.B73]-[.C73]" office:value-type="float" office:value="-1.18412260932139">
            <text:p>-1,1841226093</text:p>
          </table:table-cell>
          <table:table-cell table:formula="of:=[.D73]-[.B73]" office:value-type="float" office:value="2.38341592769216">
            <text:p>2,3834159277</text:p>
          </table:table-cell>
        </table:table-row>
        <table:table-row table:style-name="ro2">
          <table:table-cell office:value-type="float" office:value="72">
            <text:p>72</text:p>
          </table:table-cell>
          <table:table-cell office:value-type="float" office:value="3.84232210310816">
            <text:p>3,8423221031</text:p>
          </table:table-cell>
          <table:table-cell office:value-type="float" office:value="2.25609304552166">
            <text:p>2,2560930455</text:p>
          </table:table-cell>
          <table:table-cell office:value-type="float" office:value="3.47314082860302">
            <text:p>3,4731408286</text:p>
          </table:table-cell>
          <table:table-cell table:formula="of:=[.B74]-[.C74]" office:value-type="float" office:value="1.5862290575865">
            <text:p>1,5862290576</text:p>
          </table:table-cell>
          <table:table-cell table:formula="of:=[.D74]-[.B74]" office:value-type="float" office:value="-0.369181274505146">
            <text:p>-0,3691812745</text:p>
          </table:table-cell>
        </table:table-row>
        <table:table-row table:style-name="ro2">
          <table:table-cell office:value-type="float" office:value="73">
            <text:p>73</text:p>
          </table:table-cell>
          <table:table-cell office:value-type="float" office:value="3.38127253222649">
            <text:p>3,3812725322</text:p>
          </table:table-cell>
          <table:table-cell office:value-type="float" office:value="5.00950883851341">
            <text:p>5,0095088385</text:p>
          </table:table-cell>
          <table:table-cell office:value-type="float" office:value="2.74424478281491">
            <text:p>2,7442447828</text:p>
          </table:table-cell>
          <table:table-cell table:formula="of:=[.B75]-[.C75]" office:value-type="float" office:value="-1.62823630628692">
            <text:p>-1,6282363063</text:p>
          </table:table-cell>
          <table:table-cell table:formula="of:=[.D75]-[.B75]" office:value-type="float" office:value="-0.637027749411576">
            <text:p>-0,6370277494</text:p>
          </table:table-cell>
        </table:table-row>
        <table:table-row table:style-name="ro2">
          <table:table-cell office:value-type="float" office:value="74">
            <text:p>74</text:p>
          </table:table-cell>
          <table:table-cell office:value-type="float" office:value="2.92204449534675">
            <text:p>2,9220444953</text:p>
          </table:table-cell>
          <table:table-cell office:value-type="float" office:value="2.1838365690587">
            <text:p>2,1838365691</text:p>
          </table:table-cell>
          <table:table-cell office:value-type="float" office:value="2.0317458811641">
            <text:p>2,0317458812</text:p>
          </table:table-cell>
          <table:table-cell table:formula="of:=[.B76]-[.C76]" office:value-type="float" office:value="0.738207926288049">
            <text:p>0,7382079263</text:p>
          </table:table-cell>
          <table:table-cell table:formula="of:=[.D76]-[.B76]" office:value-type="float" office:value="-0.89029861418265">
            <text:p>-0,8902986142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2.83085239609569">
            <text:p>2,8308523961</text:p>
          </table:table-cell>
          <table:table-cell office:value-type="float" office:value="4.66168389636121">
            <text:p>4,6616838964</text:p>
          </table:table-cell>
          <table:table-cell office:value-type="float" office:value="4.30080080123278">
            <text:p>4,3008008012</text:p>
          </table:table-cell>
          <table:table-cell table:formula="of:=[.B77]-[.C77]" office:value-type="float" office:value="-1.83083150026552">
            <text:p>-1,8308315003</text:p>
          </table:table-cell>
          <table:table-cell table:formula="of:=[.D77]-[.B77]" office:value-type="float" office:value="1.4699484051371">
            <text:p>1,4699484051</text:p>
          </table:table-cell>
        </table:table-row>
        <table:table-row table:style-name="ro2">
          <table:table-cell office:value-type="float" office:value="76">
            <text:p>76</text:p>
          </table:table-cell>
          <table:table-cell office:value-type="float" office:value="4.15169800922175">
            <text:p>4,1516980092</text:p>
          </table:table-cell>
          <table:table-cell office:value-type="float" office:value="2.61910118530372">
            <text:p>2,6191011853</text:p>
          </table:table-cell>
          <table:table-cell office:value-type="float" office:value="5.23996453686217">
            <text:p>5,2399645369</text:p>
          </table:table-cell>
          <table:table-cell table:formula="of:=[.B78]-[.C78]" office:value-type="float" office:value="1.53259682391804">
            <text:p>1,5325968239</text:p>
          </table:table-cell>
          <table:table-cell table:formula="of:=[.D78]-[.B78]" office:value-type="float" office:value="1.08826652764041">
            <text:p>1,0882665276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3.05349315593534">
            <text:p>3,0534931559</text:p>
          </table:table-cell>
          <table:table-cell office:value-type="float" office:value="5.64583957174258">
            <text:p>5,6458395717</text:p>
          </table:table-cell>
          <table:table-cell office:value-type="float" office:value="3.57726043879804">
            <text:p>3,5772604388</text:p>
          </table:table-cell>
          <table:table-cell table:formula="of:=[.B79]-[.C79]" office:value-type="float" office:value="-2.59234641580723">
            <text:p>-2,5923464158</text:p>
          </table:table-cell>
          <table:table-cell table:formula="of:=[.D79]-[.B79]" office:value-type="float" office:value="0.523767282862701">
            <text:p>0,5237672829</text:p>
          </table:table-cell>
        </table:table-row>
        <table:table-row table:style-name="ro2">
          <table:table-cell office:value-type="float" office:value="78">
            <text:p>78</text:p>
          </table:table-cell>
          <table:table-cell office:value-type="float" office:value="3.91701978534121">
            <text:p>3,9170197853</text:p>
          </table:table-cell>
          <table:table-cell office:value-type="float" office:value="4.40863860200532">
            <text:p>4,408638602</text:p>
          </table:table-cell>
          <table:table-cell office:value-type="float" office:value="5.85025134195534">
            <text:p>5,850251342</text:p>
          </table:table-cell>
          <table:table-cell table:formula="of:=[.B80]-[.C80]" office:value-type="float" office:value="-0.491618816664106">
            <text:p>-0,4916188167</text:p>
          </table:table-cell>
          <table:table-cell table:formula="of:=[.D80]-[.B80]" office:value-type="float" office:value="1.93323155661413">
            <text:p>1,9332315566</text:p>
          </table:table-cell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2.38295546084084">
            <text:p>2,3829554608</text:p>
          </table:table-cell>
          <table:table-cell office:value-type="float" office:value="5.34296674356143">
            <text:p>5,3429667436</text:p>
          </table:table-cell>
          <table:table-cell office:value-type="float" office:value="3.09196193348472">
            <text:p>3,0919619335</text:p>
          </table:table-cell>
          <table:table-cell table:formula="of:=[.B81]-[.C81]" office:value-type="float" office:value="-2.96001128272059">
            <text:p>-2,9600112827</text:p>
          </table:table-cell>
          <table:table-cell table:formula="of:=[.D81]-[.B81]" office:value-type="float" office:value="0.709006472643875">
            <text:p>0,7090064726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3.41251469576173">
            <text:p>3,4125146958</text:p>
          </table:table-cell>
          <table:table-cell office:value-type="float" office:value="3.42750231291354">
            <text:p>3,4275023129</text:p>
          </table:table-cell>
          <table:table-cell office:value-type="float" office:value="4.12763939728506">
            <text:p>4,1276393973</text:p>
          </table:table-cell>
          <table:table-cell table:formula="of:=[.B82]-[.C82]" office:value-type="float" office:value="-0.0149876171518035">
            <text:p>-0,0149876172</text:p>
          </table:table-cell>
          <table:table-cell table:formula="of:=[.D82]-[.B82]" office:value-type="float" office:value="0.715124701523322">
            <text:p>0,7151247015</text:p>
          </table:table-cell>
        </table:table-row>
        <table:table-row table:style-name="ro2">
          <table:table-cell office:value-type="float" office:value="81">
            <text:p>81</text:p>
          </table:table-cell>
          <table:table-cell office:value-type="float" office:value="6.77405696364391">
            <text:p>6,7740569636</text:p>
          </table:table-cell>
          <table:table-cell office:value-type="float" office:value="4.98410186222397">
            <text:p>4,9841018622</text:p>
          </table:table-cell>
          <table:table-cell office:value-type="float" office:value="4.1330955589583">
            <text:p>4,133095559</text:p>
          </table:table-cell>
          <table:table-cell table:formula="of:=[.B83]-[.C83]" office:value-type="float" office:value="1.78995510141994">
            <text:p>1,7899551014</text:p>
          </table:table-cell>
          <table:table-cell table:formula="of:=[.D83]-[.B83]" office:value-type="float" office:value="-2.64096140468561">
            <text:p>-2,6409614047</text:p>
          </table:table-cell>
        </table:table-row>
        <table:table-row table:style-name="ro2">
          <table:table-cell office:value-type="float" office:value="82">
            <text:p>82</text:p>
          </table:table-cell>
          <table:table-cell office:value-type="float" office:value="4.46091230352804">
            <text:p>4,4609123035</text:p>
          </table:table-cell>
          <table:table-cell office:value-type="float" office:value="5.56623563970371">
            <text:p>5,5662356397</text:p>
          </table:table-cell>
          <table:table-cell office:value-type="float" office:value="5.30079197193983">
            <text:p>5,3007919719</text:p>
          </table:table-cell>
          <table:table-cell table:formula="of:=[.B84]-[.C84]" office:value-type="float" office:value="-1.10532333617567">
            <text:p>-1,1053233362</text:p>
          </table:table-cell>
          <table:table-cell table:formula="of:=[.D84]-[.B84]" office:value-type="float" office:value="0.83987966841179">
            <text:p>0,8398796684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float" office:value="4.45084180889909">
            <text:p>4,4508418089</text:p>
          </table:table-cell>
          <table:table-cell office:value-type="float" office:value="7.16379140407014">
            <text:p>7,1637914041</text:p>
          </table:table-cell>
          <table:table-cell office:value-type="float" office:value="3.57023411239216">
            <text:p>3,5702341124</text:p>
          </table:table-cell>
          <table:table-cell table:formula="of:=[.B85]-[.C85]" office:value-type="float" office:value="-2.71294959517105">
            <text:p>-2,7129495952</text:p>
          </table:table-cell>
          <table:table-cell table:formula="of:=[.D85]-[.B85]" office:value-type="float" office:value="-0.88060769650692">
            <text:p>-0,8806076965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float" office:value="5.88863309246832">
            <text:p>5,8886330925</text:p>
          </table:table-cell>
          <table:table-cell office:value-type="float" office:value="7.42899710639451">
            <text:p>7,4289971064</text:p>
          </table:table-cell>
          <table:table-cell office:value-type="float" office:value="4.48205941142618">
            <text:p>4,4820594114</text:p>
          </table:table-cell>
          <table:table-cell table:formula="of:=[.B86]-[.C86]" office:value-type="float" office:value="-1.54036401392619">
            <text:p>-1,5403640139</text:p>
          </table:table-cell>
          <table:table-cell table:formula="of:=[.D86]-[.B86]" office:value-type="float" office:value="-1.40657368104214">
            <text:p>-1,406573681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7.01629455884437">
            <text:p>7,0162945588</text:p>
          </table:table-cell>
          <table:table-cell office:value-type="float" office:value="7.41705243840933">
            <text:p>7,4170524384</text:p>
          </table:table-cell>
          <table:table-cell office:value-type="float" office:value="6.5618897567378">
            <text:p>6,5618897567</text:p>
          </table:table-cell>
          <table:table-cell table:formula="of:=[.B87]-[.C87]" office:value-type="float" office:value="-0.40075787956496">
            <text:p>-0,4007578796</text:p>
          </table:table-cell>
          <table:table-cell table:formula="of:=[.D87]-[.B87]" office:value-type="float" office:value="-0.454404802106571">
            <text:p>-0,4544048021</text:p>
          </table:table-cell>
        </table:table-row>
        <table:table-row table:style-name="ro2">
          <table:table-cell office:value-type="float" office:value="86">
            <text:p>86</text:p>
          </table:table-cell>
          <table:table-cell office:value-type="float" office:value="5.92510333087036">
            <text:p>5,9251033309</text:p>
          </table:table-cell>
          <table:table-cell office:value-type="float" office:value="6.77300701221487">
            <text:p>6,7730070122</text:p>
          </table:table-cell>
          <table:table-cell office:value-type="float" office:value="6.96063141019357">
            <text:p>6,9606314102</text:p>
          </table:table-cell>
          <table:table-cell table:formula="of:=[.B88]-[.C88]" office:value-type="float" office:value="-0.847903681344508">
            <text:p>-0,8479036813</text:p>
          </table:table-cell>
          <table:table-cell table:formula="of:=[.D88]-[.B88]" office:value-type="float" office:value="1.03552807932321">
            <text:p>1,0355280793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float" office:value="6.47350699292991">
            <text:p>6,4735069929</text:p>
          </table:table-cell>
          <table:table-cell office:value-type="float" office:value="8.00290262365903">
            <text:p>8,0029026237</text:p>
          </table:table-cell>
          <table:table-cell office:value-type="float" office:value="5.65982938822881">
            <text:p>5,6598293882</text:p>
          </table:table-cell>
          <table:table-cell table:formula="of:=[.B89]-[.C89]" office:value-type="float" office:value="-1.52939563072913">
            <text:p>-1,5293956307</text:p>
          </table:table-cell>
          <table:table-cell table:formula="of:=[.D89]-[.B89]" office:value-type="float" office:value="-0.813677604701096">
            <text:p>-0,8136776047</text:p>
          </table:table-cell>
        </table:table-row>
        <table:table-row table:style-name="ro2">
          <table:table-cell office:value-type="float" office:value="88">
            <text:p>88</text:p>
          </table:table-cell>
          <table:table-cell office:value-type="float" office:value="5.90080302028396">
            <text:p>5,9008030203</text:p>
          </table:table-cell>
          <table:table-cell office:value-type="float" office:value="8.88199920151357">
            <text:p>8,8819992015</text:p>
          </table:table-cell>
          <table:table-cell office:value-type="float" office:value="5.12963997981127">
            <text:p>5,1296399798</text:p>
          </table:table-cell>
          <table:table-cell table:formula="of:=[.B90]-[.C90]" office:value-type="float" office:value="-2.98119618122961">
            <text:p>-2,9811961812</text:p>
          </table:table-cell>
          <table:table-cell table:formula="of:=[.D90]-[.B90]" office:value-type="float" office:value="-0.771163040472687">
            <text:p>-0,7711630405</text:p>
          </table:table-cell>
        </table:table-row>
        <table:table-row table:style-name="ro2">
          <table:table-cell office:value-type="float" office:value="89">
            <text:p>89</text:p>
          </table:table-cell>
          <table:table-cell office:value-type="float" office:value="7.43291897178657">
            <text:p>7,4329189718</text:p>
          </table:table-cell>
          <table:table-cell office:value-type="float" office:value="7.64385254207021">
            <text:p>7,6438525421</text:p>
          </table:table-cell>
          <table:table-cell office:value-type="float" office:value="6.75760789885032">
            <text:p>6,7576078989</text:p>
          </table:table-cell>
          <table:table-cell table:formula="of:=[.B91]-[.C91]" office:value-type="float" office:value="-0.210933570283641">
            <text:p>-0,2109335703</text:p>
          </table:table-cell>
          <table:table-cell table:formula="of:=[.D91]-[.B91]" office:value-type="float" office:value="-0.675311072936253">
            <text:p>-0,675311072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7.16807831169222">
            <text:p>7,1680783117</text:p>
          </table:table-cell>
          <table:table-cell office:value-type="float" office:value="8.33369588012086">
            <text:p>8,3336958801</text:p>
          </table:table-cell>
          <table:table-cell office:value-type="float" office:value="6.34588636264733">
            <text:p>6,3458863626</text:p>
          </table:table-cell>
          <table:table-cell table:formula="of:=[.B92]-[.C92]" office:value-type="float" office:value="-1.16561756842864">
            <text:p>-1,1656175684</text:p>
          </table:table-cell>
          <table:table-cell table:formula="of:=[.D92]-[.B92]" office:value-type="float" office:value="-0.822191949044883">
            <text:p>-0,822191949</text:p>
          </table:table-cell>
        </table:table-row>
        <table:table-row table:style-name="ro2">
          <table:table-cell office:value-type="float" office:value="91">
            <text:p>91</text:p>
          </table:table-cell>
          <table:table-cell office:value-type="float" office:value="6.42967273130065">
            <text:p>6,4296727313</text:p>
          </table:table-cell>
          <table:table-cell office:value-type="float" office:value="10.0267199860822">
            <text:p>10,0267199861</text:p>
          </table:table-cell>
          <table:table-cell office:value-type="float" office:value="8.13761752328398">
            <text:p>8,1376175233</text:p>
          </table:table-cell>
          <table:table-cell table:formula="of:=[.B93]-[.C93]" office:value-type="float" office:value="-3.59704725478155">
            <text:p>-3,5970472548</text:p>
          </table:table-cell>
          <table:table-cell table:formula="of:=[.D93]-[.B93]" office:value-type="float" office:value="1.70794479198334">
            <text:p>1,707944792</text:p>
          </table:table-cell>
        </table:table-row>
        <table:table-row table:style-name="ro2">
          <table:table-cell office:value-type="float" office:value="92">
            <text:p>92</text:p>
          </table:table-cell>
          <table:table-cell office:value-type="float" office:value="8.29030289745016">
            <text:p>8,2903028975</text:p>
          </table:table-cell>
          <table:table-cell office:value-type="float" office:value="10.4063661466257">
            <text:p>10,4063661466</text:p>
          </table:table-cell>
          <table:table-cell office:value-type="float" office:value="7.4181126099703">
            <text:p>7,41811261</text:p>
          </table:table-cell>
          <table:table-cell table:formula="of:=[.B94]-[.C94]" office:value-type="float" office:value="-2.11606324917549">
            <text:p>-2,1160632492</text:p>
          </table:table-cell>
          <table:table-cell table:formula="of:=[.D94]-[.B94]" office:value-type="float" office:value="-0.87219028747986">
            <text:p>-0,8721902875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7.07464416760076">
            <text:p>7,0746441676</text:p>
          </table:table-cell>
          <table:table-cell office:value-type="float" office:value="10.3211678657794">
            <text:p>10,3211678658</text:p>
          </table:table-cell>
          <table:table-cell office:value-type="float" office:value="7.10928140450995">
            <text:p>7,1092814045</text:p>
          </table:table-cell>
          <table:table-cell table:formula="of:=[.B95]-[.C95]" office:value-type="float" office:value="-3.24652369817861">
            <text:p>-3,2465236982</text:p>
          </table:table-cell>
          <table:table-cell table:formula="of:=[.D95]-[.B95]" office:value-type="float" office:value="0.0346372369091865">
            <text:p>0,0346372369</text:p>
          </table:table-cell>
        </table:table-row>
        <table:table-row table:style-name="ro2">
          <table:table-cell office:value-type="float" office:value="94">
            <text:p>94</text:p>
          </table:table-cell>
          <table:table-cell office:value-type="float" office:value="8.42682859822637">
            <text:p>8,4268285982</text:p>
          </table:table-cell>
          <table:table-cell office:value-type="float" office:value="9.5526853824034">
            <text:p>9,5526853824</text:p>
          </table:table-cell>
          <table:table-cell office:value-type="float" office:value="8.48266758669916">
            <text:p>8,4826675867</text:p>
          </table:table-cell>
          <table:table-cell table:formula="of:=[.B96]-[.C96]" office:value-type="float" office:value="-1.12585678417703">
            <text:p>-1,1258567842</text:p>
          </table:table-cell>
          <table:table-cell table:formula="of:=[.D96]-[.B96]" office:value-type="float" office:value="0.0558389884727912">
            <text:p>0,0558389885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8.25954089110883">
            <text:p>8,2595408911</text:p>
          </table:table-cell>
          <table:table-cell office:value-type="float" office:value="13.5182953453358">
            <text:p>13,5182953453</text:p>
          </table:table-cell>
          <table:table-cell office:value-type="float" office:value="6.83566760547702">
            <text:p>6,8356676055</text:p>
          </table:table-cell>
          <table:table-cell table:formula="of:=[.B97]-[.C97]" office:value-type="float" office:value="-5.25875445422695">
            <text:p>-5,2587544542</text:p>
          </table:table-cell>
          <table:table-cell table:formula="of:=[.D97]-[.B97]" office:value-type="float" office:value="-1.4238732856318">
            <text:p>-1,4238732856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8.11338026527793">
            <text:p>8,1133802653</text:p>
          </table:table-cell>
          <table:table-cell office:value-type="float" office:value="10.2137161549101">
            <text:p>10,2137161549</text:p>
          </table:table-cell>
          <table:table-cell office:value-type="float" office:value="9.96889561571327">
            <text:p>9,9688956157</text:p>
          </table:table-cell>
          <table:table-cell table:formula="of:=[.B98]-[.C98]" office:value-type="float" office:value="-2.10033588963215">
            <text:p>-2,1003358896</text:p>
          </table:table-cell>
          <table:table-cell table:formula="of:=[.D98]-[.B98]" office:value-type="float" office:value="1.85551535043534">
            <text:p>1,8555153504</text:p>
          </table:table-cell>
        </table:table-row>
        <table:table-row table:style-name="ro2">
          <table:table-cell office:value-type="float" office:value="97">
            <text:p>97</text:p>
          </table:table-cell>
          <table:table-cell office:value-type="float" office:value="6.97656337453345">
            <text:p>6,9765633745</text:p>
          </table:table-cell>
          <table:table-cell office:value-type="float" office:value="13.1394940430535">
            <text:p>13,1394940431</text:p>
          </table:table-cell>
          <table:table-cell office:value-type="float" office:value="7.73808128770974">
            <text:p>7,7380812877</text:p>
          </table:table-cell>
          <table:table-cell table:formula="of:=[.B99]-[.C99]" office:value-type="float" office:value="-6.16293066852006">
            <text:p>-6,1629306685</text:p>
          </table:table-cell>
          <table:table-cell table:formula="of:=[.D99]-[.B99]" office:value-type="float" office:value="0.761517913176284">
            <text:p>0,7615179132</text:p>
          </table:table-cell>
        </table:table-row>
        <table:table-row table:style-name="ro2">
          <table:table-cell office:value-type="float" office:value="98">
            <text:p>98</text:p>
          </table:table-cell>
          <table:table-cell office:value-type="float" office:value="8.68654070634286">
            <text:p>8,6865407063</text:p>
          </table:table-cell>
          <table:table-cell office:value-type="float" office:value="12.0886940060461">
            <text:p>12,088694006</text:p>
          </table:table-cell>
          <table:table-cell office:value-type="float" office:value="8.02328620142031">
            <text:p>8,0232862014</text:p>
          </table:table-cell>
          <table:table-cell table:formula="of:=[.B100]-[.C100]" office:value-type="float" office:value="-3.40215329970319">
            <text:p>-3,4021532997</text:p>
          </table:table-cell>
          <table:table-cell table:formula="of:=[.D100]-[.B100]" office:value-type="float" office:value="-0.663254504922547">
            <text:p>-0,6632545049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8.80593641958162">
            <text:p>8,8059364196</text:p>
          </table:table-cell>
          <table:table-cell office:value-type="float" office:value="8.11671527847637">
            <text:p>8,1167152785</text:p>
          </table:table-cell>
          <table:table-cell office:value-type="float" office:value="9.78501173520744">
            <text:p>9,7850117352</text:p>
          </table:table-cell>
          <table:table-cell table:formula="of:=[.B101]-[.C101]" office:value-type="float" office:value="0.68922114110525">
            <text:p>0,6892211411</text:p>
          </table:table-cell>
          <table:table-cell table:formula="of:=[.D101]-[.B101]" office:value-type="float" office:value="0.979075315625813">
            <text:p>0,9790753156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.70186827428922">
            <text:p>6,7018682743</text:p>
          </table:table-cell>
          <table:table-cell office:value-type="float" office:value="13.0223221923038">
            <text:p>13,0223221923</text:p>
          </table:table-cell>
          <table:table-cell office:value-type="float" office:value="9.87591789364605">
            <text:p>9,8759178936</text:p>
          </table:table-cell>
          <table:table-cell table:formula="of:=[.B102]-[.C102]" office:value-type="float" office:value="-6.32045391801455">
            <text:p>-6,320453918</text:p>
          </table:table-cell>
          <table:table-cell table:formula="of:=[.D102]-[.B102]" office:value-type="float" office:value="3.17404961935682">
            <text:p>3,1740496194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float" office:value="8.79579189042427">
            <text:p>8,7957918904</text:p>
          </table:table-cell>
          <table:table-cell office:value-type="float" office:value="13.0687157659925">
            <text:p>13,068715766</text:p>
          </table:table-cell>
          <table:table-cell office:value-type="float" office:value="6.98375663183504">
            <text:p>6,9837566318</text:p>
          </table:table-cell>
          <table:table-cell table:formula="of:=[.B103]-[.C103]" office:value-type="float" office:value="-4.27292387556819">
            <text:p>-4,2729238756</text:p>
          </table:table-cell>
          <table:table-cell table:formula="of:=[.D103]-[.B103]" office:value-type="float" office:value="-1.81203525858923">
            <text:p>-1,8120352586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float" office:value="8.82657692656546">
            <text:p>8,8265769266</text:p>
          </table:table-cell>
          <table:table-cell office:value-type="float" office:value="11.4709397800105">
            <text:p>11,47093978</text:p>
          </table:table-cell>
          <table:table-cell office:value-type="float" office:value="8.43381515441135">
            <text:p>8,4338151544</text:p>
          </table:table-cell>
          <table:table-cell table:formula="of:=[.B104]-[.C104]" office:value-type="float" office:value="-2.64436285344505">
            <text:p>-2,6443628534</text:p>
          </table:table-cell>
          <table:table-cell table:formula="of:=[.D104]-[.B104]" office:value-type="float" office:value="-0.39276177215411">
            <text:p>-0,3927617722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float" office:value="8.7086646766379">
            <text:p>8,7086646766</text:p>
          </table:table-cell>
          <table:table-cell office:value-type="float" office:value="11.6776651667895">
            <text:p>11,6776651668</text:p>
          </table:table-cell>
          <table:table-cell office:value-type="float" office:value="6.9286463961256">
            <text:p>6,9286463961</text:p>
          </table:table-cell>
          <table:table-cell table:formula="of:=[.B105]-[.C105]" office:value-type="float" office:value="-2.9690004901516">
            <text:p>-2,9690004902</text:p>
          </table:table-cell>
          <table:table-cell table:formula="of:=[.D105]-[.B105]" office:value-type="float" office:value="-1.7800182805123">
            <text:p>-1,7800182805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float" office:value="6.49921398576432">
            <text:p>6,4992139858</text:p>
          </table:table-cell>
          <table:table-cell office:value-type="float" office:value="10.2528677546849">
            <text:p>10,2528677547</text:p>
          </table:table-cell>
          <table:table-cell office:value-type="float" office:value="6.65564901203769">
            <text:p>6,655649012</text:p>
          </table:table-cell>
          <table:table-cell table:formula="of:=[.B106]-[.C106]" office:value-type="float" office:value="-3.75365376892062">
            <text:p>-3,7536537689</text:p>
          </table:table-cell>
          <table:table-cell table:formula="of:=[.D106]-[.B106]" office:value-type="float" office:value="0.15643502627337">
            <text:p>0,1564350263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8.08056983317774">
            <text:p>8,0805698332</text:p>
          </table:table-cell>
          <table:table-cell office:value-type="float" office:value="11.0218082620538">
            <text:p>11,0218082621</text:p>
          </table:table-cell>
          <table:table-cell office:value-type="float" office:value="7.37993001501418">
            <text:p>7,379930015</text:p>
          </table:table-cell>
          <table:table-cell table:formula="of:=[.B107]-[.C107]" office:value-type="float" office:value="-2.94123842887605">
            <text:p>-2,9412384289</text:p>
          </table:table-cell>
          <table:table-cell table:formula="of:=[.D107]-[.B107]" office:value-type="float" office:value="-0.70063981816357">
            <text:p>-0,7006398182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float" office:value="7.29248345057885">
            <text:p>7,2924834506</text:p>
          </table:table-cell>
          <table:table-cell office:value-type="float" office:value="8.50094346739962">
            <text:p>8,5009434674</text:p>
          </table:table-cell>
          <table:table-cell office:value-type="float" office:value="7.35307210412241">
            <text:p>7,3530721041</text:p>
          </table:table-cell>
          <table:table-cell table:formula="of:=[.B108]-[.C108]" office:value-type="float" office:value="-1.20846001682077">
            <text:p>-1,2084600168</text:p>
          </table:table-cell>
          <table:table-cell table:formula="of:=[.D108]-[.B108]" office:value-type="float" office:value="0.0605886535435651">
            <text:p>0,0605886535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float" office:value="7.19016274278254">
            <text:p>7,1901627428</text:p>
          </table:table-cell>
          <table:table-cell office:value-type="float" office:value="11.1805009192639">
            <text:p>11,1805009193</text:p>
          </table:table-cell>
          <table:table-cell office:value-type="float" office:value="8.35644234680799">
            <text:p>8,3564423468</text:p>
          </table:table-cell>
          <table:table-cell table:formula="of:=[.B109]-[.C109]" office:value-type="float" office:value="-3.99033817648136">
            <text:p>-3,9903381765</text:p>
          </table:table-cell>
          <table:table-cell table:formula="of:=[.D109]-[.B109]" office:value-type="float" office:value="1.16627960402545">
            <text:p>1,166279604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float" office:value="7.00467164221256">
            <text:p>7,0046716422</text:p>
          </table:table-cell>
          <table:table-cell office:value-type="float" office:value="11.1635136951755">
            <text:p>11,1635136952</text:p>
          </table:table-cell>
          <table:table-cell office:value-type="float" office:value="6.08052195493899">
            <text:p>6,0805219549</text:p>
          </table:table-cell>
          <table:table-cell table:formula="of:=[.B110]-[.C110]" office:value-type="float" office:value="-4.15884205296296">
            <text:p>-4,158842053</text:p>
          </table:table-cell>
          <table:table-cell table:formula="of:=[.D110]-[.B110]" office:value-type="float" office:value="-0.924149687273577">
            <text:p>-0,9241496873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float" office:value="7.61557775551394">
            <text:p>7,6155777555</text:p>
          </table:table-cell>
          <table:table-cell office:value-type="float" office:value="13.8936954713701">
            <text:p>13,8936954714</text:p>
          </table:table-cell>
          <table:table-cell office:value-type="float" office:value="7.49933296276236">
            <text:p>7,4993329628</text:p>
          </table:table-cell>
          <table:table-cell table:formula="of:=[.B111]-[.C111]" office:value-type="float" office:value="-6.27811771585621">
            <text:p>-6,2781177159</text:p>
          </table:table-cell>
          <table:table-cell table:formula="of:=[.D111]-[.B111]" office:value-type="float" office:value="-0.116244792751576">
            <text:p>-0,1162447928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9.46629177166039">
            <text:p>9,4662917717</text:p>
          </table:table-cell>
          <table:table-cell office:value-type="float" office:value="9.86816075964352">
            <text:p>9,8681607596</text:p>
          </table:table-cell>
          <table:table-cell office:value-type="float" office:value="7.69325888497612">
            <text:p>7,693258885</text:p>
          </table:table-cell>
          <table:table-cell table:formula="of:=[.B112]-[.C112]" office:value-type="float" office:value="-0.401868987983134">
            <text:p>-0,401868988</text:p>
          </table:table-cell>
          <table:table-cell table:formula="of:=[.D112]-[.B112]" office:value-type="float" office:value="-1.77303288668428">
            <text:p>-1,7730328867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float" office:value="7.3653342777782">
            <text:p>7,3653342778</text:p>
          </table:table-cell>
          <table:table-cell office:value-type="float" office:value="9.96967463372027">
            <text:p>9,9696746337</text:p>
          </table:table-cell>
          <table:table-cell office:value-type="float" office:value="9.67701254215745">
            <text:p>9,6770125422</text:p>
          </table:table-cell>
          <table:table-cell table:formula="of:=[.B113]-[.C113]" office:value-type="float" office:value="-2.60434035594207">
            <text:p>-2,6043403559</text:p>
          </table:table-cell>
          <table:table-cell table:formula="of:=[.D113]-[.B113]" office:value-type="float" office:value="2.31167826437925">
            <text:p>2,3116782644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float" office:value="7.42594619315776">
            <text:p>7,4259461932</text:p>
          </table:table-cell>
          <table:table-cell office:value-type="float" office:value="14.1821143970593">
            <text:p>14,1821143971</text:p>
          </table:table-cell>
          <table:table-cell office:value-type="float" office:value="7.92052608313131">
            <text:p>7,9205260831</text:p>
          </table:table-cell>
          <table:table-cell table:formula="of:=[.B114]-[.C114]" office:value-type="float" office:value="-6.75616820390152">
            <text:p>-6,7561682039</text:p>
          </table:table-cell>
          <table:table-cell table:formula="of:=[.D114]-[.B114]" office:value-type="float" office:value="0.494579889973551">
            <text:p>0,49457989</text:p>
          </table:table-cell>
        </table:table-row>
        <table:table-row table:style-name="ro2">
          <table:table-cell office:value-type="float" office:value="113">
            <text:p>113</text:p>
          </table:table-cell>
          <table:table-cell office:value-type="float" office:value="5.75530565493337">
            <text:p>5,7553056549</text:p>
          </table:table-cell>
          <table:table-cell office:value-type="float" office:value="11.9168877642646">
            <text:p>11,9168877643</text:p>
          </table:table-cell>
          <table:table-cell office:value-type="float" office:value="8.66341854408332">
            <text:p>8,6634185441</text:p>
          </table:table-cell>
          <table:table-cell table:formula="of:=[.B115]-[.C115]" office:value-type="float" office:value="-6.16158210933123">
            <text:p>-6,1615821093</text:p>
          </table:table-cell>
          <table:table-cell table:formula="of:=[.D115]-[.B115]" office:value-type="float" office:value="2.90811288914996">
            <text:p>2,9081128891</text:p>
          </table:table-cell>
        </table:table-row>
        <table:table-row table:style-name="ro2">
          <table:table-cell office:value-type="float" office:value="114">
            <text:p>114</text:p>
          </table:table-cell>
          <table:table-cell office:value-type="float" office:value="7.19423989735489">
            <text:p>7,1942398974</text:p>
          </table:table-cell>
          <table:table-cell office:value-type="float" office:value="10.113711149028">
            <text:p>10,113711149</text:p>
          </table:table-cell>
          <table:table-cell office:value-type="float" office:value="7.27565033674588">
            <text:p>7,2756503367</text:p>
          </table:table-cell>
          <table:table-cell table:formula="of:=[.B116]-[.C116]" office:value-type="float" office:value="-2.91947125167307">
            <text:p>-2,9194712517</text:p>
          </table:table-cell>
          <table:table-cell table:formula="of:=[.D116]-[.B116]" office:value-type="float" office:value="0.0814104393909876">
            <text:p>0,0814104394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6.74743313039721">
            <text:p>6,7474331304</text:p>
          </table:table-cell>
          <table:table-cell office:value-type="float" office:value="9.22262335941812">
            <text:p>9,2226233594</text:p>
          </table:table-cell>
          <table:table-cell office:value-type="float" office:value="7.92663649458912">
            <text:p>7,9266364946</text:p>
          </table:table-cell>
          <table:table-cell table:formula="of:=[.B117]-[.C117]" office:value-type="float" office:value="-2.47519022902091">
            <text:p>-2,475190229</text:p>
          </table:table-cell>
          <table:table-cell table:formula="of:=[.D117]-[.B117]" office:value-type="float" office:value="1.17920336419192">
            <text:p>1,1792033642</text:p>
          </table:table-cell>
        </table:table-row>
        <table:table-row table:style-name="ro2">
          <table:table-cell office:value-type="float" office:value="116">
            <text:p>116</text:p>
          </table:table-cell>
          <table:table-cell office:value-type="float" office:value="5.35512404328967">
            <text:p>5,3551240433</text:p>
          </table:table-cell>
          <table:table-cell office:value-type="float" office:value="8.85997188323767">
            <text:p>8,8599718832</text:p>
          </table:table-cell>
          <table:table-cell office:value-type="float" office:value="7.1871498880238">
            <text:p>7,187149888</text:p>
          </table:table-cell>
          <table:table-cell table:formula="of:=[.B118]-[.C118]" office:value-type="float" office:value="-3.504847839948">
            <text:p>-3,5048478399</text:p>
          </table:table-cell>
          <table:table-cell table:formula="of:=[.D118]-[.B118]" office:value-type="float" office:value="1.83202584473412">
            <text:p>1,8320258447</text:p>
          </table:table-cell>
        </table:table-row>
        <table:table-row table:style-name="ro2">
          <table:table-cell office:value-type="float" office:value="117">
            <text:p>117</text:p>
          </table:table-cell>
          <table:table-cell office:value-type="float" office:value="5.66332347554268">
            <text:p>5,6633234755</text:p>
          </table:table-cell>
          <table:table-cell office:value-type="float" office:value="7.49829415531793">
            <text:p>7,4982941553</text:p>
          </table:table-cell>
          <table:table-cell office:value-type="float" office:value="7.75197868165721">
            <text:p>7,7519786817</text:p>
          </table:table-cell>
          <table:table-cell table:formula="of:=[.B119]-[.C119]" office:value-type="float" office:value="-1.83497067977525">
            <text:p>-1,8349706798</text:p>
          </table:table-cell>
          <table:table-cell table:formula="of:=[.D119]-[.B119]" office:value-type="float" office:value="2.08865520611453">
            <text:p>2,0886552061</text:p>
          </table:table-cell>
        </table:table-row>
        <table:table-row table:style-name="ro2">
          <table:table-cell office:value-type="float" office:value="118">
            <text:p>118</text:p>
          </table:table-cell>
          <table:table-cell office:value-type="float" office:value="5.67432697815514">
            <text:p>5,6743269782</text:p>
          </table:table-cell>
          <table:table-cell office:value-type="float" office:value="7.48345342434746">
            <text:p>7,4834534243</text:p>
          </table:table-cell>
          <table:table-cell office:value-type="float" office:value="6.8051578679618">
            <text:p>6,805157868</text:p>
          </table:table-cell>
          <table:table-cell table:formula="of:=[.B120]-[.C120]" office:value-type="float" office:value="-1.80912644619232">
            <text:p>-1,8091264462</text:p>
          </table:table-cell>
          <table:table-cell table:formula="of:=[.D120]-[.B120]" office:value-type="float" office:value="1.13083088980666">
            <text:p>1,1308308898</text:p>
          </table:table-cell>
        </table:table-row>
        <table:table-row table:style-name="ro2">
          <table:table-cell office:value-type="float" office:value="119">
            <text:p>119</text:p>
          </table:table-cell>
          <table:table-cell office:value-type="float" office:value="4.71125033980791">
            <text:p>4,7112503398</text:p>
          </table:table-cell>
          <table:table-cell office:value-type="float" office:value="10.2197395834904">
            <text:p>10,2197395835</text:p>
          </table:table-cell>
          <table:table-cell office:value-type="float" office:value="5.52094947094561">
            <text:p>5,5209494709</text:p>
          </table:table-cell>
          <table:table-cell table:formula="of:=[.B121]-[.C121]" office:value-type="float" office:value="-5.50848924368254">
            <text:p>-5,5084892437</text:p>
          </table:table-cell>
          <table:table-cell table:formula="of:=[.D121]-[.B121]" office:value-type="float" office:value="0.8096991311377">
            <text:p>0,8096991311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6.43034711325302">
            <text:p>6,4303471133</text:p>
          </table:table-cell>
          <table:table-cell office:value-type="float" office:value="11.3063030311179">
            <text:p>11,3063030311</text:p>
          </table:table-cell>
          <table:table-cell office:value-type="float" office:value="5.78933339276584">
            <text:p>5,7893333928</text:p>
          </table:table-cell>
          <table:table-cell table:formula="of:=[.B122]-[.C122]" office:value-type="float" office:value="-4.87595591786491">
            <text:p>-4,8759559179</text:p>
          </table:table-cell>
          <table:table-cell table:formula="of:=[.D122]-[.B122]" office:value-type="float" office:value="-0.641013720487185">
            <text:p>-0,6410137205</text:p>
          </table:table-cell>
        </table:table-row>
        <table:table-row table:style-name="ro2">
          <table:table-cell office:value-type="float" office:value="121">
            <text:p>121</text:p>
          </table:table-cell>
          <table:table-cell office:value-type="float" office:value="6.75816590408757">
            <text:p>6,7581659041</text:p>
          </table:table-cell>
          <table:table-cell office:value-type="float" office:value="10.7160620799656">
            <text:p>10,71606208</text:p>
          </table:table-cell>
          <table:table-cell office:value-type="float" office:value="4.70381831524556">
            <text:p>4,7038183152</text:p>
          </table:table-cell>
          <table:table-cell table:formula="of:=[.B123]-[.C123]" office:value-type="float" office:value="-3.95789617587801">
            <text:p>-3,9578961759</text:p>
          </table:table-cell>
          <table:table-cell table:formula="of:=[.D123]-[.B123]" office:value-type="float" office:value="-2.05434758884201">
            <text:p>-2,0543475888</text:p>
          </table:table-cell>
        </table:table-row>
        <table:table-row table:style-name="ro2">
          <table:table-cell office:value-type="float" office:value="122">
            <text:p>122</text:p>
          </table:table-cell>
          <table:table-cell office:value-type="float" office:value="5.31571125329159">
            <text:p>5,3157112533</text:p>
          </table:table-cell>
          <table:table-cell office:value-type="float" office:value="7.00510631331205">
            <text:p>7,0051063133</text:p>
          </table:table-cell>
          <table:table-cell office:value-type="float" office:value="3.56110153315331">
            <text:p>3,5611015332</text:p>
          </table:table-cell>
          <table:table-cell table:formula="of:=[.B124]-[.C124]" office:value-type="float" office:value="-1.68939506002046">
            <text:p>-1,68939506</text:p>
          </table:table-cell>
          <table:table-cell table:formula="of:=[.D124]-[.B124]" office:value-type="float" office:value="-1.75460972013828">
            <text:p>-1,7546097201</text:p>
          </table:table-cell>
        </table:table-row>
        <table:table-row table:style-name="ro2">
          <table:table-cell office:value-type="float" office:value="123">
            <text:p>123</text:p>
          </table:table-cell>
          <table:table-cell office:value-type="float" office:value="4.68049202504142">
            <text:p>4,680492025</text:p>
          </table:table-cell>
          <table:table-cell office:value-type="float" office:value="9.19733333544741">
            <text:p>9,1973333354</text:p>
          </table:table-cell>
          <table:table-cell office:value-type="float" office:value="6.19940681981128">
            <text:p>6,1994068198</text:p>
          </table:table-cell>
          <table:table-cell table:formula="of:=[.B125]-[.C125]" office:value-type="float" office:value="-4.51684131040599">
            <text:p>-4,5168413104</text:p>
          </table:table-cell>
          <table:table-cell table:formula="of:=[.D125]-[.B125]" office:value-type="float" office:value="1.51891479476986">
            <text:p>1,5189147948</text:p>
          </table:table-cell>
        </table:table-row>
        <table:table-row table:style-name="ro2">
          <table:table-cell office:value-type="float" office:value="124">
            <text:p>124</text:p>
          </table:table-cell>
          <table:table-cell office:value-type="float" office:value="5.17665515815808">
            <text:p>5,1766551582</text:p>
          </table:table-cell>
          <table:table-cell office:value-type="float" office:value="7.31786700353834">
            <text:p>7,3178670035</text:p>
          </table:table-cell>
          <table:table-cell office:value-type="float" office:value="5.26356771563411">
            <text:p>5,2635677156</text:p>
          </table:table-cell>
          <table:table-cell table:formula="of:=[.B126]-[.C126]" office:value-type="float" office:value="-2.14121184538026">
            <text:p>-2,1412118454</text:p>
          </table:table-cell>
          <table:table-cell table:formula="of:=[.D126]-[.B126]" office:value-type="float" office:value="0.086912557476027">
            <text:p>0,0869125575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5.56914373486393">
            <text:p>5,5691437349</text:p>
          </table:table-cell>
          <table:table-cell office:value-type="float" office:value="8.30858703997666">
            <text:p>8,30858704</text:p>
          </table:table-cell>
          <table:table-cell office:value-type="float" office:value="3.79449253871219">
            <text:p>3,7944925387</text:p>
          </table:table-cell>
          <table:table-cell table:formula="of:=[.B127]-[.C127]" office:value-type="float" office:value="-2.73944330511273">
            <text:p>-2,7394433051</text:p>
          </table:table-cell>
          <table:table-cell table:formula="of:=[.D127]-[.B127]" office:value-type="float" office:value="-1.77465119615174">
            <text:p>-1,7746511962</text:p>
          </table:table-cell>
        </table:table-row>
        <table:table-row table:style-name="ro2">
          <table:table-cell office:value-type="float" office:value="126">
            <text:p>126</text:p>
          </table:table-cell>
          <table:table-cell office:value-type="float" office:value="5.39364630316726">
            <text:p>5,3936463032</text:p>
          </table:table-cell>
          <table:table-cell office:value-type="float" office:value="8.69254342477074">
            <text:p>8,6925434248</text:p>
          </table:table-cell>
          <table:table-cell office:value-type="float" office:value="4.91456778409267">
            <text:p>4,9145677841</text:p>
          </table:table-cell>
          <table:table-cell table:formula="of:=[.B128]-[.C128]" office:value-type="float" office:value="-3.29889712160348">
            <text:p>-3,2988971216</text:p>
          </table:table-cell>
          <table:table-cell table:formula="of:=[.D128]-[.B128]" office:value-type="float" office:value="-0.479078519074595">
            <text:p>-0,4790785191</text:p>
          </table:table-cell>
        </table:table-row>
        <table:table-row table:style-name="ro2">
          <table:table-cell office:value-type="float" office:value="127">
            <text:p>127</text:p>
          </table:table-cell>
          <table:table-cell office:value-type="float" office:value="4.33557627300916">
            <text:p>4,335576273</text:p>
          </table:table-cell>
          <table:table-cell office:value-type="float" office:value="9.3762552514987">
            <text:p>9,3762552515</text:p>
          </table:table-cell>
          <table:table-cell office:value-type="float" office:value="3.89048428639049">
            <text:p>3,8904842864</text:p>
          </table:table-cell>
          <table:table-cell table:formula="of:=[.B129]-[.C129]" office:value-type="float" office:value="-5.04067897848954">
            <text:p>-5,0406789785</text:p>
          </table:table-cell>
          <table:table-cell table:formula="of:=[.D129]-[.B129]" office:value-type="float" office:value="-0.445091986618666">
            <text:p>-0,4450919866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4.0777042038347">
            <text:p>4,0777042038</text:p>
          </table:table-cell>
          <table:table-cell office:value-type="float" office:value="7.80135681799675">
            <text:p>7,801356818</text:p>
          </table:table-cell>
          <table:table-cell office:value-type="float" office:value="2.91505779799349">
            <text:p>2,915057798</text:p>
          </table:table-cell>
          <table:table-cell table:formula="of:=[.B130]-[.C130]" office:value-type="float" office:value="-3.72365261416204">
            <text:p>-3,7236526142</text:p>
          </table:table-cell>
          <table:table-cell table:formula="of:=[.D130]-[.B130]" office:value-type="float" office:value="-1.16264640584121">
            <text:p>-1,1626464058</text:p>
          </table:table-cell>
        </table:table-row>
        <table:table-row table:style-name="ro2">
          <table:table-cell office:value-type="float" office:value="129">
            <text:p>129</text:p>
          </table:table-cell>
          <table:table-cell office:value-type="float" office:value="5.91714810621735">
            <text:p>5,9171481062</text:p>
          </table:table-cell>
          <table:table-cell office:value-type="float" office:value="5.77256831998227">
            <text:p>5,77256832</text:p>
          </table:table-cell>
          <table:table-cell office:value-type="float" office:value="3.16796145249561">
            <text:p>3,1679614525</text:p>
          </table:table-cell>
          <table:table-cell table:formula="of:=[.B131]-[.C131]" office:value-type="float" office:value="0.144579786235075">
            <text:p>0,1445797862</text:p>
          </table:table-cell>
          <table:table-cell table:formula="of:=[.D131]-[.B131]" office:value-type="float" office:value="-2.74918665372173">
            <text:p>-2,749186653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3.06247025769693">
            <text:p>3,0624702577</text:p>
          </table:table-cell>
          <table:table-cell office:value-type="float" office:value="5.16353337746871">
            <text:p>5,1635333775</text:p>
          </table:table-cell>
          <table:table-cell office:value-type="float" office:value="4.97763697023728">
            <text:p>4,9776369702</text:p>
          </table:table-cell>
          <table:table-cell table:formula="of:=[.B132]-[.C132]" office:value-type="float" office:value="-2.10106311977178">
            <text:p>-2,1010631198</text:p>
          </table:table-cell>
          <table:table-cell table:formula="of:=[.D132]-[.B132]" office:value-type="float" office:value="1.91516671254035">
            <text:p>1,9151667125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5.45286756356868">
            <text:p>5,4528675636</text:p>
          </table:table-cell>
          <table:table-cell office:value-type="float" office:value="9.21440034928233">
            <text:p>9,2144003493</text:p>
          </table:table-cell>
          <table:table-cell office:value-type="float" office:value="4.83753526939527">
            <text:p>4,8375352694</text:p>
          </table:table-cell>
          <table:table-cell table:formula="of:=[.B133]-[.C133]" office:value-type="float" office:value="-3.76153278571365">
            <text:p>-3,7615327857</text:p>
          </table:table-cell>
          <table:table-cell table:formula="of:=[.D133]-[.B133]" office:value-type="float" office:value="-0.615332294173406">
            <text:p>-0,6153322942</text:p>
          </table:table-cell>
        </table:table-row>
        <table:table-row table:style-name="ro2">
          <table:table-cell office:value-type="float" office:value="132">
            <text:p>132</text:p>
          </table:table-cell>
          <table:table-cell office:value-type="float" office:value="4.56810875442516">
            <text:p>4,5681087544</text:p>
          </table:table-cell>
          <table:table-cell office:value-type="float" office:value="5.53232084148402">
            <text:p>5,5323208415</text:p>
          </table:table-cell>
          <table:table-cell office:value-type="float" office:value="2.13952969861884">
            <text:p>2,1395296986</text:p>
          </table:table-cell>
          <table:table-cell table:formula="of:=[.B134]-[.C134]" office:value-type="float" office:value="-0.964212087058859">
            <text:p>-0,9642120871</text:p>
          </table:table-cell>
          <table:table-cell table:formula="of:=[.D134]-[.B134]" office:value-type="float" office:value="-2.42857905580632">
            <text:p>-2,4285790558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office:value-type="float" office:value="3.28534115148726">
            <text:p>3,2853411515</text:p>
          </table:table-cell>
          <table:table-cell office:value-type="float" office:value="4.04416243700042">
            <text:p>4,044162437</text:p>
          </table:table-cell>
          <table:table-cell office:value-type="float" office:value="1.93879306189086">
            <text:p>1,9387930619</text:p>
          </table:table-cell>
          <table:table-cell table:formula="of:=[.B135]-[.C135]" office:value-type="float" office:value="-0.75882128551316">
            <text:p>-0,7588212855</text:p>
          </table:table-cell>
          <table:table-cell table:formula="of:=[.D135]-[.B135]" office:value-type="float" office:value="-1.34654808959641">
            <text:p>-1,3465480896</text:p>
          </table:table-cell>
        </table:table-row>
        <table:table-row table:style-name="ro2">
          <table:table-cell office:value-type="float" office:value="134">
            <text:p>134</text:p>
          </table:table-cell>
          <table:table-cell office:value-type="float" office:value="2.10266678799212">
            <text:p>2,102666788</text:p>
          </table:table-cell>
          <table:table-cell office:value-type="float" office:value="7.65032070391185">
            <text:p>7,6503207039</text:p>
          </table:table-cell>
          <table:table-cell office:value-type="float" office:value="3.94999671497604">
            <text:p>3,949996715</text:p>
          </table:table-cell>
          <table:table-cell table:formula="of:=[.B136]-[.C136]" office:value-type="float" office:value="-5.54765391591973">
            <text:p>-5,5476539159</text:p>
          </table:table-cell>
          <table:table-cell table:formula="of:=[.D136]-[.B136]" office:value-type="float" office:value="1.84732992698392">
            <text:p>1,847329927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1.7344811127572">
            <text:p>1,7344811128</text:p>
          </table:table-cell>
          <table:table-cell office:value-type="float" office:value="7.99981038381056">
            <text:p>7,9998103838</text:p>
          </table:table-cell>
          <table:table-cell office:value-type="float" office:value="1.92465363953661">
            <text:p>1,9246536395</text:p>
          </table:table-cell>
          <table:table-cell table:formula="of:=[.B137]-[.C137]" office:value-type="float" office:value="-6.26532927105337">
            <text:p>-6,2653292711</text:p>
          </table:table-cell>
          <table:table-cell table:formula="of:=[.D137]-[.B137]" office:value-type="float" office:value="0.190172526779413">
            <text:p>0,1901725268</text:p>
          </table:table-cell>
        </table:table-row>
        <table:table-row table:style-name="ro2">
          <table:table-cell office:value-type="float" office:value="136">
            <text:p>136</text:p>
          </table:table-cell>
          <table:table-cell office:value-type="float" office:value="1.60490723156551">
            <text:p>1,6049072316</text:p>
          </table:table-cell>
          <table:table-cell office:value-type="float" office:value="3.49840406199059">
            <text:p>3,498404062</text:p>
          </table:table-cell>
          <table:table-cell office:value-type="float" office:value="1.62135823100517">
            <text:p>1,621358231</text:p>
          </table:table-cell>
          <table:table-cell table:formula="of:=[.B138]-[.C138]" office:value-type="float" office:value="-1.89349683042508">
            <text:p>-1,8934968304</text:p>
          </table:table-cell>
          <table:table-cell table:formula="of:=[.D138]-[.B138]" office:value-type="float" office:value="0.0164509994396527">
            <text:p>0,0164509994</text:p>
          </table:table-cell>
        </table:table-row>
        <table:table-row table:style-name="ro2">
          <table:table-cell office:value-type="float" office:value="137">
            <text:p>137</text:p>
          </table:table-cell>
          <table:table-cell office:value-type="float" office:value="1.57230107411677">
            <text:p>1,5723010741</text:p>
          </table:table-cell>
          <table:table-cell office:value-type="float" office:value="4.86631754807176">
            <text:p>4,8663175481</text:p>
          </table:table-cell>
          <table:table-cell office:value-type="float" office:value="1.58555070116278">
            <text:p>1,5855507012</text:p>
          </table:table-cell>
          <table:table-cell table:formula="of:=[.B139]-[.C139]" office:value-type="float" office:value="-3.29401647395499">
            <text:p>-3,294016474</text:p>
          </table:table-cell>
          <table:table-cell table:formula="of:=[.D139]-[.B139]" office:value-type="float" office:value="0.0132496270460103">
            <text:p>0,013249627</text:p>
          </table:table-cell>
        </table:table-row>
        <table:table-row table:style-name="ro2">
          <table:table-cell office:value-type="float" office:value="138">
            <text:p>138</text:p>
          </table:table-cell>
          <table:table-cell office:value-type="float" office:value="1.27562386418174">
            <text:p>1,2756238642</text:p>
          </table:table-cell>
          <table:table-cell office:value-type="float" office:value="4.79397598431872">
            <text:p>4,7939759843</text:p>
          </table:table-cell>
          <table:table-cell office:value-type="float" office:value="3.28662088966893">
            <text:p>3,2866208897</text:p>
          </table:table-cell>
          <table:table-cell table:formula="of:=[.B140]-[.C140]" office:value-type="float" office:value="-3.51835212013698">
            <text:p>-3,5183521201</text:p>
          </table:table-cell>
          <table:table-cell table:formula="of:=[.D140]-[.B140]" office:value-type="float" office:value="2.01099702548719">
            <text:p>2,0109970255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office:value-type="float" office:value="1.73630352704783">
            <text:p>1,736303527</text:p>
          </table:table-cell>
          <table:table-cell office:value-type="float" office:value="1.24601082404091">
            <text:p>1,246010824</text:p>
          </table:table-cell>
          <table:table-cell office:value-type="float" office:value="3.02812145898063">
            <text:p>3,028121459</text:p>
          </table:table-cell>
          <table:table-cell table:formula="of:=[.B141]-[.C141]" office:value-type="float" office:value="0.490292703006913">
            <text:p>0,490292703</text:p>
          </table:table-cell>
          <table:table-cell table:formula="of:=[.D141]-[.B141]" office:value-type="float" office:value="1.29181793193281">
            <text:p>1,2918179319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1.38626031871646">
            <text:p>1,3862603187</text:p>
          </table:table-cell>
          <table:table-cell office:value-type="float" office:value="1.27769578739063">
            <text:p>1,2776957874</text:p>
          </table:table-cell>
          <table:table-cell office:value-type="float" office:value="2.09961572410534">
            <text:p>2,0996157241</text:p>
          </table:table-cell>
          <table:table-cell table:formula="of:=[.B142]-[.C142]" office:value-type="float" office:value="0.108564531325828">
            <text:p>0,1085645313</text:p>
          </table:table-cell>
          <table:table-cell table:formula="of:=[.D142]-[.B142]" office:value-type="float" office:value="0.71335540538888">
            <text:p>0,7133554054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office:value-type="float" office:value="0.857707477440235">
            <text:p>0,8577074774</text:p>
          </table:table-cell>
          <table:table-cell office:value-type="float" office:value="2.9369671833747">
            <text:p>2,9369671834</text:p>
          </table:table-cell>
          <table:table-cell office:value-type="float" office:value="2.09563433115112">
            <text:p>2,0956343312</text:p>
          </table:table-cell>
          <table:table-cell table:formula="of:=[.B143]-[.C143]" office:value-type="float" office:value="-2.07925970593447">
            <text:p>-2,0792597059</text:p>
          </table:table-cell>
          <table:table-cell table:formula="of:=[.D143]-[.B143]" office:value-type="float" office:value="1.23792685371089">
            <text:p>1,2379268537</text:p>
          </table:table-cell>
        </table:table-row>
        <table:table-row table:style-name="ro2">
          <table:table-cell office:value-type="float" office:value="142">
            <text:p>142</text:p>
          </table:table-cell>
          <table:table-cell office:value-type="float" office:value="1.07447153003637">
            <text:p>1,07447153</text:p>
          </table:table-cell>
          <table:table-cell office:value-type="float" office:value="1.55696796106767">
            <text:p>1,5569679611</text:p>
          </table:table-cell>
          <table:table-cell office:value-type="float" office:value="1.97378835404163">
            <text:p>1,973788354</text:p>
          </table:table-cell>
          <table:table-cell table:formula="of:=[.B144]-[.C144]" office:value-type="float" office:value="-0.482496431031293">
            <text:p>-0,482496431</text:p>
          </table:table-cell>
          <table:table-cell table:formula="of:=[.D144]-[.B144]" office:value-type="float" office:value="0.899316824005254">
            <text:p>0,899316824</text:p>
          </table:table-cell>
        </table:table-row>
        <table:table-row table:style-name="ro2">
          <table:table-cell office:value-type="float" office:value="143">
            <text:p>143</text:p>
          </table:table-cell>
          <table:table-cell office:value-type="float" office:value="0.681868833570035">
            <text:p>0,6818688336</text:p>
          </table:table-cell>
          <table:table-cell office:value-type="float" office:value="0.923438903444007">
            <text:p>0,9234389034</text:p>
          </table:table-cell>
          <table:table-cell office:value-type="float" office:value="3.09374604677706">
            <text:p>3,0937460468</text:p>
          </table:table-cell>
          <table:table-cell table:formula="of:=[.B145]-[.C145]" office:value-type="float" office:value="-0.241570069873972">
            <text:p>-0,2415700699</text:p>
          </table:table-cell>
          <table:table-cell table:formula="of:=[.D145]-[.B145]" office:value-type="float" office:value="2.41187721320702">
            <text:p>2,4118772132</text:p>
          </table:table-cell>
        </table:table-row>
        <table:table-row table:style-name="ro2">
          <table:table-cell office:value-type="float" office:value="144">
            <text:p>144</text:p>
          </table:table-cell>
          <table:table-cell office:value-type="float" office:value="1.37738436034672">
            <text:p>1,3773843603</text:p>
          </table:table-cell>
          <table:table-cell office:value-type="float" office:value="0.897522239059656">
            <text:p>0,8975222391</text:p>
          </table:table-cell>
          <table:table-cell office:value-type="float" office:value="2.53914543899943">
            <text:p>2,539145439</text:p>
          </table:table-cell>
          <table:table-cell table:formula="of:=[.B146]-[.C146]" office:value-type="float" office:value="0.479862121287059">
            <text:p>0,4798621213</text:p>
          </table:table-cell>
          <table:table-cell table:formula="of:=[.D146]-[.B146]" office:value-type="float" office:value="1.16176107865272">
            <text:p>1,1617610787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1.22984754549497">
            <text:p>1,2298475455</text:p>
          </table:table-cell>
          <table:table-cell office:value-type="float" office:value="0.870148127629949">
            <text:p>0,8701481276</text:p>
          </table:table-cell>
          <table:table-cell office:value-type="float" office:value="0.836083662363292">
            <text:p>0,8360836624</text:p>
          </table:table-cell>
          <table:table-cell table:formula="of:=[.B147]-[.C147]" office:value-type="float" office:value="0.35969941786502">
            <text:p>0,3596994179</text:p>
          </table:table-cell>
          <table:table-cell table:formula="of:=[.D147]-[.B147]" office:value-type="float" office:value="-0.393763883131677">
            <text:p>-0,3937638831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office:value-type="float" office:value="1.33998000272637">
            <text:p>1,3399800027</text:p>
          </table:table-cell>
          <table:table-cell office:value-type="float" office:value="1.74116138986022">
            <text:p>1,7411613899</text:p>
          </table:table-cell>
          <table:table-cell office:value-type="float" office:value="1.93337958601114">
            <text:p>1,933379586</text:p>
          </table:table-cell>
          <table:table-cell table:formula="of:=[.B148]-[.C148]" office:value-type="float" office:value="-0.401181387133858">
            <text:p>-0,4011813871</text:p>
          </table:table-cell>
          <table:table-cell table:formula="of:=[.D148]-[.B148]" office:value-type="float" office:value="0.593399583284779">
            <text:p>0,5933995833</text:p>
          </table:table-cell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1.10322596002171">
            <text:p>1,10322596</text:p>
          </table:table-cell>
          <table:table-cell office:value-type="float" office:value="0.673288822243916">
            <text:p>0,6732888222</text:p>
          </table:table-cell>
          <table:table-cell office:value-type="float" office:value="1.14869744209403">
            <text:p>1,1486974421</text:p>
          </table:table-cell>
          <table:table-cell table:formula="of:=[.B149]-[.C149]" office:value-type="float" office:value="0.429937137777792">
            <text:p>0,4299371378</text:p>
          </table:table-cell>
          <table:table-cell table:formula="of:=[.D149]-[.B149]" office:value-type="float" office:value="0.0454714820723272">
            <text:p>0,0454714821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office:value-type="float" office:value="1.81763712241993">
            <text:p>1,8176371224</text:p>
          </table:table-cell>
          <table:table-cell office:value-type="float" office:value="0.937967208429517">
            <text:p>0,9379672084</text:p>
          </table:table-cell>
          <table:table-cell office:value-type="float" office:value="1.28697075118037">
            <text:p>1,2869707512</text:p>
          </table:table-cell>
          <table:table-cell table:formula="of:=[.B150]-[.C150]" office:value-type="float" office:value="0.879669913990414">
            <text:p>0,879669914</text:p>
          </table:table-cell>
          <table:table-cell table:formula="of:=[.D150]-[.B150]" office:value-type="float" office:value="-0.530666371239566">
            <text:p>-0,5306663712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office:value-type="float" office:value="0.999235422568279">
            <text:p>0,9992354226</text:p>
          </table:table-cell>
          <table:table-cell office:value-type="float" office:value="1.14492628319117">
            <text:p>1,1449262832</text:p>
          </table:table-cell>
          <table:table-cell office:value-type="float" office:value="1.73389344810054">
            <text:p>1,7338934481</text:p>
          </table:table-cell>
          <table:table-cell table:formula="of:=[.B151]-[.C151]" office:value-type="float" office:value="-0.145690860622895">
            <text:p>-0,1456908606</text:p>
          </table:table-cell>
          <table:table-cell table:formula="of:=[.D151]-[.B151]" office:value-type="float" office:value="0.734658025532261">
            <text:p>0,7346580255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1.49199750693854">
            <text:p>1,4919975069</text:p>
          </table:table-cell>
          <table:table-cell office:value-type="float" office:value="3.48084152325815">
            <text:p>3,4808415233</text:p>
          </table:table-cell>
          <table:table-cell office:value-type="float" office:value="1.83307539985515">
            <text:p>1,8330753999</text:p>
          </table:table-cell>
          <table:table-cell table:formula="of:=[.B152]-[.C152]" office:value-type="float" office:value="-1.98884401631961">
            <text:p>-1,9888440163</text:p>
          </table:table-cell>
          <table:table-cell table:formula="of:=[.D152]-[.B152]" office:value-type="float" office:value="0.341077892916608">
            <text:p>0,3410778929</text:p>
          </table:table-cell>
        </table:table-row>
        <table:table-row table:style-name="ro2">
          <table:table-cell office:value-type="float" office:value="151">
            <text:p>151</text:p>
          </table:table-cell>
          <table:table-cell office:value-type="float" office:value="4.07891690295895">
            <text:p>4,078916903</text:p>
          </table:table-cell>
          <table:table-cell office:value-type="float" office:value="1.43205499976403">
            <text:p>1,4320549998</text:p>
          </table:table-cell>
          <table:table-cell office:value-type="float" office:value="2.68243034625886">
            <text:p>2,6824303463</text:p>
          </table:table-cell>
          <table:table-cell table:formula="of:=[.B153]-[.C153]" office:value-type="float" office:value="2.64686190319492">
            <text:p>2,6468619032</text:p>
          </table:table-cell>
          <table:table-cell table:formula="of:=[.D153]-[.B153]" office:value-type="float" office:value="-1.39648655670008">
            <text:p>-1,3964865567</text:p>
          </table:table-cell>
        </table:table-row>
        <table:table-row table:style-name="ro2">
          <table:table-cell office:value-type="float" office:value="152">
            <text:p>152</text:p>
          </table:table-cell>
          <table:table-cell office:value-type="float" office:value="3.927952379137">
            <text:p>3,9279523791</text:p>
          </table:table-cell>
          <table:table-cell office:value-type="float" office:value="2.63565501059879">
            <text:p>2,6356550106</text:p>
          </table:table-cell>
          <table:table-cell office:value-type="float" office:value="2.22360906514018">
            <text:p>2,2236090651</text:p>
          </table:table-cell>
          <table:table-cell table:formula="of:=[.B154]-[.C154]" office:value-type="float" office:value="1.29229736853821">
            <text:p>1,2922973685</text:p>
          </table:table-cell>
          <table:table-cell table:formula="of:=[.D154]-[.B154]" office:value-type="float" office:value="-1.70434331399682">
            <text:p>-1,704343314</text:p>
          </table:table-cell>
        </table:table-row>
        <table:table-row table:style-name="ro2">
          <table:table-cell office:value-type="float" office:value="153">
            <text:p>153</text:p>
          </table:table-cell>
          <table:table-cell office:value-type="float" office:value="3.7147710006898">
            <text:p>3,7147710007</text:p>
          </table:table-cell>
          <table:table-cell office:value-type="float" office:value="5.02078818783649">
            <text:p>5,0207881878</text:p>
          </table:table-cell>
          <table:table-cell office:value-type="float" office:value="2.08794278574318">
            <text:p>2,0879427857</text:p>
          </table:table-cell>
          <table:table-cell table:formula="of:=[.B155]-[.C155]" office:value-type="float" office:value="-1.30601718714669">
            <text:p>-1,3060171871</text:p>
          </table:table-cell>
          <table:table-cell table:formula="of:=[.D155]-[.B155]" office:value-type="float" office:value="-1.62682821494661">
            <text:p>-1,6268282149</text:p>
          </table:table-cell>
        </table:table-row>
        <table:table-row table:style-name="ro2">
          <table:table-cell office:value-type="float" office:value="154">
            <text:p>154</text:p>
          </table:table-cell>
          <table:table-cell office:value-type="float" office:value="3.9707836005748">
            <text:p>3,9707836006</text:p>
          </table:table-cell>
          <table:table-cell office:value-type="float" office:value="3.5337741605354">
            <text:p>3,5337741605</text:p>
          </table:table-cell>
          <table:table-cell office:value-type="float" office:value="3.91539913138998">
            <text:p>3,9153991314</text:p>
          </table:table-cell>
          <table:table-cell table:formula="of:=[.B156]-[.C156]" office:value-type="float" office:value="0.437009440039406">
            <text:p>0,43700944</text:p>
          </table:table-cell>
          <table:table-cell table:formula="of:=[.D156]-[.B156]" office:value-type="float" office:value="-0.0553844691848222">
            <text:p>-0,0553844692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4.05096240698247">
            <text:p>4,050962407</text:p>
          </table:table-cell>
          <table:table-cell office:value-type="float" office:value="3.77287161608096">
            <text:p>3,7728716161</text:p>
          </table:table-cell>
          <table:table-cell office:value-type="float" office:value="3.88812649336371">
            <text:p>3,8881264934</text:p>
          </table:table-cell>
          <table:table-cell table:formula="of:=[.B157]-[.C157]" office:value-type="float" office:value="0.278090790901515">
            <text:p>0,2780907909</text:p>
          </table:table-cell>
          <table:table-cell table:formula="of:=[.D157]-[.B157]" office:value-type="float" office:value="-0.162835913618767">
            <text:p>-0,1628359136</text:p>
          </table:table-cell>
        </table:table-row>
        <table:table-row table:style-name="ro2">
          <table:table-cell office:value-type="float" office:value="156">
            <text:p>156</text:p>
          </table:table-cell>
          <table:table-cell office:value-type="float" office:value="3.79642644217831">
            <text:p>3,7964264422</text:p>
          </table:table-cell>
          <table:table-cell office:value-type="float" office:value="8.63324380781222">
            <text:p>8,6332438078</text:p>
          </table:table-cell>
          <table:table-cell office:value-type="float" office:value="4.88814018932512">
            <text:p>4,8881401893</text:p>
          </table:table-cell>
          <table:table-cell table:formula="of:=[.B158]-[.C158]" office:value-type="float" office:value="-4.83681736563391">
            <text:p>-4,8368173656</text:p>
          </table:table-cell>
          <table:table-cell table:formula="of:=[.D158]-[.B158]" office:value-type="float" office:value="1.09171374714681">
            <text:p>1,0917137471</text:p>
          </table:table-cell>
        </table:table-row>
        <table:table-row table:style-name="ro2">
          <table:table-cell office:value-type="float" office:value="157">
            <text:p>157</text:p>
          </table:table-cell>
          <table:table-cell office:value-type="float" office:value="4.52124554320042">
            <text:p>4,5212455432</text:p>
          </table:table-cell>
          <table:table-cell office:value-type="float" office:value="7.50902920832972">
            <text:p>7,5090292083</text:p>
          </table:table-cell>
          <table:table-cell office:value-type="float" office:value="4.15490137670544">
            <text:p>4,1549013767</text:p>
          </table:table-cell>
          <table:table-cell table:formula="of:=[.B159]-[.C159]" office:value-type="float" office:value="-2.9877836651293">
            <text:p>-2,9877836651</text:p>
          </table:table-cell>
          <table:table-cell table:formula="of:=[.D159]-[.B159]" office:value-type="float" office:value="-0.366344166494977">
            <text:p>-0,3663441665</text:p>
          </table:table-cell>
        </table:table-row>
        <table:table-row table:style-name="ro2">
          <table:table-cell office:value-type="float" office:value="158">
            <text:p>158</text:p>
          </table:table-cell>
          <table:table-cell office:value-type="float" office:value="4.80996226161738">
            <text:p>4,8099622616</text:p>
          </table:table-cell>
          <table:table-cell office:value-type="float" office:value="4.47342719109536">
            <text:p>4,4734271911</text:p>
          </table:table-cell>
          <table:table-cell office:value-type="float" office:value="3.79641784537351">
            <text:p>3,7964178454</text:p>
          </table:table-cell>
          <table:table-cell table:formula="of:=[.B160]-[.C160]" office:value-type="float" office:value="0.336535070522014">
            <text:p>0,3365350705</text:p>
          </table:table-cell>
          <table:table-cell table:formula="of:=[.D160]-[.B160]" office:value-type="float" office:value="-1.01354441624387">
            <text:p>-1,0135444162</text:p>
          </table:table-cell>
        </table:table-row>
        <table:table-row table:style-name="ro2">
          <table:table-cell office:value-type="float" office:value="159">
            <text:p>159</text:p>
          </table:table-cell>
          <table:table-cell office:value-type="float" office:value="5.3566883401367">
            <text:p>5,3566883401</text:p>
          </table:table-cell>
          <table:table-cell office:value-type="float" office:value="6.84714440379406">
            <text:p>6,8471444038</text:p>
          </table:table-cell>
          <table:table-cell office:value-type="float" office:value="5.20241831287658">
            <text:p>5,2024183129</text:p>
          </table:table-cell>
          <table:table-cell table:formula="of:=[.B161]-[.C161]" office:value-type="float" office:value="-1.49045606365736">
            <text:p>-1,4904560637</text:p>
          </table:table-cell>
          <table:table-cell table:formula="of:=[.D161]-[.B161]" office:value-type="float" office:value="-0.154270027260123">
            <text:p>-0,1542700273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4.58396445661697">
            <text:p>4,5839644566</text:p>
          </table:table-cell>
          <table:table-cell office:value-type="float" office:value="5.15946516344443">
            <text:p>5,1594651634</text:p>
          </table:table-cell>
          <table:table-cell office:value-type="float" office:value="4.29792205370361">
            <text:p>4,2979220537</text:p>
          </table:table-cell>
          <table:table-cell table:formula="of:=[.B162]-[.C162]" office:value-type="float" office:value="-0.575500706827461">
            <text:p>-0,5755007068</text:p>
          </table:table-cell>
          <table:table-cell table:formula="of:=[.D162]-[.B162]" office:value-type="float" office:value="-0.286042402913364">
            <text:p>-0,2860424029</text:p>
          </table:table-cell>
        </table:table-row>
        <table:table-row table:style-name="ro2">
          <table:table-cell office:value-type="float" office:value="161">
            <text:p>161</text:p>
          </table:table-cell>
          <table:table-cell office:value-type="float" office:value="5.69521634297651">
            <text:p>5,695216343</text:p>
          </table:table-cell>
          <table:table-cell office:value-type="float" office:value="9.44554968419528">
            <text:p>9,4455496842</text:p>
          </table:table-cell>
          <table:table-cell office:value-type="float" office:value="5.68936201352205">
            <text:p>5,6893620135</text:p>
          </table:table-cell>
          <table:table-cell table:formula="of:=[.B163]-[.C163]" office:value-type="float" office:value="-3.75033334121877">
            <text:p>-3,7503333412</text:p>
          </table:table-cell>
          <table:table-cell table:formula="of:=[.D163]-[.B163]" office:value-type="float" office:value="-0.00585432945446662">
            <text:p>-0,0058543295</text:p>
          </table:table-cell>
        </table:table-row>
        <table:table-row table:style-name="ro2">
          <table:table-cell office:value-type="float" office:value="162">
            <text:p>162</text:p>
          </table:table-cell>
          <table:table-cell office:value-type="float" office:value="8.10264330329606">
            <text:p>8,1026433033</text:p>
          </table:table-cell>
          <table:table-cell office:value-type="float" office:value="8.62583943261616">
            <text:p>8,6258394326</text:p>
          </table:table-cell>
          <table:table-cell office:value-type="float" office:value="5.30033574276674">
            <text:p>5,3003357428</text:p>
          </table:table-cell>
          <table:table-cell table:formula="of:=[.B164]-[.C164]" office:value-type="float" office:value="-0.523196129320093">
            <text:p>-0,5231961293</text:p>
          </table:table-cell>
          <table:table-cell table:formula="of:=[.D164]-[.B164]" office:value-type="float" office:value="-2.80230756052932">
            <text:p>-2,8023075605</text:p>
          </table:table-cell>
        </table:table-row>
        <table:table-row table:style-name="ro2">
          <table:table-cell office:value-type="float" office:value="163">
            <text:p>163</text:p>
          </table:table-cell>
          <table:table-cell office:value-type="float" office:value="7.81773854158293">
            <text:p>7,8177385416</text:p>
          </table:table-cell>
          <table:table-cell office:value-type="float" office:value="8.20549972553284">
            <text:p>8,2054997255</text:p>
          </table:table-cell>
          <table:table-cell office:value-type="float" office:value="7.36366675228535">
            <text:p>7,3636667523</text:p>
          </table:table-cell>
          <table:table-cell table:formula="of:=[.B165]-[.C165]" office:value-type="float" office:value="-0.387761183949912">
            <text:p>-0,3877611839</text:p>
          </table:table-cell>
          <table:table-cell table:formula="of:=[.D165]-[.B165]" office:value-type="float" office:value="-0.454071789297576">
            <text:p>-0,4540717893</text:p>
          </table:table-cell>
        </table:table-row>
        <table:table-row table:style-name="ro2">
          <table:table-cell office:value-type="float" office:value="164">
            <text:p>164</text:p>
          </table:table-cell>
          <table:table-cell office:value-type="float" office:value="5.67343965908222">
            <text:p>5,6734396591</text:p>
          </table:table-cell>
          <table:table-cell office:value-type="float" office:value="11.3478059792237">
            <text:p>11,3478059792</text:p>
          </table:table-cell>
          <table:table-cell office:value-type="float" office:value="8.60131447927815">
            <text:p>8,6013144793</text:p>
          </table:table-cell>
          <table:table-cell table:formula="of:=[.B166]-[.C166]" office:value-type="float" office:value="-5.6743663201415">
            <text:p>-5,6743663201</text:p>
          </table:table-cell>
          <table:table-cell table:formula="of:=[.D166]-[.B166]" office:value-type="float" office:value="2.92787482019593">
            <text:p>2,9278748202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6.08171515018969">
            <text:p>6,0817151502</text:p>
          </table:table-cell>
          <table:table-cell office:value-type="float" office:value="7.06773487114061">
            <text:p>7,0677348711</text:p>
          </table:table-cell>
          <table:table-cell office:value-type="float" office:value="6.06183280420827">
            <text:p>6,0618328042</text:p>
          </table:table-cell>
          <table:table-cell table:formula="of:=[.B167]-[.C167]" office:value-type="float" office:value="-0.986019720950924">
            <text:p>-0,986019721</text:p>
          </table:table-cell>
          <table:table-cell table:formula="of:=[.D167]-[.B167]" office:value-type="float" office:value="-0.019882345981423">
            <text:p>-0,019882346</text:p>
          </table:table-cell>
        </table:table-row>
        <table:table-row table:style-name="ro2">
          <table:table-cell office:value-type="float" office:value="166">
            <text:p>166</text:p>
          </table:table-cell>
          <table:table-cell office:value-type="float" office:value="8.79347704889286">
            <text:p>8,7934770489</text:p>
          </table:table-cell>
          <table:table-cell office:value-type="float" office:value="9.11844141029754">
            <text:p>9,1184414103</text:p>
          </table:table-cell>
          <table:table-cell office:value-type="float" office:value="7.74068785563144">
            <text:p>7,7406878556</text:p>
          </table:table-cell>
          <table:table-cell table:formula="of:=[.B168]-[.C168]" office:value-type="float" office:value="-0.324964361404687">
            <text:p>-0,3249643614</text:p>
          </table:table-cell>
          <table:table-cell table:formula="of:=[.D168]-[.B168]" office:value-type="float" office:value="-1.05278919326142">
            <text:p>-1,0527891933</text:p>
          </table:table-cell>
        </table:table-row>
        <table:table-row table:style-name="ro2">
          <table:table-cell office:value-type="float" office:value="167">
            <text:p>167</text:p>
          </table:table-cell>
          <table:table-cell office:value-type="float" office:value="8.13193080908447">
            <text:p>8,1319308091</text:p>
          </table:table-cell>
          <table:table-cell office:value-type="float" office:value="10.7006896581573">
            <text:p>10,7006896582</text:p>
          </table:table-cell>
          <table:table-cell office:value-type="float" office:value="8.27046915747511">
            <text:p>8,2704691575</text:p>
          </table:table-cell>
          <table:table-cell table:formula="of:=[.B169]-[.C169]" office:value-type="float" office:value="-2.56875884907279">
            <text:p>-2,5687588491</text:p>
          </table:table-cell>
          <table:table-cell table:formula="of:=[.D169]-[.B169]" office:value-type="float" office:value="0.138538348390647">
            <text:p>0,1385383484</text:p>
          </table:table-cell>
        </table:table-row>
        <table:table-row table:style-name="ro2">
          <table:table-cell office:value-type="float" office:value="168">
            <text:p>168</text:p>
          </table:table-cell>
          <table:table-cell office:value-type="float" office:value="8.42613935694406">
            <text:p>8,4261393569</text:p>
          </table:table-cell>
          <table:table-cell office:value-type="float" office:value="8.1035250392685">
            <text:p>8,1035250393</text:p>
          </table:table-cell>
          <table:table-cell office:value-type="float" office:value="8.61856721293754">
            <text:p>8,6185672129</text:p>
          </table:table-cell>
          <table:table-cell table:formula="of:=[.B170]-[.C170]" office:value-type="float" office:value="0.322614317675562">
            <text:p>0,3226143177</text:p>
          </table:table-cell>
          <table:table-cell table:formula="of:=[.D170]-[.B170]" office:value-type="float" office:value="0.192427855993474">
            <text:p>0,192427856</text:p>
          </table:table-cell>
        </table:table-row>
        <table:table-row table:style-name="ro2">
          <table:table-cell office:value-type="float" office:value="169">
            <text:p>169</text:p>
          </table:table-cell>
          <table:table-cell office:value-type="float" office:value="8.53598270585182">
            <text:p>8,5359827059</text:p>
          </table:table-cell>
          <table:table-cell office:value-type="float" office:value="13.0480707436492">
            <text:p>13,0480707436</text:p>
          </table:table-cell>
          <table:table-cell office:value-type="float" office:value="9.58012274959965">
            <text:p>9,5801227496</text:p>
          </table:table-cell>
          <table:table-cell table:formula="of:=[.B171]-[.C171]" office:value-type="float" office:value="-4.51208803779742">
            <text:p>-4,5120880378</text:p>
          </table:table-cell>
          <table:table-cell table:formula="of:=[.D171]-[.B171]" office:value-type="float" office:value="1.04414004374783">
            <text:p>1,0441400437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8.41573621842632">
            <text:p>8,4157362184</text:p>
          </table:table-cell>
          <table:table-cell office:value-type="float" office:value="10.8157516823645">
            <text:p>10,8157516824</text:p>
          </table:table-cell>
          <table:table-cell office:value-type="float" office:value="11.9254635680543">
            <text:p>11,9254635681</text:p>
          </table:table-cell>
          <table:table-cell table:formula="of:=[.B172]-[.C172]" office:value-type="float" office:value="-2.40001546393817">
            <text:p>-2,4000154639</text:p>
          </table:table-cell>
          <table:table-cell table:formula="of:=[.D172]-[.B172]" office:value-type="float" office:value="3.509727349628">
            <text:p>3,5097273496</text:p>
          </table:table-cell>
        </table:table-row>
        <table:table-row table:style-name="ro2">
          <table:table-cell office:value-type="float" office:value="171">
            <text:p>171</text:p>
          </table:table-cell>
          <table:table-cell office:value-type="float" office:value="9.17717280922379">
            <text:p>9,1771728092</text:p>
          </table:table-cell>
          <table:table-cell office:value-type="float" office:value="13.9084803849776">
            <text:p>13,908480385</text:p>
          </table:table-cell>
          <table:table-cell office:value-type="float" office:value="13.7896618157954">
            <text:p>13,7896618158</text:p>
          </table:table-cell>
          <table:table-cell table:formula="of:=[.B173]-[.C173]" office:value-type="float" office:value="-4.7313075757538">
            <text:p>-4,7313075758</text:p>
          </table:table-cell>
          <table:table-cell table:formula="of:=[.D173]-[.B173]" office:value-type="float" office:value="4.61248900657158">
            <text:p>4,6124890066</text:p>
          </table:table-cell>
        </table:table-row>
        <table:table-row table:style-name="ro2">
          <table:table-cell office:value-type="float" office:value="172">
            <text:p>172</text:p>
          </table:table-cell>
          <table:table-cell office:value-type="float" office:value="9.28860189911053">
            <text:p>9,2886018991</text:p>
          </table:table-cell>
          <table:table-cell office:value-type="float" office:value="11.5164150649932">
            <text:p>11,516415065</text:p>
          </table:table-cell>
          <table:table-cell office:value-type="float" office:value="14.2048245228065">
            <text:p>14,2048245228</text:p>
          </table:table-cell>
          <table:table-cell table:formula="of:=[.B174]-[.C174]" office:value-type="float" office:value="-2.22781316588265">
            <text:p>-2,2278131659</text:p>
          </table:table-cell>
          <table:table-cell table:formula="of:=[.D174]-[.B174]" office:value-type="float" office:value="4.91622262369599">
            <text:p>4,9162226237</text:p>
          </table:table-cell>
        </table:table-row>
        <table:table-row table:style-name="ro2">
          <table:table-cell office:value-type="float" office:value="173">
            <text:p>173</text:p>
          </table:table-cell>
          <table:table-cell office:value-type="float" office:value="8.94266236530528">
            <text:p>8,9426623653</text:p>
          </table:table-cell>
          <table:table-cell office:value-type="float" office:value="11.420380395088">
            <text:p>11,4203803951</text:p>
          </table:table-cell>
          <table:table-cell office:value-type="float" office:value="13.5662175509398">
            <text:p>13,5662175509</text:p>
          </table:table-cell>
          <table:table-cell table:formula="of:=[.B175]-[.C175]" office:value-type="float" office:value="-2.47771802978276">
            <text:p>-2,4777180298</text:p>
          </table:table-cell>
          <table:table-cell table:formula="of:=[.D175]-[.B175]" office:value-type="float" office:value="4.62355518563447">
            <text:p>4,6235551856</text:p>
          </table:table-cell>
        </table:table-row>
        <table:table-row table:style-name="ro2">
          <table:table-cell office:value-type="float" office:value="174">
            <text:p>174</text:p>
          </table:table-cell>
          <table:table-cell office:value-type="float" office:value="10.0836774319394">
            <text:p>10,0836774319</text:p>
          </table:table-cell>
          <table:table-cell office:value-type="float" office:value="10.487010018074">
            <text:p>10,4870100181</text:p>
          </table:table-cell>
          <table:table-cell office:value-type="float" office:value="17.3908049776451">
            <text:p>17,3908049776</text:p>
          </table:table-cell>
          <table:table-cell table:formula="of:=[.B176]-[.C176]" office:value-type="float" office:value="-0.40333258613458">
            <text:p>-0,4033325861</text:p>
          </table:table-cell>
          <table:table-cell table:formula="of:=[.D176]-[.B176]" office:value-type="float" office:value="7.30712754570566">
            <text:p>7,3071275457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9.18298681018451">
            <text:p>9,1829868102</text:p>
          </table:table-cell>
          <table:table-cell office:value-type="float" office:value="12.2782122753841">
            <text:p>12,2782122754</text:p>
          </table:table-cell>
          <table:table-cell office:value-type="float" office:value="17.3784786034129">
            <text:p>17,3784786034</text:p>
          </table:table-cell>
          <table:table-cell table:formula="of:=[.B177]-[.C177]" office:value-type="float" office:value="-3.09522546519959">
            <text:p>-3,0952254652</text:p>
          </table:table-cell>
          <table:table-cell table:formula="of:=[.D177]-[.B177]" office:value-type="float" office:value="8.19549179322837">
            <text:p>8,1954917932</text:p>
          </table:table-cell>
        </table:table-row>
        <table:table-row table:style-name="ro2">
          <table:table-cell office:value-type="float" office:value="176">
            <text:p>176</text:p>
          </table:table-cell>
          <table:table-cell office:value-type="float" office:value="11.8596765132716">
            <text:p>11,8596765133</text:p>
          </table:table-cell>
          <table:table-cell office:value-type="float" office:value="15.9120338089467">
            <text:p>15,9120338089</text:p>
          </table:table-cell>
          <table:table-cell office:value-type="float" office:value="14.2783166983134">
            <text:p>14,2783166983</text:p>
          </table:table-cell>
          <table:table-cell table:formula="of:=[.B178]-[.C178]" office:value-type="float" office:value="-4.05235729567501">
            <text:p>-4,0523572957</text:p>
          </table:table-cell>
          <table:table-cell table:formula="of:=[.D178]-[.B178]" office:value-type="float" office:value="2.41864018504173">
            <text:p>2,418640185</text:p>
          </table:table-cell>
        </table:table-row>
        <table:table-row table:style-name="ro2">
          <table:table-cell office:value-type="float" office:value="177">
            <text:p>177</text:p>
          </table:table-cell>
          <table:table-cell office:value-type="float" office:value="10.5231910336772">
            <text:p>10,5231910337</text:p>
          </table:table-cell>
          <table:table-cell office:value-type="float" office:value="12.9314679951507">
            <text:p>12,9314679952</text:p>
          </table:table-cell>
          <table:table-cell office:value-type="float" office:value="15.1303050938509">
            <text:p>15,1303050939</text:p>
          </table:table-cell>
          <table:table-cell table:formula="of:=[.B179]-[.C179]" office:value-type="float" office:value="-2.40827696147351">
            <text:p>-2,4082769615</text:p>
          </table:table-cell>
          <table:table-cell table:formula="of:=[.D179]-[.B179]" office:value-type="float" office:value="4.60711406017366">
            <text:p>4,6071140602</text:p>
          </table:table-cell>
        </table:table-row>
        <table:table-row table:style-name="ro2">
          <table:table-cell office:value-type="float" office:value="178">
            <text:p>178</text:p>
          </table:table-cell>
          <table:table-cell office:value-type="float" office:value="8.75882936558254">
            <text:p>8,7588293656</text:p>
          </table:table-cell>
          <table:table-cell office:value-type="float" office:value="15.6512036892123">
            <text:p>15,6512036892</text:p>
          </table:table-cell>
          <table:table-cell office:value-type="float" office:value="12.0412051871396">
            <text:p>12,0412051871</text:p>
          </table:table-cell>
          <table:table-cell table:formula="of:=[.B180]-[.C180]" office:value-type="float" office:value="-6.89237432362979">
            <text:p>-6,8923743236</text:p>
          </table:table-cell>
          <table:table-cell table:formula="of:=[.D180]-[.B180]" office:value-type="float" office:value="3.28237582155707">
            <text:p>3,2823758216</text:p>
          </table:table-cell>
        </table:table-row>
        <table:table-row table:style-name="ro2">
          <table:table-cell office:value-type="float" office:value="179">
            <text:p>179</text:p>
          </table:table-cell>
          <table:table-cell office:value-type="float" office:value="10.8635393786126">
            <text:p>10,8635393786</text:p>
          </table:table-cell>
          <table:table-cell office:value-type="float" office:value="11.6447673818608">
            <text:p>11,6447673819</text:p>
          </table:table-cell>
          <table:table-cell office:value-type="float" office:value="12.0075766335405">
            <text:p>12,0075766335</text:p>
          </table:table-cell>
          <table:table-cell table:formula="of:=[.B181]-[.C181]" office:value-type="float" office:value="-0.781228003248224">
            <text:p>-0,7812280032</text:p>
          </table:table-cell>
          <table:table-cell table:formula="of:=[.D181]-[.B181]" office:value-type="float" office:value="1.14403725492791">
            <text:p>1,1440372549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8.92498658514716">
            <text:p>8,9249865851</text:p>
          </table:table-cell>
          <table:table-cell office:value-type="float" office:value="12.7658916691182">
            <text:p>12,7658916691</text:p>
          </table:table-cell>
          <table:table-cell office:value-type="float" office:value="11.0514033244119">
            <text:p>11,0514033244</text:p>
          </table:table-cell>
          <table:table-cell table:formula="of:=[.B182]-[.C182]" office:value-type="float" office:value="-3.84090508397106">
            <text:p>-3,840905084</text:p>
          </table:table-cell>
          <table:table-cell table:formula="of:=[.D182]-[.B182]" office:value-type="float" office:value="2.1264167392647">
            <text:p>2,1264167393</text:p>
          </table:table-cell>
        </table:table-row>
        <table:table-row table:style-name="ro2">
          <table:table-cell office:value-type="float" office:value="181">
            <text:p>181</text:p>
          </table:table-cell>
          <table:table-cell office:value-type="float" office:value="12.6787961038741">
            <text:p>12,6787961039</text:p>
          </table:table-cell>
          <table:table-cell office:value-type="float" office:value="12.6690728810522">
            <text:p>12,6690728811</text:p>
          </table:table-cell>
          <table:table-cell office:value-type="float" office:value="8.71060271681857">
            <text:p>8,7106027168</text:p>
          </table:table-cell>
          <table:table-cell table:formula="of:=[.B183]-[.C183]" office:value-type="float" office:value="0.00972322282186688">
            <text:p>0,0097232228</text:p>
          </table:table-cell>
          <table:table-cell table:formula="of:=[.D183]-[.B183]" office:value-type="float" office:value="-3.9681933870555">
            <text:p>-3,9681933871</text:p>
          </table:table-cell>
        </table:table-row>
        <table:table-row table:style-name="ro2">
          <table:table-cell office:value-type="float" office:value="182">
            <text:p>182</text:p>
          </table:table-cell>
          <table:table-cell office:value-type="float" office:value="9.41360474127398">
            <text:p>9,4136047413</text:p>
          </table:table-cell>
          <table:table-cell office:value-type="float" office:value="12.3676253475215">
            <text:p>12,3676253475</text:p>
          </table:table-cell>
          <table:table-cell office:value-type="float" office:value="13.0808084503858">
            <text:p>13,0808084504</text:p>
          </table:table-cell>
          <table:table-cell table:formula="of:=[.B184]-[.C184]" office:value-type="float" office:value="-2.95402060624749">
            <text:p>-2,9540206062</text:p>
          </table:table-cell>
          <table:table-cell table:formula="of:=[.D184]-[.B184]" office:value-type="float" office:value="3.66720370911184">
            <text:p>3,6672037091</text:p>
          </table:table-cell>
        </table:table-row>
        <table:table-row table:style-name="ro2">
          <table:table-cell office:value-type="float" office:value="183">
            <text:p>183</text:p>
          </table:table-cell>
          <table:table-cell office:value-type="float" office:value="10.7963976027486">
            <text:p>10,7963976027</text:p>
          </table:table-cell>
          <table:table-cell office:value-type="float" office:value="13.9104809177285">
            <text:p>13,9104809177</text:p>
          </table:table-cell>
          <table:table-cell office:value-type="float" office:value="13.0700269933945">
            <text:p>13,0700269934</text:p>
          </table:table-cell>
          <table:table-cell table:formula="of:=[.B185]-[.C185]" office:value-type="float" office:value="-3.1140833149799">
            <text:p>-3,114083315</text:p>
          </table:table-cell>
          <table:table-cell table:formula="of:=[.D185]-[.B185]" office:value-type="float" office:value="2.27362939064584">
            <text:p>2,2736293906</text:p>
          </table:table-cell>
        </table:table-row>
        <table:table-row table:style-name="ro2">
          <table:table-cell office:value-type="float" office:value="184">
            <text:p>184</text:p>
          </table:table-cell>
          <table:table-cell office:value-type="float" office:value="9.2482698049796">
            <text:p>9,248269805</text:p>
          </table:table-cell>
          <table:table-cell office:value-type="float" office:value="13.7382238577618">
            <text:p>13,7382238578</text:p>
          </table:table-cell>
          <table:table-cell office:value-type="float" office:value="10.3012003430705">
            <text:p>10,3012003431</text:p>
          </table:table-cell>
          <table:table-cell table:formula="of:=[.B186]-[.C186]" office:value-type="float" office:value="-4.48995405278222">
            <text:p>-4,4899540528</text:p>
          </table:table-cell>
          <table:table-cell table:formula="of:=[.D186]-[.B186]" office:value-type="float" office:value="1.05293053809091">
            <text:p>1,0529305381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11.1982107381934">
            <text:p>11,1982107382</text:p>
          </table:table-cell>
          <table:table-cell office:value-type="float" office:value="10.7212456695746">
            <text:p>10,7212456696</text:p>
          </table:table-cell>
          <table:table-cell office:value-type="float" office:value="11.323846196413">
            <text:p>11,3238461964</text:p>
          </table:table-cell>
          <table:table-cell table:formula="of:=[.B187]-[.C187]" office:value-type="float" office:value="0.476965068618805">
            <text:p>0,4769650686</text:p>
          </table:table-cell>
          <table:table-cell table:formula="of:=[.D187]-[.B187]" office:value-type="float" office:value="0.125635458219616">
            <text:p>0,1256354582</text:p>
          </table:table-cell>
        </table:table-row>
        <table:table-row table:style-name="ro2">
          <table:table-cell office:value-type="float" office:value="186">
            <text:p>186</text:p>
          </table:table-cell>
          <table:table-cell office:value-type="float" office:value="7.80632765364702">
            <text:p>7,8063276536</text:p>
          </table:table-cell>
          <table:table-cell office:value-type="float" office:value="12.8890000240033">
            <text:p>12,889000024</text:p>
          </table:table-cell>
          <table:table-cell office:value-type="float" office:value="11.7239752377741">
            <text:p>11,7239752378</text:p>
          </table:table-cell>
          <table:table-cell table:formula="of:=[.B188]-[.C188]" office:value-type="float" office:value="-5.08267237035623">
            <text:p>-5,0826723704</text:p>
          </table:table-cell>
          <table:table-cell table:formula="of:=[.D188]-[.B188]" office:value-type="float" office:value="3.91764758412709">
            <text:p>3,9176475841</text:p>
          </table:table-cell>
        </table:table-row>
        <table:table-row table:style-name="ro2">
          <table:table-cell office:value-type="float" office:value="187">
            <text:p>187</text:p>
          </table:table-cell>
          <table:table-cell office:value-type="float" office:value="10.0753925189988">
            <text:p>10,075392519</text:p>
          </table:table-cell>
          <table:table-cell office:value-type="float" office:value="15.7402139645093">
            <text:p>15,7402139645</text:p>
          </table:table-cell>
          <table:table-cell office:value-type="float" office:value="9.69406952094086">
            <text:p>9,6940695209</text:p>
          </table:table-cell>
          <table:table-cell table:formula="of:=[.B189]-[.C189]" office:value-type="float" office:value="-5.66482144551048">
            <text:p>-5,6648214455</text:p>
          </table:table-cell>
          <table:table-cell table:formula="of:=[.D189]-[.B189]" office:value-type="float" office:value="-0.381322998057934">
            <text:p>-0,3813229981</text:p>
          </table:table-cell>
        </table:table-row>
        <table:table-row table:style-name="ro2">
          <table:table-cell office:value-type="float" office:value="188">
            <text:p>188</text:p>
          </table:table-cell>
          <table:table-cell office:value-type="float" office:value="12.2491475041328">
            <text:p>12,2491475041</text:p>
          </table:table-cell>
          <table:table-cell office:value-type="float" office:value="12.7035918693483">
            <text:p>12,7035918693</text:p>
          </table:table-cell>
          <table:table-cell office:value-type="float" office:value="9.88885136514356">
            <text:p>9,8888513651</text:p>
          </table:table-cell>
          <table:table-cell table:formula="of:=[.B190]-[.C190]" office:value-type="float" office:value="-0.454444365215485">
            <text:p>-0,4544443652</text:p>
          </table:table-cell>
          <table:table-cell table:formula="of:=[.D190]-[.B190]" office:value-type="float" office:value="-2.36029613898921">
            <text:p>-2,360296139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9.04044370632537">
            <text:p>9,0404437063</text:p>
          </table:table-cell>
          <table:table-cell office:value-type="float" office:value="11.6009614621142">
            <text:p>11,6009614621</text:p>
          </table:table-cell>
          <table:table-cell office:value-type="float" office:value="14.0657591245187">
            <text:p>14,0657591245</text:p>
          </table:table-cell>
          <table:table-cell table:formula="of:=[.B191]-[.C191]" office:value-type="float" office:value="-2.56051775578879">
            <text:p>-2,5605177558</text:p>
          </table:table-cell>
          <table:table-cell table:formula="of:=[.D191]-[.B191]" office:value-type="float" office:value="5.02531541819331">
            <text:p>5,0253154182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10.5941342030898">
            <text:p>10,5941342031</text:p>
          </table:table-cell>
          <table:table-cell office:value-type="float" office:value="14.4835716458163">
            <text:p>14,4835716458</text:p>
          </table:table-cell>
          <table:table-cell office:value-type="float" office:value="12.6261626052472">
            <text:p>12,6261626052</text:p>
          </table:table-cell>
          <table:table-cell table:formula="of:=[.B192]-[.C192]" office:value-type="float" office:value="-3.88943744272644">
            <text:p>-3,8894374427</text:p>
          </table:table-cell>
          <table:table-cell table:formula="of:=[.D192]-[.B192]" office:value-type="float" office:value="2.03202840215739">
            <text:p>2,0320284022</text:p>
          </table:table-cell>
        </table:table-row>
        <table:table-row table:style-name="ro2">
          <table:table-cell office:value-type="float" office:value="191">
            <text:p>191</text:p>
          </table:table-cell>
          <table:table-cell office:value-type="float" office:value="7.97686060784132">
            <text:p>7,9768606078</text:p>
          </table:table-cell>
          <table:table-cell office:value-type="float" office:value="11.822099280706">
            <text:p>11,8220992807</text:p>
          </table:table-cell>
          <table:table-cell office:value-type="float" office:value="15.2194132015756">
            <text:p>15,2194132016</text:p>
          </table:table-cell>
          <table:table-cell table:formula="of:=[.B193]-[.C193]" office:value-type="float" office:value="-3.84523867286468">
            <text:p>-3,8452386729</text:p>
          </table:table-cell>
          <table:table-cell table:formula="of:=[.D193]-[.B193]" office:value-type="float" office:value="7.24255259373426">
            <text:p>7,2425525937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10.8458807542851">
            <text:p>10,8458807543</text:p>
          </table:table-cell>
          <table:table-cell office:value-type="float" office:value="12.4359781898178">
            <text:p>12,4359781898</text:p>
          </table:table-cell>
          <table:table-cell office:value-type="float" office:value="14.7774416141648">
            <text:p>14,7774416142</text:p>
          </table:table-cell>
          <table:table-cell table:formula="of:=[.B194]-[.C194]" office:value-type="float" office:value="-1.5900974355327">
            <text:p>-1,5900974355</text:p>
          </table:table-cell>
          <table:table-cell table:formula="of:=[.D194]-[.B194]" office:value-type="float" office:value="3.9315608598798">
            <text:p>3,9315608599</text:p>
          </table:table-cell>
        </table:table-row>
        <table:table-row table:style-name="ro2">
          <table:table-cell office:value-type="float" office:value="193">
            <text:p>193</text:p>
          </table:table-cell>
          <table:table-cell office:value-type="float" office:value="11.537540621199">
            <text:p>11,5375406212</text:p>
          </table:table-cell>
          <table:table-cell office:value-type="float" office:value="12.9109929488807">
            <text:p>12,9109929489</text:p>
          </table:table-cell>
          <table:table-cell office:value-type="float" office:value="11.5390841711302">
            <text:p>11,5390841711</text:p>
          </table:table-cell>
          <table:table-cell table:formula="of:=[.B195]-[.C195]" office:value-type="float" office:value="-1.3734523276817">
            <text:p>-1,3734523277</text:p>
          </table:table-cell>
          <table:table-cell table:formula="of:=[.D195]-[.B195]" office:value-type="float" office:value="0.00154354993124706">
            <text:p>0,0015435499</text:p>
          </table:table-cell>
        </table:table-row>
        <table:table-row table:style-name="ro2">
          <table:table-cell office:value-type="float" office:value="194">
            <text:p>194</text:p>
          </table:table-cell>
          <table:table-cell office:value-type="float" office:value="11.8070507485632">
            <text:p>11,8070507486</text:p>
          </table:table-cell>
          <table:table-cell office:value-type="float" office:value="14.3653807383514">
            <text:p>14,3653807384</text:p>
          </table:table-cell>
          <table:table-cell office:value-type="float" office:value="13.9746979989667">
            <text:p>13,974697999</text:p>
          </table:table-cell>
          <table:table-cell table:formula="of:=[.B196]-[.C196]" office:value-type="float" office:value="-2.55832998978821">
            <text:p>-2,5583299898</text:p>
          </table:table-cell>
          <table:table-cell table:formula="of:=[.D196]-[.B196]" office:value-type="float" office:value="2.16764725040354">
            <text:p>2,1676472504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11.1439442605009">
            <text:p>11,1439442605</text:p>
          </table:table-cell>
          <table:table-cell office:value-type="float" office:value="14.3812192309731">
            <text:p>14,381219231</text:p>
          </table:table-cell>
          <table:table-cell office:value-type="float" office:value="9.52962468752724">
            <text:p>9,5296246875</text:p>
          </table:table-cell>
          <table:table-cell table:formula="of:=[.B197]-[.C197]" office:value-type="float" office:value="-3.23727497047214">
            <text:p>-3,2372749705</text:p>
          </table:table-cell>
          <table:table-cell table:formula="of:=[.D197]-[.B197]" office:value-type="float" office:value="-1.61431957297371">
            <text:p>-1,614319573</text:p>
          </table:table-cell>
        </table:table-row>
        <table:table-row table:style-name="ro2">
          <table:table-cell office:value-type="float" office:value="196">
            <text:p>196</text:p>
          </table:table-cell>
          <table:table-cell office:value-type="float" office:value="9.19196156992565">
            <text:p>9,1919615699</text:p>
          </table:table-cell>
          <table:table-cell office:value-type="float" office:value="11.4114873301554">
            <text:p>11,4114873302</text:p>
          </table:table-cell>
          <table:table-cell office:value-type="float" office:value="15.2185620666002">
            <text:p>15,2185620666</text:p>
          </table:table-cell>
          <table:table-cell table:formula="of:=[.B198]-[.C198]" office:value-type="float" office:value="-2.21952576022971">
            <text:p>-2,2195257602</text:p>
          </table:table-cell>
          <table:table-cell table:formula="of:=[.D198]-[.B198]" office:value-type="float" office:value="6.02660049667454">
            <text:p>6,0266004967</text:p>
          </table:table-cell>
        </table:table-row>
        <table:table-row table:style-name="ro2">
          <table:table-cell office:value-type="float" office:value="197">
            <text:p>197</text:p>
          </table:table-cell>
          <table:table-cell office:value-type="float" office:value="7.89925312492043">
            <text:p>7,8992531249</text:p>
          </table:table-cell>
          <table:table-cell office:value-type="float" office:value="13.7354429187993">
            <text:p>13,7354429188</text:p>
          </table:table-cell>
          <table:table-cell office:value-type="float" office:value="10.3603989744814">
            <text:p>10,3603989745</text:p>
          </table:table-cell>
          <table:table-cell table:formula="of:=[.B199]-[.C199]" office:value-type="float" office:value="-5.83618979387885">
            <text:p>-5,8361897939</text:p>
          </table:table-cell>
          <table:table-cell table:formula="of:=[.D199]-[.B199]" office:value-type="float" office:value="2.461145849561">
            <text:p>2,4611458496</text:p>
          </table:table-cell>
        </table:table-row>
        <table:table-row table:style-name="ro2">
          <table:table-cell office:value-type="float" office:value="198">
            <text:p>198</text:p>
          </table:table-cell>
          <table:table-cell office:value-type="float" office:value="10.0474111066162">
            <text:p>10,0474111066</text:p>
          </table:table-cell>
          <table:table-cell office:value-type="float" office:value="16.2345271074738">
            <text:p>16,2345271075</text:p>
          </table:table-cell>
          <table:table-cell office:value-type="float" office:value="12.4307680525388">
            <text:p>12,4307680525</text:p>
          </table:table-cell>
          <table:table-cell table:formula="of:=[.B200]-[.C200]" office:value-type="float" office:value="-6.18711600085763">
            <text:p>-6,1871160009</text:p>
          </table:table-cell>
          <table:table-cell table:formula="of:=[.D200]-[.B200]" office:value-type="float" office:value="2.38335694592262">
            <text:p>2,3833569459</text:p>
          </table:table-cell>
        </table:table-row>
        <table:table-row table:style-name="ro2">
          <table:table-cell office:value-type="float" office:value="199">
            <text:p>199</text:p>
          </table:table-cell>
          <table:table-cell office:value-type="float" office:value="10.6340190509738">
            <text:p>10,634019051</text:p>
          </table:table-cell>
          <table:table-cell office:value-type="float" office:value="16.3946237033633">
            <text:p>16,3946237034</text:p>
          </table:table-cell>
          <table:table-cell office:value-type="float" office:value="7.21160397646033">
            <text:p>7,2116039765</text:p>
          </table:table-cell>
          <table:table-cell table:formula="of:=[.B201]-[.C201]" office:value-type="float" office:value="-5.76060465238949">
            <text:p>-5,7606046524</text:p>
          </table:table-cell>
          <table:table-cell table:formula="of:=[.D201]-[.B201]" office:value-type="float" office:value="-3.42241507451346">
            <text:p>-3,422415074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9.48386814833336">
            <text:p>9,4838681483</text:p>
          </table:table-cell>
          <table:table-cell office:value-type="float" office:value="10.8686401101993">
            <text:p>10,8686401102</text:p>
          </table:table-cell>
          <table:table-cell office:value-type="float" office:value="9.43677612483541">
            <text:p>9,4367761248</text:p>
          </table:table-cell>
          <table:table-cell table:formula="of:=[.B202]-[.C202]" office:value-type="float" office:value="-1.38477196186594">
            <text:p>-1,3847719619</text:p>
          </table:table-cell>
          <table:table-cell table:formula="of:=[.D202]-[.B202]" office:value-type="float" office:value="-0.0470920234979584">
            <text:p>-0,0470920235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float" office:value="7.96335556133542">
            <text:p>7,9633555613</text:p>
          </table:table-cell>
          <table:table-cell office:value-type="float" office:value="13.1649349321806">
            <text:p>13,1649349322</text:p>
          </table:table-cell>
          <table:table-cell office:value-type="float" office:value="7.40353581207141">
            <text:p>7,4035358121</text:p>
          </table:table-cell>
          <table:table-cell table:formula="of:=[.B203]-[.C203]" office:value-type="float" office:value="-5.2015793708452">
            <text:p>-5,2015793708</text:p>
          </table:table-cell>
          <table:table-cell table:formula="of:=[.D203]-[.B203]" office:value-type="float" office:value="-0.559819749264008">
            <text:p>-0,5598197493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float" office:value="10.6197189931665">
            <text:p>10,6197189932</text:p>
          </table:table-cell>
          <table:table-cell office:value-type="float" office:value="10.7850580336914">
            <text:p>10,7850580337</text:p>
          </table:table-cell>
          <table:table-cell office:value-type="float" office:value="6.91510128230774">
            <text:p>6,9151012823</text:p>
          </table:table-cell>
          <table:table-cell table:formula="of:=[.B204]-[.C204]" office:value-type="float" office:value="-0.165339040524858">
            <text:p>-0,1653390405</text:p>
          </table:table-cell>
          <table:table-cell table:formula="of:=[.D204]-[.B204]" office:value-type="float" office:value="-3.70461771085879">
            <text:p>-3,7046177109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float" office:value="6.86394833254504">
            <text:p>6,8639483325</text:p>
          </table:table-cell>
          <table:table-cell office:value-type="float" office:value="10.1840135934144">
            <text:p>10,1840135934</text:p>
          </table:table-cell>
          <table:table-cell office:value-type="float" office:value="8.00744413045164">
            <text:p>8,0074441305</text:p>
          </table:table-cell>
          <table:table-cell table:formula="of:=[.B205]-[.C205]" office:value-type="float" office:value="-3.32006526086936">
            <text:p>-3,3200652609</text:p>
          </table:table-cell>
          <table:table-cell table:formula="of:=[.D205]-[.B205]" office:value-type="float" office:value="1.14349579790659">
            <text:p>1,1434957979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float" office:value="5.2036816255752">
            <text:p>5,2036816256</text:p>
          </table:table-cell>
          <table:table-cell office:value-type="float" office:value="10.7982639411411">
            <text:p>10,7982639411</text:p>
          </table:table-cell>
          <table:table-cell office:value-type="float" office:value="7.51781836986354">
            <text:p>7,5178183699</text:p>
          </table:table-cell>
          <table:table-cell table:formula="of:=[.B206]-[.C206]" office:value-type="float" office:value="-5.59458231556592">
            <text:p>-5,5945823156</text:p>
          </table:table-cell>
          <table:table-cell table:formula="of:=[.D206]-[.B206]" office:value-type="float" office:value="2.31413674428834">
            <text:p>2,3141367443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5.8044117607141">
            <text:p>5,8044117607</text:p>
          </table:table-cell>
          <table:table-cell office:value-type="float" office:value="7.98012297531636">
            <text:p>7,9801229753</text:p>
          </table:table-cell>
          <table:table-cell office:value-type="float" office:value="7.63713919534417">
            <text:p>7,6371391953</text:p>
          </table:table-cell>
          <table:table-cell table:formula="of:=[.B207]-[.C207]" office:value-type="float" office:value="-2.17571121460227">
            <text:p>-2,1757112146</text:p>
          </table:table-cell>
          <table:table-cell table:formula="of:=[.D207]-[.B207]" office:value-type="float" office:value="1.83272743463007">
            <text:p>1,8327274346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float" office:value="7.14318900376762">
            <text:p>7,1431890038</text:p>
          </table:table-cell>
          <table:table-cell office:value-type="float" office:value="7.54029347766364">
            <text:p>7,5402934777</text:p>
          </table:table-cell>
          <table:table-cell office:value-type="float" office:value="5.88058513289332">
            <text:p>5,8805851329</text:p>
          </table:table-cell>
          <table:table-cell table:formula="of:=[.B208]-[.C208]" office:value-type="float" office:value="-0.397104473896021">
            <text:p>-0,3971044739</text:p>
          </table:table-cell>
          <table:table-cell table:formula="of:=[.D208]-[.B208]" office:value-type="float" office:value="-1.2626038708743">
            <text:p>-1,2626038709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float" office:value="6.95550892603025">
            <text:p>6,955508926</text:p>
          </table:table-cell>
          <table:table-cell office:value-type="float" office:value="9.44743042058009">
            <text:p>9,4474304206</text:p>
          </table:table-cell>
          <table:table-cell office:value-type="float" office:value="5.18563041352087">
            <text:p>5,1856304135</text:p>
          </table:table-cell>
          <table:table-cell table:formula="of:=[.B209]-[.C209]" office:value-type="float" office:value="-2.49192149454984">
            <text:p>-2,4919214945</text:p>
          </table:table-cell>
          <table:table-cell table:formula="of:=[.D209]-[.B209]" office:value-type="float" office:value="-1.76987851250938">
            <text:p>-1,7698785125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float" office:value="4.75860026318684">
            <text:p>4,7586002632</text:p>
          </table:table-cell>
          <table:table-cell office:value-type="float" office:value="8.49629694063352">
            <text:p>8,4962969406</text:p>
          </table:table-cell>
          <table:table-cell office:value-type="float" office:value="6.16251510837985">
            <text:p>6,1625151084</text:p>
          </table:table-cell>
          <table:table-cell table:formula="of:=[.B210]-[.C210]" office:value-type="float" office:value="-3.73769667744668">
            <text:p>-3,7376966774</text:p>
          </table:table-cell>
          <table:table-cell table:formula="of:=[.D210]-[.B210]" office:value-type="float" office:value="1.40391484519301">
            <text:p>1,4039148452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float" office:value="5.6174863576583">
            <text:p>5,6174863577</text:p>
          </table:table-cell>
          <table:table-cell office:value-type="float" office:value="6.75286916980943">
            <text:p>6,7528691698</text:p>
          </table:table-cell>
          <table:table-cell office:value-type="float" office:value="8.60625186031023">
            <text:p>8,6062518603</text:p>
          </table:table-cell>
          <table:table-cell table:formula="of:=[.B211]-[.C211]" office:value-type="float" office:value="-1.13538281215112">
            <text:p>-1,1353828122</text:p>
          </table:table-cell>
          <table:table-cell table:formula="of:=[.D211]-[.B211]" office:value-type="float" office:value="2.98876550265192">
            <text:p>2,9887655027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3.9175495438124">
            <text:p>3,9175495438</text:p>
          </table:table-cell>
          <table:table-cell office:value-type="float" office:value="7.23328161979236">
            <text:p>7,2332816198</text:p>
          </table:table-cell>
          <table:table-cell office:value-type="float" office:value="7.4091734166455">
            <text:p>7,4091734166</text:p>
          </table:table-cell>
          <table:table-cell table:formula="of:=[.B212]-[.C212]" office:value-type="float" office:value="-3.31573207597995">
            <text:p>-3,315732076</text:p>
          </table:table-cell>
          <table:table-cell table:formula="of:=[.D212]-[.B212]" office:value-type="float" office:value="3.4916238728331">
            <text:p>3,4916238728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float" office:value="3.51017290418685">
            <text:p>3,5101729042</text:p>
          </table:table-cell>
          <table:table-cell office:value-type="float" office:value="7.90646058049991">
            <text:p>7,9064605805</text:p>
          </table:table-cell>
          <table:table-cell office:value-type="float" office:value="7.22603980771317">
            <text:p>7,2260398077</text:p>
          </table:table-cell>
          <table:table-cell table:formula="of:=[.B213]-[.C213]" office:value-type="float" office:value="-4.39628767631306">
            <text:p>-4,3962876763</text:p>
          </table:table-cell>
          <table:table-cell table:formula="of:=[.D213]-[.B213]" office:value-type="float" office:value="3.71586690352632">
            <text:p>3,7158669035</text:p>
          </table:table-cell>
        </table:table-row>
        <table:table-row table:style-name="ro2">
          <table:table-cell office:value-type="float" office:value="212">
            <text:p>212</text:p>
          </table:table-cell>
          <table:table-cell office:value-type="float" office:value="5.41025362337807">
            <text:p>5,4102536234</text:p>
          </table:table-cell>
          <table:table-cell office:value-type="float" office:value="3.86290914545391">
            <text:p>3,8629091455</text:p>
          </table:table-cell>
          <table:table-cell office:value-type="float" office:value="6.06691876908161">
            <text:p>6,0669187691</text:p>
          </table:table-cell>
          <table:table-cell table:formula="of:=[.B214]-[.C214]" office:value-type="float" office:value="1.54734447792415">
            <text:p>1,5473444779</text:p>
          </table:table-cell>
          <table:table-cell table:formula="of:=[.D214]-[.B214]" office:value-type="float" office:value="0.656665145703546">
            <text:p>0,6566651457</text:p>
          </table:table-cell>
        </table:table-row>
        <table:table-row table:style-name="ro2">
          <table:table-cell office:value-type="float" office:value="213">
            <text:p>213</text:p>
          </table:table-cell>
          <table:table-cell office:value-type="float" office:value="3.01933379639166">
            <text:p>3,0193337964</text:p>
          </table:table-cell>
          <table:table-cell office:value-type="float" office:value="4.65239970561199">
            <text:p>4,6523997056</text:p>
          </table:table-cell>
          <table:table-cell office:value-type="float" office:value="4.93435256358152">
            <text:p>4,9343525636</text:p>
          </table:table-cell>
          <table:table-cell table:formula="of:=[.B215]-[.C215]" office:value-type="float" office:value="-1.63306590922033">
            <text:p>-1,6330659092</text:p>
          </table:table-cell>
          <table:table-cell table:formula="of:=[.D215]-[.B215]" office:value-type="float" office:value="1.91501876718986">
            <text:p>1,9150187672</text:p>
          </table:table-cell>
        </table:table-row>
        <table:table-row table:style-name="ro2">
          <table:table-cell office:value-type="float" office:value="214">
            <text:p>214</text:p>
          </table:table-cell>
          <table:table-cell office:value-type="float" office:value="4.3040217648292">
            <text:p>4,3040217648</text:p>
          </table:table-cell>
          <table:table-cell office:value-type="float" office:value="4.90572598173336">
            <text:p>4,9057259817</text:p>
          </table:table-cell>
          <table:table-cell office:value-type="float" office:value="6.45995196434588">
            <text:p>6,4599519643</text:p>
          </table:table-cell>
          <table:table-cell table:formula="of:=[.B216]-[.C216]" office:value-type="float" office:value="-0.601704216904158">
            <text:p>-0,6017042169</text:p>
          </table:table-cell>
          <table:table-cell table:formula="of:=[.D216]-[.B216]" office:value-type="float" office:value="2.15593019951668">
            <text:p>2,1559301995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2.13648017858303">
            <text:p>2,1364801786</text:p>
          </table:table-cell>
          <table:table-cell office:value-type="float" office:value="5.534201674747">
            <text:p>5,5342016747</text:p>
          </table:table-cell>
          <table:table-cell office:value-type="float" office:value="5.82419146342843">
            <text:p>5,8241914634</text:p>
          </table:table-cell>
          <table:table-cell table:formula="of:=[.B217]-[.C217]" office:value-type="float" office:value="-3.39772149616397">
            <text:p>-3,3977214962</text:p>
          </table:table-cell>
          <table:table-cell table:formula="of:=[.D217]-[.B217]" office:value-type="float" office:value="3.6877112848454">
            <text:p>3,6877112848</text:p>
          </table:table-cell>
        </table:table-row>
        <table:table-row table:style-name="ro2">
          <table:table-cell office:value-type="float" office:value="216">
            <text:p>216</text:p>
          </table:table-cell>
          <table:table-cell office:value-type="float" office:value="2.93646078199048">
            <text:p>2,936460782</text:p>
          </table:table-cell>
          <table:table-cell office:value-type="float" office:value="4.98192314609094">
            <text:p>4,9819231461</text:p>
          </table:table-cell>
          <table:table-cell office:value-type="float" office:value="3.8874789537202">
            <text:p>3,8874789537</text:p>
          </table:table-cell>
          <table:table-cell table:formula="of:=[.B218]-[.C218]" office:value-type="float" office:value="-2.04546236410046">
            <text:p>-2,0454623641</text:p>
          </table:table-cell>
          <table:table-cell table:formula="of:=[.D218]-[.B218]" office:value-type="float" office:value="0.951018171729726">
            <text:p>0,9510181717</text:p>
          </table:table-cell>
        </table:table-row>
        <table:table-row table:style-name="ro2">
          <table:table-cell office:value-type="float" office:value="217">
            <text:p>217</text:p>
          </table:table-cell>
          <table:table-cell office:value-type="float" office:value="3.62399205919171">
            <text:p>3,6239920592</text:p>
          </table:table-cell>
          <table:table-cell office:value-type="float" office:value="3.46339649834313">
            <text:p>3,4633964983</text:p>
          </table:table-cell>
          <table:table-cell office:value-type="float" office:value="1.02063006893523">
            <text:p>1,0206300689</text:p>
          </table:table-cell>
          <table:table-cell table:formula="of:=[.B219]-[.C219]" office:value-type="float" office:value="0.160595560848579">
            <text:p>0,1605955608</text:p>
          </table:table-cell>
          <table:table-cell table:formula="of:=[.D219]-[.B219]" office:value-type="float" office:value="-2.60336199025648">
            <text:p>-2,6033619903</text:p>
          </table:table-cell>
        </table:table-row>
        <table:table-row table:style-name="ro2">
          <table:table-cell office:value-type="float" office:value="218">
            <text:p>218</text:p>
          </table:table-cell>
          <table:table-cell office:value-type="float" office:value="1.36094237593707">
            <text:p>1,3609423759</text:p>
          </table:table-cell>
          <table:table-cell office:value-type="float" office:value="1.99364235500272">
            <text:p>1,993642355</text:p>
          </table:table-cell>
          <table:table-cell office:value-type="float" office:value="1.01260405130696">
            <text:p>1,0126040513</text:p>
          </table:table-cell>
          <table:table-cell table:formula="of:=[.B220]-[.C220]" office:value-type="float" office:value="-0.632699979065654">
            <text:p>-0,6326999791</text:p>
          </table:table-cell>
          <table:table-cell table:formula="of:=[.D220]-[.B220]" office:value-type="float" office:value="-0.348338324630109">
            <text:p>-0,3483383246</text:p>
          </table:table-cell>
        </table:table-row>
        <table:table-row table:style-name="ro2">
          <table:table-cell office:value-type="float" office:value="219">
            <text:p>219</text:p>
          </table:table-cell>
          <table:table-cell office:value-type="float" office:value="2.53319075859365">
            <text:p>2,5331907586</text:p>
          </table:table-cell>
          <table:table-cell office:value-type="float" office:value="2.31320164300447">
            <text:p>2,313201643</text:p>
          </table:table-cell>
          <table:table-cell office:value-type="float" office:value="3.5705318493094">
            <text:p>3,5705318493</text:p>
          </table:table-cell>
          <table:table-cell table:formula="of:=[.B221]-[.C221]" office:value-type="float" office:value="0.21998911558918">
            <text:p>0,2199891156</text:p>
          </table:table-cell>
          <table:table-cell table:formula="of:=[.D221]-[.B221]" office:value-type="float" office:value="1.03734109071575">
            <text:p>1,0373410907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1.53082387008706">
            <text:p>1,5308238701</text:p>
          </table:table-cell>
          <table:table-cell office:value-type="float" office:value="3.63277753336558">
            <text:p>3,6327775334</text:p>
          </table:table-cell>
          <table:table-cell office:value-type="float" office:value="0.780977606380332">
            <text:p>0,7809776064</text:p>
          </table:table-cell>
          <table:table-cell table:formula="of:=[.B222]-[.C222]" office:value-type="float" office:value="-2.10195366327853">
            <text:p>-2,1019536633</text:p>
          </table:table-cell>
          <table:table-cell table:formula="of:=[.D222]-[.B222]" office:value-type="float" office:value="-0.749846263706723">
            <text:p>-0,7498462637</text:p>
          </table:table-cell>
        </table:table-row>
        <table:table-row table:style-name="ro2">
          <table:table-cell office:value-type="float" office:value="221">
            <text:p>221</text:p>
          </table:table-cell>
          <table:table-cell office:value-type="float" office:value="2.00711701606034">
            <text:p>2,0071170161</text:p>
          </table:table-cell>
          <table:table-cell office:value-type="float" office:value="2.13163317930075">
            <text:p>2,1316331793</text:p>
          </table:table-cell>
          <table:table-cell office:value-type="float" office:value="3.76078327392714">
            <text:p>3,7607832739</text:p>
          </table:table-cell>
          <table:table-cell table:formula="of:=[.B223]-[.C223]" office:value-type="float" office:value="-0.12451616324041">
            <text:p>-0,1245161632</text:p>
          </table:table-cell>
          <table:table-cell table:formula="of:=[.D223]-[.B223]" office:value-type="float" office:value="1.7536662578668">
            <text:p>1,7536662579</text:p>
          </table:table-cell>
        </table:table-row>
        <table:table-row table:style-name="ro2">
          <table:table-cell office:value-type="float" office:value="222">
            <text:p>222</text:p>
          </table:table-cell>
          <table:table-cell office:value-type="float" office:value="1.53124136167478">
            <text:p>1,5312413617</text:p>
          </table:table-cell>
          <table:table-cell office:value-type="float" office:value="1.07908956923689">
            <text:p>1,0790895692</text:p>
          </table:table-cell>
          <table:table-cell office:value-type="float" office:value="1.37133214631732">
            <text:p>1,3713321463</text:p>
          </table:table-cell>
          <table:table-cell table:formula="of:=[.B224]-[.C224]" office:value-type="float" office:value="0.452151792437896">
            <text:p>0,4521517924</text:p>
          </table:table-cell>
          <table:table-cell table:formula="of:=[.D224]-[.B224]" office:value-type="float" office:value="-0.159909215357466">
            <text:p>-0,1599092154</text:p>
          </table:table-cell>
        </table:table-row>
        <table:table-row table:style-name="ro2">
          <table:table-cell office:value-type="float" office:value="223">
            <text:p>223</text:p>
          </table:table-cell>
          <table:table-cell office:value-type="float" office:value="1.36988821512346">
            <text:p>1,3698882151</text:p>
          </table:table-cell>
          <table:table-cell office:value-type="float" office:value="0.986737900503626">
            <text:p>0,9867379005</text:p>
          </table:table-cell>
          <table:table-cell office:value-type="float" office:value="2.05019025468261">
            <text:p>2,0501902547</text:p>
          </table:table-cell>
          <table:table-cell table:formula="of:=[.B225]-[.C225]" office:value-type="float" office:value="0.383150314619829">
            <text:p>0,3831503146</text:p>
          </table:table-cell>
          <table:table-cell table:formula="of:=[.D225]-[.B225]" office:value-type="float" office:value="0.680302039559157">
            <text:p>0,6803020396</text:p>
          </table:table-cell>
        </table:table-row>
        <table:table-row table:style-name="ro2">
          <table:table-cell office:value-type="float" office:value="224">
            <text:p>224</text:p>
          </table:table-cell>
          <table:table-cell office:value-type="float" office:value="0.964940958786303">
            <text:p>0,9649409588</text:p>
          </table:table-cell>
          <table:table-cell office:value-type="float" office:value="0.787237213574351">
            <text:p>0,7872372136</text:p>
          </table:table-cell>
          <table:table-cell office:value-type="float" office:value="0.411721854119189">
            <text:p>0,4117218541</text:p>
          </table:table-cell>
          <table:table-cell table:formula="of:=[.B226]-[.C226]" office:value-type="float" office:value="0.177703745211952">
            <text:p>0,1777037452</text:p>
          </table:table-cell>
          <table:table-cell table:formula="of:=[.D226]-[.B226]" office:value-type="float" office:value="-0.553219104667114">
            <text:p>-0,5532191047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1.01327505763129">
            <text:p>1,0132750576</text:p>
          </table:table-cell>
          <table:table-cell office:value-type="float" office:value="0.705368788569196">
            <text:p>0,7053687886</text:p>
          </table:table-cell>
          <table:table-cell office:value-type="float" office:value="0.42730428043136">
            <text:p>0,4273042804</text:p>
          </table:table-cell>
          <table:table-cell table:formula="of:=[.B227]-[.C227]" office:value-type="float" office:value="0.307906269062092">
            <text:p>0,3079062691</text:p>
          </table:table-cell>
          <table:table-cell table:formula="of:=[.D227]-[.B227]" office:value-type="float" office:value="-0.585970777199927">
            <text:p>-0,5859707772</text:p>
          </table:table-cell>
        </table:table-row>
        <table:table-row table:style-name="ro2">
          <table:table-cell office:value-type="float" office:value="226">
            <text:p>226</text:p>
          </table:table-cell>
          <table:table-cell office:value-type="float" office:value="1.31830973998553">
            <text:p>1,31830974</text:p>
          </table:table-cell>
          <table:table-cell office:value-type="float" office:value="0.566581855931409">
            <text:p>0,5665818559</text:p>
          </table:table-cell>
          <table:table-cell office:value-type="float" office:value="0.358183093185636">
            <text:p>0,3581830932</text:p>
          </table:table-cell>
          <table:table-cell table:formula="of:=[.B228]-[.C228]" office:value-type="float" office:value="0.751727884054122">
            <text:p>0,7517278841</text:p>
          </table:table-cell>
          <table:table-cell table:formula="of:=[.D228]-[.B228]" office:value-type="float" office:value="-0.960126646799895">
            <text:p>-0,9601266468</text:p>
          </table:table-cell>
        </table:table-row>
        <table:table-row table:style-name="ro2">
          <table:table-cell office:value-type="float" office:value="227">
            <text:p>227</text:p>
          </table:table-cell>
          <table:table-cell office:value-type="float" office:value="1.23221465516694">
            <text:p>1,2322146552</text:p>
          </table:table-cell>
          <table:table-cell office:value-type="float" office:value="0.411073074799559">
            <text:p>0,4110730748</text:p>
          </table:table-cell>
          <table:table-cell office:value-type="float" office:value="0.289396108104432">
            <text:p>0,2893961081</text:p>
          </table:table-cell>
          <table:table-cell table:formula="of:=[.B229]-[.C229]" office:value-type="float" office:value="0.821141580367377">
            <text:p>0,8211415804</text:p>
          </table:table-cell>
          <table:table-cell table:formula="of:=[.D229]-[.B229]" office:value-type="float" office:value="-0.942818547062504">
            <text:p>-0,9428185471</text:p>
          </table:table-cell>
        </table:table-row>
        <table:table-row table:style-name="ro2">
          <table:table-cell office:value-type="float" office:value="228">
            <text:p>228</text:p>
          </table:table-cell>
          <table:table-cell office:value-type="float" office:value="0.724528049287709">
            <text:p>0,7245280493</text:p>
          </table:table-cell>
          <table:table-cell office:value-type="float" office:value="0.306339929171063">
            <text:p>0,3063399292</text:p>
          </table:table-cell>
          <table:table-cell office:value-type="float" office:value="1.41955310491167">
            <text:p>1,4195531049</text:p>
          </table:table-cell>
          <table:table-cell table:formula="of:=[.B230]-[.C230]" office:value-type="float" office:value="0.418188120116645">
            <text:p>0,4181881201</text:p>
          </table:table-cell>
          <table:table-cell table:formula="of:=[.D230]-[.B230]" office:value-type="float" office:value="0.695025055623964">
            <text:p>0,6950250556</text:p>
          </table:table-cell>
        </table:table-row>
        <table:table-row table:style-name="ro2">
          <table:table-cell office:value-type="float" office:value="229">
            <text:p>229</text:p>
          </table:table-cell>
          <table:table-cell office:value-type="float" office:value="0.778848597166282">
            <text:p>0,7788485972</text:p>
          </table:table-cell>
          <table:table-cell office:value-type="float" office:value="0.687544856546271">
            <text:p>0,6875448565</text:p>
          </table:table-cell>
          <table:table-cell office:value-type="float" office:value="0.266985820220945">
            <text:p>0,2669858202</text:p>
          </table:table-cell>
          <table:table-cell table:formula="of:=[.B231]-[.C231]" office:value-type="float" office:value="0.0913037406200106">
            <text:p>0,0913037406</text:p>
          </table:table-cell>
          <table:table-cell table:formula="of:=[.D231]-[.B231]" office:value-type="float" office:value="-0.511862776945337">
            <text:p>-0,5118627769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0.609948608221571">
            <text:p>0,6099486082</text:p>
          </table:table-cell>
          <table:table-cell office:value-type="float" office:value="1.4352442717567">
            <text:p>1,4352442718</text:p>
          </table:table-cell>
          <table:table-cell office:value-type="float" office:value="0.23677225146884">
            <text:p>0,2367722515</text:p>
          </table:table-cell>
          <table:table-cell table:formula="of:=[.B232]-[.C232]" office:value-type="float" office:value="-0.82529566353513">
            <text:p>-0,8252956635</text:p>
          </table:table-cell>
          <table:table-cell table:formula="of:=[.D232]-[.B232]" office:value-type="float" office:value="-0.373176356752731">
            <text:p>-0,3731763568</text:p>
          </table:table-cell>
        </table:table-row>
        <table:table-row table:style-name="ro2">
          <table:table-cell office:value-type="float" office:value="231">
            <text:p>231</text:p>
          </table:table-cell>
          <table:table-cell office:value-type="float" office:value="0.634060826154074">
            <text:p>0,6340608262</text:p>
          </table:table-cell>
          <table:table-cell office:value-type="float" office:value="0.639302262614013">
            <text:p>0,6393022626</text:p>
          </table:table-cell>
          <table:table-cell office:value-type="float" office:value="0.252428513522691">
            <text:p>0,2524285135</text:p>
          </table:table-cell>
          <table:table-cell table:formula="of:=[.B233]-[.C233]" office:value-type="float" office:value="-0.00524143645993891">
            <text:p>-0,0052414365</text:p>
          </table:table-cell>
          <table:table-cell table:formula="of:=[.D233]-[.B233]" office:value-type="float" office:value="-0.381632312631382">
            <text:p>-0,3816323126</text:p>
          </table:table-cell>
        </table:table-row>
        <table:table-row table:style-name="ro2">
          <table:table-cell office:value-type="float" office:value="232">
            <text:p>232</text:p>
          </table:table-cell>
          <table:table-cell office:value-type="float" office:value="0.151528539261297">
            <text:p>0,1515285393</text:p>
          </table:table-cell>
          <table:table-cell office:value-type="float" office:value="0.93656879430425">
            <text:p>0,9365687943</text:p>
          </table:table-cell>
          <table:table-cell office:value-type="float" office:value="0.132430807588426">
            <text:p>0,1324308076</text:p>
          </table:table-cell>
          <table:table-cell table:formula="of:=[.B234]-[.C234]" office:value-type="float" office:value="-0.785040255042954">
            <text:p>-0,785040255</text:p>
          </table:table-cell>
          <table:table-cell table:formula="of:=[.D234]-[.B234]" office:value-type="float" office:value="-0.0190977316728708">
            <text:p>-0,0190977317</text:p>
          </table:table-cell>
        </table:table-row>
        <table:table-row table:style-name="ro2">
          <table:table-cell office:value-type="float" office:value="233">
            <text:p>233</text:p>
          </table:table-cell>
          <table:table-cell office:value-type="float" office:value="0.193254520779691">
            <text:p>0,1932545208</text:p>
          </table:table-cell>
          <table:table-cell office:value-type="float" office:value="0.876191221822115">
            <text:p>0,8761912218</text:p>
          </table:table-cell>
          <table:table-cell office:value-type="float" office:value="0.107307559847447">
            <text:p>0,1073075598</text:p>
          </table:table-cell>
          <table:table-cell table:formula="of:=[.B235]-[.C235]" office:value-type="float" office:value="-0.682936701042423">
            <text:p>-0,682936701</text:p>
          </table:table-cell>
          <table:table-cell table:formula="of:=[.D235]-[.B235]" office:value-type="float" office:value="-0.0859469609322438">
            <text:p>-0,0859469609</text:p>
          </table:table-cell>
        </table:table-row>
        <table:table-row table:style-name="ro2">
          <table:table-cell office:value-type="float" office:value="234">
            <text:p>234</text:p>
          </table:table-cell>
          <table:table-cell office:value-type="float" office:value="0.166217236143718">
            <text:p>0,1662172361</text:p>
          </table:table-cell>
          <table:table-cell office:value-type="float" office:value="0.218678865622528">
            <text:p>0,2186788656</text:p>
          </table:table-cell>
          <table:table-cell office:value-type="float" office:value="0.835392680823849">
            <text:p>0,8353926808</text:p>
          </table:table-cell>
          <table:table-cell table:formula="of:=[.B236]-[.C236]" office:value-type="float" office:value="-0.0524616294788106">
            <text:p>-0,0524616295</text:p>
          </table:table-cell>
          <table:table-cell table:formula="of:=[.D236]-[.B236]" office:value-type="float" office:value="0.669175444680132">
            <text:p>0,6691754447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0.25085522100348">
            <text:p>0,250855221</text:p>
          </table:table-cell>
          <table:table-cell office:value-type="float" office:value="0.122007514406544">
            <text:p>0,1220075144</text:p>
          </table:table-cell>
          <table:table-cell office:value-type="float" office:value="0.0908767530822785">
            <text:p>0,0908767531</text:p>
          </table:table-cell>
          <table:table-cell table:formula="of:=[.B237]-[.C237]" office:value-type="float" office:value="0.128847706596936">
            <text:p>0,1288477066</text:p>
          </table:table-cell>
          <table:table-cell table:formula="of:=[.D237]-[.B237]" office:value-type="float" office:value="-0.159978467921201">
            <text:p>-0,1599784679</text:p>
          </table:table-cell>
        </table:table-row>
        <table:table-row table:style-name="ro2">
          <table:table-cell office:value-type="float" office:value="236">
            <text:p>236</text:p>
          </table:table-cell>
          <table:table-cell office:value-type="float" office:value="0.568706854090978">
            <text:p>0,5687068541</text:p>
          </table:table-cell>
          <table:table-cell office:value-type="float" office:value="0.483461735750721">
            <text:p>0,4834617358</text:p>
          </table:table-cell>
          <table:table-cell office:value-type="float" office:value="0.0953965525540267">
            <text:p>0,0953965526</text:p>
          </table:table-cell>
          <table:table-cell table:formula="of:=[.B238]-[.C238]" office:value-type="float" office:value="0.0852451183402564">
            <text:p>0,0852451183</text:p>
          </table:table-cell>
          <table:table-cell table:formula="of:=[.D238]-[.B238]" office:value-type="float" office:value="-0.473310301536951">
            <text:p>-0,4733103015</text:p>
          </table:table-cell>
        </table:table-row>
        <table:table-row table:style-name="ro2">
          <table:table-cell office:value-type="float" office:value="237">
            <text:p>237</text:p>
          </table:table-cell>
          <table:table-cell office:value-type="float" office:value="0.086332218102152">
            <text:p>0,0863322181</text:p>
          </table:table-cell>
          <table:table-cell office:value-type="float" office:value="0.199023485914896">
            <text:p>0,1990234859</text:p>
          </table:table-cell>
          <table:table-cell office:value-type="float" office:value="0.0840267073551301">
            <text:p>0,0840267074</text:p>
          </table:table-cell>
          <table:table-cell table:formula="of:=[.B239]-[.C239]" office:value-type="float" office:value="-0.112691267812744">
            <text:p>-0,1126912678</text:p>
          </table:table-cell>
          <table:table-cell table:formula="of:=[.D239]-[.B239]" office:value-type="float" office:value="-0.00230551074702189">
            <text:p>-0,0023055107</text:p>
          </table:table-cell>
        </table:table-row>
        <table:table-row table:style-name="ro2">
          <table:table-cell office:value-type="float" office:value="238">
            <text:p>238</text:p>
          </table:table-cell>
          <table:table-cell office:value-type="float" office:value="0.127187571280363">
            <text:p>0,1271875713</text:p>
          </table:table-cell>
          <table:table-cell office:value-type="float" office:value="0.233927492533383">
            <text:p>0,2339274925</text:p>
          </table:table-cell>
          <table:table-cell office:value-type="float" office:value="0.0822856595057948">
            <text:p>0,0822856595</text:p>
          </table:table-cell>
          <table:table-cell table:formula="of:=[.B240]-[.C240]" office:value-type="float" office:value="-0.10673992125302">
            <text:p>-0,1067399213</text:p>
          </table:table-cell>
          <table:table-cell table:formula="of:=[.D240]-[.B240]" office:value-type="float" office:value="-0.0449019117745684">
            <text:p>-0,0449019118</text:p>
          </table:table-cell>
        </table:table-row>
        <table:table-row table:style-name="ro2">
          <table:table-cell office:value-type="float" office:value="239">
            <text:p>239</text:p>
          </table:table-cell>
          <table:table-cell office:value-type="float" office:value="0.463670928882642">
            <text:p>0,4636709289</text:p>
          </table:table-cell>
          <table:table-cell office:value-type="float" office:value="0.216396661165832">
            <text:p>0,2163966612</text:p>
          </table:table-cell>
          <table:table-cell office:value-type="float" office:value="0.135151967412371">
            <text:p>0,1351519674</text:p>
          </table:table-cell>
          <table:table-cell table:formula="of:=[.B241]-[.C241]" office:value-type="float" office:value="0.24727426771681">
            <text:p>0,2472742677</text:p>
          </table:table-cell>
          <table:table-cell table:formula="of:=[.D241]-[.B241]" office:value-type="float" office:value="-0.328518961470271">
            <text:p>-0,32851896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Fink</meta:initial-creator>
    <meta:creation-date>2013-07-17T22:32:32</meta:creation-date>
    <dc:date>2013-07-17T22:53:10</dc:date>
    <dc:creator>Christoph Fink</dc:creator>
    <meta:editing-duration>PT18M56S</meta:editing-duration>
    <meta:editing-cycles>8</meta:editing-cycles>
    <meta:generator>LibreOffice/4.0.4.2$MacOSX_x86 LibreOffice_project/9e9821abd0ffdbc09cd8c52eaa574fa09eb08f2</meta:generator>
    <meta:document-statistic meta:table-count="2" meta:cell-count="289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transportation.B1:transportation.D241" chart:data-source-has-labels="row" svg:x="0.77cm" svg:y="0.855cm" svg:width="11.579cm" svg:height="7.545cm">
          <chartooo:coordinate-region svg:x="1.418cm" svg:y="1.054cm" svg:width="10.93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nsportation.B2:transportation.B241" chart:label-cell-address="transportation.B1:transportation.B1" chart:class="chart:line">
            <chart:data-point chart:repeated="240"/>
          </chart:series>
          <chart:series chart:style-name="ch8" chart:values-cell-range-address="transportation.C2:transportation.C241" chart:label-cell-address="transportation.C1:transportation.C1" chart:class="chart:line">
            <chart:data-point chart:repeated="240"/>
          </chart:series>
          <chart:series chart:style-name="ch9" chart:values-cell-range-address="transportation.D2:transportation.D241" chart:label-cell-address="transportation.D1:transportation.D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-quo</text:p>
                <draw:g>
                  <svg:desc>transportation.B1:transportation.B1</svg:desc>
                </draw:g>
              </table:table-cell>
              <table:table-cell office:value-type="string">
                <text:p>bus</text:p>
                <draw:g>
                  <svg:desc>transportation.C1:transportation.C1</svg:desc>
                </draw:g>
              </table:table-cell>
              <table:table-cell office:value-type="string">
                <text:p>tram</text:p>
                <draw:g>
                  <svg:desc>transportation.D1:transpor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B2:transportation.B241</svg:desc>
                </draw:g>
              </table:table-cell>
              <table:table-cell office:value-type="float" office:value="0">
                <text:p>0</text:p>
                <draw:g>
                  <svg:desc>transportation.C2:transportation.C241</svg:desc>
                </draw:g>
              </table:table-cell>
              <table:table-cell office:value-type="float" office:value="0">
                <text:p>0</text:p>
                <draw:g>
                  <svg:desc>transportation.D2:transporta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19.5121951219512">
                <text:p>19.5121951219512</text:p>
              </table:table-cell>
              <table:table-cell office:value-type="float" office:value="26.8292682926829">
                <text:p>26.8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16.1764705882353">
                <text:p>16.1764705882353</text:p>
              </table:table-cell>
              <table:table-cell office:value-type="float" office:value="20.7792207792208">
                <text:p>20.7792207792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75">
                <text:p>18.75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17.6470588235294">
                <text:p>17.6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943396226415">
                <text:p>15.0943396226415</text:p>
              </table:table-cell>
              <table:table-cell office:value-type="float" office:value="13.2743362831858">
                <text:p>13.2743362831858</text:p>
              </table:table-cell>
              <table:table-cell office:value-type="float" office:value="12.2950819672131">
                <text:p>12.2950819672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8125">
                <text:p>13.2812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790960451977">
                <text:p>18.0790960451977</text:p>
              </table:table-cell>
              <table:table-cell office:value-type="float" office:value="13.9303482587065">
                <text:p>13.930348258706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487684729064">
                <text:p>16.7487684729064</text:p>
              </table:table-cell>
              <table:table-cell office:value-type="float" office:value="10.0456621004566">
                <text:p>10.0456621004566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321266968326">
                <text:p>14.932126696832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0.5726872246696">
                <text:p>10.5726872246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2231404958678">
                <text:p>13.2231404958678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9.92366412213741">
                <text:p>9.92366412213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081300813008">
                <text:p>13.0081300813008</text:p>
              </table:table-cell>
              <table:table-cell office:value-type="float" office:value="10.1083032490975">
                <text:p>10.1083032490975</text:p>
              </table:table-cell>
              <table:table-cell office:value-type="float" office:value="10.431654676259">
                <text:p>10.431654676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5250965250965">
                <text:p>9.6525096525096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5401459854015">
                <text:p>9.85401459854015</text:p>
              </table:table-cell>
              <table:table-cell office:value-type="float" office:value="10.6451612903226">
                <text:p>10.645161290322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11.7088607594937">
                <text:p>11.7088607594937</text:p>
              </table:table-cell>
              <table:table-cell office:value-type="float" office:value="11.2179487179487">
                <text:p>11.2179487179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38255033557">
                <text:p>10.738255033557</text:p>
              </table:table-cell>
              <table:table-cell office:value-type="float" office:value="10.6824925816024">
                <text:p>10.6824925816024</text:p>
              </table:table-cell>
              <table:table-cell office:value-type="float" office:value="9.90712074303406">
                <text:p>9.90712074303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37908496732">
                <text:p>11.437908496732</text:p>
              </table:table-cell>
              <table:table-cell office:value-type="float" office:value="12.1301775147929">
                <text:p>12.1301775147929</text:p>
              </table:table-cell>
              <table:table-cell office:value-type="float" office:value="10.8761329305136">
                <text:p>10.8761329305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016393442623">
                <text:p>5.9016393442623</text:p>
              </table:table-cell>
              <table:table-cell office:value-type="float" office:value="8.11594202898551">
                <text:p>8.11594202898551</text:p>
              </table:table-cell>
              <table:table-cell office:value-type="float" office:value="12.012012012012">
                <text:p>12.01201201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63172804532578">
                <text:p>9.63172804532578</text:p>
              </table:table-cell>
              <table:table-cell office:value-type="float" office:value="14.4542772861357">
                <text:p>14.4542772861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3993808049536">
                <text:p>7.73993808049536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10">
                <text:p>10</text:p>
              </table:table-cell>
              <table:table-cell office:value-type="float" office:value="14.9051490514905">
                <text:p>14.9051490514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8520286396181">
                <text:p>9.78520286396181</text:p>
              </table:table-cell>
              <table:table-cell office:value-type="float" office:value="12.4423963133641">
                <text:p>12.4423963133641</text:p>
              </table:table-cell>
              <table:table-cell office:value-type="float" office:value="14.7268408551069">
                <text:p>14.7268408551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843817787419">
                <text:p>15.1843817787419</text:p>
              </table:table-cell>
              <table:table-cell office:value-type="float" office:value="11.3006396588486">
                <text:p>11.3006396588486</text:p>
              </table:table-cell>
              <table:table-cell office:value-type="float" office:value="14.8648648648649">
                <text:p>14.864864864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679324894515">
                <text:p>14.7679324894515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11.9747899159664">
                <text:p>11.9747899159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5708582834331">
                <text:p>14.5708582834331</text:p>
              </table:table-cell>
              <table:table-cell office:value-type="float" office:value="10.6060606060606">
                <text:p>10.6060606060606</text:p>
              </table:table-cell>
              <table:table-cell office:value-type="float" office:value="12.2772277227723">
                <text:p>12.2772277227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679611650485">
                <text:p>11.0679611650485</text:p>
              </table:table-cell>
              <table:table-cell office:value-type="float" office:value="10.3942652329749">
                <text:p>10.3942652329749</text:p>
              </table:table-cell>
              <table:table-cell office:value-type="float" office:value="12.9798903107861">
                <text:p>12.9798903107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902255639098">
                <text:p>11.0902255639098</text:p>
              </table:table-cell>
              <table:table-cell office:value-type="float" office:value="12.0805369127517">
                <text:p>12.0805369127517</text:p>
              </table:table-cell>
              <table:table-cell office:value-type="float" office:value="11.6363636363636">
                <text:p>11.63636363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3964686998395">
                <text:p>11.3964686998395</text:p>
              </table:table-cell>
              <table:table-cell office:value-type="float" office:value="13.8790035587189">
                <text:p>13.8790035587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73440285205">
                <text:p>10.873440285205</text:p>
              </table:table-cell>
              <table:table-cell office:value-type="float" office:value="10.5015673981191">
                <text:p>10.5015673981191</text:p>
              </table:table-cell>
              <table:table-cell office:value-type="float" office:value="13.986013986014">
                <text:p>13.986013986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126126126126">
                <text:p>12.6126126126126</text:p>
              </table:table-cell>
              <table:table-cell office:value-type="float" office:value="11.7829457364341">
                <text:p>11.7829457364341</text:p>
              </table:table-cell>
              <table:table-cell office:value-type="float" office:value="11.5646258503401">
                <text:p>11.56462585034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11.0105580693816">
                <text:p>11.0105580693816</text:p>
              </table:table-cell>
              <table:table-cell office:value-type="float" office:value="11.4671163575042">
                <text:p>11.4671163575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451505016722">
                <text:p>13.5451505016722</text:p>
              </table:table-cell>
              <table:table-cell office:value-type="float" office:value="10.4956268221574">
                <text:p>10.4956268221574</text:p>
              </table:table-cell>
              <table:table-cell office:value-type="float" office:value="12.0200333889816">
                <text:p>12.0200333889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646962233169">
                <text:p>13.4646962233169</text:p>
              </table:table-cell>
              <table:table-cell office:value-type="float" office:value="11.8980169971671">
                <text:p>11.8980169971671</text:p>
              </table:table-cell>
              <table:table-cell office:value-type="float" office:value="12.1827411167513">
                <text:p>12.1827411167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664495114007">
                <text:p>12.8664495114007</text:p>
              </table:table-cell>
              <table:table-cell office:value-type="float" office:value="11.2970711297071">
                <text:p>11.2970711297071</text:p>
              </table:table-cell>
              <table:table-cell office:value-type="float" office:value="11.4782608695652">
                <text:p>11.4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929623567921">
                <text:p>11.2929623567921</text:p>
              </table:table-cell>
              <table:table-cell office:value-type="float" office:value="10.7962213225371">
                <text:p>10.7962213225371</text:p>
              </table:table-cell>
              <table:table-cell office:value-type="float" office:value="9.54003407155026">
                <text:p>9.54003407155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595505617978">
                <text:p>12.3595505617978</text:p>
              </table:table-cell>
              <table:table-cell office:value-type="float" office:value="10.455764075067">
                <text:p>10.455764075067</text:p>
              </table:table-cell>
              <table:table-cell office:value-type="float" office:value="9.86622073578595">
                <text:p>9.86622073578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7174959871589">
                <text:p>11.7174959871589</text:p>
              </table:table-cell>
              <table:table-cell office:value-type="float" office:value="10.7329842931937">
                <text:p>10.7329842931937</text:p>
              </table:table-cell>
              <table:table-cell office:value-type="float" office:value="9.76430976430977">
                <text:p>9.76430976430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698717948718">
                <text:p>11.698717948718</text:p>
              </table:table-cell>
              <table:table-cell office:value-type="float" office:value="10.7554417413572">
                <text:p>10.7554417413572</text:p>
              </table:table-cell>
              <table:table-cell office:value-type="float" office:value="10.8731466227348">
                <text:p>10.8731466227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8.49420849420849">
                <text:p>8.49420849420849</text:p>
              </table:table-cell>
              <table:table-cell office:value-type="float" office:value="9.88654781199352">
                <text:p>9.88654781199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781499202552">
                <text:p>13.0781499202552</text:p>
              </table:table-cell>
              <table:table-cell office:value-type="float" office:value="10.443864229765">
                <text:p>10.443864229765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701421800948">
                <text:p>13.2701421800948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378048780488">
                <text:p>11.7378048780488</text:p>
              </table:table-cell>
              <table:table-cell office:value-type="float" office:value="11.5434500648508">
                <text:p>11.5434500648508</text:p>
              </table:table-cell>
              <table:table-cell office:value-type="float" office:value="11.7174959871589">
                <text:p>11.717495987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9010819165379">
                <text:p>11.9010819165379</text:p>
              </table:table-cell>
              <table:table-cell office:value-type="float" office:value="11.7801047120419">
                <text:p>11.78010471204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644513137558">
                <text:p>8.9644513137558</text:p>
              </table:table-cell>
              <table:table-cell office:value-type="float" office:value="10.978835978836">
                <text:p>10.978835978836</text:p>
              </table:table-cell>
              <table:table-cell office:value-type="float" office:value="10.9324758842444">
                <text:p>10.9324758842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416796267496">
                <text:p>12.4416796267496</text:p>
              </table:table-cell>
              <table:table-cell office:value-type="float" office:value="10.1604278074866">
                <text:p>10.1604278074866</text:p>
              </table:table-cell>
              <table:table-cell office:value-type="float" office:value="12.0967741935484">
                <text:p>12.0967741935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527131782946">
                <text:p>10.8527131782946</text:p>
              </table:table-cell>
              <table:table-cell office:value-type="float" office:value="12.7222982216142">
                <text:p>12.7222982216142</text:p>
              </table:table-cell>
              <table:table-cell office:value-type="float" office:value="12.1835443037975">
                <text:p>12.1835443037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10.9739368998628">
                <text:p>10.9739368998628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447154471545">
                <text:p>11.5447154471545</text:p>
              </table:table-cell>
              <table:table-cell office:value-type="float" office:value="9.77835723598435">
                <text:p>9.77835723598435</text:p>
              </table:table-cell>
              <table:table-cell office:value-type="float" office:value="9.20634920634921">
                <text:p>9.20634920634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011608623549">
                <text:p>13.1011608623549</text:p>
              </table:table-cell>
              <table:table-cell office:value-type="float" office:value="10.0391134289439">
                <text:p>10.0391134289439</text:p>
              </table:table-cell>
              <table:table-cell office:value-type="float" office:value="10.15625">
                <text:p>10.1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728813559322">
                <text:p>12.3728813559322</text:p>
              </table:table-cell>
              <table:table-cell office:value-type="float" office:value="9.35064935064935">
                <text:p>9.35064935064935</text:p>
              </table:table-cell>
              <table:table-cell office:value-type="float" office:value="13.6858475894246">
                <text:p>13.68584758942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8.75816993464052">
                <text:p>8.75816993464052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092627599244">
                <text:p>11.9092627599244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11.4864864864865">
                <text:p>11.486486486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307692307692">
                <text:p>11.7307692307692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8.76565295169946">
                <text:p>8.76565295169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11.965811965812">
                <text:p>11.965811965812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10.3139013452915">
                <text:p>10.3139013452915</text:p>
              </table:table-cell>
              <table:table-cell office:value-type="float" office:value="12.3505976095618">
                <text:p>12.3505976095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0502092050209">
                <text:p>9.20502092050209</text:p>
              </table:table-cell>
              <table:table-cell office:value-type="float" office:value="10.2848101265823">
                <text:p>10.2848101265823</text:p>
              </table:table-cell>
              <table:table-cell office:value-type="float" office:value="9.85324947589099">
                <text:p>9.85324947589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7446808510638">
                <text:p>9.57446808510638</text:p>
              </table:table-cell>
              <table:table-cell office:value-type="float" office:value="10.7260726072607">
                <text:p>10.7260726072607</text:p>
              </table:table-cell>
              <table:table-cell office:value-type="float" office:value="10.2783725910064">
                <text:p>10.2783725910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773019271949">
                <text:p>11.7773019271949</text:p>
              </table:table-cell>
              <table:table-cell office:value-type="float" office:value="8.9527027027027">
                <text:p>8.9527027027027</text:p>
              </table:table-cell>
              <table:table-cell office:value-type="float" office:value="9.19282511210762">
                <text:p>9.19282511210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189427312775">
                <text:p>9.91189427312775</text:p>
              </table:table-cell>
              <table:table-cell office:value-type="float" office:value="10.1576182136602">
                <text:p>10.1576182136602</text:p>
              </table:table-cell>
              <table:table-cell office:value-type="float" office:value="10.5381165919283">
                <text:p>10.5381165919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04008908686">
                <text:p>11.804008908686</text:p>
              </table:table-cell>
              <table:table-cell office:value-type="float" office:value="7.88530465949821">
                <text:p>7.88530465949821</text:p>
              </table:table-cell>
              <table:table-cell office:value-type="float" office:value="8.10185185185185">
                <text:p>8.1018518518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7.93357933579336">
                <text:p>7.93357933579336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57843137254902">
                <text:p>8.57843137254902</text:p>
              </table:table-cell>
              <table:table-cell office:value-type="float" office:value="10.8108108108108">
                <text:p>10.8108108108108</text:p>
              </table:table-cell>
              <table:table-cell office:value-type="float" office:value="8.84520884520884">
                <text:p>8.8452088452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157894736842">
                <text:p>11.3157894736842</text:p>
              </table:table-cell>
              <table:table-cell office:value-type="float" office:value="8.3011583011583">
                <text:p>8.3011583011583</text:p>
              </table:table-cell>
              <table:table-cell office:value-type="float" office:value="8.70646766169154">
                <text:p>8.70646766169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1782945736434">
                <text:p>13.1782945736434</text:p>
              </table:table-cell>
              <table:table-cell office:value-type="float" office:value="9.55284552845528">
                <text:p>9.5528455284552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9868073878628">
                <text:p>9.49868073878628</text:p>
              </table:table-cell>
              <table:table-cell office:value-type="float" office:value="12.9511677282378">
                <text:p>12.9511677282378</text:p>
              </table:table-cell>
              <table:table-cell office:value-type="float" office:value="8.98876404494382">
                <text:p>8.98876404494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9399477806789">
                <text:p>8.09399477806789</text:p>
              </table:table-cell>
              <table:table-cell office:value-type="float" office:value="12.5827814569536">
                <text:p>12.5827814569536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80926430517711">
                <text:p>9.80926430517711</text:p>
              </table:table-cell>
              <table:table-cell office:value-type="float" office:value="10.5747126436782">
                <text:p>10.5747126436782</text:p>
              </table:table-cell>
              <table:table-cell office:value-type="float" office:value="11.3372093023256">
                <text:p>11.3372093023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10.2625298329356">
                <text:p>10.2625298329356</text:p>
              </table:table-cell>
              <table:table-cell office:value-type="float" office:value="9.74930362116992">
                <text:p>9.74930362116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10.2189781021898">
                <text:p>10.2189781021898</text:p>
              </table:table-cell>
              <table:table-cell office:value-type="float" office:value="10.7648725212465">
                <text:p>10.7648725212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5609756097561">
                <text:p>9.75609756097561</text:p>
              </table:table-cell>
              <table:table-cell office:value-type="float" office:value="9.16030534351145">
                <text:p>9.16030534351145</text:p>
              </table:table-cell>
              <table:table-cell office:value-type="float" office:value="9.3167701863354">
                <text:p>9.3167701863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8.04195804195804">
                <text:p>8.04195804195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7.90273556231003">
                <text:p>7.90273556231003</text:p>
              </table:table-cell>
              <table:table-cell office:value-type="float" office:value="4.63320463320463">
                <text:p>4.63320463320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5836575875486">
                <text:p>5.05836575875486</text:p>
              </table:table-cell>
              <table:table-cell office:value-type="float" office:value="7.50853242320819">
                <text:p>7.50853242320819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7.11610486891386">
                <text:p>7.11610486891386</text:p>
              </table:table-cell>
              <table:table-cell office:value-type="float" office:value="7.54716981132076">
                <text:p>7.54716981132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6.92640692640693">
                <text:p>6.92640692640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0887573964497">
                <text:p>6.50887573964497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4.19161676646707">
                <text:p>4.1916167664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2957746478873">
                <text:p>4.92957746478873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646017699115">
                <text:p>7.9646017699115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3.54609929078014">
                <text:p>3.54609929078014</text:p>
              </table:table-cell>
              <table:table-cell office:value-type="float" office:value="5.03597122302158">
                <text:p>5.03597122302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.38983050847458">
                <text:p>3.38983050847458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8837209302326">
                <text:p>3.48837209302326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2.9126213592233">
                <text:p>2.9126213592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3220338983051">
                <text:p>5.9322033898305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3.88349514563107">
                <text:p>3.88349514563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5827338129496">
                <text:p>2.15827338129496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86725663716814">
                <text:p>4.86725663716814</text:p>
              </table:table-cell>
              <table:table-cell office:value-type="float" office:value="6.18556701030928">
                <text:p>6.1855670103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3548387096774">
                <text:p>4.43548387096774</text:p>
              </table:table-cell>
              <table:table-cell office:value-type="float" office:value="5.3030303030303">
                <text:p>5.3030303030303</text:p>
              </table:table-cell>
              <table:table-cell office:value-type="float" office:value="7.01754385964912">
                <text:p>7.0175438596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1003584229391">
                <text:p>6.81003584229391</text:p>
              </table:table-cell>
              <table:table-cell office:value-type="float" office:value="7.48299319727891">
                <text:p>7.48299319727891</text:p>
              </table:table-cell>
              <table:table-cell office:value-type="float" office:value="10.1214574898785">
                <text:p>10.1214574898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7070707070707">
                <text:p>7.07070707070707</text:p>
              </table:table-cell>
              <table:table-cell office:value-type="float" office:value="5.48780487804878">
                <text:p>5.48780487804878</text:p>
              </table:table-cell>
              <table:table-cell office:value-type="float" office:value="6.11510791366907">
                <text:p>6.11510791366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8.49315068493151">
                <text:p>8.49315068493151</text:p>
              </table:table-cell>
              <table:table-cell office:value-type="float" office:value="7.04697986577181">
                <text:p>7.046979865771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15873015873">
                <text:p>7.3015873015873</text:p>
              </table:table-cell>
              <table:table-cell office:value-type="float" office:value="6.33245382585752">
                <text:p>6.33245382585752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2814371257485">
                <text:p>9.2814371257485</text:p>
              </table:table-cell>
              <table:table-cell office:value-type="float" office:value="5.91133004926108">
                <text:p>5.91133004926108</text:p>
              </table:table-cell>
              <table:table-cell office:value-type="float" office:value="7.30337078651685">
                <text:p>7.30337078651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8.89929742388759">
                <text:p>8.89929742388759</text:p>
              </table:table-cell>
              <table:table-cell office:value-type="float" office:value="9.31506849315069">
                <text:p>9.31506849315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7.77537796976242">
                <text:p>7.77537796976242</text:p>
              </table:table-cell>
              <table:table-cell office:value-type="float" office:value="8.31168831168831">
                <text:p>8.31168831168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264367816092">
                <text:p>7.1264367816092</text:p>
              </table:table-cell>
              <table:table-cell office:value-type="float" office:value="8.44793713163065">
                <text:p>8.44793713163065</text:p>
              </table:table-cell>
              <table:table-cell office:value-type="float" office:value="8.03782505910166">
                <text:p>8.03782505910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77973568282">
                <text:p>8.14977973568282</text:p>
              </table:table-cell>
              <table:table-cell office:value-type="float" office:value="8.31758034026465">
                <text:p>8.31758034026465</text:p>
              </table:table-cell>
              <table:table-cell office:value-type="float" office:value="7.36607142857143">
                <text:p>7.36607142857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9405520169851">
                <text:p>6.79405520169851</text:p>
              </table:table-cell>
              <table:table-cell office:value-type="float" office:value="8.43585237258348">
                <text:p>8.43585237258348</text:p>
              </table:table-cell>
              <table:table-cell office:value-type="float" office:value="9.34959349593496">
                <text:p>9.3495934959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8.48126232741617">
                <text:p>8.48126232741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6948176583493">
                <text:p>7.86948176583493</text:p>
              </table:table-cell>
              <table:table-cell office:value-type="float" office:value="8.78048780487805">
                <text:p>8.78048780487805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0952380952381">
                <text:p>8.0952380952381</text:p>
              </table:table-cell>
              <table:table-cell office:value-type="float" office:value="8.60215053763441">
                <text:p>8.60215053763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4204753199269">
                <text:p>10.4204753199269</text:p>
              </table:table-cell>
              <table:table-cell office:value-type="float" office:value="10.2167182662539">
                <text:p>10.2167182662539</text:p>
              </table:table-cell>
              <table:table-cell office:value-type="float" office:value="8.27464788732394">
                <text:p>8.27464788732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4182776801406">
                <text:p>9.84182776801406</text:p>
              </table:table-cell>
              <table:table-cell office:value-type="float" office:value="10.3857566765579">
                <text:p>10.3857566765579</text:p>
              </table:table-cell>
              <table:table-cell office:value-type="float" office:value="10.4529616724739">
                <text:p>10.4529616724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40766550522648">
                <text:p>9.40766550522648</text:p>
              </table:table-cell>
              <table:table-cell office:value-type="float" office:value="9.43661971830986">
                <text:p>9.43661971830986</text:p>
              </table:table-cell>
              <table:table-cell office:value-type="float" office:value="9.06040268456376">
                <text:p>9.06040268456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769485903814">
                <text:p>11.2769485903814</text:p>
              </table:table-cell>
              <table:table-cell office:value-type="float" office:value="9.82264665757162">
                <text:p>9.82264665757162</text:p>
              </table:table-cell>
              <table:table-cell office:value-type="float" office:value="8.75796178343949">
                <text:p>8.75796178343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47030497592295">
                <text:p>9.47030497592295</text:p>
              </table:table-cell>
              <table:table-cell office:value-type="float" office:value="8.83905013192612">
                <text:p>8.83905013192612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20436817472699">
                <text:p>9.20436817472699</text:p>
              </table:table-cell>
              <table:table-cell office:value-type="float" office:value="8.13214739517154">
                <text:p>8.13214739517154</text:p>
              </table:table-cell>
              <table:table-cell office:value-type="float" office:value="10.6038291605302">
                <text:p>10.6038291605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7.40276035131744">
                <text:p>7.40276035131744</text:p>
              </table:table-cell>
              <table:table-cell office:value-type="float" office:value="10.0574712643678">
                <text:p>10.0574712643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1722141823444">
                <text:p>9.11722141823444</text:p>
              </table:table-cell>
              <table:table-cell office:value-type="float" office:value="10.1123595505618">
                <text:p>10.1123595505618</text:p>
              </table:table-cell>
              <table:table-cell office:value-type="float" office:value="9.34065934065934">
                <text:p>9.34065934065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1965811965812">
                <text:p>8.11965811965812</text:p>
              </table:table-cell>
              <table:table-cell office:value-type="float" office:value="11.4494518879415">
                <text:p>11.4494518879415</text:p>
              </table:table-cell>
              <table:table-cell office:value-type="float" office:value="8.42541436464088">
                <text:p>8.425414364640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9.53545232273839">
                <text:p>9.53545232273839</text:p>
              </table:table-cell>
              <table:table-cell office:value-type="float" office:value="8.96551724137931">
                <text:p>8.96551724137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376404494382">
                <text:p>11.376404494382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8.36820083682008">
                <text:p>8.36820083682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6474820143885">
                <text:p>10.6474820143885</text:p>
              </table:table-cell>
              <table:table-cell office:value-type="float" office:value="9.64705882352941">
                <text:p>9.64705882352941</text:p>
              </table:table-cell>
              <table:table-cell office:value-type="float" office:value="11.6642958748222">
                <text:p>11.6642958748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511045655376">
                <text:p>10.7511045655376</text:p>
              </table:table-cell>
              <table:table-cell office:value-type="float" office:value="8.58468677494199">
                <text:p>8.58468677494199</text:p>
              </table:table-cell>
              <table:table-cell office:value-type="float" office:value="10.6685633001422">
                <text:p>10.6685633001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0178041543027">
                <text:p>12.0178041543027</text:p>
              </table:table-cell>
              <table:table-cell office:value-type="float" office:value="7.92899408284024">
                <text:p>7.92899408284024</text:p>
              </table:table-cell>
              <table:table-cell office:value-type="float" office:value="8.58369098712446">
                <text:p>8.58369098712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4977375565611">
                <text:p>9.04977375565611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8.18307905686546">
                <text:p>8.18307905686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10.7015457788347">
                <text:p>10.7015457788347</text:p>
              </table:table-cell>
              <table:table-cell office:value-type="float" office:value="7.43801652892562">
                <text:p>7.43801652892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148148148148">
                <text:p>10.8148148148148</text:p>
              </table:table-cell>
              <table:table-cell office:value-type="float" office:value="9.11242603550296">
                <text:p>9.11242603550296</text:p>
              </table:table-cell>
              <table:table-cell office:value-type="float" office:value="6.75862068965517">
                <text:p>6.75862068965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53079178885631">
                <text:p>9.53079178885631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1167883211679">
                <text:p>12.1167883211679</text:p>
              </table:table-cell>
              <table:table-cell office:value-type="float" office:value="12.1103117505995">
                <text:p>12.1103117505995</text:p>
              </table:table-cell>
              <table:table-cell office:value-type="float" office:value="8.74471086036671">
                <text:p>8.74471086036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6194690265487">
                <text:p>10.6194690265487</text:p>
              </table:table-cell>
              <table:table-cell office:value-type="float" office:value="10.718492343934">
                <text:p>10.718492343934</text:p>
              </table:table-cell>
              <table:table-cell office:value-type="float" office:value="9.14205344585091">
                <text:p>9.14205344585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151212553495">
                <text:p>9.4151212553495</text:p>
              </table:table-cell>
              <table:table-cell office:value-type="float" office:value="9.92990654205607">
                <text:p>9.92990654205607</text:p>
              </table:table-cell>
              <table:table-cell office:value-type="float" office:value="10.4734576757532">
                <text:p>10.4734576757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782608695652">
                <text:p>13.4782608695652</text:p>
              </table:table-cell>
              <table:table-cell office:value-type="float" office:value="10.8796296296296">
                <text:p>10.8796296296296</text:p>
              </table:table-cell>
              <table:table-cell office:value-type="float" office:value="10.9170305676856">
                <text:p>10.9170305676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615615615616">
                <text:p>11.5615615615616</text:p>
              </table:table-cell>
              <table:table-cell office:value-type="float" office:value="9.94285714285714">
                <text:p>9.94285714285714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8.98748577929465">
                <text:p>8.98748577929465</text:p>
              </table:table-cell>
              <table:table-cell office:value-type="float" office:value="8.00604229607251">
                <text:p>8.00604229607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927710843374">
                <text:p>10.6927710843374</text:p>
              </table:table-cell>
              <table:table-cell office:value-type="float" office:value="10.7476635514019">
                <text:p>10.7476635514019</text:p>
              </table:table-cell>
              <table:table-cell office:value-type="float" office:value="6.73652694610779">
                <text:p>6.73652694610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095238095238">
                <text:p>11.3095238095238</text:p>
              </table:table-cell>
              <table:table-cell office:value-type="float" office:value="11.3294797687861">
                <text:p>11.3294797687861</text:p>
              </table:table-cell>
              <table:table-cell office:value-type="float" office:value="8.17236255572065">
                <text:p>8.17236255572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91253644314869">
                <text:p>9.91253644314869</text:p>
              </table:table-cell>
              <table:table-cell office:value-type="float" office:value="10.9865470852018">
                <text:p>10.9865470852018</text:p>
              </table:table-cell>
              <table:table-cell office:value-type="float" office:value="6.90161527165932">
                <text:p>6.90161527165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6627906976744">
                <text:p>13.6627906976744</text:p>
              </table:table-cell>
              <table:table-cell office:value-type="float" office:value="11.0367892976589">
                <text:p>11.0367892976589</text:p>
              </table:table-cell>
              <table:table-cell office:value-type="float" office:value="6.06936416184971">
                <text:p>6.06936416184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269005847953">
                <text:p>12.4269005847953</text:p>
              </table:table-cell>
              <table:table-cell office:value-type="float" office:value="10.3487064116985">
                <text:p>10.3487064116985</text:p>
              </table:table-cell>
              <table:table-cell office:value-type="float" office:value="8.10419681620839">
                <text:p>8.1041968162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497076023392">
                <text:p>11.5497076023392</text:p>
              </table:table-cell>
              <table:table-cell office:value-type="float" office:value="10.2156640181612">
                <text:p>10.2156640181612</text:p>
              </table:table-cell>
              <table:table-cell office:value-type="float" office:value="7.16332378223496">
                <text:p>7.1633237822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9.18484500574053">
                <text:p>9.18484500574053</text:p>
              </table:table-cell>
              <table:table-cell office:value-type="float" office:value="8.82778581765557">
                <text:p>8.82778581765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22320117474303">
                <text:p>8.22320117474303</text:p>
              </table:table-cell>
              <table:table-cell office:value-type="float" office:value="7.89779326364692">
                <text:p>7.89779326364692</text:p>
              </table:table-cell>
              <table:table-cell office:value-type="float" office:value="11.0132158590308">
                <text:p>11.0132158590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9865871833085">
                <text:p>7.89865871833085</text:p>
              </table:table-cell>
              <table:table-cell office:value-type="float" office:value="7.4251497005988">
                <text:p>7.4251497005988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685624012638">
                <text:p>10.2685624012638</text:p>
              </table:table-cell>
              <table:table-cell office:value-type="float" office:value="6.60024906600249">
                <text:p>6.60024906600249</text:p>
              </table:table-cell>
              <table:table-cell office:value-type="float" office:value="9.34426229508197">
                <text:p>9.344262295081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2561174551387">
                <text:p>11.2561174551387</text:p>
              </table:table-cell>
              <table:table-cell office:value-type="float" office:value="6.50195058517555">
                <text:p>6.50195058517555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94671403197158">
                <text:p>9.94671403197158</text:p>
              </table:table-cell>
              <table:table-cell office:value-type="float" office:value="6.3448275862069">
                <text:p>6.3448275862069</text:p>
              </table:table-cell>
              <table:table-cell office:value-type="float" office:value="12.2370936902486">
                <text:p>12.2370936902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293785310734">
                <text:p>12.4293785310734</text:p>
              </table:table-cell>
              <table:table-cell office:value-type="float" office:value="6.19596541786744">
                <text:p>6.19596541786744</text:p>
              </table:table-cell>
              <table:table-cell office:value-type="float" office:value="12.1513944223108">
                <text:p>12.1513944223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408906882591">
                <text:p>11.7408906882591</text:p>
              </table:table-cell>
              <table:table-cell office:value-type="float" office:value="6.19335347432024">
                <text:p>6.19335347432024</text:p>
              </table:table-cell>
              <table:table-cell office:value-type="float" office:value="10.8108108108108">
                <text:p>10.8108108108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6849894291755">
                <text:p>12.6849894291755</text:p>
              </table:table-cell>
              <table:table-cell office:value-type="float" office:value="5.87275693311582">
                <text:p>5.87275693311582</text:p>
              </table:table-cell>
              <table:table-cell office:value-type="float" office:value="9.49227373068433">
                <text:p>9.49227373068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6430155210643">
                <text:p>10.6430155210643</text:p>
              </table:table-cell>
              <table:table-cell office:value-type="float" office:value="5.19031141868512">
                <text:p>5.19031141868512</text:p>
              </table:table-cell>
              <table:table-cell office:value-type="float" office:value="9.17874396135266">
                <text:p>9.17874396135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9088729016787">
                <text:p>13.9088729016787</text:p>
              </table:table-cell>
              <table:table-cell office:value-type="float" office:value="5.10948905109489">
                <text:p>5.10948905109489</text:p>
              </table:table-cell>
              <table:table-cell office:value-type="float" office:value="8.27067669172932">
                <text:p>8.27067669172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0906801007557">
                <text:p>12.0906801007557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7.51295336787565">
                <text:p>7.51295336787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621621621622">
                <text:p>12.1621621621622</text:p>
              </table:table-cell>
              <table:table-cell office:value-type="float" office:value="4.1407867494824">
                <text:p>4.1407867494824</text:p>
              </table:table-cell>
              <table:table-cell office:value-type="float" office:value="8.67052023121387">
                <text:p>8.67052023121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625">
                <text:p>11.5625</text:p>
              </table:table-cell>
              <table:table-cell office:value-type="float" office:value="4.41860465116279">
                <text:p>4.41860465116279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.4973544973545">
                <text:p>4.4973544973545</text:p>
              </table:table-cell>
              <table:table-cell office:value-type="float" office:value="8.66425992779783">
                <text:p>8.664259927797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031128404669">
                <text:p>8.56031128404669</text:p>
              </table:table-cell>
              <table:table-cell office:value-type="float" office:value="4.33526011560694">
                <text:p>4.33526011560694</text:p>
              </table:table-cell>
              <table:table-cell office:value-type="float" office:value="11.5702479338843">
                <text:p>11.5702479338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1057268722467">
                <text:p>8.81057268722467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8.41121495327103">
                <text:p>8.41121495327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796116504854">
                <text:p>10.6796116504854</text:p>
              </table:table-cell>
              <table:table-cell office:value-type="float" office:value="3.9426523297491">
                <text:p>3.9426523297491</text:p>
              </table:table-cell>
              <table:table-cell office:value-type="float" office:value="8.6734693877551">
                <text:p>8.67346938775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6.4327485380117">
                <text:p>6.43274853801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1176470588235">
                <text:p>14.1176470588235</text:p>
              </table:table-cell>
              <table:table-cell office:value-type="float" office:value="3.09734513274336">
                <text:p>3.09734513274336</text:p>
              </table:table-cell>
              <table:table-cell office:value-type="float" office:value="6.04026845637584">
                <text:p>6.0402684563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5">
                <text:p>12.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718309859155">
                <text:p>11.9718309859155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4.5161290322581">
                <text:p>14.5161290322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0840336134454">
                <text:p>10.0840336134454</text:p>
              </table:table-cell>
              <table:table-cell office:value-type="float" office:value="2.46913580246914">
                <text:p>2.46913580246914</text:p>
              </table:table-cell>
              <table:table-cell office:value-type="float" office:value="14.1592920353982">
                <text:p>14.15929203539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378640776699">
                <text:p>8.7378640776699</text:p>
              </table:table-cell>
              <table:table-cell office:value-type="float" office:value="2.0979020979021">
                <text:p>2.0979020979021</text:p>
              </table:table-cell>
              <table:table-cell office:value-type="float" office:value="12.3711340206186">
                <text:p>12.3711340206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79120879120879">
                <text:p>8.79120879120879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0">
                <text:p>0</text:p>
              </table:table-cell>
              <table:table-cell office:value-type="float" office:value="12.1621621621622">
                <text:p>12.1621621621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0">
                <text:p>0</text:p>
              </table:table-cell>
              <table:table-cell office:value-type="float" office:value="10.8695652173913">
                <text:p>10.8695652173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0">
                <text:p>0</text:p>
              </table:table-cell>
              <table:table-cell office:value-type="float" office:value="9.30232558139535">
                <text:p>9.30232558139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0">
                <text:p>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0">
                <text:p>0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355cm" svg:y="3.954cm" style:legend-expansion="high" chart:style-name="ch2"/>
        <chart:plot-area chart:style-name="ch3" table:cell-range-address="transportation.E1:transportation.F241" chart:data-source-has-labels="row" svg:x="0.77cm" svg:y="0.855cm" svg:width="11.945cm" svg:height="7.55cm">
          <chartooo:coordinate-region svg:x="1.537cm" svg:y="1.054cm" svg:width="11.178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nsportation.E2:transportation.E241" chart:label-cell-address="transportation.E1:transportation.E1" chart:class="chart:line">
            <chart:data-point chart:repeated="240"/>
          </chart:series>
          <chart:series chart:style-name="ch8" chart:values-cell-range-address="transportation.F2:transportation.F241" chart:label-cell-address="transportation.F1:transportation.F1" chart:class="chart:line">
            <chart:data-point chart:repeated="2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q-bus</text:p>
                <draw:g>
                  <svg:desc>transportation.E1:transportation.E1</svg:desc>
                </draw:g>
              </table:table-cell>
              <table:table-cell office:value-type="string">
                <text:p>stq-tram</text:p>
                <draw:g>
                  <svg:desc>transportation.F1:transport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E2:transportation.E241</svg:desc>
                </draw:g>
              </table:table-cell>
              <table:table-cell office:value-type="float" office:value="0">
                <text:p>0</text:p>
                <draw:g>
                  <svg:desc>transportation.F2:transporta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2.2222222222222">
                <text:p>-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2.2222222222222">
                <text:p>-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.5">
                <text:p>-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5">
                <text:p>-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4848484848485">
                <text:p>9.84848484848485</text:p>
              </table:table-cell>
              <table:table-cell office:value-type="float" office:value="4.04040404040404">
                <text:p>4.0404040404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01219512195122">
                <text:p>-7.01219512195122</text:p>
              </table:table-cell>
              <table:table-cell office:value-type="float" office:value="14.3292682926829">
                <text:p>14.3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4.41558441558442">
                <text:p>4.41558441558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7380952380952">
                <text:p>3.27380952380952</text:p>
              </table:table-cell>
              <table:table-cell office:value-type="float" office:value="-1.10294117647059">
                <text:p>-1.10294117647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2000333945567">
                <text:p>1.82000333945567</text:p>
              </table:table-cell>
              <table:table-cell office:value-type="float" office:value="-2.79925765542839">
                <text:p>-2.799257655428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5902777777778">
                <text:p>3.55902777777778</text:p>
              </table:table-cell>
              <table:table-cell office:value-type="float" office:value="-6.08700539568345">
                <text:p>-6.0870053956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-6.66666666666666">
                <text:p>-6.66666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4874778649127">
                <text:p>4.14874778649127</text:p>
              </table:table-cell>
              <table:table-cell office:value-type="float" office:value="-7.55278025572406">
                <text:p>-7.55278025572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0310637244978">
                <text:p>6.70310637244978</text:p>
              </table:table-cell>
              <table:table-cell office:value-type="float" office:value="-5.32019704433497">
                <text:p>-5.32019704433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3981900452489">
                <text:p>7.23981900452489</text:p>
              </table:table-cell>
              <table:table-cell office:value-type="float" office:value="-4.35943947216298">
                <text:p>-4.35943947216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1625790477465">
                <text:p>4.31625790477465</text:p>
              </table:table-cell>
              <table:table-cell office:value-type="float" office:value="-4.49298176570904">
                <text:p>-4.49298176570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6602442688263">
                <text:p>3.16602442688263</text:p>
              </table:table-cell>
              <table:table-cell office:value-type="float" office:value="-3.60092604179702">
                <text:p>-3.6009260417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9982683220334">
                <text:p>2.89982683220334</text:p>
              </table:table-cell>
              <table:table-cell office:value-type="float" office:value="-2.57647540504182">
                <text:p>-2.57647540504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59238830667402">
                <text:p>-2.59238830667402</text:p>
              </table:table-cell>
              <table:table-cell office:value-type="float" office:value="1.88595188595189">
                <text:p>1.885951885951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91146691782433">
                <text:p>-0.791146691782433</text:p>
              </table:table-cell>
              <table:table-cell office:value-type="float" office:value="-0.520681265206813">
                <text:p>-0.520681265206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07056288715325">
                <text:p>-1.07056288715325</text:p>
              </table:table-cell>
              <table:table-cell office:value-type="float" office:value="0.579650845608294">
                <text:p>0.5796508456082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57624519546742">
                <text:p>0.0557624519546742</text:p>
              </table:table-cell>
              <table:table-cell office:value-type="float" office:value="-0.831134290522991">
                <text:p>-0.831134290522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2269018060873">
                <text:p>-0.692269018060873</text:p>
              </table:table-cell>
              <table:table-cell office:value-type="float" office:value="-0.561775566218431">
                <text:p>-0.561775566218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1430268472321">
                <text:p>-2.21430268472321</text:p>
              </table:table-cell>
              <table:table-cell office:value-type="float" office:value="6.11037266774972">
                <text:p>6.11037266774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96506137865911">
                <text:p>-2.96506137865911</text:p>
              </table:table-cell>
              <table:table-cell office:value-type="float" office:value="7.78761061946903">
                <text:p>7.78761061946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48228414172687">
                <text:p>-4.48228414172687</text:p>
              </table:table-cell>
              <table:table-cell office:value-type="float" office:value="5.98555211558308">
                <text:p>5.98555211558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4444444444444">
                <text:p>-1.94444444444444</text:p>
              </table:table-cell>
              <table:table-cell office:value-type="float" office:value="6.84959349593496">
                <text:p>6.84959349593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65719344940224">
                <text:p>-2.65719344940224</text:p>
              </table:table-cell>
              <table:table-cell office:value-type="float" office:value="4.94163799114507">
                <text:p>4.941637991145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8374211989325">
                <text:p>3.88374211989325</text:p>
              </table:table-cell>
              <table:table-cell office:value-type="float" office:value="-0.319516913877001">
                <text:p>-0.319516913877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6104989835836">
                <text:p>5.86104989835836</text:p>
              </table:table-cell>
              <table:table-cell office:value-type="float" office:value="-2.79314257348509">
                <text:p>-2.79314257348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6479767737253">
                <text:p>3.96479767737253</text:p>
              </table:table-cell>
              <table:table-cell office:value-type="float" office:value="-2.29363056066085">
                <text:p>-2.29363056066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3695932073635">
                <text:p>0.673695932073635</text:p>
              </table:table-cell>
              <table:table-cell office:value-type="float" office:value="1.91192914573756">
                <text:p>1.91192914573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90311348841905">
                <text:p>-0.990311348841905</text:p>
              </table:table-cell>
              <table:table-cell office:value-type="float" office:value="0.546138072453863">
                <text:p>0.546138072453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019796682718">
                <text:p>0.27019796682718</text:p>
              </table:table-cell>
              <table:table-cell office:value-type="float" office:value="2.21233689205219">
                <text:p>2.21233689205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1872887085868">
                <text:p>0.371872887085868</text:p>
              </table:table-cell>
              <table:table-cell office:value-type="float" office:value="3.112573700809">
                <text:p>3.112573700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9666876178504">
                <text:p>0.829666876178504</text:p>
              </table:table-cell>
              <table:table-cell office:value-type="float" office:value="-1.04798676227248">
                <text:p>-1.04798676227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2047641337702">
                <text:p>1.92047641337702</text:p>
              </table:table-cell>
              <table:table-cell office:value-type="float" office:value="-1.46391812525441">
                <text:p>-1.46391812525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495236795148">
                <text:p>3.0495236795148</text:p>
              </table:table-cell>
              <table:table-cell office:value-type="float" office:value="-1.5251171126906">
                <text:p>-1.5251171126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6667922614977">
                <text:p>1.56667922614977</text:p>
              </table:table-cell>
              <table:table-cell office:value-type="float" office:value="-1.28195510656564">
                <text:p>-1.281955106565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937838169354">
                <text:p>1.56937838169354</text:p>
              </table:table-cell>
              <table:table-cell office:value-type="float" office:value="-1.38818864183543">
                <text:p>-1.38818864183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6741034255031">
                <text:p>0.496741034255031</text:p>
              </table:table-cell>
              <table:table-cell office:value-type="float" office:value="-1.75292828524189">
                <text:p>-1.752928285241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0378648673073">
                <text:p>1.90378648673073</text:p>
              </table:table-cell>
              <table:table-cell office:value-type="float" office:value="-2.4933298260118">
                <text:p>-2.4933298260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4511693965191">
                <text:p>0.984511693965191</text:p>
              </table:table-cell>
              <table:table-cell office:value-type="float" office:value="-1.95318622284914">
                <text:p>-1.95318622284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3276207360714">
                <text:p>0.943276207360714</text:p>
              </table:table-cell>
              <table:table-cell office:value-type="float" office:value="-0.825571325983187">
                <text:p>-0.825571325983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2514634450118">
                <text:p>3.92514634450118</text:p>
              </table:table-cell>
              <table:table-cell office:value-type="float" office:value="-2.53280702671616">
                <text:p>-2.532807026716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3428569049017">
                <text:p>2.63428569049017</text:p>
              </table:table-cell>
              <table:table-cell office:value-type="float" office:value="-1.21106131266025">
                <text:p>-1.21106131266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475615349335">
                <text:p>2.9475615349335</text:p>
              </table:table-cell>
              <table:table-cell office:value-type="float" office:value="-1.40305357249985">
                <text:p>-1.403053572499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4354813197938">
                <text:p>0.194354813197938</text:p>
              </table:table-cell>
              <table:table-cell office:value-type="float" office:value="-0.0203088908898721">
                <text:p>-0.0203088908898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0977204495983">
                <text:p>0.120977204495983</text:p>
              </table:table-cell>
              <table:table-cell office:value-type="float" office:value="0.898918083462133">
                <text:p>0.898918083462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01438466508018">
                <text:p>-2.01438466508018</text:p>
              </table:table-cell>
              <table:table-cell office:value-type="float" office:value="1.96802457048858">
                <text:p>1.96802457048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8125181926298">
                <text:p>2.28125181926298</text:p>
              </table:table-cell>
              <table:table-cell office:value-type="float" office:value="-0.344905433201223">
                <text:p>-0.3449054332012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6958504331965">
                <text:p>-1.86958504331965</text:p>
              </table:table-cell>
              <table:table-cell office:value-type="float" office:value="1.3308311255029">
                <text:p>1.3308311255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30825004899077">
                <text:p>0.930825004899077</text:p>
              </table:table-cell>
              <table:table-cell office:value-type="float" office:value="-0.0297619047619033">
                <text:p>-0.02976190476190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6635821117012">
                <text:p>1.76635821117012</text:p>
              </table:table-cell>
              <table:table-cell office:value-type="float" office:value="-2.33836624080526">
                <text:p>-2.33836624080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6204743341095">
                <text:p>3.06204743341095</text:p>
              </table:table-cell>
              <table:table-cell office:value-type="float" office:value="-2.94491086235489">
                <text:p>-2.94491086235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2223200528285">
                <text:p>3.02223200528285</text:p>
              </table:table-cell>
              <table:table-cell office:value-type="float" office:value="1.31296623349237">
                <text:p>1.31296623349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691027926322">
                <text:p>1.9691027926322</text:p>
              </table:table-cell>
              <table:table-cell office:value-type="float" office:value="-1.23360184119678">
                <text:p>-1.23360184119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0711222228997">
                <text:p>3.30711222228997</text:p>
              </table:table-cell>
              <table:table-cell office:value-type="float" office:value="-0.422776273437897">
                <text:p>-0.4227762734378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0445344129555">
                <text:p>1.20445344129555</text:p>
              </table:table-cell>
              <table:table-cell office:value-type="float" office:value="-2.96511627906977">
                <text:p>-2.96511627906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60724622876017">
                <text:p>-1.60724622876017</text:p>
              </table:table-cell>
              <table:table-cell office:value-type="float" office:value="2.21286283437678">
                <text:p>2.212862834376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3022787590372">
                <text:p>-1.13022787590372</text:p>
              </table:table-cell>
              <table:table-cell office:value-type="float" office:value="3.166924140174">
                <text:p>3.166924140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07978920608019">
                <text:p>-1.07978920608019</text:p>
              </table:table-cell>
              <table:table-cell office:value-type="float" office:value="0.648228555388894">
                <text:p>0.648228555388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5160452215434">
                <text:p>-1.15160452215434</text:p>
              </table:table-cell>
              <table:table-cell office:value-type="float" office:value="0.70390450590004">
                <text:p>0.70390450590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2459922449216">
                <text:p>2.82459922449216</text:p>
              </table:table-cell>
              <table:table-cell office:value-type="float" office:value="-2.58447681508724">
                <text:p>-2.58447681508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45723940532491">
                <text:p>-0.245723940532491</text:p>
              </table:table-cell>
              <table:table-cell office:value-type="float" office:value="0.626222318800497">
                <text:p>0.626222318800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1870424918776">
                <text:p>3.91870424918776</text:p>
              </table:table-cell>
              <table:table-cell office:value-type="float" office:value="-3.70215705683412">
                <text:p>-3.70215705683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567432448518">
                <text:p>3.3567432448518</text:p>
              </table:table-cell>
              <table:table-cell office:value-type="float" office:value="-0.814132104454684">
                <text:p>-0.814132104454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23237943826179">
                <text:p>-2.23237943826179</text:p>
              </table:table-cell>
              <table:table-cell office:value-type="float" office:value="0.266777472659825">
                <text:p>0.266777472659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1463117252591">
                <text:p>3.01463117252591</text:p>
              </table:table-cell>
              <table:table-cell office:value-type="float" office:value="-2.60932181199267">
                <text:p>-2.60932181199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2544904518813">
                <text:p>3.62544904518813</text:p>
              </table:table-cell>
              <table:table-cell office:value-type="float" office:value="-4.84496124031008">
                <text:p>-4.84496124031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45248698945151">
                <text:p>-3.45248698945151</text:p>
              </table:table-cell>
              <table:table-cell office:value-type="float" office:value="-0.509916693842458">
                <text:p>-0.509916693842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48878667888576">
                <text:p>-4.48878667888576</text:p>
              </table:table-cell>
              <table:table-cell office:value-type="float" office:value="0.526694877104529">
                <text:p>0.5266948771045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65448338501049">
                <text:p>-0.765448338501049</text:p>
              </table:table-cell>
              <table:table-cell office:value-type="float" office:value="1.52794499714847">
                <text:p>1.527944997148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6840939358378">
                <text:p>2.16840939358378</text:p>
              </table:table-cell>
              <table:table-cell office:value-type="float" office:value="-2.68163560534942">
                <text:p>-2.681635605349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63390709639639">
                <text:p>-0.763390709639639</text:p>
              </table:table-cell>
              <table:table-cell office:value-type="float" office:value="1.30928512869632">
                <text:p>1.309285128696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579221746416">
                <text:p>0.59579221746416</text:p>
              </table:table-cell>
              <table:table-cell office:value-type="float" office:value="-0.439327374640206">
                <text:p>-0.439327374640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19554388189476">
                <text:p>-1.19554388189476</text:p>
              </table:table-cell>
              <table:table-cell office:value-type="float" office:value="-0.154763269517368">
                <text:p>-0.1547632695173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8093790707773">
                <text:p>1.28093790707773</text:p>
              </table:table-cell>
              <table:table-cell office:value-type="float" office:value="-4.55046883618312">
                <text:p>-4.55046883618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45016666445333">
                <text:p>-2.45016666445333</text:p>
              </table:table-cell>
              <table:table-cell office:value-type="float" office:value="5.56110326779381">
                <text:p>5.561103267793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22000097280996">
                <text:p>-3.22000097280996</text:p>
              </table:table-cell>
              <table:table-cell office:value-type="float" office:value="3.65106591521686">
                <text:p>3.65106591521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0244461420932">
                <text:p>-2.0244461420932</text:p>
              </table:table-cell>
              <table:table-cell office:value-type="float" office:value="5.09803921568627">
                <text:p>5.09803921568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2189349112426">
                <text:p>-0.22189349112426</text:p>
              </table:table-cell>
              <table:table-cell office:value-type="float" office:value="-2.31725897317791">
                <text:p>-2.31725897317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0520514390692">
                <text:p>-0.50520514390692</text:p>
              </table:table-cell>
              <table:table-cell office:value-type="float" office:value="-0.608589810467745">
                <text:p>-0.608589810467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7012324230414">
                <text:p>3.67012324230414</text:p>
              </table:table-cell>
              <table:table-cell office:value-type="float" office:value="-3.29793510324484">
                <text:p>-3.29793510324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0853988447759">
                <text:p>1.60853988447759</text:p>
              </table:table-cell>
              <table:table-cell office:value-type="float" office:value="-0.118667952236149">
                <text:p>-0.118667952236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08163265306122">
                <text:p>-4.08163265306122</text:p>
              </table:table-cell>
              <table:table-cell office:value-type="float" office:value="2.45058653382613">
                <text:p>2.45058653382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84453535943892">
                <text:p>0.0584453535943892</text:p>
              </table:table-cell>
              <table:table-cell office:value-type="float" office:value="-0.905902980713033">
                <text:p>-0.905902980713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1657440573103">
                <text:p>2.11657440573103</text:p>
              </table:table-cell>
              <table:table-cell office:value-type="float" office:value="-3.01747530663193">
                <text:p>-3.01747530663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1932021466905">
                <text:p>-1.31932021466905</text:p>
              </table:table-cell>
              <table:table-cell office:value-type="float" office:value="-0.856793145654835">
                <text:p>-0.856793145654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0742550073278">
                <text:p>3.40742550073278</text:p>
              </table:table-cell>
              <table:table-cell office:value-type="float" office:value="-3.52350823606414">
                <text:p>-3.52350823606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88259109311741">
                <text:p>-0.688259109311741</text:p>
              </table:table-cell>
              <table:table-cell office:value-type="float" office:value="-2.15789473684211">
                <text:p>-2.15789473684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19096710849288">
                <text:p>-0.319096710849288</text:p>
              </table:table-cell>
              <table:table-cell office:value-type="float" office:value="0.0214776632302405">
                <text:p>0.0214776632302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3529411764706">
                <text:p>-1.23529411764706</text:p>
              </table:table-cell>
              <table:table-cell office:value-type="float" office:value="-4.0873786407767">
                <text:p>-4.0873786407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510014655594">
                <text:p>1.48510014655594</text:p>
              </table:table-cell>
              <table:table-cell office:value-type="float" office:value="0.248447204968944">
                <text:p>0.248447204968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0860788421253">
                <text:p>4.80860788421253</text:p>
              </table:table-cell>
              <table:table-cell office:value-type="float" office:value="-2.04870824419944">
                <text:p>-2.04870824419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3076923076923">
                <text:p>1.73076923076923</text:p>
              </table:table-cell>
              <table:table-cell office:value-type="float" office:value="2.64267990074442">
                <text:p>2.64267990074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17782583748952">
                <text:p>-0.317782583748952</text:p>
              </table:table-cell>
              <table:table-cell office:value-type="float" office:value="4.52893595404635">
                <text:p>4.52893595404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40500240500241">
                <text:p>-0.240500240500241</text:p>
              </table:table-cell>
              <table:table-cell office:value-type="float" office:value="-1.00426227593858">
                <text:p>-1.00426227593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21802091713596">
                <text:p>-0.321802091713596</text:p>
              </table:table-cell>
              <table:table-cell office:value-type="float" office:value="1.64011246485473">
                <text:p>1.64011246485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867546432062561">
                <text:p>-0.867546432062561</text:p>
              </table:table-cell>
              <table:table-cell office:value-type="float" office:value="2.58205998868138">
                <text:p>2.58205998868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72957354985003">
                <text:p>-0.672957354985003</text:p>
              </table:table-cell>
              <table:table-cell office:value-type="float" office:value="3.31142164758463">
                <text:p>3.311421647584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290219265829">
                <text:p>1.58290219265829</text:p>
              </table:table-cell>
              <table:table-cell office:value-type="float" office:value="-0.955599157038005">
                <text:p>-0.955599157038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48049245708341">
                <text:p>-2.48049245708341</text:p>
              </table:table-cell>
              <table:table-cell office:value-type="float" office:value="1.03432163792371">
                <text:p>1.03432163792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9133475729782">
                <text:p>0.969133475729782</text:p>
              </table:table-cell>
              <table:table-cell office:value-type="float" office:value="-1.2225599459642">
                <text:p>-1.2225599459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7010707648742">
                <text:p>3.37010707648742</text:p>
              </table:table-cell>
              <table:table-cell office:value-type="float" office:value="-1.97806633923165">
                <text:p>-1.97806633923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2151964610981">
                <text:p>-1.12151964610981</text:p>
              </table:table-cell>
              <table:table-cell office:value-type="float" office:value="1.53729071537291">
                <text:p>1.53729071537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0204138507629">
                <text:p>1.90204138507629</text:p>
              </table:table-cell>
              <table:table-cell office:value-type="float" office:value="-1.3657310431504">
                <text:p>-1.3657310431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32150035002145">
                <text:p>-1.32150035002145</text:p>
              </table:table-cell>
              <table:table-cell office:value-type="float" office:value="0.91138827749246">
                <text:p>0.911388277492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67800604581831">
                <text:p>-0.167800604581831</text:p>
              </table:table-cell>
              <table:table-cell office:value-type="float" office:value="-0.78370830711139">
                <text:p>-0.7837083071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4179717088497">
                <text:p>-1.64179717088497</text:p>
              </table:table-cell>
              <table:table-cell office:value-type="float" office:value="2.55553829423645">
                <text:p>2.55553829423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1414141414142">
                <text:p>1.41414141414142</text:p>
              </table:table-cell>
              <table:table-cell office:value-type="float" office:value="-3.03388918773534">
                <text:p>-3.033889187735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11006039043114">
                <text:p>-0.911006039043114</text:p>
              </table:table-cell>
              <table:table-cell office:value-type="float" office:value="0.527464799050563">
                <text:p>0.5274647990505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670995670997">
                <text:p>0.995670995670997</text:p>
              </table:table-cell>
              <table:table-cell office:value-type="float" office:value="-0.488758553274682">
                <text:p>-0.488758553274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3757053673003">
                <text:p>0.203757053673003</text:p>
              </table:table-cell>
              <table:table-cell office:value-type="float" office:value="-2.14582743260293">
                <text:p>-2.145827432602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43928908543805">
                <text:p>-0.543928908543805</text:p>
              </table:table-cell>
              <table:table-cell office:value-type="float" office:value="0.611133904459807">
                <text:p>0.6111339044598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289542130833791">
                <text:p>-0.0289542130833791</text:p>
              </table:table-cell>
              <table:table-cell office:value-type="float" office:value="-0.347262820662722">
                <text:p>-0.3472628206627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543019328098">
                <text:p>1.4543019328098</text:p>
              </table:table-cell>
              <table:table-cell office:value-type="float" office:value="-2.51898680694194">
                <text:p>-2.51898680694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1254843996832">
                <text:p>0.631254843996832</text:p>
              </table:table-cell>
              <table:table-cell office:value-type="float" office:value="0.333616592704498">
                <text:p>0.333616592704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7222077955545">
                <text:p>1.07222077955545</text:p>
              </table:table-cell>
              <table:table-cell office:value-type="float" office:value="1.3994609858032">
                <text:p>1.3994609858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4298472211971">
                <text:p>0.244298472211971</text:p>
              </table:table-cell>
              <table:table-cell office:value-type="float" office:value="2.4104124408384">
                <text:p>2.4104124408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95138132327353">
                <text:p>-0.995138132327353</text:p>
              </table:table-cell>
              <table:table-cell office:value-type="float" office:value="0.223437922424898">
                <text:p>0.2234379224248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32979376828342">
                <text:p>-3.32979376828342</text:p>
              </table:table-cell>
              <table:table-cell office:value-type="float" office:value="0.305756244982765">
                <text:p>0.305756244982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5469663077217">
                <text:p>0.535469663077217</text:p>
              </table:table-cell>
              <table:table-cell office:value-type="float" office:value="-1.10540474443629">
                <text:p>-1.10540474443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9436856623831">
                <text:p>2.39436856623831</text:p>
              </table:table-cell>
              <table:table-cell office:value-type="float" office:value="-3.00820365756194">
                <text:p>-3.00820365756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042319085908">
                <text:p>1.00042319085908</text:p>
              </table:table-cell>
              <table:table-cell office:value-type="float" office:value="1.0168138604337">
                <text:p>1.0168138604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6641779059556">
                <text:p>2.16641779059556</text:p>
              </table:table-cell>
              <table:table-cell office:value-type="float" office:value="-0.0825412653953084">
                <text:p>-0.08254126539530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8881007146243">
                <text:p>4.08881007146243</text:p>
              </table:table-cell>
              <table:table-cell office:value-type="float" office:value="-3.43411316717821">
                <text:p>-3.434113167178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9095022624434">
                <text:p>1.99095022624434</text:p>
              </table:table-cell>
              <table:table-cell office:value-type="float" office:value="-0.866694698790644">
                <text:p>-0.866694698790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9223646952541">
                <text:p>-1.39223646952541</text:p>
              </table:table-cell>
              <table:table-cell office:value-type="float" office:value="-1.87129278038369">
                <text:p>-1.87129278038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0238877931186">
                <text:p>1.70238877931186</text:p>
              </table:table-cell>
              <table:table-cell office:value-type="float" office:value="-4.05619412515964">
                <text:p>-4.056194125159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707303449238932">
                <text:p>-0.707303449238932</text:p>
              </table:table-cell>
              <table:table-cell office:value-type="float" office:value="-0.364125122189639">
                <text:p>-0.3641251221896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47657056836337">
                <text:p>0.00647657056836337</text:p>
              </table:table-cell>
              <table:table-cell office:value-type="float" office:value="-3.37207746080117">
                <text:p>-3.37207746080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990233173853667">
                <text:p>-0.0990233173853667</text:p>
              </table:table-cell>
              <table:table-cell office:value-type="float" office:value="-1.47741558069776">
                <text:p>-1.477415580697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514785286706573">
                <text:p>-0.514785286706573</text:p>
              </table:table-cell>
              <table:table-cell office:value-type="float" office:value="1.05833642040373">
                <text:p>1.058336420403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9863123993559">
                <text:p>2.59863123993559</text:p>
              </table:table-cell>
              <table:table-cell office:value-type="float" office:value="-2.56123030187963">
                <text:p>-2.56123030187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1870441870442">
                <text:p>1.61870441870442</text:p>
              </table:table-cell>
              <table:table-cell office:value-type="float" office:value="0.203144320791379">
                <text:p>0.2031443207913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1251422070535">
                <text:p>1.01251422070535</text:p>
              </table:table-cell>
              <table:table-cell office:value-type="float" office:value="-1.99395770392749">
                <text:p>-1.99395770392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4892467064521">
                <text:p>-0.054892467064521</text:p>
              </table:table-cell>
              <table:table-cell office:value-type="float" office:value="-3.95624413822956">
                <text:p>-3.956244138229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99559592623171">
                <text:p>-0.0199559592623171</text:p>
              </table:table-cell>
              <table:table-cell office:value-type="float" office:value="-3.13716125380316">
                <text:p>-3.137161253803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07401064205311">
                <text:p>-1.07401064205311</text:p>
              </table:table-cell>
              <table:table-cell office:value-type="float" office:value="-3.01092117148936">
                <text:p>-3.01092117148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2600140001556">
                <text:p>2.62600140001556</text:p>
              </table:table-cell>
              <table:table-cell office:value-type="float" office:value="-7.59342653582471">
                <text:p>-7.593426535824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7819417309678">
                <text:p>2.07819417309678</text:p>
              </table:table-cell>
              <table:table-cell office:value-type="float" office:value="-4.32270376858693">
                <text:p>-4.322703768586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34043584178">
                <text:p>1.334043584178</text:p>
              </table:table-cell>
              <table:table-cell office:value-type="float" office:value="-4.38638382010422">
                <text:p>-4.386383820104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89192831827486">
                <text:p>-0.489192831827486</text:p>
              </table:table-cell>
              <table:table-cell office:value-type="float" office:value="0.132133643742529">
                <text:p>0.132133643742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5407911096103">
                <text:p>0.325407911096103</text:p>
              </table:table-cell>
              <table:table-cell office:value-type="float" office:value="2.79001468428781">
                <text:p>2.790014684287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3509017732046">
                <text:p>0.473509017732046</text:p>
              </table:table-cell>
              <table:table-cell office:value-type="float" office:value="2.13173641844727">
                <text:p>2.131736418447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6831333526133">
                <text:p>3.66831333526133</text:p>
              </table:table-cell>
              <table:table-cell office:value-type="float" office:value="-0.924300106181855">
                <text:p>-0.9243001061818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75416686996311">
                <text:p>4.75416686996311</text:p>
              </table:table-cell>
              <table:table-cell office:value-type="float" office:value="-3.50963858189923">
                <text:p>-3.50963858189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0188644576468">
                <text:p>3.60188644576468</text:p>
              </table:table-cell>
              <table:table-cell office:value-type="float" office:value="2.29037965827698">
                <text:p>2.290379658276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23341311320601">
                <text:p>6.23341311320601</text:p>
              </table:table-cell>
              <table:table-cell office:value-type="float" office:value="-0.27798410876269">
                <text:p>-0.27798410876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4753721393887">
                <text:p>5.54753721393887</text:p>
              </table:table-cell>
              <table:table-cell office:value-type="float" office:value="-0.930079877448298">
                <text:p>-0.9300798774482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81223249605965">
                <text:p>6.81223249605965</text:p>
              </table:table-cell>
              <table:table-cell office:value-type="float" office:value="-3.19271569849115">
                <text:p>-3.19271569849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45270410237918">
                <text:p>5.45270410237918</text:p>
              </table:table-cell>
              <table:table-cell office:value-type="float" office:value="-1.46427155971164">
                <text:p>-1.46427155971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79938385058377">
                <text:p>8.79938385058377</text:p>
              </table:table-cell>
              <table:table-cell office:value-type="float" office:value="-5.63819620994933">
                <text:p>-5.63819620994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3951731005799">
                <text:p>7.43951731005799</text:p>
              </table:table-cell>
              <table:table-cell office:value-type="float" office:value="-4.57772673288002">
                <text:p>-4.57772673288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2137541267976">
                <text:p>8.02137541267976</text:p>
              </table:table-cell>
              <table:table-cell office:value-type="float" office:value="-3.49164193094829">
                <text:p>-3.49164193094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4389534883721">
                <text:p>7.14389534883721</text:p>
              </table:table-cell>
              <table:table-cell office:value-type="float" office:value="-2.67361111111111">
                <text:p>-2.67361111111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5935545935546">
                <text:p>4.5935545935546</text:p>
              </table:table-cell>
              <table:table-cell office:value-type="float" office:value="-0.426649163111259">
                <text:p>-0.4266491631112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2505116843976">
                <text:p>4.22505116843976</text:p>
              </table:table-cell>
              <table:table-cell office:value-type="float" office:value="3.00993664983761">
                <text:p>3.0099366498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8358856024054">
                <text:p>4.68358856024054</text:p>
              </table:table-cell>
              <table:table-cell office:value-type="float" office:value="-0.399357733953643">
                <text:p>-0.3993577339536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73695932073633">
                <text:p>6.73695932073633</text:p>
              </table:table-cell>
              <table:table-cell office:value-type="float" office:value="-2.00614226273033">
                <text:p>-2.006142262730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3969602340969">
                <text:p>5.43969602340969</text:p>
              </table:table-cell>
              <table:table-cell office:value-type="float" office:value="-2.95951665535847">
                <text:p>-2.95951665535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0203019260802">
                <text:p>11.0203019260802</text:p>
              </table:table-cell>
              <table:table-cell office:value-type="float" office:value="-8.07737860244769">
                <text:p>-8.077378602447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43877551020408">
                <text:p>9.43877551020408</text:p>
              </table:table-cell>
              <table:table-cell office:value-type="float" office:value="-4.1030534351145">
                <text:p>-4.1030534351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16284222187055">
                <text:p>9.16284222187055</text:p>
              </table:table-cell>
              <table:table-cell office:value-type="float" office:value="2.54429804634257">
                <text:p>2.544298046342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1489781097624">
                <text:p>7.61489781097624</text:p>
              </table:table-cell>
              <table:table-cell office:value-type="float" office:value="4.07525842195285">
                <text:p>4.07525842195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6399619797678">
                <text:p>6.6399619797678</text:p>
              </table:table-cell>
              <table:table-cell office:value-type="float" office:value="3.63326994294865">
                <text:p>3.633269942948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6476251021706">
                <text:p>7.96476251021706</text:p>
              </table:table-cell>
              <table:table-cell office:value-type="float" office:value="3.70879120879121">
                <text:p>3.7087912087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3.92686804451511">
                <text:p>3.92686804451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3.41880341880342">
                <text:p>3.418803418803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2.77975766215253">
                <text:p>2.77975766215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-0.451189499589828">
                <text:p>-0.4511894995898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-1.56723963599596">
                <text:p>-1.56723963599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-4.50281425891182">
                <text:p>-4.502814258911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-5.88235294117647">
                <text:p>-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-7.11902113459399">
                <text:p>-7.119021134593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-5.12422360248447">
                <text:p>-5.12422360248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0.166666666666666">
                <text:p>-0.1666666666666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.694444444444445">
                <text:p>0.694444444444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congestion.B1:congestion.D241" chart:data-source-has-labels="row" svg:x="0.77cm" svg:y="0.855cm" svg:width="11.579cm" svg:height="7.545cm">
          <chartooo:coordinate-region svg:x="1.418cm" svg:y="1.054cm" svg:width="10.93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B2:congestion.B241" chart:label-cell-address="congestion.B1:congestion.B1" chart:class="chart:line">
            <chart:data-point chart:repeated="240"/>
          </chart:series>
          <chart:series chart:style-name="ch8" chart:values-cell-range-address="congestion.C2:congestion.C241" chart:label-cell-address="congestion.C1:congestion.C1" chart:class="chart:line">
            <chart:data-point chart:repeated="240"/>
          </chart:series>
          <chart:series chart:style-name="ch9" chart:values-cell-range-address="congestion.D2:congestion.D241" chart:label-cell-address="congestion.D1:congestion.D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-quo</text:p>
                <draw:g>
                  <svg:desc>congestion.B1:congestion.B1</svg:desc>
                </draw:g>
              </table:table-cell>
              <table:table-cell office:value-type="string">
                <text:p>bus</text:p>
                <draw:g>
                  <svg:desc>congestion.C1:congestion.C1</svg:desc>
                </draw:g>
              </table:table-cell>
              <table:table-cell office:value-type="string">
                <text:p>tram</text:p>
                <draw:g>
                  <svg:desc>congestion.D1:conges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gestion.B2:congestion.B241</svg:desc>
                </draw:g>
              </table:table-cell>
              <table:table-cell office:value-type="float" office:value="0.137985340198196">
                <text:p>0.137985340198196</text:p>
                <draw:g>
                  <svg:desc>congestion.C2:congestion.C241</svg:desc>
                </draw:g>
              </table:table-cell>
              <table:table-cell office:value-type="float" office:value="0">
                <text:p>0</text:p>
                <draw:g>
                  <svg:desc>congestion.D2:conges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277341230018">
                <text:p>0.120277341230018</text:p>
              </table:table-cell>
              <table:table-cell office:value-type="float" office:value="0.19252955552517">
                <text:p>0.19252955552517</text:p>
              </table:table-cell>
              <table:table-cell office:value-type="float" office:value="0.0580588148582825">
                <text:p>0.0580588148582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0382861892712">
                <text:p>0.190382861892712</text:p>
              </table:table-cell>
              <table:table-cell office:value-type="float" office:value="1.21450428069333">
                <text:p>1.21450428069333</text:p>
              </table:table-cell>
              <table:table-cell office:value-type="float" office:value="0.356497185967257">
                <text:p>0.3564971859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07018171613">
                <text:p>0.433007018171613</text:p>
              </table:table-cell>
              <table:table-cell office:value-type="float" office:value="1.27121873068553">
                <text:p>1.27121873068553</text:p>
              </table:table-cell>
              <table:table-cell office:value-type="float" office:value="1.0365144805541">
                <text:p>1.03651448055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004991977942">
                <text:p>1.26004991977942</text:p>
              </table:table-cell>
              <table:table-cell office:value-type="float" office:value="1.016284003974">
                <text:p>1.016284003974</text:p>
              </table:table-cell>
              <table:table-cell office:value-type="float" office:value="1.94224791577847">
                <text:p>1.9422479157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606164000487">
                <text:p>0.706606164000487</text:p>
              </table:table-cell>
              <table:table-cell office:value-type="float" office:value="1.83465874981885">
                <text:p>1.83465874981885</text:p>
              </table:table-cell>
              <table:table-cell office:value-type="float" office:value="1.2639206812898">
                <text:p>1.263920681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424452128548">
                <text:p>1.79424452128548</text:p>
              </table:table-cell>
              <table:table-cell office:value-type="float" office:value="2.5688392039647">
                <text:p>2.5688392039647</text:p>
              </table:table-cell>
              <table:table-cell office:value-type="float" office:value="2.42769080172366">
                <text:p>2.4276908017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329529677725">
                <text:p>1.41329529677725</text:p>
              </table:table-cell>
              <table:table-cell office:value-type="float" office:value="4.51138818765522">
                <text:p>4.51138818765522</text:p>
              </table:table-cell>
              <table:table-cell office:value-type="float" office:value="1.25985120821915">
                <text:p>1.25985120821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195723617649">
                <text:p>2.25195723617649</text:p>
              </table:table-cell>
              <table:table-cell office:value-type="float" office:value="2.10879505835427">
                <text:p>2.10879505835427</text:p>
              </table:table-cell>
              <table:table-cell office:value-type="float" office:value="2.10253233162208">
                <text:p>2.1025323316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152873493142">
                <text:p>3.15152873493142</text:p>
              </table:table-cell>
              <table:table-cell office:value-type="float" office:value="3.50579107104341">
                <text:p>3.50579107104341</text:p>
              </table:table-cell>
              <table:table-cell office:value-type="float" office:value="1.51048629330896">
                <text:p>1.5104862933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521147511331">
                <text:p>1.75521147511331</text:p>
              </table:table-cell>
              <table:table-cell office:value-type="float" office:value="3.14290037259845">
                <text:p>3.14290037259845</text:p>
              </table:table-cell>
              <table:table-cell office:value-type="float" office:value="3.84038777386305">
                <text:p>3.84038777386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939087200552">
                <text:p>2.60939087200552</text:p>
              </table:table-cell>
              <table:table-cell office:value-type="float" office:value="3.22591111249914">
                <text:p>3.22591111249914</text:p>
              </table:table-cell>
              <table:table-cell office:value-type="float" office:value="4.19147406174228">
                <text:p>4.19147406174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643326651597">
                <text:p>2.80643326651597</text:p>
              </table:table-cell>
              <table:table-cell office:value-type="float" office:value="3.99055587583736">
                <text:p>3.99055587583736</text:p>
              </table:table-cell>
              <table:table-cell office:value-type="float" office:value="5.18984919420813">
                <text:p>5.18984919420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232210310816">
                <text:p>3.84232210310816</text:p>
              </table:table-cell>
              <table:table-cell office:value-type="float" office:value="2.25609304552166">
                <text:p>2.25609304552166</text:p>
              </table:table-cell>
              <table:table-cell office:value-type="float" office:value="3.47314082860302">
                <text:p>3.473140828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127253222649">
                <text:p>3.38127253222649</text:p>
              </table:table-cell>
              <table:table-cell office:value-type="float" office:value="5.00950883851341">
                <text:p>5.00950883851341</text:p>
              </table:table-cell>
              <table:table-cell office:value-type="float" office:value="2.74424478281491">
                <text:p>2.7442447828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204449534675">
                <text:p>2.92204449534675</text:p>
              </table:table-cell>
              <table:table-cell office:value-type="float" office:value="2.1838365690587">
                <text:p>2.1838365690587</text:p>
              </table:table-cell>
              <table:table-cell office:value-type="float" office:value="2.0317458811641">
                <text:p>2.031745881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5239609569">
                <text:p>2.83085239609569</text:p>
              </table:table-cell>
              <table:table-cell office:value-type="float" office:value="4.66168389636121">
                <text:p>4.66168389636121</text:p>
              </table:table-cell>
              <table:table-cell office:value-type="float" office:value="4.30080080123278">
                <text:p>4.30080080123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5169800922175">
                <text:p>4.15169800922175</text:p>
              </table:table-cell>
              <table:table-cell office:value-type="float" office:value="2.61910118530372">
                <text:p>2.61910118530372</text:p>
              </table:table-cell>
              <table:table-cell office:value-type="float" office:value="5.23996453686217">
                <text:p>5.23996453686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349315593534">
                <text:p>3.05349315593534</text:p>
              </table:table-cell>
              <table:table-cell office:value-type="float" office:value="5.64583957174258">
                <text:p>5.64583957174258</text:p>
              </table:table-cell>
              <table:table-cell office:value-type="float" office:value="3.57726043879804">
                <text:p>3.5772604387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1701978534121">
                <text:p>3.91701978534121</text:p>
              </table:table-cell>
              <table:table-cell office:value-type="float" office:value="4.40863860200532">
                <text:p>4.40863860200532</text:p>
              </table:table-cell>
              <table:table-cell office:value-type="float" office:value="5.85025134195534">
                <text:p>5.8502513419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295546084084">
                <text:p>2.38295546084084</text:p>
              </table:table-cell>
              <table:table-cell office:value-type="float" office:value="5.34296674356143">
                <text:p>5.34296674356143</text:p>
              </table:table-cell>
              <table:table-cell office:value-type="float" office:value="3.09196193348472">
                <text:p>3.09196193348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1251469576173">
                <text:p>3.41251469576173</text:p>
              </table:table-cell>
              <table:table-cell office:value-type="float" office:value="3.42750231291354">
                <text:p>3.42750231291354</text:p>
              </table:table-cell>
              <table:table-cell office:value-type="float" office:value="4.12763939728506">
                <text:p>4.1276393972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7405696364391">
                <text:p>6.77405696364391</text:p>
              </table:table-cell>
              <table:table-cell office:value-type="float" office:value="4.98410186222397">
                <text:p>4.98410186222397</text:p>
              </table:table-cell>
              <table:table-cell office:value-type="float" office:value="4.1330955589583">
                <text:p>4.1330955589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6091230352804">
                <text:p>4.46091230352804</text:p>
              </table:table-cell>
              <table:table-cell office:value-type="float" office:value="5.56623563970371">
                <text:p>5.56623563970371</text:p>
              </table:table-cell>
              <table:table-cell office:value-type="float" office:value="5.30079197193983">
                <text:p>5.3007919719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5084180889909">
                <text:p>4.45084180889909</text:p>
              </table:table-cell>
              <table:table-cell office:value-type="float" office:value="7.16379140407014">
                <text:p>7.16379140407014</text:p>
              </table:table-cell>
              <table:table-cell office:value-type="float" office:value="3.57023411239216">
                <text:p>3.5702341123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8863309246832">
                <text:p>5.88863309246832</text:p>
              </table:table-cell>
              <table:table-cell office:value-type="float" office:value="7.42899710639451">
                <text:p>7.42899710639451</text:p>
              </table:table-cell>
              <table:table-cell office:value-type="float" office:value="4.48205941142618">
                <text:p>4.482059411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1629455884437">
                <text:p>7.01629455884437</text:p>
              </table:table-cell>
              <table:table-cell office:value-type="float" office:value="7.41705243840933">
                <text:p>7.41705243840933</text:p>
              </table:table-cell>
              <table:table-cell office:value-type="float" office:value="6.5618897567378">
                <text:p>6.5618897567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2510333087036">
                <text:p>5.92510333087036</text:p>
              </table:table-cell>
              <table:table-cell office:value-type="float" office:value="6.77300701221487">
                <text:p>6.77300701221487</text:p>
              </table:table-cell>
              <table:table-cell office:value-type="float" office:value="6.96063141019357">
                <text:p>6.9606314101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7350699292991">
                <text:p>6.47350699292991</text:p>
              </table:table-cell>
              <table:table-cell office:value-type="float" office:value="8.00290262365903">
                <text:p>8.00290262365903</text:p>
              </table:table-cell>
              <table:table-cell office:value-type="float" office:value="5.65982938822881">
                <text:p>5.6598293882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0080302028396">
                <text:p>5.90080302028396</text:p>
              </table:table-cell>
              <table:table-cell office:value-type="float" office:value="8.88199920151357">
                <text:p>8.88199920151357</text:p>
              </table:table-cell>
              <table:table-cell office:value-type="float" office:value="5.12963997981127">
                <text:p>5.12963997981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3291897178657">
                <text:p>7.43291897178657</text:p>
              </table:table-cell>
              <table:table-cell office:value-type="float" office:value="7.64385254207021">
                <text:p>7.64385254207021</text:p>
              </table:table-cell>
              <table:table-cell office:value-type="float" office:value="6.75760789885032">
                <text:p>6.75760789885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6807831169222">
                <text:p>7.16807831169222</text:p>
              </table:table-cell>
              <table:table-cell office:value-type="float" office:value="8.33369588012086">
                <text:p>8.33369588012086</text:p>
              </table:table-cell>
              <table:table-cell office:value-type="float" office:value="6.34588636264733">
                <text:p>6.3458863626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67273130065">
                <text:p>6.42967273130065</text:p>
              </table:table-cell>
              <table:table-cell office:value-type="float" office:value="10.0267199860822">
                <text:p>10.0267199860822</text:p>
              </table:table-cell>
              <table:table-cell office:value-type="float" office:value="8.13761752328398">
                <text:p>8.1376175232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9030289745016">
                <text:p>8.29030289745016</text:p>
              </table:table-cell>
              <table:table-cell office:value-type="float" office:value="10.4063661466257">
                <text:p>10.4063661466257</text:p>
              </table:table-cell>
              <table:table-cell office:value-type="float" office:value="7.4181126099703">
                <text:p>7.418112609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7464416760076">
                <text:p>7.07464416760076</text:p>
              </table:table-cell>
              <table:table-cell office:value-type="float" office:value="10.3211678657794">
                <text:p>10.3211678657794</text:p>
              </table:table-cell>
              <table:table-cell office:value-type="float" office:value="7.10928140450995">
                <text:p>7.10928140450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2682859822637">
                <text:p>8.42682859822637</text:p>
              </table:table-cell>
              <table:table-cell office:value-type="float" office:value="9.5526853824034">
                <text:p>9.5526853824034</text:p>
              </table:table-cell>
              <table:table-cell office:value-type="float" office:value="8.48266758669916">
                <text:p>8.4826675866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5954089110883">
                <text:p>8.25954089110883</text:p>
              </table:table-cell>
              <table:table-cell office:value-type="float" office:value="13.5182953453358">
                <text:p>13.5182953453358</text:p>
              </table:table-cell>
              <table:table-cell office:value-type="float" office:value="6.83566760547702">
                <text:p>6.8356676054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1338026527793">
                <text:p>8.11338026527793</text:p>
              </table:table-cell>
              <table:table-cell office:value-type="float" office:value="10.2137161549101">
                <text:p>10.2137161549101</text:p>
              </table:table-cell>
              <table:table-cell office:value-type="float" office:value="9.96889561571327">
                <text:p>9.96889561571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7656337453345">
                <text:p>6.97656337453345</text:p>
              </table:table-cell>
              <table:table-cell office:value-type="float" office:value="13.1394940430535">
                <text:p>13.1394940430535</text:p>
              </table:table-cell>
              <table:table-cell office:value-type="float" office:value="7.73808128770974">
                <text:p>7.73808128770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8654070634286">
                <text:p>8.68654070634286</text:p>
              </table:table-cell>
              <table:table-cell office:value-type="float" office:value="12.0886940060461">
                <text:p>12.0886940060461</text:p>
              </table:table-cell>
              <table:table-cell office:value-type="float" office:value="8.02328620142031">
                <text:p>8.02328620142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0593641958162">
                <text:p>8.80593641958162</text:p>
              </table:table-cell>
              <table:table-cell office:value-type="float" office:value="8.11671527847637">
                <text:p>8.11671527847637</text:p>
              </table:table-cell>
              <table:table-cell office:value-type="float" office:value="9.78501173520744">
                <text:p>9.7850117352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0186827428922">
                <text:p>6.70186827428922</text:p>
              </table:table-cell>
              <table:table-cell office:value-type="float" office:value="13.0223221923038">
                <text:p>13.0223221923038</text:p>
              </table:table-cell>
              <table:table-cell office:value-type="float" office:value="9.87591789364605">
                <text:p>9.87591789364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579189042427">
                <text:p>8.79579189042427</text:p>
              </table:table-cell>
              <table:table-cell office:value-type="float" office:value="13.0687157659925">
                <text:p>13.0687157659925</text:p>
              </table:table-cell>
              <table:table-cell office:value-type="float" office:value="6.98375663183504">
                <text:p>6.9837566318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2657692656546">
                <text:p>8.82657692656546</text:p>
              </table:table-cell>
              <table:table-cell office:value-type="float" office:value="11.4709397800105">
                <text:p>11.4709397800105</text:p>
              </table:table-cell>
              <table:table-cell office:value-type="float" office:value="8.43381515441135">
                <text:p>8.43381515441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086646766379">
                <text:p>8.7086646766379</text:p>
              </table:table-cell>
              <table:table-cell office:value-type="float" office:value="11.6776651667895">
                <text:p>11.6776651667895</text:p>
              </table:table-cell>
              <table:table-cell office:value-type="float" office:value="6.9286463961256">
                <text:p>6.9286463961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9921398576432">
                <text:p>6.49921398576432</text:p>
              </table:table-cell>
              <table:table-cell office:value-type="float" office:value="10.2528677546849">
                <text:p>10.2528677546849</text:p>
              </table:table-cell>
              <table:table-cell office:value-type="float" office:value="6.65564901203769">
                <text:p>6.65564901203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8056983317774">
                <text:p>8.08056983317774</text:p>
              </table:table-cell>
              <table:table-cell office:value-type="float" office:value="11.0218082620538">
                <text:p>11.0218082620538</text:p>
              </table:table-cell>
              <table:table-cell office:value-type="float" office:value="7.37993001501418">
                <text:p>7.37993001501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9248345057885">
                <text:p>7.29248345057885</text:p>
              </table:table-cell>
              <table:table-cell office:value-type="float" office:value="8.50094346739962">
                <text:p>8.50094346739962</text:p>
              </table:table-cell>
              <table:table-cell office:value-type="float" office:value="7.35307210412241">
                <text:p>7.35307210412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9016274278254">
                <text:p>7.19016274278254</text:p>
              </table:table-cell>
              <table:table-cell office:value-type="float" office:value="11.1805009192639">
                <text:p>11.1805009192639</text:p>
              </table:table-cell>
              <table:table-cell office:value-type="float" office:value="8.35644234680799">
                <text:p>8.3564423468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0467164221256">
                <text:p>7.00467164221256</text:p>
              </table:table-cell>
              <table:table-cell office:value-type="float" office:value="11.1635136951755">
                <text:p>11.1635136951755</text:p>
              </table:table-cell>
              <table:table-cell office:value-type="float" office:value="6.08052195493899">
                <text:p>6.08052195493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1557775551394">
                <text:p>7.61557775551394</text:p>
              </table:table-cell>
              <table:table-cell office:value-type="float" office:value="13.8936954713701">
                <text:p>13.8936954713701</text:p>
              </table:table-cell>
              <table:table-cell office:value-type="float" office:value="7.49933296276236">
                <text:p>7.49933296276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6629177166039">
                <text:p>9.46629177166039</text:p>
              </table:table-cell>
              <table:table-cell office:value-type="float" office:value="9.86816075964352">
                <text:p>9.86816075964352</text:p>
              </table:table-cell>
              <table:table-cell office:value-type="float" office:value="7.69325888497612">
                <text:p>7.69325888497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653342777782">
                <text:p>7.3653342777782</text:p>
              </table:table-cell>
              <table:table-cell office:value-type="float" office:value="9.96967463372027">
                <text:p>9.96967463372027</text:p>
              </table:table-cell>
              <table:table-cell office:value-type="float" office:value="9.67701254215745">
                <text:p>9.6770125421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2594619315776">
                <text:p>7.42594619315776</text:p>
              </table:table-cell>
              <table:table-cell office:value-type="float" office:value="14.1821143970593">
                <text:p>14.1821143970593</text:p>
              </table:table-cell>
              <table:table-cell office:value-type="float" office:value="7.92052608313131">
                <text:p>7.9205260831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5530565493337">
                <text:p>5.75530565493337</text:p>
              </table:table-cell>
              <table:table-cell office:value-type="float" office:value="11.9168877642646">
                <text:p>11.9168877642646</text:p>
              </table:table-cell>
              <table:table-cell office:value-type="float" office:value="8.66341854408332">
                <text:p>8.66341854408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9423989735489">
                <text:p>7.19423989735489</text:p>
              </table:table-cell>
              <table:table-cell office:value-type="float" office:value="10.113711149028">
                <text:p>10.113711149028</text:p>
              </table:table-cell>
              <table:table-cell office:value-type="float" office:value="7.27565033674588">
                <text:p>7.27565033674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4743313039721">
                <text:p>6.74743313039721</text:p>
              </table:table-cell>
              <table:table-cell office:value-type="float" office:value="9.22262335941812">
                <text:p>9.22262335941812</text:p>
              </table:table-cell>
              <table:table-cell office:value-type="float" office:value="7.92663649458912">
                <text:p>7.92663649458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512404328967">
                <text:p>5.35512404328967</text:p>
              </table:table-cell>
              <table:table-cell office:value-type="float" office:value="8.85997188323767">
                <text:p>8.85997188323767</text:p>
              </table:table-cell>
              <table:table-cell office:value-type="float" office:value="7.1871498880238">
                <text:p>7.1871498880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6332347554268">
                <text:p>5.66332347554268</text:p>
              </table:table-cell>
              <table:table-cell office:value-type="float" office:value="7.49829415531793">
                <text:p>7.49829415531793</text:p>
              </table:table-cell>
              <table:table-cell office:value-type="float" office:value="7.75197868165721">
                <text:p>7.75197868165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432697815514">
                <text:p>5.67432697815514</text:p>
              </table:table-cell>
              <table:table-cell office:value-type="float" office:value="7.48345342434746">
                <text:p>7.48345342434746</text:p>
              </table:table-cell>
              <table:table-cell office:value-type="float" office:value="6.8051578679618">
                <text:p>6.8051578679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25033980791">
                <text:p>4.71125033980791</text:p>
              </table:table-cell>
              <table:table-cell office:value-type="float" office:value="10.2197395834904">
                <text:p>10.2197395834904</text:p>
              </table:table-cell>
              <table:table-cell office:value-type="float" office:value="5.52094947094561">
                <text:p>5.52094947094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34711325302">
                <text:p>6.43034711325302</text:p>
              </table:table-cell>
              <table:table-cell office:value-type="float" office:value="11.3063030311179">
                <text:p>11.3063030311179</text:p>
              </table:table-cell>
              <table:table-cell office:value-type="float" office:value="5.78933339276584">
                <text:p>5.7893333927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5816590408757">
                <text:p>6.75816590408757</text:p>
              </table:table-cell>
              <table:table-cell office:value-type="float" office:value="10.7160620799656">
                <text:p>10.7160620799656</text:p>
              </table:table-cell>
              <table:table-cell office:value-type="float" office:value="4.70381831524556">
                <text:p>4.70381831524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1571125329159">
                <text:p>5.31571125329159</text:p>
              </table:table-cell>
              <table:table-cell office:value-type="float" office:value="7.00510631331205">
                <text:p>7.00510631331205</text:p>
              </table:table-cell>
              <table:table-cell office:value-type="float" office:value="3.56110153315331">
                <text:p>3.56110153315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8049202504142">
                <text:p>4.68049202504142</text:p>
              </table:table-cell>
              <table:table-cell office:value-type="float" office:value="9.19733333544741">
                <text:p>9.19733333544741</text:p>
              </table:table-cell>
              <table:table-cell office:value-type="float" office:value="6.19940681981128">
                <text:p>6.19940681981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7665515815808">
                <text:p>5.17665515815808</text:p>
              </table:table-cell>
              <table:table-cell office:value-type="float" office:value="7.31786700353834">
                <text:p>7.31786700353834</text:p>
              </table:table-cell>
              <table:table-cell office:value-type="float" office:value="5.26356771563411">
                <text:p>5.26356771563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6914373486393">
                <text:p>5.56914373486393</text:p>
              </table:table-cell>
              <table:table-cell office:value-type="float" office:value="8.30858703997666">
                <text:p>8.30858703997666</text:p>
              </table:table-cell>
              <table:table-cell office:value-type="float" office:value="3.79449253871219">
                <text:p>3.7944925387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9364630316726">
                <text:p>5.39364630316726</text:p>
              </table:table-cell>
              <table:table-cell office:value-type="float" office:value="8.69254342477074">
                <text:p>8.69254342477074</text:p>
              </table:table-cell>
              <table:table-cell office:value-type="float" office:value="4.91456778409267">
                <text:p>4.9145677840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557627300916">
                <text:p>4.33557627300916</text:p>
              </table:table-cell>
              <table:table-cell office:value-type="float" office:value="9.3762552514987">
                <text:p>9.3762552514987</text:p>
              </table:table-cell>
              <table:table-cell office:value-type="float" office:value="3.89048428639049">
                <text:p>3.89048428639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777042038347">
                <text:p>4.0777042038347</text:p>
              </table:table-cell>
              <table:table-cell office:value-type="float" office:value="7.80135681799675">
                <text:p>7.80135681799675</text:p>
              </table:table-cell>
              <table:table-cell office:value-type="float" office:value="2.91505779799349">
                <text:p>2.9150577979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714810621735">
                <text:p>5.91714810621735</text:p>
              </table:table-cell>
              <table:table-cell office:value-type="float" office:value="5.77256831998227">
                <text:p>5.77256831998227</text:p>
              </table:table-cell>
              <table:table-cell office:value-type="float" office:value="3.16796145249561">
                <text:p>3.1679614524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247025769693">
                <text:p>3.06247025769693</text:p>
              </table:table-cell>
              <table:table-cell office:value-type="float" office:value="5.16353337746871">
                <text:p>5.16353337746871</text:p>
              </table:table-cell>
              <table:table-cell office:value-type="float" office:value="4.97763697023728">
                <text:p>4.9776369702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286756356868">
                <text:p>5.45286756356868</text:p>
              </table:table-cell>
              <table:table-cell office:value-type="float" office:value="9.21440034928233">
                <text:p>9.21440034928233</text:p>
              </table:table-cell>
              <table:table-cell office:value-type="float" office:value="4.83753526939527">
                <text:p>4.83753526939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6810875442516">
                <text:p>4.56810875442516</text:p>
              </table:table-cell>
              <table:table-cell office:value-type="float" office:value="5.53232084148402">
                <text:p>5.53232084148402</text:p>
              </table:table-cell>
              <table:table-cell office:value-type="float" office:value="2.13952969861884">
                <text:p>2.1395296986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8534115148726">
                <text:p>3.28534115148726</text:p>
              </table:table-cell>
              <table:table-cell office:value-type="float" office:value="4.04416243700042">
                <text:p>4.04416243700042</text:p>
              </table:table-cell>
              <table:table-cell office:value-type="float" office:value="1.93879306189086">
                <text:p>1.93879306189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266678799212">
                <text:p>2.10266678799212</text:p>
              </table:table-cell>
              <table:table-cell office:value-type="float" office:value="7.65032070391185">
                <text:p>7.65032070391185</text:p>
              </table:table-cell>
              <table:table-cell office:value-type="float" office:value="3.94999671497604">
                <text:p>3.9499967149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44811127572">
                <text:p>1.7344811127572</text:p>
              </table:table-cell>
              <table:table-cell office:value-type="float" office:value="7.99981038381056">
                <text:p>7.99981038381056</text:p>
              </table:table-cell>
              <table:table-cell office:value-type="float" office:value="1.92465363953661">
                <text:p>1.9246536395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0490723156551">
                <text:p>1.60490723156551</text:p>
              </table:table-cell>
              <table:table-cell office:value-type="float" office:value="3.49840406199059">
                <text:p>3.49840406199059</text:p>
              </table:table-cell>
              <table:table-cell office:value-type="float" office:value="1.62135823100517">
                <text:p>1.6213582310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30107411677">
                <text:p>1.57230107411677</text:p>
              </table:table-cell>
              <table:table-cell office:value-type="float" office:value="4.86631754807176">
                <text:p>4.86631754807176</text:p>
              </table:table-cell>
              <table:table-cell office:value-type="float" office:value="1.58555070116278">
                <text:p>1.58555070116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562386418174">
                <text:p>1.27562386418174</text:p>
              </table:table-cell>
              <table:table-cell office:value-type="float" office:value="4.79397598431872">
                <text:p>4.79397598431872</text:p>
              </table:table-cell>
              <table:table-cell office:value-type="float" office:value="3.28662088966893">
                <text:p>3.2866208896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630352704783">
                <text:p>1.73630352704783</text:p>
              </table:table-cell>
              <table:table-cell office:value-type="float" office:value="1.24601082404091">
                <text:p>1.24601082404091</text:p>
              </table:table-cell>
              <table:table-cell office:value-type="float" office:value="3.02812145898063">
                <text:p>3.02812145898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8626031871646">
                <text:p>1.38626031871646</text:p>
              </table:table-cell>
              <table:table-cell office:value-type="float" office:value="1.27769578739063">
                <text:p>1.27769578739063</text:p>
              </table:table-cell>
              <table:table-cell office:value-type="float" office:value="2.09961572410534">
                <text:p>2.09961572410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7707477440235">
                <text:p>0.857707477440235</text:p>
              </table:table-cell>
              <table:table-cell office:value-type="float" office:value="2.9369671833747">
                <text:p>2.9369671833747</text:p>
              </table:table-cell>
              <table:table-cell office:value-type="float" office:value="2.09563433115112">
                <text:p>2.09563433115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447153003637">
                <text:p>1.07447153003637</text:p>
              </table:table-cell>
              <table:table-cell office:value-type="float" office:value="1.55696796106767">
                <text:p>1.55696796106767</text:p>
              </table:table-cell>
              <table:table-cell office:value-type="float" office:value="1.97378835404163">
                <text:p>1.97378835404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1868833570035">
                <text:p>0.681868833570035</text:p>
              </table:table-cell>
              <table:table-cell office:value-type="float" office:value="0.923438903444007">
                <text:p>0.923438903444007</text:p>
              </table:table-cell>
              <table:table-cell office:value-type="float" office:value="3.09374604677706">
                <text:p>3.0937460467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7738436034672">
                <text:p>1.37738436034672</text:p>
              </table:table-cell>
              <table:table-cell office:value-type="float" office:value="0.897522239059656">
                <text:p>0.897522239059656</text:p>
              </table:table-cell>
              <table:table-cell office:value-type="float" office:value="2.53914543899943">
                <text:p>2.5391454389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984754549497">
                <text:p>1.22984754549497</text:p>
              </table:table-cell>
              <table:table-cell office:value-type="float" office:value="0.870148127629949">
                <text:p>0.870148127629949</text:p>
              </table:table-cell>
              <table:table-cell office:value-type="float" office:value="0.836083662363292">
                <text:p>0.83608366236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998000272637">
                <text:p>1.33998000272637</text:p>
              </table:table-cell>
              <table:table-cell office:value-type="float" office:value="1.74116138986022">
                <text:p>1.74116138986022</text:p>
              </table:table-cell>
              <table:table-cell office:value-type="float" office:value="1.93337958601114">
                <text:p>1.93337958601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0322596002171">
                <text:p>1.10322596002171</text:p>
              </table:table-cell>
              <table:table-cell office:value-type="float" office:value="0.673288822243916">
                <text:p>0.673288822243916</text:p>
              </table:table-cell>
              <table:table-cell office:value-type="float" office:value="1.14869744209403">
                <text:p>1.1486974420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1763712241993">
                <text:p>1.81763712241993</text:p>
              </table:table-cell>
              <table:table-cell office:value-type="float" office:value="0.937967208429517">
                <text:p>0.937967208429517</text:p>
              </table:table-cell>
              <table:table-cell office:value-type="float" office:value="1.28697075118037">
                <text:p>1.2869707511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235422568279">
                <text:p>0.999235422568279</text:p>
              </table:table-cell>
              <table:table-cell office:value-type="float" office:value="1.14492628319117">
                <text:p>1.14492628319117</text:p>
              </table:table-cell>
              <table:table-cell office:value-type="float" office:value="1.73389344810054">
                <text:p>1.733893448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199750693854">
                <text:p>1.49199750693854</text:p>
              </table:table-cell>
              <table:table-cell office:value-type="float" office:value="3.48084152325815">
                <text:p>3.48084152325815</text:p>
              </table:table-cell>
              <table:table-cell office:value-type="float" office:value="1.83307539985515">
                <text:p>1.83307539985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891690295895">
                <text:p>4.07891690295895</text:p>
              </table:table-cell>
              <table:table-cell office:value-type="float" office:value="1.43205499976403">
                <text:p>1.43205499976403</text:p>
              </table:table-cell>
              <table:table-cell office:value-type="float" office:value="2.68243034625886">
                <text:p>2.68243034625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7952379137">
                <text:p>3.927952379137</text:p>
              </table:table-cell>
              <table:table-cell office:value-type="float" office:value="2.63565501059879">
                <text:p>2.63565501059879</text:p>
              </table:table-cell>
              <table:table-cell office:value-type="float" office:value="2.22360906514018">
                <text:p>2.22360906514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47710006898">
                <text:p>3.7147710006898</text:p>
              </table:table-cell>
              <table:table-cell office:value-type="float" office:value="5.02078818783649">
                <text:p>5.02078818783649</text:p>
              </table:table-cell>
              <table:table-cell office:value-type="float" office:value="2.08794278574318">
                <text:p>2.08794278574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07836005748">
                <text:p>3.9707836005748</text:p>
              </table:table-cell>
              <table:table-cell office:value-type="float" office:value="3.5337741605354">
                <text:p>3.5337741605354</text:p>
              </table:table-cell>
              <table:table-cell office:value-type="float" office:value="3.91539913138998">
                <text:p>3.9153991313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5096240698247">
                <text:p>4.05096240698247</text:p>
              </table:table-cell>
              <table:table-cell office:value-type="float" office:value="3.77287161608096">
                <text:p>3.77287161608096</text:p>
              </table:table-cell>
              <table:table-cell office:value-type="float" office:value="3.88812649336371">
                <text:p>3.88812649336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642644217831">
                <text:p>3.79642644217831</text:p>
              </table:table-cell>
              <table:table-cell office:value-type="float" office:value="8.63324380781222">
                <text:p>8.63324380781222</text:p>
              </table:table-cell>
              <table:table-cell office:value-type="float" office:value="4.88814018932512">
                <text:p>4.88814018932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124554320042">
                <text:p>4.52124554320042</text:p>
              </table:table-cell>
              <table:table-cell office:value-type="float" office:value="7.50902920832972">
                <text:p>7.50902920832972</text:p>
              </table:table-cell>
              <table:table-cell office:value-type="float" office:value="4.15490137670544">
                <text:p>4.15490137670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0996226161738">
                <text:p>4.80996226161738</text:p>
              </table:table-cell>
              <table:table-cell office:value-type="float" office:value="4.47342719109536">
                <text:p>4.47342719109536</text:p>
              </table:table-cell>
              <table:table-cell office:value-type="float" office:value="3.79641784537351">
                <text:p>3.79641784537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566883401367">
                <text:p>5.3566883401367</text:p>
              </table:table-cell>
              <table:table-cell office:value-type="float" office:value="6.84714440379406">
                <text:p>6.84714440379406</text:p>
              </table:table-cell>
              <table:table-cell office:value-type="float" office:value="5.20241831287658">
                <text:p>5.20241831287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396445661697">
                <text:p>4.58396445661697</text:p>
              </table:table-cell>
              <table:table-cell office:value-type="float" office:value="5.15946516344443">
                <text:p>5.15946516344443</text:p>
              </table:table-cell>
              <table:table-cell office:value-type="float" office:value="4.29792205370361">
                <text:p>4.29792205370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9521634297651">
                <text:p>5.69521634297651</text:p>
              </table:table-cell>
              <table:table-cell office:value-type="float" office:value="9.44554968419528">
                <text:p>9.44554968419528</text:p>
              </table:table-cell>
              <table:table-cell office:value-type="float" office:value="5.68936201352205">
                <text:p>5.68936201352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0264330329606">
                <text:p>8.10264330329606</text:p>
              </table:table-cell>
              <table:table-cell office:value-type="float" office:value="8.62583943261616">
                <text:p>8.62583943261616</text:p>
              </table:table-cell>
              <table:table-cell office:value-type="float" office:value="5.30033574276674">
                <text:p>5.30033574276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773854158293">
                <text:p>7.81773854158293</text:p>
              </table:table-cell>
              <table:table-cell office:value-type="float" office:value="8.20549972553284">
                <text:p>8.20549972553284</text:p>
              </table:table-cell>
              <table:table-cell office:value-type="float" office:value="7.36366675228535">
                <text:p>7.36366675228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343965908222">
                <text:p>5.67343965908222</text:p>
              </table:table-cell>
              <table:table-cell office:value-type="float" office:value="11.3478059792237">
                <text:p>11.3478059792237</text:p>
              </table:table-cell>
              <table:table-cell office:value-type="float" office:value="8.60131447927815">
                <text:p>8.60131447927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8171515018969">
                <text:p>6.08171515018969</text:p>
              </table:table-cell>
              <table:table-cell office:value-type="float" office:value="7.06773487114061">
                <text:p>7.06773487114061</text:p>
              </table:table-cell>
              <table:table-cell office:value-type="float" office:value="6.06183280420827">
                <text:p>6.06183280420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9347704889286">
                <text:p>8.79347704889286</text:p>
              </table:table-cell>
              <table:table-cell office:value-type="float" office:value="9.11844141029754">
                <text:p>9.11844141029754</text:p>
              </table:table-cell>
              <table:table-cell office:value-type="float" office:value="7.74068785563144">
                <text:p>7.74068785563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3193080908447">
                <text:p>8.13193080908447</text:p>
              </table:table-cell>
              <table:table-cell office:value-type="float" office:value="10.7006896581573">
                <text:p>10.7006896581573</text:p>
              </table:table-cell>
              <table:table-cell office:value-type="float" office:value="8.27046915747511">
                <text:p>8.2704691574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2613935694406">
                <text:p>8.42613935694406</text:p>
              </table:table-cell>
              <table:table-cell office:value-type="float" office:value="8.1035250392685">
                <text:p>8.1035250392685</text:p>
              </table:table-cell>
              <table:table-cell office:value-type="float" office:value="8.61856721293754">
                <text:p>8.61856721293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3598270585182">
                <text:p>8.53598270585182</text:p>
              </table:table-cell>
              <table:table-cell office:value-type="float" office:value="13.0480707436492">
                <text:p>13.0480707436492</text:p>
              </table:table-cell>
              <table:table-cell office:value-type="float" office:value="9.58012274959965">
                <text:p>9.58012274959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1573621842632">
                <text:p>8.41573621842632</text:p>
              </table:table-cell>
              <table:table-cell office:value-type="float" office:value="10.8157516823645">
                <text:p>10.8157516823645</text:p>
              </table:table-cell>
              <table:table-cell office:value-type="float" office:value="11.9254635680543">
                <text:p>11.9254635680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717280922379">
                <text:p>9.17717280922379</text:p>
              </table:table-cell>
              <table:table-cell office:value-type="float" office:value="13.9084803849776">
                <text:p>13.9084803849776</text:p>
              </table:table-cell>
              <table:table-cell office:value-type="float" office:value="13.7896618157954">
                <text:p>13.7896618157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8860189911053">
                <text:p>9.28860189911053</text:p>
              </table:table-cell>
              <table:table-cell office:value-type="float" office:value="11.5164150649932">
                <text:p>11.5164150649932</text:p>
              </table:table-cell>
              <table:table-cell office:value-type="float" office:value="14.2048245228065">
                <text:p>14.2048245228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4266236530528">
                <text:p>8.94266236530528</text:p>
              </table:table-cell>
              <table:table-cell office:value-type="float" office:value="11.420380395088">
                <text:p>11.420380395088</text:p>
              </table:table-cell>
              <table:table-cell office:value-type="float" office:value="13.5662175509398">
                <text:p>13.566217550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836774319394">
                <text:p>10.0836774319394</text:p>
              </table:table-cell>
              <table:table-cell office:value-type="float" office:value="10.487010018074">
                <text:p>10.487010018074</text:p>
              </table:table-cell>
              <table:table-cell office:value-type="float" office:value="17.3908049776451">
                <text:p>17.3908049776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8298681018451">
                <text:p>9.18298681018451</text:p>
              </table:table-cell>
              <table:table-cell office:value-type="float" office:value="12.2782122753841">
                <text:p>12.2782122753841</text:p>
              </table:table-cell>
              <table:table-cell office:value-type="float" office:value="17.3784786034129">
                <text:p>17.3784786034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596765132716">
                <text:p>11.8596765132716</text:p>
              </table:table-cell>
              <table:table-cell office:value-type="float" office:value="15.9120338089467">
                <text:p>15.9120338089467</text:p>
              </table:table-cell>
              <table:table-cell office:value-type="float" office:value="14.2783166983134">
                <text:p>14.2783166983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31910336772">
                <text:p>10.5231910336772</text:p>
              </table:table-cell>
              <table:table-cell office:value-type="float" office:value="12.9314679951507">
                <text:p>12.9314679951507</text:p>
              </table:table-cell>
              <table:table-cell office:value-type="float" office:value="15.1303050938509">
                <text:p>15.1303050938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882936558254">
                <text:p>8.75882936558254</text:p>
              </table:table-cell>
              <table:table-cell office:value-type="float" office:value="15.6512036892123">
                <text:p>15.6512036892123</text:p>
              </table:table-cell>
              <table:table-cell office:value-type="float" office:value="12.0412051871396">
                <text:p>12.041205187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635393786126">
                <text:p>10.8635393786126</text:p>
              </table:table-cell>
              <table:table-cell office:value-type="float" office:value="11.6447673818608">
                <text:p>11.6447673818608</text:p>
              </table:table-cell>
              <table:table-cell office:value-type="float" office:value="12.0075766335405">
                <text:p>12.0075766335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2498658514716">
                <text:p>8.92498658514716</text:p>
              </table:table-cell>
              <table:table-cell office:value-type="float" office:value="12.7658916691182">
                <text:p>12.7658916691182</text:p>
              </table:table-cell>
              <table:table-cell office:value-type="float" office:value="11.0514033244119">
                <text:p>11.0514033244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6787961038741">
                <text:p>12.6787961038741</text:p>
              </table:table-cell>
              <table:table-cell office:value-type="float" office:value="12.6690728810522">
                <text:p>12.6690728810522</text:p>
              </table:table-cell>
              <table:table-cell office:value-type="float" office:value="8.71060271681857">
                <text:p>8.7106027168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1360474127398">
                <text:p>9.41360474127398</text:p>
              </table:table-cell>
              <table:table-cell office:value-type="float" office:value="12.3676253475215">
                <text:p>12.3676253475215</text:p>
              </table:table-cell>
              <table:table-cell office:value-type="float" office:value="13.0808084503858">
                <text:p>13.080808450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963976027486">
                <text:p>10.7963976027486</text:p>
              </table:table-cell>
              <table:table-cell office:value-type="float" office:value="13.9104809177285">
                <text:p>13.9104809177285</text:p>
              </table:table-cell>
              <table:table-cell office:value-type="float" office:value="13.0700269933945">
                <text:p>13.07002699339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82698049796">
                <text:p>9.2482698049796</text:p>
              </table:table-cell>
              <table:table-cell office:value-type="float" office:value="13.7382238577618">
                <text:p>13.7382238577618</text:p>
              </table:table-cell>
              <table:table-cell office:value-type="float" office:value="10.3012003430705">
                <text:p>10.301200343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982107381934">
                <text:p>11.1982107381934</text:p>
              </table:table-cell>
              <table:table-cell office:value-type="float" office:value="10.7212456695746">
                <text:p>10.7212456695746</text:p>
              </table:table-cell>
              <table:table-cell office:value-type="float" office:value="11.323846196413">
                <text:p>11.323846196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0632765364702">
                <text:p>7.80632765364702</text:p>
              </table:table-cell>
              <table:table-cell office:value-type="float" office:value="12.8890000240033">
                <text:p>12.8890000240033</text:p>
              </table:table-cell>
              <table:table-cell office:value-type="float" office:value="11.7239752377741">
                <text:p>11.7239752377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753925189988">
                <text:p>10.0753925189988</text:p>
              </table:table-cell>
              <table:table-cell office:value-type="float" office:value="15.7402139645093">
                <text:p>15.7402139645093</text:p>
              </table:table-cell>
              <table:table-cell office:value-type="float" office:value="9.69406952094086">
                <text:p>9.69406952094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491475041328">
                <text:p>12.2491475041328</text:p>
              </table:table-cell>
              <table:table-cell office:value-type="float" office:value="12.7035918693483">
                <text:p>12.7035918693483</text:p>
              </table:table-cell>
              <table:table-cell office:value-type="float" office:value="9.88885136514356">
                <text:p>9.888851365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4044370632537">
                <text:p>9.04044370632537</text:p>
              </table:table-cell>
              <table:table-cell office:value-type="float" office:value="11.6009614621142">
                <text:p>11.6009614621142</text:p>
              </table:table-cell>
              <table:table-cell office:value-type="float" office:value="14.0657591245187">
                <text:p>14.0657591245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941342030898">
                <text:p>10.5941342030898</text:p>
              </table:table-cell>
              <table:table-cell office:value-type="float" office:value="14.4835716458163">
                <text:p>14.4835716458163</text:p>
              </table:table-cell>
              <table:table-cell office:value-type="float" office:value="12.6261626052472">
                <text:p>12.6261626052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7686060784132">
                <text:p>7.97686060784132</text:p>
              </table:table-cell>
              <table:table-cell office:value-type="float" office:value="11.822099280706">
                <text:p>11.822099280706</text:p>
              </table:table-cell>
              <table:table-cell office:value-type="float" office:value="15.2194132015756">
                <text:p>15.2194132015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458807542851">
                <text:p>10.8458807542851</text:p>
              </table:table-cell>
              <table:table-cell office:value-type="float" office:value="12.4359781898178">
                <text:p>12.4359781898178</text:p>
              </table:table-cell>
              <table:table-cell office:value-type="float" office:value="14.7774416141648">
                <text:p>14.7774416141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37540621199">
                <text:p>11.537540621199</text:p>
              </table:table-cell>
              <table:table-cell office:value-type="float" office:value="12.9109929488807">
                <text:p>12.9109929488807</text:p>
              </table:table-cell>
              <table:table-cell office:value-type="float" office:value="11.5390841711302">
                <text:p>11.539084171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070507485632">
                <text:p>11.8070507485632</text:p>
              </table:table-cell>
              <table:table-cell office:value-type="float" office:value="14.3653807383514">
                <text:p>14.3653807383514</text:p>
              </table:table-cell>
              <table:table-cell office:value-type="float" office:value="13.9746979989667">
                <text:p>13.974697998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439442605009">
                <text:p>11.1439442605009</text:p>
              </table:table-cell>
              <table:table-cell office:value-type="float" office:value="14.3812192309731">
                <text:p>14.3812192309731</text:p>
              </table:table-cell>
              <table:table-cell office:value-type="float" office:value="9.52962468752724">
                <text:p>9.529624687527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9196156992565">
                <text:p>9.19196156992565</text:p>
              </table:table-cell>
              <table:table-cell office:value-type="float" office:value="11.4114873301554">
                <text:p>11.4114873301554</text:p>
              </table:table-cell>
              <table:table-cell office:value-type="float" office:value="15.2185620666002">
                <text:p>15.2185620666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9925312492043">
                <text:p>7.89925312492043</text:p>
              </table:table-cell>
              <table:table-cell office:value-type="float" office:value="13.7354429187993">
                <text:p>13.7354429187993</text:p>
              </table:table-cell>
              <table:table-cell office:value-type="float" office:value="10.3603989744814">
                <text:p>10.3603989744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474111066162">
                <text:p>10.0474111066162</text:p>
              </table:table-cell>
              <table:table-cell office:value-type="float" office:value="16.2345271074738">
                <text:p>16.2345271074738</text:p>
              </table:table-cell>
              <table:table-cell office:value-type="float" office:value="12.4307680525388">
                <text:p>12.4307680525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340190509738">
                <text:p>10.6340190509738</text:p>
              </table:table-cell>
              <table:table-cell office:value-type="float" office:value="16.3946237033633">
                <text:p>16.3946237033633</text:p>
              </table:table-cell>
              <table:table-cell office:value-type="float" office:value="7.21160397646033">
                <text:p>7.2116039764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8386814833336">
                <text:p>9.48386814833336</text:p>
              </table:table-cell>
              <table:table-cell office:value-type="float" office:value="10.8686401101993">
                <text:p>10.8686401101993</text:p>
              </table:table-cell>
              <table:table-cell office:value-type="float" office:value="9.43677612483541">
                <text:p>9.43677612483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6335556133542">
                <text:p>7.96335556133542</text:p>
              </table:table-cell>
              <table:table-cell office:value-type="float" office:value="13.1649349321806">
                <text:p>13.1649349321806</text:p>
              </table:table-cell>
              <table:table-cell office:value-type="float" office:value="7.40353581207141">
                <text:p>7.4035358120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197189931665">
                <text:p>10.6197189931665</text:p>
              </table:table-cell>
              <table:table-cell office:value-type="float" office:value="10.7850580336914">
                <text:p>10.7850580336914</text:p>
              </table:table-cell>
              <table:table-cell office:value-type="float" office:value="6.91510128230774">
                <text:p>6.91510128230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6394833254504">
                <text:p>6.86394833254504</text:p>
              </table:table-cell>
              <table:table-cell office:value-type="float" office:value="10.1840135934144">
                <text:p>10.1840135934144</text:p>
              </table:table-cell>
              <table:table-cell office:value-type="float" office:value="8.00744413045164">
                <text:p>8.00744413045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036816255752">
                <text:p>5.2036816255752</text:p>
              </table:table-cell>
              <table:table-cell office:value-type="float" office:value="10.7982639411411">
                <text:p>10.7982639411411</text:p>
              </table:table-cell>
              <table:table-cell office:value-type="float" office:value="7.51781836986354">
                <text:p>7.51781836986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044117607141">
                <text:p>5.8044117607141</text:p>
              </table:table-cell>
              <table:table-cell office:value-type="float" office:value="7.98012297531636">
                <text:p>7.98012297531636</text:p>
              </table:table-cell>
              <table:table-cell office:value-type="float" office:value="7.63713919534417">
                <text:p>7.6371391953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318900376762">
                <text:p>7.14318900376762</text:p>
              </table:table-cell>
              <table:table-cell office:value-type="float" office:value="7.54029347766364">
                <text:p>7.54029347766364</text:p>
              </table:table-cell>
              <table:table-cell office:value-type="float" office:value="5.88058513289332">
                <text:p>5.88058513289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5550892603025">
                <text:p>6.95550892603025</text:p>
              </table:table-cell>
              <table:table-cell office:value-type="float" office:value="9.44743042058009">
                <text:p>9.44743042058009</text:p>
              </table:table-cell>
              <table:table-cell office:value-type="float" office:value="5.18563041352087">
                <text:p>5.18563041352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860026318684">
                <text:p>4.75860026318684</text:p>
              </table:table-cell>
              <table:table-cell office:value-type="float" office:value="8.49629694063352">
                <text:p>8.49629694063352</text:p>
              </table:table-cell>
              <table:table-cell office:value-type="float" office:value="6.16251510837985">
                <text:p>6.16251510837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6174863576583">
                <text:p>5.6174863576583</text:p>
              </table:table-cell>
              <table:table-cell office:value-type="float" office:value="6.75286916980943">
                <text:p>6.75286916980943</text:p>
              </table:table-cell>
              <table:table-cell office:value-type="float" office:value="8.60625186031023">
                <text:p>8.60625186031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75495438124">
                <text:p>3.9175495438124</text:p>
              </table:table-cell>
              <table:table-cell office:value-type="float" office:value="7.23328161979236">
                <text:p>7.23328161979236</text:p>
              </table:table-cell>
              <table:table-cell office:value-type="float" office:value="7.4091734166455">
                <text:p>7.4091734166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1017290418685">
                <text:p>3.51017290418685</text:p>
              </table:table-cell>
              <table:table-cell office:value-type="float" office:value="7.90646058049991">
                <text:p>7.90646058049991</text:p>
              </table:table-cell>
              <table:table-cell office:value-type="float" office:value="7.22603980771317">
                <text:p>7.2260398077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41025362337807">
                <text:p>5.41025362337807</text:p>
              </table:table-cell>
              <table:table-cell office:value-type="float" office:value="3.86290914545391">
                <text:p>3.86290914545391</text:p>
              </table:table-cell>
              <table:table-cell office:value-type="float" office:value="6.06691876908161">
                <text:p>6.066918769081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1933379639166">
                <text:p>3.01933379639166</text:p>
              </table:table-cell>
              <table:table-cell office:value-type="float" office:value="4.65239970561199">
                <text:p>4.65239970561199</text:p>
              </table:table-cell>
              <table:table-cell office:value-type="float" office:value="4.93435256358152">
                <text:p>4.93435256358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040217648292">
                <text:p>4.3040217648292</text:p>
              </table:table-cell>
              <table:table-cell office:value-type="float" office:value="4.90572598173336">
                <text:p>4.90572598173336</text:p>
              </table:table-cell>
              <table:table-cell office:value-type="float" office:value="6.45995196434588">
                <text:p>6.45995196434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648017858303">
                <text:p>2.13648017858303</text:p>
              </table:table-cell>
              <table:table-cell office:value-type="float" office:value="5.534201674747">
                <text:p>5.534201674747</text:p>
              </table:table-cell>
              <table:table-cell office:value-type="float" office:value="5.82419146342843">
                <text:p>5.82419146342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646078199048">
                <text:p>2.93646078199048</text:p>
              </table:table-cell>
              <table:table-cell office:value-type="float" office:value="4.98192314609094">
                <text:p>4.98192314609094</text:p>
              </table:table-cell>
              <table:table-cell office:value-type="float" office:value="3.8874789537202">
                <text:p>3.8874789537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99205919171">
                <text:p>3.62399205919171</text:p>
              </table:table-cell>
              <table:table-cell office:value-type="float" office:value="3.46339649834313">
                <text:p>3.46339649834313</text:p>
              </table:table-cell>
              <table:table-cell office:value-type="float" office:value="1.02063006893523">
                <text:p>1.02063006893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094237593707">
                <text:p>1.36094237593707</text:p>
              </table:table-cell>
              <table:table-cell office:value-type="float" office:value="1.99364235500272">
                <text:p>1.99364235500272</text:p>
              </table:table-cell>
              <table:table-cell office:value-type="float" office:value="1.01260405130696">
                <text:p>1.01260405130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3319075859365">
                <text:p>2.53319075859365</text:p>
              </table:table-cell>
              <table:table-cell office:value-type="float" office:value="2.31320164300447">
                <text:p>2.31320164300447</text:p>
              </table:table-cell>
              <table:table-cell office:value-type="float" office:value="3.5705318493094">
                <text:p>3.5705318493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82387008706">
                <text:p>1.53082387008706</text:p>
              </table:table-cell>
              <table:table-cell office:value-type="float" office:value="3.63277753336558">
                <text:p>3.63277753336558</text:p>
              </table:table-cell>
              <table:table-cell office:value-type="float" office:value="0.780977606380332">
                <text:p>0.78097760638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0711701606034">
                <text:p>2.00711701606034</text:p>
              </table:table-cell>
              <table:table-cell office:value-type="float" office:value="2.13163317930075">
                <text:p>2.13163317930075</text:p>
              </table:table-cell>
              <table:table-cell office:value-type="float" office:value="3.76078327392714">
                <text:p>3.7607832739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124136167478">
                <text:p>1.53124136167478</text:p>
              </table:table-cell>
              <table:table-cell office:value-type="float" office:value="1.07908956923689">
                <text:p>1.07908956923689</text:p>
              </table:table-cell>
              <table:table-cell office:value-type="float" office:value="1.37133214631732">
                <text:p>1.3713321463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988821512346">
                <text:p>1.36988821512346</text:p>
              </table:table-cell>
              <table:table-cell office:value-type="float" office:value="0.986737900503626">
                <text:p>0.986737900503626</text:p>
              </table:table-cell>
              <table:table-cell office:value-type="float" office:value="2.05019025468261">
                <text:p>2.0501902546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940958786303">
                <text:p>0.964940958786303</text:p>
              </table:table-cell>
              <table:table-cell office:value-type="float" office:value="0.787237213574351">
                <text:p>0.787237213574351</text:p>
              </table:table-cell>
              <table:table-cell office:value-type="float" office:value="0.411721854119189">
                <text:p>0.411721854119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27505763129">
                <text:p>1.01327505763129</text:p>
              </table:table-cell>
              <table:table-cell office:value-type="float" office:value="0.705368788569196">
                <text:p>0.705368788569196</text:p>
              </table:table-cell>
              <table:table-cell office:value-type="float" office:value="0.42730428043136">
                <text:p>0.42730428043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830973998553">
                <text:p>1.31830973998553</text:p>
              </table:table-cell>
              <table:table-cell office:value-type="float" office:value="0.566581855931409">
                <text:p>0.566581855931409</text:p>
              </table:table-cell>
              <table:table-cell office:value-type="float" office:value="0.358183093185636">
                <text:p>0.358183093185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221465516694">
                <text:p>1.23221465516694</text:p>
              </table:table-cell>
              <table:table-cell office:value-type="float" office:value="0.411073074799559">
                <text:p>0.411073074799559</text:p>
              </table:table-cell>
              <table:table-cell office:value-type="float" office:value="0.289396108104432">
                <text:p>0.28939610810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4528049287709">
                <text:p>0.724528049287709</text:p>
              </table:table-cell>
              <table:table-cell office:value-type="float" office:value="0.306339929171063">
                <text:p>0.306339929171063</text:p>
              </table:table-cell>
              <table:table-cell office:value-type="float" office:value="1.41955310491167">
                <text:p>1.41955310491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8848597166282">
                <text:p>0.778848597166282</text:p>
              </table:table-cell>
              <table:table-cell office:value-type="float" office:value="0.687544856546271">
                <text:p>0.687544856546271</text:p>
              </table:table-cell>
              <table:table-cell office:value-type="float" office:value="0.266985820220945">
                <text:p>0.266985820220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8608221571">
                <text:p>0.609948608221571</text:p>
              </table:table-cell>
              <table:table-cell office:value-type="float" office:value="1.4352442717567">
                <text:p>1.4352442717567</text:p>
              </table:table-cell>
              <table:table-cell office:value-type="float" office:value="0.23677225146884">
                <text:p>0.23677225146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060826154074">
                <text:p>0.634060826154074</text:p>
              </table:table-cell>
              <table:table-cell office:value-type="float" office:value="0.639302262614013">
                <text:p>0.639302262614013</text:p>
              </table:table-cell>
              <table:table-cell office:value-type="float" office:value="0.252428513522691">
                <text:p>0.252428513522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28539261297">
                <text:p>0.151528539261297</text:p>
              </table:table-cell>
              <table:table-cell office:value-type="float" office:value="0.93656879430425">
                <text:p>0.93656879430425</text:p>
              </table:table-cell>
              <table:table-cell office:value-type="float" office:value="0.132430807588426">
                <text:p>0.132430807588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3254520779691">
                <text:p>0.193254520779691</text:p>
              </table:table-cell>
              <table:table-cell office:value-type="float" office:value="0.876191221822115">
                <text:p>0.876191221822115</text:p>
              </table:table-cell>
              <table:table-cell office:value-type="float" office:value="0.107307559847447">
                <text:p>0.107307559847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17236143718">
                <text:p>0.166217236143718</text:p>
              </table:table-cell>
              <table:table-cell office:value-type="float" office:value="0.218678865622528">
                <text:p>0.218678865622528</text:p>
              </table:table-cell>
              <table:table-cell office:value-type="float" office:value="0.835392680823849">
                <text:p>0.835392680823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085522100348">
                <text:p>0.25085522100348</text:p>
              </table:table-cell>
              <table:table-cell office:value-type="float" office:value="0.122007514406544">
                <text:p>0.122007514406544</text:p>
              </table:table-cell>
              <table:table-cell office:value-type="float" office:value="0.0908767530822785">
                <text:p>0.0908767530822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8706854090978">
                <text:p>0.568706854090978</text:p>
              </table:table-cell>
              <table:table-cell office:value-type="float" office:value="0.483461735750721">
                <text:p>0.483461735750721</text:p>
              </table:table-cell>
              <table:table-cell office:value-type="float" office:value="0.0953965525540267">
                <text:p>0.0953965525540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6332218102152">
                <text:p>0.086332218102152</text:p>
              </table:table-cell>
              <table:table-cell office:value-type="float" office:value="0.199023485914896">
                <text:p>0.199023485914896</text:p>
              </table:table-cell>
              <table:table-cell office:value-type="float" office:value="0.0840267073551301">
                <text:p>0.0840267073551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7187571280363">
                <text:p>0.127187571280363</text:p>
              </table:table-cell>
              <table:table-cell office:value-type="float" office:value="0.233927492533383">
                <text:p>0.233927492533383</text:p>
              </table:table-cell>
              <table:table-cell office:value-type="float" office:value="0.0822856595057948">
                <text:p>0.0822856595057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3670928882642">
                <text:p>0.463670928882642</text:p>
              </table:table-cell>
              <table:table-cell office:value-type="float" office:value="0.216396661165832">
                <text:p>0.216396661165832</text:p>
              </table:table-cell>
              <table:table-cell office:value-type="float" office:value="0.135151967412371">
                <text:p>0.135151967412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355cm" svg:y="3.954cm" style:legend-expansion="high" chart:style-name="ch2"/>
        <chart:plot-area chart:style-name="ch3" table:cell-range-address="congestion.E1:congestion.F241" chart:data-source-has-labels="row" svg:x="0.77cm" svg:y="0.855cm" svg:width="11.945cm" svg:height="7.55cm">
          <chartooo:coordinate-region svg:x="1.418cm" svg:y="1.054cm" svg:width="11.29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E2:congestion.E241" chart:label-cell-address="congestion.E1:congestion.E1" chart:class="chart:line">
            <chart:data-point chart:repeated="240"/>
          </chart:series>
          <chart:series chart:style-name="ch8" chart:values-cell-range-address="congestion.F2:congestion.F241" chart:label-cell-address="congestion.F1:congestion.F1" chart:class="chart:line">
            <chart:data-point chart:repeated="2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q-bus</text:p>
                <draw:g>
                  <svg:desc>congestion.E1:congestion.E1</svg:desc>
                </draw:g>
              </table:table-cell>
              <table:table-cell office:value-type="string">
                <text:p>stq-tram</text:p>
                <draw:g>
                  <svg:desc>congestion.F1:conges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7985340198196">
                <text:p>-0.137985340198196</text:p>
                <draw:g>
                  <svg:desc>congestion.E2:congestion.E241</svg:desc>
                </draw:g>
              </table:table-cell>
              <table:table-cell office:value-type="float" office:value="0">
                <text:p>0</text:p>
                <draw:g>
                  <svg:desc>congestion.F2:conges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081239119782">
                <text:p>-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36508012731">
                <text:p>-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0654974383203">
                <text:p>-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60535787881221">
                <text:p>-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95506989894756">
                <text:p>-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23447688780609">
                <text:p>-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29656364639001">
                <text:p>-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0093758515192">
                <text:p>-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24161031063473">
                <text:p>-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30377002995289">
                <text:p>-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6758801544768">
                <text:p>-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22868854538967">
                <text:p>-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79956868510847">
                <text:p>-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25483439450057">
                <text:p>-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42230381403072">
                <text:p>-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55751838871685">
                <text:p>-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54948863376779">
                <text:p>-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10462670686919">
                <text:p>-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49795711420454">
                <text:p>-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7134030068865">
                <text:p>-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12477309305218">
                <text:p>-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47943028975817">
                <text:p>-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07814375726377">
                <text:p>-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605210088200007">
                <text:p>-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7275421419104">
                <text:p>-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94644258594193">
                <text:p>-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68333180867886">
                <text:p>-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625675227788941">
                <text:p>-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12251774989141">
                <text:p>-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991613370242369">
                <text:p>-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718518208920108">
                <text:p>-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2158515556937">
                <text:p>-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765718430181">
                <text:p>-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812058587391778">
                <text:p>-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1763929062968">
                <text:p>-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1882138754049">
                <text:p>-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73263940451625">
                <text:p>-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82607256026688">
                <text:p>-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18232590635622">
                <text:p>-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55454153887341">
                <text:p>-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63451207941345">
                <text:p>-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25276461481911">
                <text:p>-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52672729795688">
                <text:p>-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722522142951518">
                <text:p>-0.0722522142951518</text:p>
              </table:table-cell>
              <table:table-cell office:value-type="float" office:value="-0.0622185263717359">
                <text:p>-0.0622185263717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2412141880062">
                <text:p>-1.02412141880062</text:p>
              </table:table-cell>
              <table:table-cell office:value-type="float" office:value="0.166114324074546">
                <text:p>0.166114324074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83821171251392">
                <text:p>-0.83821171251392</text:p>
              </table:table-cell>
              <table:table-cell office:value-type="float" office:value="0.60350746238249">
                <text:p>0.60350746238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3765915805416">
                <text:p>0.243765915805416</text:p>
              </table:table-cell>
              <table:table-cell office:value-type="float" office:value="0.682197995999044">
                <text:p>0.682197995999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2805258581837">
                <text:p>-1.12805258581837</text:p>
              </table:table-cell>
              <table:table-cell office:value-type="float" office:value="0.557314517289312">
                <text:p>0.557314517289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74594682679217">
                <text:p>-0.774594682679217</text:p>
              </table:table-cell>
              <table:table-cell office:value-type="float" office:value="0.633446280438177">
                <text:p>0.633446280438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09809289087797">
                <text:p>-3.09809289087797</text:p>
              </table:table-cell>
              <table:table-cell office:value-type="float" office:value="-0.153444088558099">
                <text:p>-0.153444088558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3162177822222">
                <text:p>0.14316217782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54262336111991">
                <text:p>-0.354262336111991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8768889748514">
                <text:p>-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16520240493626">
                <text:p>-0.616520240493626</text:p>
              </table:table-cell>
              <table:table-cell office:value-type="float" office:value="1.58208318973677">
                <text:p>1.58208318973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8412260932139">
                <text:p>-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862290575865">
                <text:p>1.5862290575865</text:p>
              </table:table-cell>
              <table:table-cell office:value-type="float" office:value="-0.369181274505146">
                <text:p>-0.369181274505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823630628692">
                <text:p>-1.62823630628692</text:p>
              </table:table-cell>
              <table:table-cell office:value-type="float" office:value="-0.637027749411576">
                <text:p>-0.637027749411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8207926288049">
                <text:p>0.738207926288049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3083150026552">
                <text:p>-1.83083150026552</text:p>
              </table:table-cell>
              <table:table-cell office:value-type="float" office:value="1.4699484051371">
                <text:p>1.46994840513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3259682391804">
                <text:p>1.53259682391804</text:p>
              </table:table-cell>
              <table:table-cell office:value-type="float" office:value="1.08826652764041">
                <text:p>1.08826652764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59234641580723">
                <text:p>-2.59234641580723</text:p>
              </table:table-cell>
              <table:table-cell office:value-type="float" office:value="0.523767282862701">
                <text:p>0.523767282862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91618816664106">
                <text:p>-0.491618816664106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96001128272059">
                <text:p>-2.96001128272059</text:p>
              </table:table-cell>
              <table:table-cell office:value-type="float" office:value="0.709006472643875">
                <text:p>0.709006472643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49876171518035">
                <text:p>-0.0149876171518035</text:p>
              </table:table-cell>
              <table:table-cell office:value-type="float" office:value="0.715124701523322">
                <text:p>0.715124701523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8995510141994">
                <text:p>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10532333617567">
                <text:p>-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71294959517105">
                <text:p>-2.71294959517105</text:p>
              </table:table-cell>
              <table:table-cell office:value-type="float" office:value="-0.88060769650692">
                <text:p>-0.88060769650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4036401392619">
                <text:p>-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0075787956496">
                <text:p>-0.40075787956496</text:p>
              </table:table-cell>
              <table:table-cell office:value-type="float" office:value="-0.454404802106571">
                <text:p>-0.454404802106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7903681344508">
                <text:p>-0.847903681344508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2939563072913">
                <text:p>-1.52939563072913</text:p>
              </table:table-cell>
              <table:table-cell office:value-type="float" office:value="-0.813677604701096">
                <text:p>-0.813677604701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98119618122961">
                <text:p>-2.98119618122961</text:p>
              </table:table-cell>
              <table:table-cell office:value-type="float" office:value="-0.771163040472687">
                <text:p>-0.7711630404726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10933570283641">
                <text:p>-0.210933570283641</text:p>
              </table:table-cell>
              <table:table-cell office:value-type="float" office:value="-0.675311072936253">
                <text:p>-0.675311072936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16561756842864">
                <text:p>-1.16561756842864</text:p>
              </table:table-cell>
              <table:table-cell office:value-type="float" office:value="-0.822191949044883">
                <text:p>-0.822191949044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9704725478155">
                <text:p>-3.59704725478155</text:p>
              </table:table-cell>
              <table:table-cell office:value-type="float" office:value="1.70794479198334">
                <text:p>1.7079447919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11606324917549">
                <text:p>-2.11606324917549</text:p>
              </table:table-cell>
              <table:table-cell office:value-type="float" office:value="-0.87219028747986">
                <text:p>-0.87219028747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24652369817861">
                <text:p>-3.24652369817861</text:p>
              </table:table-cell>
              <table:table-cell office:value-type="float" office:value="0.0346372369091865">
                <text:p>0.0346372369091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2585678417703">
                <text:p>-1.12585678417703</text:p>
              </table:table-cell>
              <table:table-cell office:value-type="float" office:value="0.0558389884727912">
                <text:p>0.0558389884727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25875445422695">
                <text:p>-5.25875445422695</text:p>
              </table:table-cell>
              <table:table-cell office:value-type="float" office:value="-1.4238732856318">
                <text:p>-1.4238732856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10033588963215">
                <text:p>-2.10033588963215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16293066852006">
                <text:p>-6.16293066852006</text:p>
              </table:table-cell>
              <table:table-cell office:value-type="float" office:value="0.761517913176284">
                <text:p>0.76151791317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40215329970319">
                <text:p>-3.40215329970319</text:p>
              </table:table-cell>
              <table:table-cell office:value-type="float" office:value="-0.663254504922547">
                <text:p>-0.6632545049225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922114110525">
                <text:p>0.68922114110525</text:p>
              </table:table-cell>
              <table:table-cell office:value-type="float" office:value="0.979075315625813">
                <text:p>0.9790753156258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32045391801455">
                <text:p>-6.32045391801455</text:p>
              </table:table-cell>
              <table:table-cell office:value-type="float" office:value="3.17404961935682">
                <text:p>3.17404961935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27292387556819">
                <text:p>-4.27292387556819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64436285344505">
                <text:p>-2.64436285344505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9690004901516">
                <text:p>-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75365376892062">
                <text:p>-3.75365376892062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94123842887605">
                <text:p>-2.94123842887605</text:p>
              </table:table-cell>
              <table:table-cell office:value-type="float" office:value="-0.70063981816357">
                <text:p>-0.700639818163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0846001682077">
                <text:p>-1.20846001682077</text:p>
              </table:table-cell>
              <table:table-cell office:value-type="float" office:value="0.0605886535435651">
                <text:p>0.06058865354356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99033817648136">
                <text:p>-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15884205296296">
                <text:p>-4.15884205296296</text:p>
              </table:table-cell>
              <table:table-cell office:value-type="float" office:value="-0.924149687273577">
                <text:p>-0.9241496872735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27811771585621">
                <text:p>-6.27811771585621</text:p>
              </table:table-cell>
              <table:table-cell office:value-type="float" office:value="-0.116244792751576">
                <text:p>-0.116244792751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01868987983134">
                <text:p>-0.401868987983134</text:p>
              </table:table-cell>
              <table:table-cell office:value-type="float" office:value="-1.77303288668428">
                <text:p>-1.77303288668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60434035594207">
                <text:p>-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75616820390152">
                <text:p>-6.75616820390152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16158210933123">
                <text:p>-6.16158210933123</text:p>
              </table:table-cell>
              <table:table-cell office:value-type="float" office:value="2.90811288914996">
                <text:p>2.90811288914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91947125167307">
                <text:p>-2.91947125167307</text:p>
              </table:table-cell>
              <table:table-cell office:value-type="float" office:value="0.0814104393909876">
                <text:p>0.0814104393909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47519022902091">
                <text:p>-2.47519022902091</text:p>
              </table:table-cell>
              <table:table-cell office:value-type="float" office:value="1.17920336419192">
                <text:p>1.17920336419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504847839948">
                <text:p>-3.504847839948</text:p>
              </table:table-cell>
              <table:table-cell office:value-type="float" office:value="1.83202584473412">
                <text:p>1.832025844734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83497067977525">
                <text:p>-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80912644619232">
                <text:p>-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50848924368254">
                <text:p>-5.50848924368254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.87595591786491">
                <text:p>-4.87595591786491</text:p>
              </table:table-cell>
              <table:table-cell office:value-type="float" office:value="-0.641013720487185">
                <text:p>-0.641013720487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95789617587801">
                <text:p>-3.95789617587801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68939506002046">
                <text:p>-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51684131040599">
                <text:p>-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14121184538026">
                <text:p>-2.14121184538026</text:p>
              </table:table-cell>
              <table:table-cell office:value-type="float" office:value="0.086912557476027">
                <text:p>0.086912557476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73944330511273">
                <text:p>-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29889712160348">
                <text:p>-3.29889712160348</text:p>
              </table:table-cell>
              <table:table-cell office:value-type="float" office:value="-0.479078519074595">
                <text:p>-0.479078519074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04067897848954">
                <text:p>-5.04067897848954</text:p>
              </table:table-cell>
              <table:table-cell office:value-type="float" office:value="-0.445091986618666">
                <text:p>-0.4450919866186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72365261416204">
                <text:p>-3.72365261416204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4579786235075">
                <text:p>0.144579786235075</text:p>
              </table:table-cell>
              <table:table-cell office:value-type="float" office:value="-2.74918665372173">
                <text:p>-2.74918665372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10106311977178">
                <text:p>-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76153278571365">
                <text:p>-3.76153278571365</text:p>
              </table:table-cell>
              <table:table-cell office:value-type="float" office:value="-0.615332294173406">
                <text:p>-0.615332294173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64212087058859">
                <text:p>-0.964212087058859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5882128551316">
                <text:p>-0.75882128551316</text:p>
              </table:table-cell>
              <table:table-cell office:value-type="float" office:value="-1.34654808959641">
                <text:p>-1.34654808959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54765391591973">
                <text:p>-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26532927105337">
                <text:p>-6.26532927105337</text:p>
              </table:table-cell>
              <table:table-cell office:value-type="float" office:value="0.190172526779413">
                <text:p>0.190172526779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89349683042508">
                <text:p>-1.89349683042508</text:p>
              </table:table-cell>
              <table:table-cell office:value-type="float" office:value="0.0164509994396527">
                <text:p>0.01645099943965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29401647395499">
                <text:p>-3.29401647395499</text:p>
              </table:table-cell>
              <table:table-cell office:value-type="float" office:value="0.0132496270460103">
                <text:p>0.0132496270460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51835212013698">
                <text:p>-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0292703006913">
                <text:p>0.490292703006913</text:p>
              </table:table-cell>
              <table:table-cell office:value-type="float" office:value="1.29181793193281">
                <text:p>1.291817931932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8564531325828">
                <text:p>0.108564531325828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07925970593447">
                <text:p>-2.07925970593447</text:p>
              </table:table-cell>
              <table:table-cell office:value-type="float" office:value="1.23792685371089">
                <text:p>1.23792685371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82496431031293">
                <text:p>-0.482496431031293</text:p>
              </table:table-cell>
              <table:table-cell office:value-type="float" office:value="0.899316824005254">
                <text:p>0.8993168240052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41570069873972">
                <text:p>-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9862121287059">
                <text:p>0.479862121287059</text:p>
              </table:table-cell>
              <table:table-cell office:value-type="float" office:value="1.16176107865272">
                <text:p>1.161761078652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969941786502">
                <text:p>0.35969941786502</text:p>
              </table:table-cell>
              <table:table-cell office:value-type="float" office:value="-0.393763883131677">
                <text:p>-0.3937638831316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01181387133858">
                <text:p>-0.401181387133858</text:p>
              </table:table-cell>
              <table:table-cell office:value-type="float" office:value="0.593399583284779">
                <text:p>0.5933995832847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9937137777792">
                <text:p>0.429937137777792</text:p>
              </table:table-cell>
              <table:table-cell office:value-type="float" office:value="0.0454714820723272">
                <text:p>0.0454714820723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9669913990414">
                <text:p>0.879669913990414</text:p>
              </table:table-cell>
              <table:table-cell office:value-type="float" office:value="-0.530666371239566">
                <text:p>-0.530666371239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45690860622895">
                <text:p>-0.145690860622895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98884401631961">
                <text:p>-1.98884401631961</text:p>
              </table:table-cell>
              <table:table-cell office:value-type="float" office:value="0.341077892916608">
                <text:p>0.341077892916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64686190319492">
                <text:p>2.64686190319492</text:p>
              </table:table-cell>
              <table:table-cell office:value-type="float" office:value="-1.39648655670008">
                <text:p>-1.39648655670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9229736853821">
                <text:p>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30601718714669">
                <text:p>-1.30601718714669</text:p>
              </table:table-cell>
              <table:table-cell office:value-type="float" office:value="-1.62682821494661">
                <text:p>-1.626828214946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7009440039406">
                <text:p>0.437009440039406</text:p>
              </table:table-cell>
              <table:table-cell office:value-type="float" office:value="-0.0553844691848222">
                <text:p>-0.0553844691848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8090790901515">
                <text:p>0.278090790901515</text:p>
              </table:table-cell>
              <table:table-cell office:value-type="float" office:value="-0.162835913618767">
                <text:p>-0.162835913618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83681736563391">
                <text:p>-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9877836651293">
                <text:p>-2.9877836651293</text:p>
              </table:table-cell>
              <table:table-cell office:value-type="float" office:value="-0.366344166494977">
                <text:p>-0.3663441664949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6535070522014">
                <text:p>0.336535070522014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49045606365736">
                <text:p>-1.49045606365736</text:p>
              </table:table-cell>
              <table:table-cell office:value-type="float" office:value="-0.154270027260123">
                <text:p>-0.154270027260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575500706827461">
                <text:p>-0.575500706827461</text:p>
              </table:table-cell>
              <table:table-cell office:value-type="float" office:value="-0.286042402913364">
                <text:p>-0.286042402913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75033334121877">
                <text:p>-3.75033334121877</text:p>
              </table:table-cell>
              <table:table-cell office:value-type="float" office:value="-0.00585432945446662">
                <text:p>-0.00585432945446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23196129320093">
                <text:p>-0.523196129320093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87761183949912">
                <text:p>-0.387761183949912</text:p>
              </table:table-cell>
              <table:table-cell office:value-type="float" office:value="-0.454071789297576">
                <text:p>-0.454071789297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6743663201415">
                <text:p>-5.6743663201415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86019720950924">
                <text:p>-0.986019720950924</text:p>
              </table:table-cell>
              <table:table-cell office:value-type="float" office:value="-0.019882345981423">
                <text:p>-0.0198823459814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324964361404687">
                <text:p>-0.324964361404687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56875884907279">
                <text:p>-2.56875884907279</text:p>
              </table:table-cell>
              <table:table-cell office:value-type="float" office:value="0.138538348390647">
                <text:p>0.1385383483906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2614317675562">
                <text:p>0.322614317675562</text:p>
              </table:table-cell>
              <table:table-cell office:value-type="float" office:value="0.192427855993474">
                <text:p>0.1924278559934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51208803779742">
                <text:p>-4.51208803779742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40001546393817">
                <text:p>-2.40001546393817</text:p>
              </table:table-cell>
              <table:table-cell office:value-type="float" office:value="3.509727349628">
                <text:p>3.509727349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7313075757538">
                <text:p>-4.7313075757538</text:p>
              </table:table-cell>
              <table:table-cell office:value-type="float" office:value="4.61248900657158">
                <text:p>4.61248900657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22781316588265">
                <text:p>-2.22781316588265</text:p>
              </table:table-cell>
              <table:table-cell office:value-type="float" office:value="4.91622262369599">
                <text:p>4.916222623695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47771802978276">
                <text:p>-2.47771802978276</text:p>
              </table:table-cell>
              <table:table-cell office:value-type="float" office:value="4.62355518563447">
                <text:p>4.62355518563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0333258613458">
                <text:p>-0.40333258613458</text:p>
              </table:table-cell>
              <table:table-cell office:value-type="float" office:value="7.30712754570566">
                <text:p>7.30712754570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09522546519959">
                <text:p>-3.09522546519959</text:p>
              </table:table-cell>
              <table:table-cell office:value-type="float" office:value="8.19549179322837">
                <text:p>8.19549179322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05235729567501">
                <text:p>-4.05235729567501</text:p>
              </table:table-cell>
              <table:table-cell office:value-type="float" office:value="2.41864018504173">
                <text:p>2.41864018504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0827696147351">
                <text:p>-2.40827696147351</text:p>
              </table:table-cell>
              <table:table-cell office:value-type="float" office:value="4.60711406017366">
                <text:p>4.60711406017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.89237432362979">
                <text:p>-6.89237432362979</text:p>
              </table:table-cell>
              <table:table-cell office:value-type="float" office:value="3.28237582155707">
                <text:p>3.28237582155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781228003248224">
                <text:p>-0.781228003248224</text:p>
              </table:table-cell>
              <table:table-cell office:value-type="float" office:value="1.14403725492791">
                <text:p>1.14403725492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84090508397106">
                <text:p>-3.84090508397106</text:p>
              </table:table-cell>
              <table:table-cell office:value-type="float" office:value="2.1264167392647">
                <text:p>2.1264167392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72322282186688">
                <text:p>0.00972322282186688</text:p>
              </table:table-cell>
              <table:table-cell office:value-type="float" office:value="-3.9681933870555">
                <text:p>-3.96819338705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95402060624749">
                <text:p>-2.95402060624749</text:p>
              </table:table-cell>
              <table:table-cell office:value-type="float" office:value="3.66720370911184">
                <text:p>3.66720370911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1140833149799">
                <text:p>-3.1140833149799</text:p>
              </table:table-cell>
              <table:table-cell office:value-type="float" office:value="2.27362939064584">
                <text:p>2.27362939064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48995405278222">
                <text:p>-4.48995405278222</text:p>
              </table:table-cell>
              <table:table-cell office:value-type="float" office:value="1.05293053809091">
                <text:p>1.052930538090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6965068618805">
                <text:p>0.476965068618805</text:p>
              </table:table-cell>
              <table:table-cell office:value-type="float" office:value="0.125635458219616">
                <text:p>0.1256354582196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08267237035623">
                <text:p>-5.08267237035623</text:p>
              </table:table-cell>
              <table:table-cell office:value-type="float" office:value="3.91764758412709">
                <text:p>3.91764758412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66482144551048">
                <text:p>-5.66482144551048</text:p>
              </table:table-cell>
              <table:table-cell office:value-type="float" office:value="-0.381322998057934">
                <text:p>-0.381322998057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454444365215485">
                <text:p>-0.454444365215485</text:p>
              </table:table-cell>
              <table:table-cell office:value-type="float" office:value="-2.36029613898921">
                <text:p>-2.36029613898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56051775578879">
                <text:p>-2.56051775578879</text:p>
              </table:table-cell>
              <table:table-cell office:value-type="float" office:value="5.02531541819331">
                <text:p>5.02531541819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88943744272644">
                <text:p>-3.88943744272644</text:p>
              </table:table-cell>
              <table:table-cell office:value-type="float" office:value="2.03202840215739">
                <text:p>2.032028402157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84523867286468">
                <text:p>-3.84523867286468</text:p>
              </table:table-cell>
              <table:table-cell office:value-type="float" office:value="7.24255259373426">
                <text:p>7.24255259373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900974355327">
                <text:p>-1.5900974355327</text:p>
              </table:table-cell>
              <table:table-cell office:value-type="float" office:value="3.9315608598798">
                <text:p>3.93156085987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3734523276817">
                <text:p>-1.3734523276817</text:p>
              </table:table-cell>
              <table:table-cell office:value-type="float" office:value="0.00154354993124706">
                <text:p>0.001543549931247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55832998978821">
                <text:p>-2.55832998978821</text:p>
              </table:table-cell>
              <table:table-cell office:value-type="float" office:value="2.16764725040354">
                <text:p>2.167647250403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23727497047214">
                <text:p>-3.23727497047214</text:p>
              </table:table-cell>
              <table:table-cell office:value-type="float" office:value="-1.61431957297371">
                <text:p>-1.614319572973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21952576022971">
                <text:p>-2.21952576022971</text:p>
              </table:table-cell>
              <table:table-cell office:value-type="float" office:value="6.02660049667454">
                <text:p>6.02660049667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83618979387885">
                <text:p>-5.83618979387885</text:p>
              </table:table-cell>
              <table:table-cell office:value-type="float" office:value="2.461145849561">
                <text:p>2.461145849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18711600085763">
                <text:p>-6.18711600085763</text:p>
              </table:table-cell>
              <table:table-cell office:value-type="float" office:value="2.38335694592262">
                <text:p>2.383356945922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76060465238949">
                <text:p>-5.76060465238949</text:p>
              </table:table-cell>
              <table:table-cell office:value-type="float" office:value="-3.42241507451346">
                <text:p>-3.422415074513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38477196186594">
                <text:p>-1.38477196186594</text:p>
              </table:table-cell>
              <table:table-cell office:value-type="float" office:value="-0.0470920234979584">
                <text:p>-0.0470920234979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2015793708452">
                <text:p>-5.2015793708452</text:p>
              </table:table-cell>
              <table:table-cell office:value-type="float" office:value="-0.559819749264008">
                <text:p>-0.559819749264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65339040524858">
                <text:p>-0.165339040524858</text:p>
              </table:table-cell>
              <table:table-cell office:value-type="float" office:value="-3.70461771085879">
                <text:p>-3.704617710858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32006526086936">
                <text:p>-3.32006526086936</text:p>
              </table:table-cell>
              <table:table-cell office:value-type="float" office:value="1.14349579790659">
                <text:p>1.143495797906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59458231556592">
                <text:p>-5.59458231556592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17571121460227">
                <text:p>-2.17571121460227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397104473896021">
                <text:p>-0.397104473896021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49192149454984">
                <text:p>-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73769667744668">
                <text:p>-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13538281215112">
                <text:p>-1.13538281215112</text:p>
              </table:table-cell>
              <table:table-cell office:value-type="float" office:value="2.98876550265192">
                <text:p>2.988765502651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31573207597995">
                <text:p>-3.31573207597995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39628767631306">
                <text:p>-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4734447792415">
                <text:p>1.54734447792415</text:p>
              </table:table-cell>
              <table:table-cell office:value-type="float" office:value="0.656665145703546">
                <text:p>0.656665145703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63306590922033">
                <text:p>-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01704216904158">
                <text:p>-0.601704216904158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39772149616397">
                <text:p>-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04546236410046">
                <text:p>-2.04546236410046</text:p>
              </table:table-cell>
              <table:table-cell office:value-type="float" office:value="0.951018171729726">
                <text:p>0.951018171729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0595560848579">
                <text:p>0.160595560848579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632699979065654">
                <text:p>-0.632699979065654</text:p>
              </table:table-cell>
              <table:table-cell office:value-type="float" office:value="-0.348338324630109">
                <text:p>-0.3483383246301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98911558918">
                <text:p>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10195366327853">
                <text:p>-2.10195366327853</text:p>
              </table:table-cell>
              <table:table-cell office:value-type="float" office:value="-0.749846263706723">
                <text:p>-0.749846263706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2451616324041">
                <text:p>-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52151792437896">
                <text:p>0.452151792437896</text:p>
              </table:table-cell>
              <table:table-cell office:value-type="float" office:value="-0.159909215357466">
                <text:p>-0.1599092153574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3150314619829">
                <text:p>0.383150314619829</text:p>
              </table:table-cell>
              <table:table-cell office:value-type="float" office:value="0.680302039559157">
                <text:p>0.6803020395591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7703745211952">
                <text:p>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07906269062092">
                <text:p>0.307906269062092</text:p>
              </table:table-cell>
              <table:table-cell office:value-type="float" office:value="-0.585970777199927">
                <text:p>-0.5859707771999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1727884054122">
                <text:p>0.751727884054122</text:p>
              </table:table-cell>
              <table:table-cell office:value-type="float" office:value="-0.960126646799895">
                <text:p>-0.960126646799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1141580367377">
                <text:p>0.821141580367377</text:p>
              </table:table-cell>
              <table:table-cell office:value-type="float" office:value="-0.942818547062504">
                <text:p>-0.942818547062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18188120116645">
                <text:p>0.418188120116645</text:p>
              </table:table-cell>
              <table:table-cell office:value-type="float" office:value="0.695025055623964">
                <text:p>0.6950250556239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3037406200106">
                <text:p>0.0913037406200106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82529566353513">
                <text:p>-0.82529566353513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524143645993891">
                <text:p>-0.00524143645993891</text:p>
              </table:table-cell>
              <table:table-cell office:value-type="float" office:value="-0.381632312631382">
                <text:p>-0.3816323126313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785040255042954">
                <text:p>-0.785040255042954</text:p>
              </table:table-cell>
              <table:table-cell office:value-type="float" office:value="-0.0190977316728708">
                <text:p>-0.01909773167287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82936701042423">
                <text:p>-0.682936701042423</text:p>
              </table:table-cell>
              <table:table-cell office:value-type="float" office:value="-0.0859469609322438">
                <text:p>-0.0859469609322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524616294788106">
                <text:p>-0.0524616294788106</text:p>
              </table:table-cell>
              <table:table-cell office:value-type="float" office:value="0.669175444680132">
                <text:p>0.6691754446801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28847706596936">
                <text:p>0.128847706596936</text:p>
              </table:table-cell>
              <table:table-cell office:value-type="float" office:value="-0.159978467921201">
                <text:p>-0.159978467921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52451183402564">
                <text:p>0.0852451183402564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12691267812744">
                <text:p>-0.112691267812744</text:p>
              </table:table-cell>
              <table:table-cell office:value-type="float" office:value="-0.00230551074702189">
                <text:p>-0.002305510747021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0673992125302">
                <text:p>-0.10673992125302</text:p>
              </table:table-cell>
              <table:table-cell office:value-type="float" office:value="-0.0449019117745684">
                <text:p>-0.04490191177456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727426771681">
                <text:p>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transportation.B1:transportation.D241" chart:data-source-has-labels="row" svg:x="0.77cm" svg:y="0.855cm" svg:width="11.579cm" svg:height="7.545cm">
          <chartooo:coordinate-region svg:x="1.418cm" svg:y="1.054cm" svg:width="10.93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nsportation.B2:transportation.B241" chart:label-cell-address="transportation.B1:transportation.B1" chart:class="chart:line">
            <chart:data-point chart:repeated="240"/>
          </chart:series>
          <chart:series chart:style-name="ch8" chart:values-cell-range-address="transportation.C2:transportation.C241" chart:label-cell-address="transportation.C1:transportation.C1" chart:class="chart:line">
            <chart:data-point chart:repeated="240"/>
          </chart:series>
          <chart:series chart:style-name="ch9" chart:values-cell-range-address="transportation.D2:transportation.D241" chart:label-cell-address="transportation.D1:transportation.D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-quo</text:p>
                <draw:g>
                  <svg:desc>transportation.B1:transportation.B1</svg:desc>
                </draw:g>
              </table:table-cell>
              <table:table-cell office:value-type="string">
                <text:p>bus</text:p>
                <draw:g>
                  <svg:desc>transportation.C1:transportation.C1</svg:desc>
                </draw:g>
              </table:table-cell>
              <table:table-cell office:value-type="string">
                <text:p>tram</text:p>
                <draw:g>
                  <svg:desc>transportation.D1:transporta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B2:transportation.B241</svg:desc>
                </draw:g>
              </table:table-cell>
              <table:table-cell office:value-type="float" office:value="0">
                <text:p>0</text:p>
                <draw:g>
                  <svg:desc>transportation.C2:transportation.C241</svg:desc>
                </draw:g>
              </table:table-cell>
              <table:table-cell office:value-type="float" office:value="0">
                <text:p>0</text:p>
                <draw:g>
                  <svg:desc>transportation.D2:transporta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4.2857142857143">
                <text:p>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5">
                <text:p>12.5</text:p>
              </table:table-cell>
              <table:table-cell office:value-type="float" office:value="19.5121951219512">
                <text:p>19.5121951219512</text:p>
              </table:table-cell>
              <table:table-cell office:value-type="float" office:value="26.8292682926829">
                <text:p>26.8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.3636363636364">
                <text:p>16.3636363636364</text:p>
              </table:table-cell>
              <table:table-cell office:value-type="float" office:value="16.1764705882353">
                <text:p>16.1764705882353</text:p>
              </table:table-cell>
              <table:table-cell office:value-type="float" office:value="20.7792207792208">
                <text:p>20.77922077922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.75">
                <text:p>18.75</text:p>
              </table:table-cell>
              <table:table-cell office:value-type="float" office:value="15.4761904761905">
                <text:p>15.4761904761905</text:p>
              </table:table-cell>
              <table:table-cell office:value-type="float" office:value="17.6470588235294">
                <text:p>17.64705882352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.0943396226415">
                <text:p>15.0943396226415</text:p>
              </table:table-cell>
              <table:table-cell office:value-type="float" office:value="13.2743362831858">
                <text:p>13.2743362831858</text:p>
              </table:table-cell>
              <table:table-cell office:value-type="float" office:value="12.2950819672131">
                <text:p>12.29508196721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28125">
                <text:p>13.28125</text:p>
              </table:table-cell>
              <table:table-cell office:value-type="float" office:value="9.72222222222222">
                <text:p>9.72222222222222</text:p>
              </table:table-cell>
              <table:table-cell office:value-type="float" office:value="7.19424460431655">
                <text:p>7.194244604316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1.4285714285714">
                <text:p>11.4285714285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.0790960451977">
                <text:p>18.0790960451977</text:p>
              </table:table-cell>
              <table:table-cell office:value-type="float" office:value="13.9303482587065">
                <text:p>13.9303482587065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7487684729064">
                <text:p>16.7487684729064</text:p>
              </table:table-cell>
              <table:table-cell office:value-type="float" office:value="10.0456621004566">
                <text:p>10.0456621004566</text:p>
              </table:table-cell>
              <table:table-cell office:value-type="float" office:value="11.4285714285714">
                <text:p>11.42857142857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.9321266968326">
                <text:p>14.932126696832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0.5726872246696">
                <text:p>10.57268722466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2231404958678">
                <text:p>13.2231404958678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8.73015873015873">
                <text:p>8.730158730158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245901639344">
                <text:p>13.5245901639344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9.92366412213741">
                <text:p>9.923664122137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0081300813008">
                <text:p>13.0081300813008</text:p>
              </table:table-cell>
              <table:table-cell office:value-type="float" office:value="10.1083032490975">
                <text:p>10.1083032490975</text:p>
              </table:table-cell>
              <table:table-cell office:value-type="float" office:value="10.431654676259">
                <text:p>10.43165467625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.65250965250965">
                <text:p>9.65250965250965</text:p>
              </table:table-cell>
              <table:table-cell office:value-type="float" office:value="12.2448979591837">
                <text:p>12.2448979591837</text:p>
              </table:table-cell>
              <table:table-cell office:value-type="float" office:value="11.5384615384615">
                <text:p>11.53846153846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.85401459854015">
                <text:p>9.85401459854015</text:p>
              </table:table-cell>
              <table:table-cell office:value-type="float" office:value="10.6451612903226">
                <text:p>10.6451612903226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.6382978723404">
                <text:p>10.6382978723404</text:p>
              </table:table-cell>
              <table:table-cell office:value-type="float" office:value="11.7088607594937">
                <text:p>11.7088607594937</text:p>
              </table:table-cell>
              <table:table-cell office:value-type="float" office:value="11.2179487179487">
                <text:p>11.217948717948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.738255033557">
                <text:p>10.738255033557</text:p>
              </table:table-cell>
              <table:table-cell office:value-type="float" office:value="10.6824925816024">
                <text:p>10.6824925816024</text:p>
              </table:table-cell>
              <table:table-cell office:value-type="float" office:value="9.90712074303406">
                <text:p>9.907120743034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437908496732">
                <text:p>11.437908496732</text:p>
              </table:table-cell>
              <table:table-cell office:value-type="float" office:value="12.1301775147929">
                <text:p>12.1301775147929</text:p>
              </table:table-cell>
              <table:table-cell office:value-type="float" office:value="10.8761329305136">
                <text:p>10.87613293051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9016393442623">
                <text:p>5.9016393442623</text:p>
              </table:table-cell>
              <table:table-cell office:value-type="float" office:value="8.11594202898551">
                <text:p>8.11594202898551</text:p>
              </table:table-cell>
              <table:table-cell office:value-type="float" office:value="12.012012012012">
                <text:p>12.0120120120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9.63172804532578">
                <text:p>9.63172804532578</text:p>
              </table:table-cell>
              <table:table-cell office:value-type="float" office:value="14.4542772861357">
                <text:p>14.45427728613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3993808049536">
                <text:p>7.73993808049536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3.7254901960784">
                <text:p>13.725490196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05555555555556">
                <text:p>8.05555555555556</text:p>
              </table:table-cell>
              <table:table-cell office:value-type="float" office:value="10">
                <text:p>10</text:p>
              </table:table-cell>
              <table:table-cell office:value-type="float" office:value="14.9051490514905">
                <text:p>14.90514905149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.78520286396181">
                <text:p>9.78520286396181</text:p>
              </table:table-cell>
              <table:table-cell office:value-type="float" office:value="12.4423963133641">
                <text:p>12.4423963133641</text:p>
              </table:table-cell>
              <table:table-cell office:value-type="float" office:value="14.7268408551069">
                <text:p>14.72684085510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1843817787419">
                <text:p>15.1843817787419</text:p>
              </table:table-cell>
              <table:table-cell office:value-type="float" office:value="11.3006396588486">
                <text:p>11.3006396588486</text:p>
              </table:table-cell>
              <table:table-cell office:value-type="float" office:value="14.8648648648649">
                <text:p>14.86486486486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679324894515">
                <text:p>14.7679324894515</text:p>
              </table:table-cell>
              <table:table-cell office:value-type="float" office:value="8.90688259109312">
                <text:p>8.90688259109312</text:p>
              </table:table-cell>
              <table:table-cell office:value-type="float" office:value="11.9747899159664">
                <text:p>11.97478991596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.5708582834331">
                <text:p>14.5708582834331</text:p>
              </table:table-cell>
              <table:table-cell office:value-type="float" office:value="10.6060606060606">
                <text:p>10.6060606060606</text:p>
              </table:table-cell>
              <table:table-cell office:value-type="float" office:value="12.2772277227723">
                <text:p>12.27722772277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0679611650485">
                <text:p>11.0679611650485</text:p>
              </table:table-cell>
              <table:table-cell office:value-type="float" office:value="10.3942652329749">
                <text:p>10.3942652329749</text:p>
              </table:table-cell>
              <table:table-cell office:value-type="float" office:value="12.9798903107861">
                <text:p>12.97989031078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0902255639098">
                <text:p>11.0902255639098</text:p>
              </table:table-cell>
              <table:table-cell office:value-type="float" office:value="12.0805369127517">
                <text:p>12.0805369127517</text:p>
              </table:table-cell>
              <table:table-cell office:value-type="float" office:value="11.6363636363636">
                <text:p>11.63636363636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1.3964686998395">
                <text:p>11.3964686998395</text:p>
              </table:table-cell>
              <table:table-cell office:value-type="float" office:value="13.8790035587189">
                <text:p>13.8790035587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.873440285205">
                <text:p>10.873440285205</text:p>
              </table:table-cell>
              <table:table-cell office:value-type="float" office:value="10.5015673981191">
                <text:p>10.5015673981191</text:p>
              </table:table-cell>
              <table:table-cell office:value-type="float" office:value="13.986013986014">
                <text:p>13.9860139860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6126126126126">
                <text:p>12.6126126126126</text:p>
              </table:table-cell>
              <table:table-cell office:value-type="float" office:value="11.7829457364341">
                <text:p>11.7829457364341</text:p>
              </table:table-cell>
              <table:table-cell office:value-type="float" office:value="11.5646258503401">
                <text:p>11.56462585034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9310344827586">
                <text:p>12.9310344827586</text:p>
              </table:table-cell>
              <table:table-cell office:value-type="float" office:value="11.0105580693816">
                <text:p>11.0105580693816</text:p>
              </table:table-cell>
              <table:table-cell office:value-type="float" office:value="11.4671163575042">
                <text:p>11.46711635750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.5451505016722">
                <text:p>13.5451505016722</text:p>
              </table:table-cell>
              <table:table-cell office:value-type="float" office:value="10.4956268221574">
                <text:p>10.4956268221574</text:p>
              </table:table-cell>
              <table:table-cell office:value-type="float" office:value="12.0200333889816">
                <text:p>12.02003338898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.4646962233169">
                <text:p>13.4646962233169</text:p>
              </table:table-cell>
              <table:table-cell office:value-type="float" office:value="11.8980169971671">
                <text:p>11.8980169971671</text:p>
              </table:table-cell>
              <table:table-cell office:value-type="float" office:value="12.1827411167513">
                <text:p>12.18274111675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8664495114007">
                <text:p>12.8664495114007</text:p>
              </table:table-cell>
              <table:table-cell office:value-type="float" office:value="11.2970711297071">
                <text:p>11.2970711297071</text:p>
              </table:table-cell>
              <table:table-cell office:value-type="float" office:value="11.4782608695652">
                <text:p>11.478260869565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2929623567921">
                <text:p>11.2929623567921</text:p>
              </table:table-cell>
              <table:table-cell office:value-type="float" office:value="10.7962213225371">
                <text:p>10.7962213225371</text:p>
              </table:table-cell>
              <table:table-cell office:value-type="float" office:value="9.54003407155026">
                <text:p>9.54003407155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3595505617978">
                <text:p>12.3595505617978</text:p>
              </table:table-cell>
              <table:table-cell office:value-type="float" office:value="10.455764075067">
                <text:p>10.455764075067</text:p>
              </table:table-cell>
              <table:table-cell office:value-type="float" office:value="9.86622073578595">
                <text:p>9.866220735785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7174959871589">
                <text:p>11.7174959871589</text:p>
              </table:table-cell>
              <table:table-cell office:value-type="float" office:value="10.7329842931937">
                <text:p>10.7329842931937</text:p>
              </table:table-cell>
              <table:table-cell office:value-type="float" office:value="9.76430976430977">
                <text:p>9.764309764309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.698717948718">
                <text:p>11.698717948718</text:p>
              </table:table-cell>
              <table:table-cell office:value-type="float" office:value="10.7554417413572">
                <text:p>10.7554417413572</text:p>
              </table:table-cell>
              <table:table-cell office:value-type="float" office:value="10.8731466227348">
                <text:p>10.873146622734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4193548387097">
                <text:p>12.4193548387097</text:p>
              </table:table-cell>
              <table:table-cell office:value-type="float" office:value="8.49420849420849">
                <text:p>8.49420849420849</text:p>
              </table:table-cell>
              <table:table-cell office:value-type="float" office:value="9.88654781199352">
                <text:p>9.886547811993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.0781499202552">
                <text:p>13.0781499202552</text:p>
              </table:table-cell>
              <table:table-cell office:value-type="float" office:value="10.443864229765">
                <text:p>10.443864229765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.2701421800948">
                <text:p>13.2701421800948</text:p>
              </table:table-cell>
              <table:table-cell office:value-type="float" office:value="10.3225806451613">
                <text:p>10.3225806451613</text:p>
              </table:table-cell>
              <table:table-cell office:value-type="float" office:value="11.8670886075949">
                <text:p>11.86708860759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.7378048780488">
                <text:p>11.7378048780488</text:p>
              </table:table-cell>
              <table:table-cell office:value-type="float" office:value="11.5434500648508">
                <text:p>11.5434500648508</text:p>
              </table:table-cell>
              <table:table-cell office:value-type="float" office:value="11.7174959871589">
                <text:p>11.71749598715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9010819165379">
                <text:p>11.9010819165379</text:p>
              </table:table-cell>
              <table:table-cell office:value-type="float" office:value="11.7801047120419">
                <text:p>11.7801047120419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9644513137558">
                <text:p>8.9644513137558</text:p>
              </table:table-cell>
              <table:table-cell office:value-type="float" office:value="10.978835978836">
                <text:p>10.978835978836</text:p>
              </table:table-cell>
              <table:table-cell office:value-type="float" office:value="10.9324758842444">
                <text:p>10.93247588424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4416796267496">
                <text:p>12.4416796267496</text:p>
              </table:table-cell>
              <table:table-cell office:value-type="float" office:value="10.1604278074866">
                <text:p>10.1604278074866</text:p>
              </table:table-cell>
              <table:table-cell office:value-type="float" office:value="12.0967741935484">
                <text:p>12.09677419354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.8527131782946">
                <text:p>10.8527131782946</text:p>
              </table:table-cell>
              <table:table-cell office:value-type="float" office:value="12.7222982216142">
                <text:p>12.7222982216142</text:p>
              </table:table-cell>
              <table:table-cell office:value-type="float" office:value="12.1835443037975">
                <text:p>12.18354430379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9047619047619">
                <text:p>11.9047619047619</text:p>
              </table:table-cell>
              <table:table-cell office:value-type="float" office:value="10.9739368998628">
                <text:p>10.9739368998628</text:p>
              </table:table-cell>
              <table:table-cell office:value-type="float" office:value="11.875">
                <text:p>11.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5447154471545">
                <text:p>11.5447154471545</text:p>
              </table:table-cell>
              <table:table-cell office:value-type="float" office:value="9.77835723598435">
                <text:p>9.77835723598435</text:p>
              </table:table-cell>
              <table:table-cell office:value-type="float" office:value="9.20634920634921">
                <text:p>9.20634920634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.1011608623549">
                <text:p>13.1011608623549</text:p>
              </table:table-cell>
              <table:table-cell office:value-type="float" office:value="10.0391134289439">
                <text:p>10.0391134289439</text:p>
              </table:table-cell>
              <table:table-cell office:value-type="float" office:value="10.15625">
                <text:p>10.15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3728813559322">
                <text:p>12.3728813559322</text:p>
              </table:table-cell>
              <table:table-cell office:value-type="float" office:value="9.35064935064935">
                <text:p>9.35064935064935</text:p>
              </table:table-cell>
              <table:table-cell office:value-type="float" office:value="13.6858475894246">
                <text:p>13.685847589424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7272727272727">
                <text:p>10.7272727272727</text:p>
              </table:table-cell>
              <table:table-cell office:value-type="float" office:value="8.75816993464052">
                <text:p>8.75816993464052</text:p>
              </table:table-cell>
              <table:table-cell office:value-type="float" office:value="9.49367088607595">
                <text:p>9.4936708860759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9092627599244">
                <text:p>11.9092627599244</text:p>
              </table:table-cell>
              <table:table-cell office:value-type="float" office:value="8.60215053763441">
                <text:p>8.60215053763441</text:p>
              </table:table-cell>
              <table:table-cell office:value-type="float" office:value="11.4864864864865">
                <text:p>11.486486486486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307692307692">
                <text:p>11.7307692307692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8.76565295169946">
                <text:p>8.765652951699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3585657370518">
                <text:p>10.3585657370518</text:p>
              </table:table-cell>
              <table:table-cell office:value-type="float" office:value="11.965811965812">
                <text:p>11.965811965812</text:p>
              </table:table-cell>
              <table:table-cell office:value-type="float" office:value="12.5714285714286">
                <text:p>12.571428571428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10.3139013452915">
                <text:p>10.3139013452915</text:p>
              </table:table-cell>
              <table:table-cell office:value-type="float" office:value="12.3505976095618">
                <text:p>12.35059760956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0502092050209">
                <text:p>9.20502092050209</text:p>
              </table:table-cell>
              <table:table-cell office:value-type="float" office:value="10.2848101265823">
                <text:p>10.2848101265823</text:p>
              </table:table-cell>
              <table:table-cell office:value-type="float" office:value="9.85324947589099">
                <text:p>9.853249475890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57446808510638">
                <text:p>9.57446808510638</text:p>
              </table:table-cell>
              <table:table-cell office:value-type="float" office:value="10.7260726072607">
                <text:p>10.7260726072607</text:p>
              </table:table-cell>
              <table:table-cell office:value-type="float" office:value="10.2783725910064">
                <text:p>10.27837259100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7773019271949">
                <text:p>11.7773019271949</text:p>
              </table:table-cell>
              <table:table-cell office:value-type="float" office:value="8.9527027027027">
                <text:p>8.9527027027027</text:p>
              </table:table-cell>
              <table:table-cell office:value-type="float" office:value="9.19282511210762">
                <text:p>9.192825112107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91189427312775">
                <text:p>9.91189427312775</text:p>
              </table:table-cell>
              <table:table-cell office:value-type="float" office:value="10.1576182136602">
                <text:p>10.1576182136602</text:p>
              </table:table-cell>
              <table:table-cell office:value-type="float" office:value="10.5381165919283">
                <text:p>10.53811659192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04008908686">
                <text:p>11.804008908686</text:p>
              </table:table-cell>
              <table:table-cell office:value-type="float" office:value="7.88530465949821">
                <text:p>7.88530465949821</text:p>
              </table:table-cell>
              <table:table-cell office:value-type="float" office:value="8.10185185185185">
                <text:p>8.10185185185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2903225806452">
                <text:p>11.2903225806452</text:p>
              </table:table-cell>
              <table:table-cell office:value-type="float" office:value="7.93357933579336">
                <text:p>7.93357933579336</text:p>
              </table:table-cell>
              <table:table-cell office:value-type="float" office:value="10.4761904761905">
                <text:p>10.476190476190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57843137254902">
                <text:p>8.57843137254902</text:p>
              </table:table-cell>
              <table:table-cell office:value-type="float" office:value="10.8108108108108">
                <text:p>10.8108108108108</text:p>
              </table:table-cell>
              <table:table-cell office:value-type="float" office:value="8.84520884520884">
                <text:p>8.845208845208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157894736842">
                <text:p>11.3157894736842</text:p>
              </table:table-cell>
              <table:table-cell office:value-type="float" office:value="8.3011583011583">
                <text:p>8.3011583011583</text:p>
              </table:table-cell>
              <table:table-cell office:value-type="float" office:value="8.70646766169154">
                <text:p>8.706467661691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.1782945736434">
                <text:p>13.1782945736434</text:p>
              </table:table-cell>
              <table:table-cell office:value-type="float" office:value="9.55284552845528">
                <text:p>9.5528455284552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49868073878628">
                <text:p>9.49868073878628</text:p>
              </table:table-cell>
              <table:table-cell office:value-type="float" office:value="12.9511677282378">
                <text:p>12.9511677282378</text:p>
              </table:table-cell>
              <table:table-cell office:value-type="float" office:value="8.98876404494382">
                <text:p>8.988764044943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09399477806789">
                <text:p>8.09399477806789</text:p>
              </table:table-cell>
              <table:table-cell office:value-type="float" office:value="12.5827814569536">
                <text:p>12.5827814569536</text:p>
              </table:table-cell>
              <table:table-cell office:value-type="float" office:value="8.62068965517241">
                <text:p>8.620689655172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80926430517711">
                <text:p>9.80926430517711</text:p>
              </table:table-cell>
              <table:table-cell office:value-type="float" office:value="10.5747126436782">
                <text:p>10.5747126436782</text:p>
              </table:table-cell>
              <table:table-cell office:value-type="float" office:value="11.3372093023256">
                <text:p>11.33720930232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4309392265193">
                <text:p>12.4309392265193</text:p>
              </table:table-cell>
              <table:table-cell office:value-type="float" office:value="10.2625298329356">
                <text:p>10.2625298329356</text:p>
              </table:table-cell>
              <table:table-cell office:value-type="float" office:value="9.74930362116992">
                <text:p>9.74930362116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45558739255014">
                <text:p>9.45558739255014</text:p>
              </table:table-cell>
              <table:table-cell office:value-type="float" office:value="10.2189781021898">
                <text:p>10.2189781021898</text:p>
              </table:table-cell>
              <table:table-cell office:value-type="float" office:value="10.7648725212465">
                <text:p>10.7648725212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75609756097561">
                <text:p>9.75609756097561</text:p>
              </table:table-cell>
              <table:table-cell office:value-type="float" office:value="9.16030534351145">
                <text:p>9.16030534351145</text:p>
              </table:table-cell>
              <table:table-cell office:value-type="float" office:value="9.3167701863354">
                <text:p>9.31677018633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19672131147541">
                <text:p>8.19672131147541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8.04195804195804">
                <text:p>8.0419580419580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.18367346938776">
                <text:p>9.18367346938776</text:p>
              </table:table-cell>
              <table:table-cell office:value-type="float" office:value="7.90273556231003">
                <text:p>7.90273556231003</text:p>
              </table:table-cell>
              <table:table-cell office:value-type="float" office:value="4.63320463320463">
                <text:p>4.633204633204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.05836575875486">
                <text:p>5.05836575875486</text:p>
              </table:table-cell>
              <table:table-cell office:value-type="float" office:value="7.50853242320819">
                <text:p>7.50853242320819</text:p>
              </table:table-cell>
              <table:table-cell office:value-type="float" office:value="10.6194690265487">
                <text:p>10.61946902654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961038961039">
                <text:p>3.8961038961039</text:p>
              </table:table-cell>
              <table:table-cell office:value-type="float" office:value="7.11610486891386">
                <text:p>7.11610486891386</text:p>
              </table:table-cell>
              <table:table-cell office:value-type="float" office:value="7.54716981132076">
                <text:p>7.5471698113207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90196078431373">
                <text:p>4.90196078431373</text:p>
              </table:table-cell>
              <table:table-cell office:value-type="float" office:value="6.92640692640693">
                <text:p>6.926406926406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.50887573964497">
                <text:p>6.50887573964497</text:p>
              </table:table-cell>
              <table:table-cell office:value-type="float" office:value="6.73076923076923">
                <text:p>6.73076923076923</text:p>
              </table:table-cell>
              <table:table-cell office:value-type="float" office:value="4.19161676646707">
                <text:p>4.191616766467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92957746478873">
                <text:p>4.92957746478873</text:p>
              </table:table-cell>
              <table:table-cell office:value-type="float" office:value="5.43478260869565">
                <text:p>5.43478260869565</text:p>
              </table:table-cell>
              <table:table-cell office:value-type="float" office:value="4.32098765432099">
                <text:p>4.3209876543209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9646017699115">
                <text:p>7.9646017699115</text:p>
              </table:table-cell>
              <table:table-cell office:value-type="float" office:value="4.29447852760736">
                <text:p>4.29447852760736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15463917525773">
                <text:p>5.15463917525773</text:p>
              </table:table-cell>
              <table:table-cell office:value-type="float" office:value="3.54609929078014">
                <text:p>3.54609929078014</text:p>
              </table:table-cell>
              <table:table-cell office:value-type="float" office:value="5.03597122302158">
                <text:p>5.035971223021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5.51181102362205">
                <text:p>5.51181102362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3.38983050847458">
                <text:p>3.38983050847458</text:p>
              </table:table-cell>
              <table:table-cell office:value-type="float" office:value="2.54237288135593">
                <text:p>2.5423728813559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1927710843374">
                <text:p>4.81927710843374</text:p>
              </table:table-cell>
              <table:table-cell office:value-type="float" office:value="2.7027027027027">
                <text:p>2.7027027027027</text:p>
              </table:table-cell>
              <table:table-cell office:value-type="float" office:value="1.8018018018018">
                <text:p>1.8018018018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48837209302326">
                <text:p>3.48837209302326</text:p>
              </table:table-cell>
              <table:table-cell office:value-type="float" office:value="4.80769230769231">
                <text:p>4.80769230769231</text:p>
              </table:table-cell>
              <table:table-cell office:value-type="float" office:value="2.63157894736842">
                <text:p>2.631578947368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49438202247191">
                <text:p>4.49438202247191</text:p>
              </table:table-cell>
              <table:table-cell office:value-type="float" office:value="1.08695652173913">
                <text:p>1.08695652173913</text:p>
              </table:table-cell>
              <table:table-cell office:value-type="float" office:value="0.970873786407767">
                <text:p>0.970873786407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15789473684211">
                <text:p>3.15789473684211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06185567010309">
                <text:p>2.06185567010309</text:p>
              </table:table-cell>
              <table:table-cell office:value-type="float" office:value="2.38095238095238">
                <text:p>2.38095238095238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">
                <text:p>7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2.9126213592233">
                <text:p>2.91262135922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60869565217391">
                <text:p>2.6086956521739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93220338983051">
                <text:p>5.93220338983051</text:p>
              </table:table-cell>
              <table:table-cell office:value-type="float" office:value="1.12359550561798">
                <text:p>1.12359550561798</text:p>
              </table:table-cell>
              <table:table-cell office:value-type="float" office:value="3.88349514563107">
                <text:p>3.883495145631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.61538461538462">
                <text:p>4.61538461538462</text:p>
              </table:table-cell>
              <table:table-cell office:value-type="float" office:value="2.88461538461538">
                <text:p>2.88461538461538</text:p>
              </table:table-cell>
              <table:table-cell office:value-type="float" office:value="7.25806451612903">
                <text:p>7.25806451612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84049079754601">
                <text:p>1.84049079754601</text:p>
              </table:table-cell>
              <table:table-cell office:value-type="float" office:value="2.15827338129496">
                <text:p>2.15827338129496</text:p>
              </table:table-cell>
              <table:table-cell office:value-type="float" office:value="6.36942675159236">
                <text:p>6.369426751592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05050505050505">
                <text:p>5.05050505050505</text:p>
              </table:table-cell>
              <table:table-cell office:value-type="float" office:value="5.29100529100529">
                <text:p>5.29100529100529</text:p>
              </table:table-cell>
              <table:table-cell office:value-type="float" office:value="4.04624277456647">
                <text:p>4.04624277456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4.86725663716814">
                <text:p>4.86725663716814</text:p>
              </table:table-cell>
              <table:table-cell office:value-type="float" office:value="6.18556701030928">
                <text:p>6.185567010309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43548387096774">
                <text:p>4.43548387096774</text:p>
              </table:table-cell>
              <table:table-cell office:value-type="float" office:value="5.3030303030303">
                <text:p>5.3030303030303</text:p>
              </table:table-cell>
              <table:table-cell office:value-type="float" office:value="7.01754385964912">
                <text:p>7.017543859649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.81003584229391">
                <text:p>6.81003584229391</text:p>
              </table:table-cell>
              <table:table-cell office:value-type="float" office:value="7.48299319727891">
                <text:p>7.48299319727891</text:p>
              </table:table-cell>
              <table:table-cell office:value-type="float" office:value="10.1214574898785">
                <text:p>10.12145748987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07070707070707">
                <text:p>7.07070707070707</text:p>
              </table:table-cell>
              <table:table-cell office:value-type="float" office:value="5.48780487804878">
                <text:p>5.48780487804878</text:p>
              </table:table-cell>
              <table:table-cell office:value-type="float" office:value="6.11510791366907">
                <text:p>6.115107913669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6.0126582278481">
                <text:p>6.0126582278481</text:p>
              </table:table-cell>
              <table:table-cell office:value-type="float" office:value="8.49315068493151">
                <text:p>8.49315068493151</text:p>
              </table:table-cell>
              <table:table-cell office:value-type="float" office:value="7.04697986577181">
                <text:p>7.046979865771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3015873015873">
                <text:p>7.3015873015873</text:p>
              </table:table-cell>
              <table:table-cell office:value-type="float" office:value="6.33245382585752">
                <text:p>6.33245382585752</text:p>
              </table:table-cell>
              <table:table-cell office:value-type="float" office:value="6.0790273556231">
                <text:p>6.079027355623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2814371257485">
                <text:p>9.2814371257485</text:p>
              </table:table-cell>
              <table:table-cell office:value-type="float" office:value="5.91133004926108">
                <text:p>5.91133004926108</text:p>
              </table:table-cell>
              <table:table-cell office:value-type="float" office:value="7.30337078651685">
                <text:p>7.303370786516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7.77777777777778">
                <text:p>7.77777777777778</text:p>
              </table:table-cell>
              <table:table-cell office:value-type="float" office:value="8.89929742388759">
                <text:p>8.89929742388759</text:p>
              </table:table-cell>
              <table:table-cell office:value-type="float" office:value="9.31506849315069">
                <text:p>9.3150684931506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.67741935483871">
                <text:p>9.67741935483871</text:p>
              </table:table-cell>
              <table:table-cell office:value-type="float" office:value="7.77537796976242">
                <text:p>7.77537796976242</text:p>
              </table:table-cell>
              <table:table-cell office:value-type="float" office:value="8.31168831168831">
                <text:p>8.3116883116883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1264367816092">
                <text:p>7.1264367816092</text:p>
              </table:table-cell>
              <table:table-cell office:value-type="float" office:value="8.44793713163065">
                <text:p>8.44793713163065</text:p>
              </table:table-cell>
              <table:table-cell office:value-type="float" office:value="8.03782505910166">
                <text:p>8.037825059101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14977973568282">
                <text:p>8.14977973568282</text:p>
              </table:table-cell>
              <table:table-cell office:value-type="float" office:value="8.31758034026465">
                <text:p>8.31758034026465</text:p>
              </table:table-cell>
              <table:table-cell office:value-type="float" office:value="7.36607142857143">
                <text:p>7.366071428571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79405520169851">
                <text:p>6.79405520169851</text:p>
              </table:table-cell>
              <table:table-cell office:value-type="float" office:value="8.43585237258348">
                <text:p>8.43585237258348</text:p>
              </table:table-cell>
              <table:table-cell office:value-type="float" office:value="9.34959349593496">
                <text:p>9.349593495934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5151515151515">
                <text:p>11.5151515151515</text:p>
              </table:table-cell>
              <table:table-cell office:value-type="float" office:value="10.1010101010101">
                <text:p>10.1010101010101</text:p>
              </table:table-cell>
              <table:table-cell office:value-type="float" office:value="8.48126232741617">
                <text:p>8.481262327416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86948176583493">
                <text:p>7.86948176583493</text:p>
              </table:table-cell>
              <table:table-cell office:value-type="float" office:value="8.78048780487805">
                <text:p>8.78048780487805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8.0952380952381">
                <text:p>8.0952380952381</text:p>
              </table:table-cell>
              <table:table-cell office:value-type="float" office:value="8.60215053763441">
                <text:p>8.602150537634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.4204753199269">
                <text:p>10.4204753199269</text:p>
              </table:table-cell>
              <table:table-cell office:value-type="float" office:value="10.2167182662539">
                <text:p>10.2167182662539</text:p>
              </table:table-cell>
              <table:table-cell office:value-type="float" office:value="8.27464788732394">
                <text:p>8.274647887323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.84182776801406">
                <text:p>9.84182776801406</text:p>
              </table:table-cell>
              <table:table-cell office:value-type="float" office:value="10.3857566765579">
                <text:p>10.3857566765579</text:p>
              </table:table-cell>
              <table:table-cell office:value-type="float" office:value="10.4529616724739">
                <text:p>10.452961672473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.40766550522648">
                <text:p>9.40766550522648</text:p>
              </table:table-cell>
              <table:table-cell office:value-type="float" office:value="9.43661971830986">
                <text:p>9.43661971830986</text:p>
              </table:table-cell>
              <table:table-cell office:value-type="float" office:value="9.06040268456376">
                <text:p>9.0604026845637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2769485903814">
                <text:p>11.2769485903814</text:p>
              </table:table-cell>
              <table:table-cell office:value-type="float" office:value="9.82264665757162">
                <text:p>9.82264665757162</text:p>
              </table:table-cell>
              <table:table-cell office:value-type="float" office:value="8.75796178343949">
                <text:p>8.757961783439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47030497592295">
                <text:p>9.47030497592295</text:p>
              </table:table-cell>
              <table:table-cell office:value-type="float" office:value="8.83905013192612">
                <text:p>8.83905013192612</text:p>
              </table:table-cell>
              <table:table-cell office:value-type="float" office:value="9.80392156862745">
                <text:p>9.8039215686274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.20436817472699">
                <text:p>9.20436817472699</text:p>
              </table:table-cell>
              <table:table-cell office:value-type="float" office:value="8.13214739517154">
                <text:p>8.13214739517154</text:p>
              </table:table-cell>
              <table:table-cell office:value-type="float" office:value="10.6038291605302">
                <text:p>10.60382916053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7.40276035131744">
                <text:p>7.40276035131744</text:p>
              </table:table-cell>
              <table:table-cell office:value-type="float" office:value="10.0574712643678">
                <text:p>10.05747126436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1722141823444">
                <text:p>9.11722141823444</text:p>
              </table:table-cell>
              <table:table-cell office:value-type="float" office:value="10.1123595505618">
                <text:p>10.1123595505618</text:p>
              </table:table-cell>
              <table:table-cell office:value-type="float" office:value="9.34065934065934">
                <text:p>9.3406593406593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11965811965812">
                <text:p>8.11965811965812</text:p>
              </table:table-cell>
              <table:table-cell office:value-type="float" office:value="11.4494518879415">
                <text:p>11.4494518879415</text:p>
              </table:table-cell>
              <table:table-cell office:value-type="float" office:value="8.42541436464088">
                <text:p>8.425414364640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0709219858156">
                <text:p>10.0709219858156</text:p>
              </table:table-cell>
              <table:table-cell office:value-type="float" office:value="9.53545232273839">
                <text:p>9.53545232273839</text:p>
              </table:table-cell>
              <table:table-cell office:value-type="float" office:value="8.96551724137931">
                <text:p>8.9655172413793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.376404494382">
                <text:p>11.376404494382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8.36820083682008">
                <text:p>8.3682008368200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6474820143885">
                <text:p>10.6474820143885</text:p>
              </table:table-cell>
              <table:table-cell office:value-type="float" office:value="9.64705882352941">
                <text:p>9.64705882352941</text:p>
              </table:table-cell>
              <table:table-cell office:value-type="float" office:value="11.6642958748222">
                <text:p>11.6642958748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7511045655376">
                <text:p>10.7511045655376</text:p>
              </table:table-cell>
              <table:table-cell office:value-type="float" office:value="8.58468677494199">
                <text:p>8.58468677494199</text:p>
              </table:table-cell>
              <table:table-cell office:value-type="float" office:value="10.6685633001422">
                <text:p>10.668563300142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0178041543027">
                <text:p>12.0178041543027</text:p>
              </table:table-cell>
              <table:table-cell office:value-type="float" office:value="7.92899408284024">
                <text:p>7.92899408284024</text:p>
              </table:table-cell>
              <table:table-cell office:value-type="float" office:value="8.58369098712446">
                <text:p>8.58369098712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04977375565611">
                <text:p>9.04977375565611</text:p>
              </table:table-cell>
              <table:table-cell office:value-type="float" office:value="7.05882352941176">
                <text:p>7.05882352941176</text:p>
              </table:table-cell>
              <table:table-cell office:value-type="float" office:value="8.18307905686546">
                <text:p>8.1830790568654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30930930930931">
                <text:p>9.30930930930931</text:p>
              </table:table-cell>
              <table:table-cell office:value-type="float" office:value="10.7015457788347">
                <text:p>10.7015457788347</text:p>
              </table:table-cell>
              <table:table-cell office:value-type="float" office:value="7.43801652892562">
                <text:p>7.43801652892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.8148148148148">
                <text:p>10.8148148148148</text:p>
              </table:table-cell>
              <table:table-cell office:value-type="float" office:value="9.11242603550296">
                <text:p>9.11242603550296</text:p>
              </table:table-cell>
              <table:table-cell office:value-type="float" office:value="6.75862068965517">
                <text:p>6.758620689655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.53079178885631">
                <text:p>9.53079178885631</text:p>
              </table:table-cell>
              <table:table-cell office:value-type="float" office:value="10.2380952380952">
                <text:p>10.2380952380952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1167883211679">
                <text:p>12.1167883211679</text:p>
              </table:table-cell>
              <table:table-cell office:value-type="float" office:value="12.1103117505995">
                <text:p>12.1103117505995</text:p>
              </table:table-cell>
              <table:table-cell office:value-type="float" office:value="8.74471086036671">
                <text:p>8.7447108603667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6194690265487">
                <text:p>10.6194690265487</text:p>
              </table:table-cell>
              <table:table-cell office:value-type="float" office:value="10.718492343934">
                <text:p>10.718492343934</text:p>
              </table:table-cell>
              <table:table-cell office:value-type="float" office:value="9.14205344585091">
                <text:p>9.142053445850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.4151212553495">
                <text:p>9.4151212553495</text:p>
              </table:table-cell>
              <table:table-cell office:value-type="float" office:value="9.92990654205607">
                <text:p>9.92990654205607</text:p>
              </table:table-cell>
              <table:table-cell office:value-type="float" office:value="10.4734576757532">
                <text:p>10.47345767575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4782608695652">
                <text:p>13.4782608695652</text:p>
              </table:table-cell>
              <table:table-cell office:value-type="float" office:value="10.8796296296296">
                <text:p>10.8796296296296</text:p>
              </table:table-cell>
              <table:table-cell office:value-type="float" office:value="10.9170305676856">
                <text:p>10.91703056768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5615615615616">
                <text:p>11.5615615615616</text:p>
              </table:table-cell>
              <table:table-cell office:value-type="float" office:value="9.94285714285714">
                <text:p>9.94285714285714</text:p>
              </table:table-cell>
              <table:table-cell office:value-type="float" office:value="11.7647058823529">
                <text:p>11.76470588235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">
                <text:p>10</text:p>
              </table:table-cell>
              <table:table-cell office:value-type="float" office:value="8.98748577929465">
                <text:p>8.98748577929465</text:p>
              </table:table-cell>
              <table:table-cell office:value-type="float" office:value="8.00604229607251">
                <text:p>8.006042296072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6927710843374">
                <text:p>10.6927710843374</text:p>
              </table:table-cell>
              <table:table-cell office:value-type="float" office:value="10.7476635514019">
                <text:p>10.7476635514019</text:p>
              </table:table-cell>
              <table:table-cell office:value-type="float" office:value="6.73652694610779">
                <text:p>6.736526946107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3095238095238">
                <text:p>11.3095238095238</text:p>
              </table:table-cell>
              <table:table-cell office:value-type="float" office:value="11.3294797687861">
                <text:p>11.3294797687861</text:p>
              </table:table-cell>
              <table:table-cell office:value-type="float" office:value="8.17236255572065">
                <text:p>8.172362555720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.91253644314869">
                <text:p>9.91253644314869</text:p>
              </table:table-cell>
              <table:table-cell office:value-type="float" office:value="10.9865470852018">
                <text:p>10.9865470852018</text:p>
              </table:table-cell>
              <table:table-cell office:value-type="float" office:value="6.90161527165932">
                <text:p>6.901615271659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6627906976744">
                <text:p>13.6627906976744</text:p>
              </table:table-cell>
              <table:table-cell office:value-type="float" office:value="11.0367892976589">
                <text:p>11.0367892976589</text:p>
              </table:table-cell>
              <table:table-cell office:value-type="float" office:value="6.06936416184971">
                <text:p>6.069364161849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2.4269005847953">
                <text:p>12.4269005847953</text:p>
              </table:table-cell>
              <table:table-cell office:value-type="float" office:value="10.3487064116985">
                <text:p>10.3487064116985</text:p>
              </table:table-cell>
              <table:table-cell office:value-type="float" office:value="8.10419681620839">
                <text:p>8.1041968162083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1.5497076023392">
                <text:p>11.5497076023392</text:p>
              </table:table-cell>
              <table:table-cell office:value-type="float" office:value="10.2156640181612">
                <text:p>10.2156640181612</text:p>
              </table:table-cell>
              <table:table-cell office:value-type="float" office:value="7.16332378223496">
                <text:p>7.163323782234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9.18484500574053">
                <text:p>9.18484500574053</text:p>
              </table:table-cell>
              <table:table-cell office:value-type="float" office:value="8.82778581765557">
                <text:p>8.8277858176555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22320117474303">
                <text:p>8.22320117474303</text:p>
              </table:table-cell>
              <table:table-cell office:value-type="float" office:value="7.89779326364692">
                <text:p>7.89779326364692</text:p>
              </table:table-cell>
              <table:table-cell office:value-type="float" office:value="11.0132158590308">
                <text:p>11.0132158590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89865871833085">
                <text:p>7.89865871833085</text:p>
              </table:table-cell>
              <table:table-cell office:value-type="float" office:value="7.4251497005988">
                <text:p>7.4251497005988</text:p>
              </table:table-cell>
              <table:table-cell office:value-type="float" office:value="10.0303951367781">
                <text:p>10.030395136778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.2685624012638">
                <text:p>10.2685624012638</text:p>
              </table:table-cell>
              <table:table-cell office:value-type="float" office:value="6.60024906600249">
                <text:p>6.60024906600249</text:p>
              </table:table-cell>
              <table:table-cell office:value-type="float" office:value="9.34426229508197">
                <text:p>9.3442622950819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.2561174551387">
                <text:p>11.2561174551387</text:p>
              </table:table-cell>
              <table:table-cell office:value-type="float" office:value="6.50195058517555">
                <text:p>6.50195058517555</text:p>
              </table:table-cell>
              <table:table-cell office:value-type="float" office:value="7.74647887323944">
                <text:p>7.7464788732394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.94671403197158">
                <text:p>9.94671403197158</text:p>
              </table:table-cell>
              <table:table-cell office:value-type="float" office:value="6.3448275862069">
                <text:p>6.3448275862069</text:p>
              </table:table-cell>
              <table:table-cell office:value-type="float" office:value="12.2370936902486">
                <text:p>12.23709369024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.4293785310734">
                <text:p>12.4293785310734</text:p>
              </table:table-cell>
              <table:table-cell office:value-type="float" office:value="6.19596541786744">
                <text:p>6.19596541786744</text:p>
              </table:table-cell>
              <table:table-cell office:value-type="float" office:value="12.1513944223108">
                <text:p>12.151394422310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1.7408906882591">
                <text:p>11.7408906882591</text:p>
              </table:table-cell>
              <table:table-cell office:value-type="float" office:value="6.19335347432024">
                <text:p>6.19335347432024</text:p>
              </table:table-cell>
              <table:table-cell office:value-type="float" office:value="10.8108108108108">
                <text:p>10.81081081081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.6849894291755">
                <text:p>12.6849894291755</text:p>
              </table:table-cell>
              <table:table-cell office:value-type="float" office:value="5.87275693311582">
                <text:p>5.87275693311582</text:p>
              </table:table-cell>
              <table:table-cell office:value-type="float" office:value="9.49227373068433">
                <text:p>9.492273730684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.6430155210643">
                <text:p>10.6430155210643</text:p>
              </table:table-cell>
              <table:table-cell office:value-type="float" office:value="5.19031141868512">
                <text:p>5.19031141868512</text:p>
              </table:table-cell>
              <table:table-cell office:value-type="float" office:value="9.17874396135266">
                <text:p>9.178743961352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9088729016787">
                <text:p>13.9088729016787</text:p>
              </table:table-cell>
              <table:table-cell office:value-type="float" office:value="5.10948905109489">
                <text:p>5.10948905109489</text:p>
              </table:table-cell>
              <table:table-cell office:value-type="float" office:value="8.27067669172932">
                <text:p>8.270676691729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.0906801007557">
                <text:p>12.0906801007557</text:p>
              </table:table-cell>
              <table:table-cell office:value-type="float" office:value="4.65116279069768">
                <text:p>4.65116279069768</text:p>
              </table:table-cell>
              <table:table-cell office:value-type="float" office:value="7.51295336787565">
                <text:p>7.5129533678756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.1621621621622">
                <text:p>12.1621621621622</text:p>
              </table:table-cell>
              <table:table-cell office:value-type="float" office:value="4.1407867494824">
                <text:p>4.1407867494824</text:p>
              </table:table-cell>
              <table:table-cell office:value-type="float" office:value="8.67052023121387">
                <text:p>8.6705202312138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.5625">
                <text:p>11.5625</text:p>
              </table:table-cell>
              <table:table-cell office:value-type="float" office:value="4.41860465116279">
                <text:p>4.41860465116279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4.4973544973545">
                <text:p>4.4973544973545</text:p>
              </table:table-cell>
              <table:table-cell office:value-type="float" office:value="8.66425992779783">
                <text:p>8.6642599277978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56031128404669">
                <text:p>8.56031128404669</text:p>
              </table:table-cell>
              <table:table-cell office:value-type="float" office:value="4.33526011560694">
                <text:p>4.33526011560694</text:p>
              </table:table-cell>
              <table:table-cell office:value-type="float" office:value="11.5702479338843">
                <text:p>11.57024793388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.81057268722467">
                <text:p>8.81057268722467</text:p>
              </table:table-cell>
              <table:table-cell office:value-type="float" office:value="4.12698412698413">
                <text:p>4.12698412698413</text:p>
              </table:table-cell>
              <table:table-cell office:value-type="float" office:value="8.41121495327103">
                <text:p>8.411214953271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6796116504854">
                <text:p>10.6796116504854</text:p>
              </table:table-cell>
              <table:table-cell office:value-type="float" office:value="3.9426523297491">
                <text:p>3.9426523297491</text:p>
              </table:table-cell>
              <table:table-cell office:value-type="float" office:value="8.6734693877551">
                <text:p>8.673469387755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3.95256916996047">
                <text:p>3.95256916996047</text:p>
              </table:table-cell>
              <table:table-cell office:value-type="float" office:value="6.4327485380117">
                <text:p>6.432748538011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1176470588235">
                <text:p>14.1176470588235</text:p>
              </table:table-cell>
              <table:table-cell office:value-type="float" office:value="3.09734513274336">
                <text:p>3.09734513274336</text:p>
              </table:table-cell>
              <table:table-cell office:value-type="float" office:value="6.04026845637584">
                <text:p>6.0402684563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.5">
                <text:p>12.5</text:p>
              </table:table-cell>
              <table:table-cell office:value-type="float" office:value="3.06122448979592">
                <text:p>3.06122448979592</text:p>
              </table:table-cell>
              <table:table-cell office:value-type="float" office:value="8.3969465648855">
                <text:p>8.396946564885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.9718309859155">
                <text:p>11.9718309859155</text:p>
              </table:table-cell>
              <table:table-cell office:value-type="float" office:value="2.80898876404494">
                <text:p>2.80898876404494</text:p>
              </table:table-cell>
              <table:table-cell office:value-type="float" office:value="14.5161290322581">
                <text:p>14.516129032258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.0840336134454">
                <text:p>10.0840336134454</text:p>
              </table:table-cell>
              <table:table-cell office:value-type="float" office:value="2.46913580246914">
                <text:p>2.46913580246914</text:p>
              </table:table-cell>
              <table:table-cell office:value-type="float" office:value="14.1592920353982">
                <text:p>14.15929203539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.7378640776699">
                <text:p>8.7378640776699</text:p>
              </table:table-cell>
              <table:table-cell office:value-type="float" office:value="2.0979020979021">
                <text:p>2.0979020979021</text:p>
              </table:table-cell>
              <table:table-cell office:value-type="float" office:value="12.3711340206186">
                <text:p>12.37113402061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79120879120879">
                <text:p>8.79120879120879</text:p>
              </table:table-cell>
              <table:table-cell office:value-type="float" office:value="0.826446280991735">
                <text:p>0.82644628099173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0">
                <text:p>0</text:p>
              </table:table-cell>
              <table:table-cell office:value-type="float" office:value="12.1621621621622">
                <text:p>12.1621621621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0">
                <text:p>0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11.4754098360656">
                <text:p>11.475409836065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0">
                <text:p>0</text:p>
              </table:table-cell>
              <table:table-cell office:value-type="float" office:value="10.8695652173913">
                <text:p>10.869565217391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0">
                <text:p>0</text:p>
              </table:table-cell>
              <table:table-cell office:value-type="float" office:value="9.30232558139535">
                <text:p>9.3023255813953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0">
                <text:p>0</text:p>
              </table:table-cell>
              <table:table-cell office:value-type="float" office:value="7.69230769230769">
                <text:p>7.692307692307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0">
                <text:p>0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0">
                <text:p>0</text:p>
              </table:table-cell>
              <table:table-cell office:value-type="float" office:value="3.2258064516129">
                <text:p>3.2258064516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0">
                <text:p>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355cm" svg:y="3.954cm" style:legend-expansion="high" chart:style-name="ch2"/>
        <chart:plot-area chart:style-name="ch3" table:cell-range-address="transportation.E1:transportation.F241" chart:data-source-has-labels="row" svg:x="0.77cm" svg:y="0.855cm" svg:width="11.945cm" svg:height="7.55cm">
          <chartooo:coordinate-region svg:x="1.537cm" svg:y="1.054cm" svg:width="11.178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ransportation.E2:transportation.E241" chart:label-cell-address="transportation.E1:transportation.E1" chart:class="chart:line">
            <chart:data-point chart:repeated="240"/>
          </chart:series>
          <chart:series chart:style-name="ch8" chart:values-cell-range-address="transportation.F2:transportation.F241" chart:label-cell-address="transportation.F1:transportation.F1" chart:class="chart:line">
            <chart:data-point chart:repeated="2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q-bus</text:p>
                <draw:g>
                  <svg:desc>transportation.E1:transportation.E1</svg:desc>
                </draw:g>
              </table:table-cell>
              <table:table-cell office:value-type="string">
                <text:p>stq-tram</text:p>
                <draw:g>
                  <svg:desc>transportation.F1:transporta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ransportation.E2:transportation.E241</svg:desc>
                </draw:g>
              </table:table-cell>
              <table:table-cell office:value-type="float" office:value="0">
                <text:p>0</text:p>
                <draw:g>
                  <svg:desc>transportation.F2:transporta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4.2857142857143">
                <text:p>-14.28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">
                <text:p>-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2.2222222222222">
                <text:p>-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2.2222222222222">
                <text:p>-22.22222222222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2.5">
                <text:p>-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9.09090909090909">
                <text:p>-9.090909090909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">
                <text:p>-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2.5">
                <text:p>-1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84848484848485">
                <text:p>9.84848484848485</text:p>
              </table:table-cell>
              <table:table-cell office:value-type="float" office:value="4.04040404040404">
                <text:p>4.040404040404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7.01219512195122">
                <text:p>-7.01219512195122</text:p>
              </table:table-cell>
              <table:table-cell office:value-type="float" office:value="14.3292682926829">
                <text:p>14.3292682926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8716577540107">
                <text:p>0.18716577540107</text:p>
              </table:table-cell>
              <table:table-cell office:value-type="float" office:value="4.41558441558442">
                <text:p>4.415584415584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27380952380952">
                <text:p>3.27380952380952</text:p>
              </table:table-cell>
              <table:table-cell office:value-type="float" office:value="-1.10294117647059">
                <text:p>-1.102941176470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82000333945567">
                <text:p>1.82000333945567</text:p>
              </table:table-cell>
              <table:table-cell office:value-type="float" office:value="-2.79925765542839">
                <text:p>-2.799257655428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55902777777778">
                <text:p>3.55902777777778</text:p>
              </table:table-cell>
              <table:table-cell office:value-type="float" office:value="-6.08700539568345">
                <text:p>-6.087005395683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.23809523809524">
                <text:p>5.23809523809524</text:p>
              </table:table-cell>
              <table:table-cell office:value-type="float" office:value="-6.66666666666666">
                <text:p>-6.666666666666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14874778649127">
                <text:p>4.14874778649127</text:p>
              </table:table-cell>
              <table:table-cell office:value-type="float" office:value="-7.55278025572406">
                <text:p>-7.552780255724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0310637244978">
                <text:p>6.70310637244978</text:p>
              </table:table-cell>
              <table:table-cell office:value-type="float" office:value="-5.32019704433497">
                <text:p>-5.32019704433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3981900452489">
                <text:p>7.23981900452489</text:p>
              </table:table-cell>
              <table:table-cell office:value-type="float" office:value="-4.35943947216298">
                <text:p>-4.359439472162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31625790477465">
                <text:p>4.31625790477465</text:p>
              </table:table-cell>
              <table:table-cell office:value-type="float" office:value="-4.49298176570904">
                <text:p>-4.49298176570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6602442688263">
                <text:p>3.16602442688263</text:p>
              </table:table-cell>
              <table:table-cell office:value-type="float" office:value="-3.60092604179702">
                <text:p>-3.60092604179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89982683220334">
                <text:p>2.89982683220334</text:p>
              </table:table-cell>
              <table:table-cell office:value-type="float" office:value="-2.57647540504182">
                <text:p>-2.576475405041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.59238830667402">
                <text:p>-2.59238830667402</text:p>
              </table:table-cell>
              <table:table-cell office:value-type="float" office:value="1.88595188595189">
                <text:p>1.885951885951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791146691782433">
                <text:p>-0.791146691782433</text:p>
              </table:table-cell>
              <table:table-cell office:value-type="float" office:value="-0.520681265206813">
                <text:p>-0.520681265206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07056288715325">
                <text:p>-1.07056288715325</text:p>
              </table:table-cell>
              <table:table-cell office:value-type="float" office:value="0.579650845608294">
                <text:p>0.57965084560829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57624519546742">
                <text:p>0.0557624519546742</text:p>
              </table:table-cell>
              <table:table-cell office:value-type="float" office:value="-0.831134290522991">
                <text:p>-0.8311342905229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692269018060873">
                <text:p>-0.692269018060873</text:p>
              </table:table-cell>
              <table:table-cell office:value-type="float" office:value="-0.561775566218431">
                <text:p>-0.561775566218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.21430268472321">
                <text:p>-2.21430268472321</text:p>
              </table:table-cell>
              <table:table-cell office:value-type="float" office:value="6.11037266774972">
                <text:p>6.1103726677497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96506137865911">
                <text:p>-2.96506137865911</text:p>
              </table:table-cell>
              <table:table-cell office:value-type="float" office:value="7.78761061946903">
                <text:p>7.787610619469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.48228414172687">
                <text:p>-4.48228414172687</text:p>
              </table:table-cell>
              <table:table-cell office:value-type="float" office:value="5.98555211558308">
                <text:p>5.985552115583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.94444444444444">
                <text:p>-1.94444444444444</text:p>
              </table:table-cell>
              <table:table-cell office:value-type="float" office:value="6.84959349593496">
                <text:p>6.8495934959349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2.65719344940224">
                <text:p>-2.65719344940224</text:p>
              </table:table-cell>
              <table:table-cell office:value-type="float" office:value="4.94163799114507">
                <text:p>4.941637991145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8374211989325">
                <text:p>3.88374211989325</text:p>
              </table:table-cell>
              <table:table-cell office:value-type="float" office:value="-0.319516913877001">
                <text:p>-0.3195169138770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6104989835836">
                <text:p>5.86104989835836</text:p>
              </table:table-cell>
              <table:table-cell office:value-type="float" office:value="-2.79314257348509">
                <text:p>-2.793142573485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96479767737253">
                <text:p>3.96479767737253</text:p>
              </table:table-cell>
              <table:table-cell office:value-type="float" office:value="-2.29363056066085">
                <text:p>-2.293630560660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673695932073635">
                <text:p>0.673695932073635</text:p>
              </table:table-cell>
              <table:table-cell office:value-type="float" office:value="1.91192914573756">
                <text:p>1.911929145737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90311348841905">
                <text:p>-0.990311348841905</text:p>
              </table:table-cell>
              <table:table-cell office:value-type="float" office:value="0.546138072453863">
                <text:p>0.5461380724538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7019796682718">
                <text:p>0.27019796682718</text:p>
              </table:table-cell>
              <table:table-cell office:value-type="float" office:value="2.21233689205219">
                <text:p>2.212336892052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71872887085868">
                <text:p>0.371872887085868</text:p>
              </table:table-cell>
              <table:table-cell office:value-type="float" office:value="3.112573700809">
                <text:p>3.11257370080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29666876178504">
                <text:p>0.829666876178504</text:p>
              </table:table-cell>
              <table:table-cell office:value-type="float" office:value="-1.04798676227248">
                <text:p>-1.047986762272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2047641337702">
                <text:p>1.92047641337702</text:p>
              </table:table-cell>
              <table:table-cell office:value-type="float" office:value="-1.46391812525441">
                <text:p>-1.463918125254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0495236795148">
                <text:p>3.0495236795148</text:p>
              </table:table-cell>
              <table:table-cell office:value-type="float" office:value="-1.5251171126906">
                <text:p>-1.525117112690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56667922614977">
                <text:p>1.56667922614977</text:p>
              </table:table-cell>
              <table:table-cell office:value-type="float" office:value="-1.28195510656564">
                <text:p>-1.281955106565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56937838169354">
                <text:p>1.56937838169354</text:p>
              </table:table-cell>
              <table:table-cell office:value-type="float" office:value="-1.38818864183543">
                <text:p>-1.3881886418354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6741034255031">
                <text:p>0.496741034255031</text:p>
              </table:table-cell>
              <table:table-cell office:value-type="float" office:value="-1.75292828524189">
                <text:p>-1.752928285241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0378648673073">
                <text:p>1.90378648673073</text:p>
              </table:table-cell>
              <table:table-cell office:value-type="float" office:value="-2.4933298260118">
                <text:p>-2.4933298260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4511693965191">
                <text:p>0.984511693965191</text:p>
              </table:table-cell>
              <table:table-cell office:value-type="float" office:value="-1.95318622284914">
                <text:p>-1.953186222849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3276207360714">
                <text:p>0.943276207360714</text:p>
              </table:table-cell>
              <table:table-cell office:value-type="float" office:value="-0.825571325983187">
                <text:p>-0.82557132598318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92514634450118">
                <text:p>3.92514634450118</text:p>
              </table:table-cell>
              <table:table-cell office:value-type="float" office:value="-2.53280702671616">
                <text:p>-2.532807026716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63428569049017">
                <text:p>2.63428569049017</text:p>
              </table:table-cell>
              <table:table-cell office:value-type="float" office:value="-1.21106131266025">
                <text:p>-1.21106131266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9475615349335">
                <text:p>2.9475615349335</text:p>
              </table:table-cell>
              <table:table-cell office:value-type="float" office:value="-1.40305357249985">
                <text:p>-1.403053572499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94354813197938">
                <text:p>0.194354813197938</text:p>
              </table:table-cell>
              <table:table-cell office:value-type="float" office:value="-0.0203088908898721">
                <text:p>-0.020308890889872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20977204495983">
                <text:p>0.120977204495983</text:p>
              </table:table-cell>
              <table:table-cell office:value-type="float" office:value="0.898918083462133">
                <text:p>0.898918083462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.01438466508018">
                <text:p>-2.01438466508018</text:p>
              </table:table-cell>
              <table:table-cell office:value-type="float" office:value="1.96802457048858">
                <text:p>1.96802457048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28125181926298">
                <text:p>2.28125181926298</text:p>
              </table:table-cell>
              <table:table-cell office:value-type="float" office:value="-0.344905433201223">
                <text:p>-0.34490543320122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86958504331965">
                <text:p>-1.86958504331965</text:p>
              </table:table-cell>
              <table:table-cell office:value-type="float" office:value="1.3308311255029">
                <text:p>1.33083112550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30825004899077">
                <text:p>0.930825004899077</text:p>
              </table:table-cell>
              <table:table-cell office:value-type="float" office:value="-0.0297619047619033">
                <text:p>-0.02976190476190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6635821117012">
                <text:p>1.76635821117012</text:p>
              </table:table-cell>
              <table:table-cell office:value-type="float" office:value="-2.33836624080526">
                <text:p>-2.338366240805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06204743341095">
                <text:p>3.06204743341095</text:p>
              </table:table-cell>
              <table:table-cell office:value-type="float" office:value="-2.94491086235489">
                <text:p>-2.944910862354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02223200528285">
                <text:p>3.02223200528285</text:p>
              </table:table-cell>
              <table:table-cell office:value-type="float" office:value="1.31296623349237">
                <text:p>1.3129662334923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9691027926322">
                <text:p>1.9691027926322</text:p>
              </table:table-cell>
              <table:table-cell office:value-type="float" office:value="-1.23360184119678">
                <text:p>-1.233601841196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30711222228997">
                <text:p>3.30711222228997</text:p>
              </table:table-cell>
              <table:table-cell office:value-type="float" office:value="-0.422776273437897">
                <text:p>-0.4227762734378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20445344129555">
                <text:p>1.20445344129555</text:p>
              </table:table-cell>
              <table:table-cell office:value-type="float" office:value="-2.96511627906977">
                <text:p>-2.9651162790697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.60724622876017">
                <text:p>-1.60724622876017</text:p>
              </table:table-cell>
              <table:table-cell office:value-type="float" office:value="2.21286283437678">
                <text:p>2.212862834376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.13022787590372">
                <text:p>-1.13022787590372</text:p>
              </table:table-cell>
              <table:table-cell office:value-type="float" office:value="3.166924140174">
                <text:p>3.16692414017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.07978920608019">
                <text:p>-1.07978920608019</text:p>
              </table:table-cell>
              <table:table-cell office:value-type="float" office:value="0.648228555388894">
                <text:p>0.6482285553888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15160452215434">
                <text:p>-1.15160452215434</text:p>
              </table:table-cell>
              <table:table-cell office:value-type="float" office:value="0.70390450590004">
                <text:p>0.703904505900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82459922449216">
                <text:p>2.82459922449216</text:p>
              </table:table-cell>
              <table:table-cell office:value-type="float" office:value="-2.58447681508724">
                <text:p>-2.584476815087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245723940532491">
                <text:p>-0.245723940532491</text:p>
              </table:table-cell>
              <table:table-cell office:value-type="float" office:value="0.626222318800497">
                <text:p>0.626222318800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.91870424918776">
                <text:p>3.91870424918776</text:p>
              </table:table-cell>
              <table:table-cell office:value-type="float" office:value="-3.70215705683412">
                <text:p>-3.7021570568341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.3567432448518">
                <text:p>3.3567432448518</text:p>
              </table:table-cell>
              <table:table-cell office:value-type="float" office:value="-0.814132104454684">
                <text:p>-0.81413210445468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2.23237943826179">
                <text:p>-2.23237943826179</text:p>
              </table:table-cell>
              <table:table-cell office:value-type="float" office:value="0.266777472659825">
                <text:p>0.2667774726598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01463117252591">
                <text:p>3.01463117252591</text:p>
              </table:table-cell>
              <table:table-cell office:value-type="float" office:value="-2.60932181199267">
                <text:p>-2.6093218119926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62544904518813">
                <text:p>3.62544904518813</text:p>
              </table:table-cell>
              <table:table-cell office:value-type="float" office:value="-4.84496124031008">
                <text:p>-4.844961240310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3.45248698945151">
                <text:p>-3.45248698945151</text:p>
              </table:table-cell>
              <table:table-cell office:value-type="float" office:value="-0.509916693842458">
                <text:p>-0.509916693842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.48878667888576">
                <text:p>-4.48878667888576</text:p>
              </table:table-cell>
              <table:table-cell office:value-type="float" office:value="0.526694877104529">
                <text:p>0.5266948771045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765448338501049">
                <text:p>-0.765448338501049</text:p>
              </table:table-cell>
              <table:table-cell office:value-type="float" office:value="1.52794499714847">
                <text:p>1.5279449971484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16840939358378">
                <text:p>2.16840939358378</text:p>
              </table:table-cell>
              <table:table-cell office:value-type="float" office:value="-2.68163560534942">
                <text:p>-2.6816356053494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763390709639639">
                <text:p>-0.763390709639639</text:p>
              </table:table-cell>
              <table:table-cell office:value-type="float" office:value="1.30928512869632">
                <text:p>1.3092851286963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59579221746416">
                <text:p>0.59579221746416</text:p>
              </table:table-cell>
              <table:table-cell office:value-type="float" office:value="-0.439327374640206">
                <text:p>-0.43932737464020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1.19554388189476">
                <text:p>-1.19554388189476</text:p>
              </table:table-cell>
              <table:table-cell office:value-type="float" office:value="-0.154763269517368">
                <text:p>-0.15476326951736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28093790707773">
                <text:p>1.28093790707773</text:p>
              </table:table-cell>
              <table:table-cell office:value-type="float" office:value="-4.55046883618312">
                <text:p>-4.55046883618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2.45016666445333">
                <text:p>-2.45016666445333</text:p>
              </table:table-cell>
              <table:table-cell office:value-type="float" office:value="5.56110326779381">
                <text:p>5.561103267793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3.22000097280996">
                <text:p>-3.22000097280996</text:p>
              </table:table-cell>
              <table:table-cell office:value-type="float" office:value="3.65106591521686">
                <text:p>3.651065915216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2.0244461420932">
                <text:p>-2.0244461420932</text:p>
              </table:table-cell>
              <table:table-cell office:value-type="float" office:value="5.09803921568627">
                <text:p>5.0980392156862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22189349112426">
                <text:p>-0.22189349112426</text:p>
              </table:table-cell>
              <table:table-cell office:value-type="float" office:value="-2.31725897317791">
                <text:p>-2.31725897317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0520514390692">
                <text:p>-0.50520514390692</text:p>
              </table:table-cell>
              <table:table-cell office:value-type="float" office:value="-0.608589810467745">
                <text:p>-0.6085898104677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67012324230414">
                <text:p>3.67012324230414</text:p>
              </table:table-cell>
              <table:table-cell office:value-type="float" office:value="-3.29793510324484">
                <text:p>-3.297935103244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60853988447759">
                <text:p>1.60853988447759</text:p>
              </table:table-cell>
              <table:table-cell office:value-type="float" office:value="-0.118667952236149">
                <text:p>-0.1186679522361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4.08163265306122">
                <text:p>-4.08163265306122</text:p>
              </table:table-cell>
              <table:table-cell office:value-type="float" office:value="2.45058653382613">
                <text:p>2.450586533826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84453535943892">
                <text:p>0.0584453535943892</text:p>
              </table:table-cell>
              <table:table-cell office:value-type="float" office:value="-0.905902980713033">
                <text:p>-0.9059029807130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11657440573103">
                <text:p>2.11657440573103</text:p>
              </table:table-cell>
              <table:table-cell office:value-type="float" office:value="-3.01747530663193">
                <text:p>-3.017475306631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31932021466905">
                <text:p>-1.31932021466905</text:p>
              </table:table-cell>
              <table:table-cell office:value-type="float" office:value="-0.856793145654835">
                <text:p>-0.8567931456548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40742550073278">
                <text:p>3.40742550073278</text:p>
              </table:table-cell>
              <table:table-cell office:value-type="float" office:value="-3.52350823606414">
                <text:p>-3.52350823606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88259109311741">
                <text:p>-0.688259109311741</text:p>
              </table:table-cell>
              <table:table-cell office:value-type="float" office:value="-2.15789473684211">
                <text:p>-2.15789473684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19096710849288">
                <text:p>-0.319096710849288</text:p>
              </table:table-cell>
              <table:table-cell office:value-type="float" office:value="0.0214776632302405">
                <text:p>0.02147766323024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23529411764706">
                <text:p>-1.23529411764706</text:p>
              </table:table-cell>
              <table:table-cell office:value-type="float" office:value="-4.0873786407767">
                <text:p>-4.08737864077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510014655594">
                <text:p>1.48510014655594</text:p>
              </table:table-cell>
              <table:table-cell office:value-type="float" office:value="0.248447204968944">
                <text:p>0.2484472049689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.80860788421253">
                <text:p>4.80860788421253</text:p>
              </table:table-cell>
              <table:table-cell office:value-type="float" office:value="-2.04870824419944">
                <text:p>-2.048708244199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73076923076923">
                <text:p>1.73076923076923</text:p>
              </table:table-cell>
              <table:table-cell office:value-type="float" office:value="2.64267990074442">
                <text:p>2.6426799007444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317782583748952">
                <text:p>-0.317782583748952</text:p>
              </table:table-cell>
              <table:table-cell office:value-type="float" office:value="4.52893595404635">
                <text:p>4.528935954046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240500240500241">
                <text:p>-0.240500240500241</text:p>
              </table:table-cell>
              <table:table-cell office:value-type="float" office:value="-1.00426227593858">
                <text:p>-1.00426227593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321802091713596">
                <text:p>-0.321802091713596</text:p>
              </table:table-cell>
              <table:table-cell office:value-type="float" office:value="1.64011246485473">
                <text:p>1.640112464854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867546432062561">
                <text:p>-0.867546432062561</text:p>
              </table:table-cell>
              <table:table-cell office:value-type="float" office:value="2.58205998868138">
                <text:p>2.582059988681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72957354985003">
                <text:p>-0.672957354985003</text:p>
              </table:table-cell>
              <table:table-cell office:value-type="float" office:value="3.31142164758463">
                <text:p>3.3114216475846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8290219265829">
                <text:p>1.58290219265829</text:p>
              </table:table-cell>
              <table:table-cell office:value-type="float" office:value="-0.955599157038005">
                <text:p>-0.9555991570380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48049245708341">
                <text:p>-2.48049245708341</text:p>
              </table:table-cell>
              <table:table-cell office:value-type="float" office:value="1.03432163792371">
                <text:p>1.034321637923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69133475729782">
                <text:p>0.969133475729782</text:p>
              </table:table-cell>
              <table:table-cell office:value-type="float" office:value="-1.2225599459642">
                <text:p>-1.222559945964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37010707648742">
                <text:p>3.37010707648742</text:p>
              </table:table-cell>
              <table:table-cell office:value-type="float" office:value="-1.97806633923165">
                <text:p>-1.978066339231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1.12151964610981">
                <text:p>-1.12151964610981</text:p>
              </table:table-cell>
              <table:table-cell office:value-type="float" office:value="1.53729071537291">
                <text:p>1.537290715372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90204138507629">
                <text:p>1.90204138507629</text:p>
              </table:table-cell>
              <table:table-cell office:value-type="float" office:value="-1.3657310431504">
                <text:p>-1.36573104315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.32150035002145">
                <text:p>-1.32150035002145</text:p>
              </table:table-cell>
              <table:table-cell office:value-type="float" office:value="0.91138827749246">
                <text:p>0.9113882774924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167800604581831">
                <text:p>-0.167800604581831</text:p>
              </table:table-cell>
              <table:table-cell office:value-type="float" office:value="-0.78370830711139">
                <text:p>-0.783708307111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4179717088497">
                <text:p>-1.64179717088497</text:p>
              </table:table-cell>
              <table:table-cell office:value-type="float" office:value="2.55553829423645">
                <text:p>2.555538294236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41414141414142">
                <text:p>1.41414141414142</text:p>
              </table:table-cell>
              <table:table-cell office:value-type="float" office:value="-3.03388918773534">
                <text:p>-3.0338891877353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911006039043114">
                <text:p>-0.911006039043114</text:p>
              </table:table-cell>
              <table:table-cell office:value-type="float" office:value="0.527464799050563">
                <text:p>0.5274647990505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95670995670997">
                <text:p>0.995670995670997</text:p>
              </table:table-cell>
              <table:table-cell office:value-type="float" office:value="-0.488758553274682">
                <text:p>-0.4887585532746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03757053673003">
                <text:p>0.203757053673003</text:p>
              </table:table-cell>
              <table:table-cell office:value-type="float" office:value="-2.14582743260293">
                <text:p>-2.1458274326029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43928908543805">
                <text:p>-0.543928908543805</text:p>
              </table:table-cell>
              <table:table-cell office:value-type="float" office:value="0.611133904459807">
                <text:p>0.6111339044598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289542130833791">
                <text:p>-0.0289542130833791</text:p>
              </table:table-cell>
              <table:table-cell office:value-type="float" office:value="-0.347262820662722">
                <text:p>-0.3472628206627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4543019328098">
                <text:p>1.4543019328098</text:p>
              </table:table-cell>
              <table:table-cell office:value-type="float" office:value="-2.51898680694194">
                <text:p>-2.518986806941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631254843996832">
                <text:p>0.631254843996832</text:p>
              </table:table-cell>
              <table:table-cell office:value-type="float" office:value="0.333616592704498">
                <text:p>0.33361659270449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07222077955545">
                <text:p>1.07222077955545</text:p>
              </table:table-cell>
              <table:table-cell office:value-type="float" office:value="1.3994609858032">
                <text:p>1.39946098580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44298472211971">
                <text:p>0.244298472211971</text:p>
              </table:table-cell>
              <table:table-cell office:value-type="float" office:value="2.4104124408384">
                <text:p>2.4104124408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995138132327353">
                <text:p>-0.995138132327353</text:p>
              </table:table-cell>
              <table:table-cell office:value-type="float" office:value="0.223437922424898">
                <text:p>0.2234379224248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.32979376828342">
                <text:p>-3.32979376828342</text:p>
              </table:table-cell>
              <table:table-cell office:value-type="float" office:value="0.305756244982765">
                <text:p>0.3057562449827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535469663077217">
                <text:p>0.535469663077217</text:p>
              </table:table-cell>
              <table:table-cell office:value-type="float" office:value="-1.10540474443629">
                <text:p>-1.1054047444362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.39436856623831">
                <text:p>2.39436856623831</text:p>
              </table:table-cell>
              <table:table-cell office:value-type="float" office:value="-3.00820365756194">
                <text:p>-3.008203657561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00042319085908">
                <text:p>1.00042319085908</text:p>
              </table:table-cell>
              <table:table-cell office:value-type="float" office:value="1.0168138604337">
                <text:p>1.016813860433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16641779059556">
                <text:p>2.16641779059556</text:p>
              </table:table-cell>
              <table:table-cell office:value-type="float" office:value="-0.0825412653953084">
                <text:p>-0.08254126539530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08881007146243">
                <text:p>4.08881007146243</text:p>
              </table:table-cell>
              <table:table-cell office:value-type="float" office:value="-3.43411316717821">
                <text:p>-3.4341131671782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99095022624434">
                <text:p>1.99095022624434</text:p>
              </table:table-cell>
              <table:table-cell office:value-type="float" office:value="-0.866694698790644">
                <text:p>-0.86669469879064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1.39223646952541">
                <text:p>-1.39223646952541</text:p>
              </table:table-cell>
              <table:table-cell office:value-type="float" office:value="-1.87129278038369">
                <text:p>-1.87129278038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70238877931186">
                <text:p>1.70238877931186</text:p>
              </table:table-cell>
              <table:table-cell office:value-type="float" office:value="-4.05619412515964">
                <text:p>-4.056194125159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707303449238932">
                <text:p>-0.707303449238932</text:p>
              </table:table-cell>
              <table:table-cell office:value-type="float" office:value="-0.364125122189639">
                <text:p>-0.3641251221896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647657056836337">
                <text:p>0.00647657056836337</text:p>
              </table:table-cell>
              <table:table-cell office:value-type="float" office:value="-3.37207746080117">
                <text:p>-3.3720774608011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0990233173853667">
                <text:p>-0.0990233173853667</text:p>
              </table:table-cell>
              <table:table-cell office:value-type="float" office:value="-1.47741558069776">
                <text:p>-1.477415580697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514785286706573">
                <text:p>-0.514785286706573</text:p>
              </table:table-cell>
              <table:table-cell office:value-type="float" office:value="1.05833642040373">
                <text:p>1.058336420403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.59863123993559">
                <text:p>2.59863123993559</text:p>
              </table:table-cell>
              <table:table-cell office:value-type="float" office:value="-2.56123030187963">
                <text:p>-2.5612303018796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61870441870442">
                <text:p>1.61870441870442</text:p>
              </table:table-cell>
              <table:table-cell office:value-type="float" office:value="0.203144320791379">
                <text:p>0.2031443207913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01251422070535">
                <text:p>1.01251422070535</text:p>
              </table:table-cell>
              <table:table-cell office:value-type="float" office:value="-1.99395770392749">
                <text:p>-1.9939577039274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54892467064521">
                <text:p>-0.054892467064521</text:p>
              </table:table-cell>
              <table:table-cell office:value-type="float" office:value="-3.95624413822956">
                <text:p>-3.956244138229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0199559592623171">
                <text:p>-0.0199559592623171</text:p>
              </table:table-cell>
              <table:table-cell office:value-type="float" office:value="-3.13716125380316">
                <text:p>-3.137161253803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07401064205311">
                <text:p>-1.07401064205311</text:p>
              </table:table-cell>
              <table:table-cell office:value-type="float" office:value="-3.01092117148936">
                <text:p>-3.010921171489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.62600140001556">
                <text:p>2.62600140001556</text:p>
              </table:table-cell>
              <table:table-cell office:value-type="float" office:value="-7.59342653582471">
                <text:p>-7.593426535824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07819417309678">
                <text:p>2.07819417309678</text:p>
              </table:table-cell>
              <table:table-cell office:value-type="float" office:value="-4.32270376858693">
                <text:p>-4.322703768586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334043584178">
                <text:p>1.334043584178</text:p>
              </table:table-cell>
              <table:table-cell office:value-type="float" office:value="-4.38638382010422">
                <text:p>-4.3863838201042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489192831827486">
                <text:p>-0.489192831827486</text:p>
              </table:table-cell>
              <table:table-cell office:value-type="float" office:value="0.132133643742529">
                <text:p>0.1321336437425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25407911096103">
                <text:p>0.325407911096103</text:p>
              </table:table-cell>
              <table:table-cell office:value-type="float" office:value="2.79001468428781">
                <text:p>2.790014684287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73509017732046">
                <text:p>0.473509017732046</text:p>
              </table:table-cell>
              <table:table-cell office:value-type="float" office:value="2.13173641844727">
                <text:p>2.1317364184472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66831333526133">
                <text:p>3.66831333526133</text:p>
              </table:table-cell>
              <table:table-cell office:value-type="float" office:value="-0.924300106181855">
                <text:p>-0.9243001061818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75416686996311">
                <text:p>4.75416686996311</text:p>
              </table:table-cell>
              <table:table-cell office:value-type="float" office:value="-3.50963858189923">
                <text:p>-3.509638581899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.60188644576468">
                <text:p>3.60188644576468</text:p>
              </table:table-cell>
              <table:table-cell office:value-type="float" office:value="2.29037965827698">
                <text:p>2.2903796582769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23341311320601">
                <text:p>6.23341311320601</text:p>
              </table:table-cell>
              <table:table-cell office:value-type="float" office:value="-0.27798410876269">
                <text:p>-0.2779841087626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54753721393887">
                <text:p>5.54753721393887</text:p>
              </table:table-cell>
              <table:table-cell office:value-type="float" office:value="-0.930079877448298">
                <text:p>-0.93007987744829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81223249605965">
                <text:p>6.81223249605965</text:p>
              </table:table-cell>
              <table:table-cell office:value-type="float" office:value="-3.19271569849115">
                <text:p>-3.192715698491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.45270410237918">
                <text:p>5.45270410237918</text:p>
              </table:table-cell>
              <table:table-cell office:value-type="float" office:value="-1.46427155971164">
                <text:p>-1.464271559711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.79938385058377">
                <text:p>8.79938385058377</text:p>
              </table:table-cell>
              <table:table-cell office:value-type="float" office:value="-5.63819620994933">
                <text:p>-5.638196209949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43951731005799">
                <text:p>7.43951731005799</text:p>
              </table:table-cell>
              <table:table-cell office:value-type="float" office:value="-4.57772673288002">
                <text:p>-4.57772673288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02137541267976">
                <text:p>8.02137541267976</text:p>
              </table:table-cell>
              <table:table-cell office:value-type="float" office:value="-3.49164193094829">
                <text:p>-3.491641930948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4389534883721">
                <text:p>7.14389534883721</text:p>
              </table:table-cell>
              <table:table-cell office:value-type="float" office:value="-2.67361111111111">
                <text:p>-2.673611111111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5935545935546">
                <text:p>4.5935545935546</text:p>
              </table:table-cell>
              <table:table-cell office:value-type="float" office:value="-0.426649163111259">
                <text:p>-0.4266491631112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2505116843976">
                <text:p>4.22505116843976</text:p>
              </table:table-cell>
              <table:table-cell office:value-type="float" office:value="3.00993664983761">
                <text:p>3.0099366498376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68358856024054">
                <text:p>4.68358856024054</text:p>
              </table:table-cell>
              <table:table-cell office:value-type="float" office:value="-0.399357733953643">
                <text:p>-0.3993577339536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73695932073633">
                <text:p>6.73695932073633</text:p>
              </table:table-cell>
              <table:table-cell office:value-type="float" office:value="-2.00614226273033">
                <text:p>-2.006142262730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43969602340969">
                <text:p>5.43969602340969</text:p>
              </table:table-cell>
              <table:table-cell office:value-type="float" office:value="-2.95951665535847">
                <text:p>-2.9595166553584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1.0203019260802">
                <text:p>11.0203019260802</text:p>
              </table:table-cell>
              <table:table-cell office:value-type="float" office:value="-8.07737860244769">
                <text:p>-8.077378602447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.43877551020408">
                <text:p>9.43877551020408</text:p>
              </table:table-cell>
              <table:table-cell office:value-type="float" office:value="-4.1030534351145">
                <text:p>-4.10305343511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.16284222187055">
                <text:p>9.16284222187055</text:p>
              </table:table-cell>
              <table:table-cell office:value-type="float" office:value="2.54429804634257">
                <text:p>2.544298046342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61489781097624">
                <text:p>7.61489781097624</text:p>
              </table:table-cell>
              <table:table-cell office:value-type="float" office:value="4.07525842195285">
                <text:p>4.0752584219528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.6399619797678">
                <text:p>6.6399619797678</text:p>
              </table:table-cell>
              <table:table-cell office:value-type="float" office:value="3.63326994294865">
                <text:p>3.633269942948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6476251021706">
                <text:p>7.96476251021706</text:p>
              </table:table-cell>
              <table:table-cell office:value-type="float" office:value="3.70879120879121">
                <text:p>3.708791208791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23529411764706">
                <text:p>8.23529411764706</text:p>
              </table:table-cell>
              <table:table-cell office:value-type="float" office:value="3.92686804451511">
                <text:p>3.9268680445151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3.41880341880342">
                <text:p>3.418803418803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2.77975766215253">
                <text:p>2.779757662152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.52380952380952">
                <text:p>9.52380952380952</text:p>
              </table:table-cell>
              <table:table-cell office:value-type="float" office:value="0.476190476190476">
                <text:p>0.47619047619047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.3207547169811">
                <text:p>11.3207547169811</text:p>
              </table:table-cell>
              <table:table-cell office:value-type="float" office:value="-0.451189499589828">
                <text:p>-0.45118949958982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.8695652173913">
                <text:p>10.8695652173913</text:p>
              </table:table-cell>
              <table:table-cell office:value-type="float" office:value="-1.56723963599596">
                <text:p>-1.5672396359959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.1951219512195">
                <text:p>12.1951219512195</text:p>
              </table:table-cell>
              <table:table-cell office:value-type="float" office:value="-4.50281425891182">
                <text:p>-4.5028142589118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.7647058823529">
                <text:p>11.7647058823529</text:p>
              </table:table-cell>
              <table:table-cell office:value-type="float" office:value="-5.88235294117647">
                <text:p>-5.882352941176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.3448275862069">
                <text:p>10.3448275862069</text:p>
              </table:table-cell>
              <table:table-cell office:value-type="float" office:value="-7.11902113459399">
                <text:p>-7.1190211345939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.69565217391304">
                <text:p>8.69565217391304</text:p>
              </table:table-cell>
              <table:table-cell office:value-type="float" office:value="-5.12422360248447">
                <text:p>-5.124223602484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0.166666666666666">
                <text:p>-0.1666666666666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6190476190476">
                <text:p>4.76190476190476</text:p>
              </table:table-cell>
              <table:table-cell office:value-type="float" office:value="0.238095238095238">
                <text:p>0.23809523809523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">
                <text:p>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0.694444444444445">
                <text:p>0.69444444444444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6.25">
                <text:p>6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89cm" svg:y="3.703cm" style:legend-expansion="high" chart:style-name="ch2"/>
        <chart:plot-area chart:style-name="ch3" table:cell-range-address="congestion.B1:congestion.D241" chart:data-source-has-labels="row" svg:x="0.77cm" svg:y="0.855cm" svg:width="11.579cm" svg:height="7.545cm">
          <chartooo:coordinate-region svg:x="1.418cm" svg:y="1.054cm" svg:width="10.931cm" svg:height="7.14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B2:congestion.B241" chart:label-cell-address="congestion.B1:congestion.B1" chart:class="chart:line">
            <chart:data-point chart:repeated="240"/>
          </chart:series>
          <chart:series chart:style-name="ch8" chart:values-cell-range-address="congestion.C2:congestion.C241" chart:label-cell-address="congestion.C1:congestion.C1" chart:class="chart:line">
            <chart:data-point chart:repeated="240"/>
          </chart:series>
          <chart:series chart:style-name="ch9" chart:values-cell-range-address="congestion.D2:congestion.D241" chart:label-cell-address="congestion.D1:congestion.D1" chart:class="chart:line">
            <chart:data-point chart:repeated="2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-quo</text:p>
                <draw:g>
                  <svg:desc>congestion.B1:congestion.B1</svg:desc>
                </draw:g>
              </table:table-cell>
              <table:table-cell office:value-type="string">
                <text:p>bus</text:p>
                <draw:g>
                  <svg:desc>congestion.C1:congestion.C1</svg:desc>
                </draw:g>
              </table:table-cell>
              <table:table-cell office:value-type="string">
                <text:p>tram</text:p>
                <draw:g>
                  <svg:desc>congestion.D1:congest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ngestion.B2:congestion.B241</svg:desc>
                </draw:g>
              </table:table-cell>
              <table:table-cell office:value-type="float" office:value="0.137985340198196">
                <text:p>0.137985340198196</text:p>
                <draw:g>
                  <svg:desc>congestion.C2:congestion.C241</svg:desc>
                </draw:g>
              </table:table-cell>
              <table:table-cell office:value-type="float" office:value="0">
                <text:p>0</text:p>
                <draw:g>
                  <svg:desc>congestion.D2:congestion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11081239119782">
                <text:p>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108036508012731">
                <text:p>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120654974383203">
                <text:p>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560535787881221">
                <text:p>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0595506989894756">
                <text:p>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0323447688780609">
                <text:p>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0229656364639001">
                <text:p>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20093758515192">
                <text:p>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24161031063473">
                <text:p>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230377002995289">
                <text:p>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56758801544768">
                <text:p>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422868854538967">
                <text:p>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279956868510847">
                <text:p>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325483439450057">
                <text:p>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842230381403072">
                <text:p>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555751838871685">
                <text:p>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254948863376779">
                <text:p>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0110462670686919">
                <text:p>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0249795711420454">
                <text:p>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097134030068865">
                <text:p>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0412477309305218">
                <text:p>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0447943028975817">
                <text:p>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07814375726377">
                <text:p>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0605210088200007">
                <text:p>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487275421419104">
                <text:p>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0494644258594193">
                <text:p>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068333180867886">
                <text:p>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0625675227788941">
                <text:p>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0612251774989141">
                <text:p>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0991613370242369">
                <text:p>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0718518208920108">
                <text:p>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2158515556937">
                <text:p>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0765718430181">
                <text:p>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0812058587391778">
                <text:p>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1763929062968">
                <text:p>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31882138754049">
                <text:p>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0273263940451625">
                <text:p>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0182607256026688">
                <text:p>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418232590635622">
                <text:p>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0155454153887341">
                <text:p>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00463451207941345">
                <text:p>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0125276461481911">
                <text:p>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0152672729795688">
                <text:p>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20277341230018">
                <text:p>0.120277341230018</text:p>
              </table:table-cell>
              <table:table-cell office:value-type="float" office:value="0.19252955552517">
                <text:p>0.19252955552517</text:p>
              </table:table-cell>
              <table:table-cell office:value-type="float" office:value="0.0580588148582825">
                <text:p>0.0580588148582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90382861892712">
                <text:p>0.190382861892712</text:p>
              </table:table-cell>
              <table:table-cell office:value-type="float" office:value="1.21450428069333">
                <text:p>1.21450428069333</text:p>
              </table:table-cell>
              <table:table-cell office:value-type="float" office:value="0.356497185967257">
                <text:p>0.3564971859672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007018171613">
                <text:p>0.433007018171613</text:p>
              </table:table-cell>
              <table:table-cell office:value-type="float" office:value="1.27121873068553">
                <text:p>1.27121873068553</text:p>
              </table:table-cell>
              <table:table-cell office:value-type="float" office:value="1.0365144805541">
                <text:p>1.03651448055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004991977942">
                <text:p>1.26004991977942</text:p>
              </table:table-cell>
              <table:table-cell office:value-type="float" office:value="1.016284003974">
                <text:p>1.016284003974</text:p>
              </table:table-cell>
              <table:table-cell office:value-type="float" office:value="1.94224791577847">
                <text:p>1.942247915778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06606164000487">
                <text:p>0.706606164000487</text:p>
              </table:table-cell>
              <table:table-cell office:value-type="float" office:value="1.83465874981885">
                <text:p>1.83465874981885</text:p>
              </table:table-cell>
              <table:table-cell office:value-type="float" office:value="1.2639206812898">
                <text:p>1.26392068128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79424452128548">
                <text:p>1.79424452128548</text:p>
              </table:table-cell>
              <table:table-cell office:value-type="float" office:value="2.5688392039647">
                <text:p>2.5688392039647</text:p>
              </table:table-cell>
              <table:table-cell office:value-type="float" office:value="2.42769080172366">
                <text:p>2.427690801723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41329529677725">
                <text:p>1.41329529677725</text:p>
              </table:table-cell>
              <table:table-cell office:value-type="float" office:value="4.51138818765522">
                <text:p>4.51138818765522</text:p>
              </table:table-cell>
              <table:table-cell office:value-type="float" office:value="1.25985120821915">
                <text:p>1.259851208219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25195723617649">
                <text:p>2.25195723617649</text:p>
              </table:table-cell>
              <table:table-cell office:value-type="float" office:value="2.10879505835427">
                <text:p>2.10879505835427</text:p>
              </table:table-cell>
              <table:table-cell office:value-type="float" office:value="2.10253233162208">
                <text:p>2.102532331622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15152873493142">
                <text:p>3.15152873493142</text:p>
              </table:table-cell>
              <table:table-cell office:value-type="float" office:value="3.50579107104341">
                <text:p>3.50579107104341</text:p>
              </table:table-cell>
              <table:table-cell office:value-type="float" office:value="1.51048629330896">
                <text:p>1.51048629330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75521147511331">
                <text:p>1.75521147511331</text:p>
              </table:table-cell>
              <table:table-cell office:value-type="float" office:value="3.14290037259845">
                <text:p>3.14290037259845</text:p>
              </table:table-cell>
              <table:table-cell office:value-type="float" office:value="3.84038777386305">
                <text:p>3.840387773863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60939087200552">
                <text:p>2.60939087200552</text:p>
              </table:table-cell>
              <table:table-cell office:value-type="float" office:value="3.22591111249914">
                <text:p>3.22591111249914</text:p>
              </table:table-cell>
              <table:table-cell office:value-type="float" office:value="4.19147406174228">
                <text:p>4.191474061742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80643326651597">
                <text:p>2.80643326651597</text:p>
              </table:table-cell>
              <table:table-cell office:value-type="float" office:value="3.99055587583736">
                <text:p>3.99055587583736</text:p>
              </table:table-cell>
              <table:table-cell office:value-type="float" office:value="5.18984919420813">
                <text:p>5.18984919420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84232210310816">
                <text:p>3.84232210310816</text:p>
              </table:table-cell>
              <table:table-cell office:value-type="float" office:value="2.25609304552166">
                <text:p>2.25609304552166</text:p>
              </table:table-cell>
              <table:table-cell office:value-type="float" office:value="3.47314082860302">
                <text:p>3.473140828603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8127253222649">
                <text:p>3.38127253222649</text:p>
              </table:table-cell>
              <table:table-cell office:value-type="float" office:value="5.00950883851341">
                <text:p>5.00950883851341</text:p>
              </table:table-cell>
              <table:table-cell office:value-type="float" office:value="2.74424478281491">
                <text:p>2.74424478281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92204449534675">
                <text:p>2.92204449534675</text:p>
              </table:table-cell>
              <table:table-cell office:value-type="float" office:value="2.1838365690587">
                <text:p>2.1838365690587</text:p>
              </table:table-cell>
              <table:table-cell office:value-type="float" office:value="2.0317458811641">
                <text:p>2.03174588116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83085239609569">
                <text:p>2.83085239609569</text:p>
              </table:table-cell>
              <table:table-cell office:value-type="float" office:value="4.66168389636121">
                <text:p>4.66168389636121</text:p>
              </table:table-cell>
              <table:table-cell office:value-type="float" office:value="4.30080080123278">
                <text:p>4.300800801232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15169800922175">
                <text:p>4.15169800922175</text:p>
              </table:table-cell>
              <table:table-cell office:value-type="float" office:value="2.61910118530372">
                <text:p>2.61910118530372</text:p>
              </table:table-cell>
              <table:table-cell office:value-type="float" office:value="5.23996453686217">
                <text:p>5.239964536862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05349315593534">
                <text:p>3.05349315593534</text:p>
              </table:table-cell>
              <table:table-cell office:value-type="float" office:value="5.64583957174258">
                <text:p>5.64583957174258</text:p>
              </table:table-cell>
              <table:table-cell office:value-type="float" office:value="3.57726043879804">
                <text:p>3.577260438798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91701978534121">
                <text:p>3.91701978534121</text:p>
              </table:table-cell>
              <table:table-cell office:value-type="float" office:value="4.40863860200532">
                <text:p>4.40863860200532</text:p>
              </table:table-cell>
              <table:table-cell office:value-type="float" office:value="5.85025134195534">
                <text:p>5.850251341955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38295546084084">
                <text:p>2.38295546084084</text:p>
              </table:table-cell>
              <table:table-cell office:value-type="float" office:value="5.34296674356143">
                <text:p>5.34296674356143</text:p>
              </table:table-cell>
              <table:table-cell office:value-type="float" office:value="3.09196193348472">
                <text:p>3.091961933484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41251469576173">
                <text:p>3.41251469576173</text:p>
              </table:table-cell>
              <table:table-cell office:value-type="float" office:value="3.42750231291354">
                <text:p>3.42750231291354</text:p>
              </table:table-cell>
              <table:table-cell office:value-type="float" office:value="4.12763939728506">
                <text:p>4.127639397285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77405696364391">
                <text:p>6.77405696364391</text:p>
              </table:table-cell>
              <table:table-cell office:value-type="float" office:value="4.98410186222397">
                <text:p>4.98410186222397</text:p>
              </table:table-cell>
              <table:table-cell office:value-type="float" office:value="4.1330955589583">
                <text:p>4.13309555895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46091230352804">
                <text:p>4.46091230352804</text:p>
              </table:table-cell>
              <table:table-cell office:value-type="float" office:value="5.56623563970371">
                <text:p>5.56623563970371</text:p>
              </table:table-cell>
              <table:table-cell office:value-type="float" office:value="5.30079197193983">
                <text:p>5.300791971939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.45084180889909">
                <text:p>4.45084180889909</text:p>
              </table:table-cell>
              <table:table-cell office:value-type="float" office:value="7.16379140407014">
                <text:p>7.16379140407014</text:p>
              </table:table-cell>
              <table:table-cell office:value-type="float" office:value="3.57023411239216">
                <text:p>3.570234112392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88863309246832">
                <text:p>5.88863309246832</text:p>
              </table:table-cell>
              <table:table-cell office:value-type="float" office:value="7.42899710639451">
                <text:p>7.42899710639451</text:p>
              </table:table-cell>
              <table:table-cell office:value-type="float" office:value="4.48205941142618">
                <text:p>4.482059411426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01629455884437">
                <text:p>7.01629455884437</text:p>
              </table:table-cell>
              <table:table-cell office:value-type="float" office:value="7.41705243840933">
                <text:p>7.41705243840933</text:p>
              </table:table-cell>
              <table:table-cell office:value-type="float" office:value="6.5618897567378">
                <text:p>6.56188975673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.92510333087036">
                <text:p>5.92510333087036</text:p>
              </table:table-cell>
              <table:table-cell office:value-type="float" office:value="6.77300701221487">
                <text:p>6.77300701221487</text:p>
              </table:table-cell>
              <table:table-cell office:value-type="float" office:value="6.96063141019357">
                <text:p>6.960631410193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.47350699292991">
                <text:p>6.47350699292991</text:p>
              </table:table-cell>
              <table:table-cell office:value-type="float" office:value="8.00290262365903">
                <text:p>8.00290262365903</text:p>
              </table:table-cell>
              <table:table-cell office:value-type="float" office:value="5.65982938822881">
                <text:p>5.659829388228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0080302028396">
                <text:p>5.90080302028396</text:p>
              </table:table-cell>
              <table:table-cell office:value-type="float" office:value="8.88199920151357">
                <text:p>8.88199920151357</text:p>
              </table:table-cell>
              <table:table-cell office:value-type="float" office:value="5.12963997981127">
                <text:p>5.129639979811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.43291897178657">
                <text:p>7.43291897178657</text:p>
              </table:table-cell>
              <table:table-cell office:value-type="float" office:value="7.64385254207021">
                <text:p>7.64385254207021</text:p>
              </table:table-cell>
              <table:table-cell office:value-type="float" office:value="6.75760789885032">
                <text:p>6.757607898850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.16807831169222">
                <text:p>7.16807831169222</text:p>
              </table:table-cell>
              <table:table-cell office:value-type="float" office:value="8.33369588012086">
                <text:p>8.33369588012086</text:p>
              </table:table-cell>
              <table:table-cell office:value-type="float" office:value="6.34588636264733">
                <text:p>6.3458863626473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.42967273130065">
                <text:p>6.42967273130065</text:p>
              </table:table-cell>
              <table:table-cell office:value-type="float" office:value="10.0267199860822">
                <text:p>10.0267199860822</text:p>
              </table:table-cell>
              <table:table-cell office:value-type="float" office:value="8.13761752328398">
                <text:p>8.137617523283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9030289745016">
                <text:p>8.29030289745016</text:p>
              </table:table-cell>
              <table:table-cell office:value-type="float" office:value="10.4063661466257">
                <text:p>10.4063661466257</text:p>
              </table:table-cell>
              <table:table-cell office:value-type="float" office:value="7.4181126099703">
                <text:p>7.418112609970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07464416760076">
                <text:p>7.07464416760076</text:p>
              </table:table-cell>
              <table:table-cell office:value-type="float" office:value="10.3211678657794">
                <text:p>10.3211678657794</text:p>
              </table:table-cell>
              <table:table-cell office:value-type="float" office:value="7.10928140450995">
                <text:p>7.109281404509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42682859822637">
                <text:p>8.42682859822637</text:p>
              </table:table-cell>
              <table:table-cell office:value-type="float" office:value="9.5526853824034">
                <text:p>9.5526853824034</text:p>
              </table:table-cell>
              <table:table-cell office:value-type="float" office:value="8.48266758669916">
                <text:p>8.48266758669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25954089110883">
                <text:p>8.25954089110883</text:p>
              </table:table-cell>
              <table:table-cell office:value-type="float" office:value="13.5182953453358">
                <text:p>13.5182953453358</text:p>
              </table:table-cell>
              <table:table-cell office:value-type="float" office:value="6.83566760547702">
                <text:p>6.8356676054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11338026527793">
                <text:p>8.11338026527793</text:p>
              </table:table-cell>
              <table:table-cell office:value-type="float" office:value="10.2137161549101">
                <text:p>10.2137161549101</text:p>
              </table:table-cell>
              <table:table-cell office:value-type="float" office:value="9.96889561571327">
                <text:p>9.968895615713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97656337453345">
                <text:p>6.97656337453345</text:p>
              </table:table-cell>
              <table:table-cell office:value-type="float" office:value="13.1394940430535">
                <text:p>13.1394940430535</text:p>
              </table:table-cell>
              <table:table-cell office:value-type="float" office:value="7.73808128770974">
                <text:p>7.738081287709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68654070634286">
                <text:p>8.68654070634286</text:p>
              </table:table-cell>
              <table:table-cell office:value-type="float" office:value="12.0886940060461">
                <text:p>12.0886940060461</text:p>
              </table:table-cell>
              <table:table-cell office:value-type="float" office:value="8.02328620142031">
                <text:p>8.023286201420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0593641958162">
                <text:p>8.80593641958162</text:p>
              </table:table-cell>
              <table:table-cell office:value-type="float" office:value="8.11671527847637">
                <text:p>8.11671527847637</text:p>
              </table:table-cell>
              <table:table-cell office:value-type="float" office:value="9.78501173520744">
                <text:p>9.785011735207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70186827428922">
                <text:p>6.70186827428922</text:p>
              </table:table-cell>
              <table:table-cell office:value-type="float" office:value="13.0223221923038">
                <text:p>13.0223221923038</text:p>
              </table:table-cell>
              <table:table-cell office:value-type="float" office:value="9.87591789364605">
                <text:p>9.875917893646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9579189042427">
                <text:p>8.79579189042427</text:p>
              </table:table-cell>
              <table:table-cell office:value-type="float" office:value="13.0687157659925">
                <text:p>13.0687157659925</text:p>
              </table:table-cell>
              <table:table-cell office:value-type="float" office:value="6.98375663183504">
                <text:p>6.98375663183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2657692656546">
                <text:p>8.82657692656546</text:p>
              </table:table-cell>
              <table:table-cell office:value-type="float" office:value="11.4709397800105">
                <text:p>11.4709397800105</text:p>
              </table:table-cell>
              <table:table-cell office:value-type="float" office:value="8.43381515441135">
                <text:p>8.4338151544113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7086646766379">
                <text:p>8.7086646766379</text:p>
              </table:table-cell>
              <table:table-cell office:value-type="float" office:value="11.6776651667895">
                <text:p>11.6776651667895</text:p>
              </table:table-cell>
              <table:table-cell office:value-type="float" office:value="6.9286463961256">
                <text:p>6.92864639612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49921398576432">
                <text:p>6.49921398576432</text:p>
              </table:table-cell>
              <table:table-cell office:value-type="float" office:value="10.2528677546849">
                <text:p>10.2528677546849</text:p>
              </table:table-cell>
              <table:table-cell office:value-type="float" office:value="6.65564901203769">
                <text:p>6.6556490120376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08056983317774">
                <text:p>8.08056983317774</text:p>
              </table:table-cell>
              <table:table-cell office:value-type="float" office:value="11.0218082620538">
                <text:p>11.0218082620538</text:p>
              </table:table-cell>
              <table:table-cell office:value-type="float" office:value="7.37993001501418">
                <text:p>7.379930015014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.29248345057885">
                <text:p>7.29248345057885</text:p>
              </table:table-cell>
              <table:table-cell office:value-type="float" office:value="8.50094346739962">
                <text:p>8.50094346739962</text:p>
              </table:table-cell>
              <table:table-cell office:value-type="float" office:value="7.35307210412241">
                <text:p>7.353072104122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19016274278254">
                <text:p>7.19016274278254</text:p>
              </table:table-cell>
              <table:table-cell office:value-type="float" office:value="11.1805009192639">
                <text:p>11.1805009192639</text:p>
              </table:table-cell>
              <table:table-cell office:value-type="float" office:value="8.35644234680799">
                <text:p>8.356442346807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00467164221256">
                <text:p>7.00467164221256</text:p>
              </table:table-cell>
              <table:table-cell office:value-type="float" office:value="11.1635136951755">
                <text:p>11.1635136951755</text:p>
              </table:table-cell>
              <table:table-cell office:value-type="float" office:value="6.08052195493899">
                <text:p>6.080521954938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61557775551394">
                <text:p>7.61557775551394</text:p>
              </table:table-cell>
              <table:table-cell office:value-type="float" office:value="13.8936954713701">
                <text:p>13.8936954713701</text:p>
              </table:table-cell>
              <table:table-cell office:value-type="float" office:value="7.49933296276236">
                <text:p>7.4993329627623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.46629177166039">
                <text:p>9.46629177166039</text:p>
              </table:table-cell>
              <table:table-cell office:value-type="float" office:value="9.86816075964352">
                <text:p>9.86816075964352</text:p>
              </table:table-cell>
              <table:table-cell office:value-type="float" office:value="7.69325888497612">
                <text:p>7.693258884976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3653342777782">
                <text:p>7.3653342777782</text:p>
              </table:table-cell>
              <table:table-cell office:value-type="float" office:value="9.96967463372027">
                <text:p>9.96967463372027</text:p>
              </table:table-cell>
              <table:table-cell office:value-type="float" office:value="9.67701254215745">
                <text:p>9.677012542157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42594619315776">
                <text:p>7.42594619315776</text:p>
              </table:table-cell>
              <table:table-cell office:value-type="float" office:value="14.1821143970593">
                <text:p>14.1821143970593</text:p>
              </table:table-cell>
              <table:table-cell office:value-type="float" office:value="7.92052608313131">
                <text:p>7.920526083131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75530565493337">
                <text:p>5.75530565493337</text:p>
              </table:table-cell>
              <table:table-cell office:value-type="float" office:value="11.9168877642646">
                <text:p>11.9168877642646</text:p>
              </table:table-cell>
              <table:table-cell office:value-type="float" office:value="8.66341854408332">
                <text:p>8.663418544083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19423989735489">
                <text:p>7.19423989735489</text:p>
              </table:table-cell>
              <table:table-cell office:value-type="float" office:value="10.113711149028">
                <text:p>10.113711149028</text:p>
              </table:table-cell>
              <table:table-cell office:value-type="float" office:value="7.27565033674588">
                <text:p>7.2756503367458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.74743313039721">
                <text:p>6.74743313039721</text:p>
              </table:table-cell>
              <table:table-cell office:value-type="float" office:value="9.22262335941812">
                <text:p>9.22262335941812</text:p>
              </table:table-cell>
              <table:table-cell office:value-type="float" office:value="7.92663649458912">
                <text:p>7.926636494589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35512404328967">
                <text:p>5.35512404328967</text:p>
              </table:table-cell>
              <table:table-cell office:value-type="float" office:value="8.85997188323767">
                <text:p>8.85997188323767</text:p>
              </table:table-cell>
              <table:table-cell office:value-type="float" office:value="7.1871498880238">
                <text:p>7.18714988802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66332347554268">
                <text:p>5.66332347554268</text:p>
              </table:table-cell>
              <table:table-cell office:value-type="float" office:value="7.49829415531793">
                <text:p>7.49829415531793</text:p>
              </table:table-cell>
              <table:table-cell office:value-type="float" office:value="7.75197868165721">
                <text:p>7.751978681657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67432697815514">
                <text:p>5.67432697815514</text:p>
              </table:table-cell>
              <table:table-cell office:value-type="float" office:value="7.48345342434746">
                <text:p>7.48345342434746</text:p>
              </table:table-cell>
              <table:table-cell office:value-type="float" office:value="6.8051578679618">
                <text:p>6.80515786796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71125033980791">
                <text:p>4.71125033980791</text:p>
              </table:table-cell>
              <table:table-cell office:value-type="float" office:value="10.2197395834904">
                <text:p>10.2197395834904</text:p>
              </table:table-cell>
              <table:table-cell office:value-type="float" office:value="5.52094947094561">
                <text:p>5.520949470945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3034711325302">
                <text:p>6.43034711325302</text:p>
              </table:table-cell>
              <table:table-cell office:value-type="float" office:value="11.3063030311179">
                <text:p>11.3063030311179</text:p>
              </table:table-cell>
              <table:table-cell office:value-type="float" office:value="5.78933339276584">
                <text:p>5.789333392765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.75816590408757">
                <text:p>6.75816590408757</text:p>
              </table:table-cell>
              <table:table-cell office:value-type="float" office:value="10.7160620799656">
                <text:p>10.7160620799656</text:p>
              </table:table-cell>
              <table:table-cell office:value-type="float" office:value="4.70381831524556">
                <text:p>4.7038183152455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5.31571125329159">
                <text:p>5.31571125329159</text:p>
              </table:table-cell>
              <table:table-cell office:value-type="float" office:value="7.00510631331205">
                <text:p>7.00510631331205</text:p>
              </table:table-cell>
              <table:table-cell office:value-type="float" office:value="3.56110153315331">
                <text:p>3.5611015331533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68049202504142">
                <text:p>4.68049202504142</text:p>
              </table:table-cell>
              <table:table-cell office:value-type="float" office:value="9.19733333544741">
                <text:p>9.19733333544741</text:p>
              </table:table-cell>
              <table:table-cell office:value-type="float" office:value="6.19940681981128">
                <text:p>6.199406819811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17665515815808">
                <text:p>5.17665515815808</text:p>
              </table:table-cell>
              <table:table-cell office:value-type="float" office:value="7.31786700353834">
                <text:p>7.31786700353834</text:p>
              </table:table-cell>
              <table:table-cell office:value-type="float" office:value="5.26356771563411">
                <text:p>5.263567715634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56914373486393">
                <text:p>5.56914373486393</text:p>
              </table:table-cell>
              <table:table-cell office:value-type="float" office:value="8.30858703997666">
                <text:p>8.30858703997666</text:p>
              </table:table-cell>
              <table:table-cell office:value-type="float" office:value="3.79449253871219">
                <text:p>3.794492538712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39364630316726">
                <text:p>5.39364630316726</text:p>
              </table:table-cell>
              <table:table-cell office:value-type="float" office:value="8.69254342477074">
                <text:p>8.69254342477074</text:p>
              </table:table-cell>
              <table:table-cell office:value-type="float" office:value="4.91456778409267">
                <text:p>4.914567784092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33557627300916">
                <text:p>4.33557627300916</text:p>
              </table:table-cell>
              <table:table-cell office:value-type="float" office:value="9.3762552514987">
                <text:p>9.3762552514987</text:p>
              </table:table-cell>
              <table:table-cell office:value-type="float" office:value="3.89048428639049">
                <text:p>3.8904842863904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0777042038347">
                <text:p>4.0777042038347</text:p>
              </table:table-cell>
              <table:table-cell office:value-type="float" office:value="7.80135681799675">
                <text:p>7.80135681799675</text:p>
              </table:table-cell>
              <table:table-cell office:value-type="float" office:value="2.91505779799349">
                <text:p>2.9150577979934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.91714810621735">
                <text:p>5.91714810621735</text:p>
              </table:table-cell>
              <table:table-cell office:value-type="float" office:value="5.77256831998227">
                <text:p>5.77256831998227</text:p>
              </table:table-cell>
              <table:table-cell office:value-type="float" office:value="3.16796145249561">
                <text:p>3.1679614524956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.06247025769693">
                <text:p>3.06247025769693</text:p>
              </table:table-cell>
              <table:table-cell office:value-type="float" office:value="5.16353337746871">
                <text:p>5.16353337746871</text:p>
              </table:table-cell>
              <table:table-cell office:value-type="float" office:value="4.97763697023728">
                <text:p>4.9776369702372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45286756356868">
                <text:p>5.45286756356868</text:p>
              </table:table-cell>
              <table:table-cell office:value-type="float" office:value="9.21440034928233">
                <text:p>9.21440034928233</text:p>
              </table:table-cell>
              <table:table-cell office:value-type="float" office:value="4.83753526939527">
                <text:p>4.837535269395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56810875442516">
                <text:p>4.56810875442516</text:p>
              </table:table-cell>
              <table:table-cell office:value-type="float" office:value="5.53232084148402">
                <text:p>5.53232084148402</text:p>
              </table:table-cell>
              <table:table-cell office:value-type="float" office:value="2.13952969861884">
                <text:p>2.139529698618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28534115148726">
                <text:p>3.28534115148726</text:p>
              </table:table-cell>
              <table:table-cell office:value-type="float" office:value="4.04416243700042">
                <text:p>4.04416243700042</text:p>
              </table:table-cell>
              <table:table-cell office:value-type="float" office:value="1.93879306189086">
                <text:p>1.9387930618908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10266678799212">
                <text:p>2.10266678799212</text:p>
              </table:table-cell>
              <table:table-cell office:value-type="float" office:value="7.65032070391185">
                <text:p>7.65032070391185</text:p>
              </table:table-cell>
              <table:table-cell office:value-type="float" office:value="3.94999671497604">
                <text:p>3.94999671497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7344811127572">
                <text:p>1.7344811127572</text:p>
              </table:table-cell>
              <table:table-cell office:value-type="float" office:value="7.99981038381056">
                <text:p>7.99981038381056</text:p>
              </table:table-cell>
              <table:table-cell office:value-type="float" office:value="1.92465363953661">
                <text:p>1.924653639536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60490723156551">
                <text:p>1.60490723156551</text:p>
              </table:table-cell>
              <table:table-cell office:value-type="float" office:value="3.49840406199059">
                <text:p>3.49840406199059</text:p>
              </table:table-cell>
              <table:table-cell office:value-type="float" office:value="1.62135823100517">
                <text:p>1.6213582310051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57230107411677">
                <text:p>1.57230107411677</text:p>
              </table:table-cell>
              <table:table-cell office:value-type="float" office:value="4.86631754807176">
                <text:p>4.86631754807176</text:p>
              </table:table-cell>
              <table:table-cell office:value-type="float" office:value="1.58555070116278">
                <text:p>1.585550701162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27562386418174">
                <text:p>1.27562386418174</text:p>
              </table:table-cell>
              <table:table-cell office:value-type="float" office:value="4.79397598431872">
                <text:p>4.79397598431872</text:p>
              </table:table-cell>
              <table:table-cell office:value-type="float" office:value="3.28662088966893">
                <text:p>3.286620889668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73630352704783">
                <text:p>1.73630352704783</text:p>
              </table:table-cell>
              <table:table-cell office:value-type="float" office:value="1.24601082404091">
                <text:p>1.24601082404091</text:p>
              </table:table-cell>
              <table:table-cell office:value-type="float" office:value="3.02812145898063">
                <text:p>3.028121458980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8626031871646">
                <text:p>1.38626031871646</text:p>
              </table:table-cell>
              <table:table-cell office:value-type="float" office:value="1.27769578739063">
                <text:p>1.27769578739063</text:p>
              </table:table-cell>
              <table:table-cell office:value-type="float" office:value="2.09961572410534">
                <text:p>2.0996157241053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57707477440235">
                <text:p>0.857707477440235</text:p>
              </table:table-cell>
              <table:table-cell office:value-type="float" office:value="2.9369671833747">
                <text:p>2.9369671833747</text:p>
              </table:table-cell>
              <table:table-cell office:value-type="float" office:value="2.09563433115112">
                <text:p>2.0956343311511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07447153003637">
                <text:p>1.07447153003637</text:p>
              </table:table-cell>
              <table:table-cell office:value-type="float" office:value="1.55696796106767">
                <text:p>1.55696796106767</text:p>
              </table:table-cell>
              <table:table-cell office:value-type="float" office:value="1.97378835404163">
                <text:p>1.973788354041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81868833570035">
                <text:p>0.681868833570035</text:p>
              </table:table-cell>
              <table:table-cell office:value-type="float" office:value="0.923438903444007">
                <text:p>0.923438903444007</text:p>
              </table:table-cell>
              <table:table-cell office:value-type="float" office:value="3.09374604677706">
                <text:p>3.093746046777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7738436034672">
                <text:p>1.37738436034672</text:p>
              </table:table-cell>
              <table:table-cell office:value-type="float" office:value="0.897522239059656">
                <text:p>0.897522239059656</text:p>
              </table:table-cell>
              <table:table-cell office:value-type="float" office:value="2.53914543899943">
                <text:p>2.5391454389994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22984754549497">
                <text:p>1.22984754549497</text:p>
              </table:table-cell>
              <table:table-cell office:value-type="float" office:value="0.870148127629949">
                <text:p>0.870148127629949</text:p>
              </table:table-cell>
              <table:table-cell office:value-type="float" office:value="0.836083662363292">
                <text:p>0.83608366236329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3998000272637">
                <text:p>1.33998000272637</text:p>
              </table:table-cell>
              <table:table-cell office:value-type="float" office:value="1.74116138986022">
                <text:p>1.74116138986022</text:p>
              </table:table-cell>
              <table:table-cell office:value-type="float" office:value="1.93337958601114">
                <text:p>1.933379586011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0322596002171">
                <text:p>1.10322596002171</text:p>
              </table:table-cell>
              <table:table-cell office:value-type="float" office:value="0.673288822243916">
                <text:p>0.673288822243916</text:p>
              </table:table-cell>
              <table:table-cell office:value-type="float" office:value="1.14869744209403">
                <text:p>1.1486974420940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81763712241993">
                <text:p>1.81763712241993</text:p>
              </table:table-cell>
              <table:table-cell office:value-type="float" office:value="0.937967208429517">
                <text:p>0.937967208429517</text:p>
              </table:table-cell>
              <table:table-cell office:value-type="float" office:value="1.28697075118037">
                <text:p>1.28697075118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99235422568279">
                <text:p>0.999235422568279</text:p>
              </table:table-cell>
              <table:table-cell office:value-type="float" office:value="1.14492628319117">
                <text:p>1.14492628319117</text:p>
              </table:table-cell>
              <table:table-cell office:value-type="float" office:value="1.73389344810054">
                <text:p>1.733893448100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49199750693854">
                <text:p>1.49199750693854</text:p>
              </table:table-cell>
              <table:table-cell office:value-type="float" office:value="3.48084152325815">
                <text:p>3.48084152325815</text:p>
              </table:table-cell>
              <table:table-cell office:value-type="float" office:value="1.83307539985515">
                <text:p>1.833075399855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07891690295895">
                <text:p>4.07891690295895</text:p>
              </table:table-cell>
              <table:table-cell office:value-type="float" office:value="1.43205499976403">
                <text:p>1.43205499976403</text:p>
              </table:table-cell>
              <table:table-cell office:value-type="float" office:value="2.68243034625886">
                <text:p>2.68243034625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927952379137">
                <text:p>3.927952379137</text:p>
              </table:table-cell>
              <table:table-cell office:value-type="float" office:value="2.63565501059879">
                <text:p>2.63565501059879</text:p>
              </table:table-cell>
              <table:table-cell office:value-type="float" office:value="2.22360906514018">
                <text:p>2.22360906514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7147710006898">
                <text:p>3.7147710006898</text:p>
              </table:table-cell>
              <table:table-cell office:value-type="float" office:value="5.02078818783649">
                <text:p>5.02078818783649</text:p>
              </table:table-cell>
              <table:table-cell office:value-type="float" office:value="2.08794278574318">
                <text:p>2.087942785743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9707836005748">
                <text:p>3.9707836005748</text:p>
              </table:table-cell>
              <table:table-cell office:value-type="float" office:value="3.5337741605354">
                <text:p>3.5337741605354</text:p>
              </table:table-cell>
              <table:table-cell office:value-type="float" office:value="3.91539913138998">
                <text:p>3.91539913138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5096240698247">
                <text:p>4.05096240698247</text:p>
              </table:table-cell>
              <table:table-cell office:value-type="float" office:value="3.77287161608096">
                <text:p>3.77287161608096</text:p>
              </table:table-cell>
              <table:table-cell office:value-type="float" office:value="3.88812649336371">
                <text:p>3.888126493363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79642644217831">
                <text:p>3.79642644217831</text:p>
              </table:table-cell>
              <table:table-cell office:value-type="float" office:value="8.63324380781222">
                <text:p>8.63324380781222</text:p>
              </table:table-cell>
              <table:table-cell office:value-type="float" office:value="4.88814018932512">
                <text:p>4.888140189325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.52124554320042">
                <text:p>4.52124554320042</text:p>
              </table:table-cell>
              <table:table-cell office:value-type="float" office:value="7.50902920832972">
                <text:p>7.50902920832972</text:p>
              </table:table-cell>
              <table:table-cell office:value-type="float" office:value="4.15490137670544">
                <text:p>4.154901376705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.80996226161738">
                <text:p>4.80996226161738</text:p>
              </table:table-cell>
              <table:table-cell office:value-type="float" office:value="4.47342719109536">
                <text:p>4.47342719109536</text:p>
              </table:table-cell>
              <table:table-cell office:value-type="float" office:value="3.79641784537351">
                <text:p>3.796417845373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566883401367">
                <text:p>5.3566883401367</text:p>
              </table:table-cell>
              <table:table-cell office:value-type="float" office:value="6.84714440379406">
                <text:p>6.84714440379406</text:p>
              </table:table-cell>
              <table:table-cell office:value-type="float" office:value="5.20241831287658">
                <text:p>5.202418312876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58396445661697">
                <text:p>4.58396445661697</text:p>
              </table:table-cell>
              <table:table-cell office:value-type="float" office:value="5.15946516344443">
                <text:p>5.15946516344443</text:p>
              </table:table-cell>
              <table:table-cell office:value-type="float" office:value="4.29792205370361">
                <text:p>4.297922053703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69521634297651">
                <text:p>5.69521634297651</text:p>
              </table:table-cell>
              <table:table-cell office:value-type="float" office:value="9.44554968419528">
                <text:p>9.44554968419528</text:p>
              </table:table-cell>
              <table:table-cell office:value-type="float" office:value="5.68936201352205">
                <text:p>5.68936201352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.10264330329606">
                <text:p>8.10264330329606</text:p>
              </table:table-cell>
              <table:table-cell office:value-type="float" office:value="8.62583943261616">
                <text:p>8.62583943261616</text:p>
              </table:table-cell>
              <table:table-cell office:value-type="float" office:value="5.30033574276674">
                <text:p>5.300335742766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.81773854158293">
                <text:p>7.81773854158293</text:p>
              </table:table-cell>
              <table:table-cell office:value-type="float" office:value="8.20549972553284">
                <text:p>8.20549972553284</text:p>
              </table:table-cell>
              <table:table-cell office:value-type="float" office:value="7.36366675228535">
                <text:p>7.363666752285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67343965908222">
                <text:p>5.67343965908222</text:p>
              </table:table-cell>
              <table:table-cell office:value-type="float" office:value="11.3478059792237">
                <text:p>11.3478059792237</text:p>
              </table:table-cell>
              <table:table-cell office:value-type="float" office:value="8.60131447927815">
                <text:p>8.601314479278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.08171515018969">
                <text:p>6.08171515018969</text:p>
              </table:table-cell>
              <table:table-cell office:value-type="float" office:value="7.06773487114061">
                <text:p>7.06773487114061</text:p>
              </table:table-cell>
              <table:table-cell office:value-type="float" office:value="6.06183280420827">
                <text:p>6.0618328042082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.79347704889286">
                <text:p>8.79347704889286</text:p>
              </table:table-cell>
              <table:table-cell office:value-type="float" office:value="9.11844141029754">
                <text:p>9.11844141029754</text:p>
              </table:table-cell>
              <table:table-cell office:value-type="float" office:value="7.74068785563144">
                <text:p>7.7406878556314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13193080908447">
                <text:p>8.13193080908447</text:p>
              </table:table-cell>
              <table:table-cell office:value-type="float" office:value="10.7006896581573">
                <text:p>10.7006896581573</text:p>
              </table:table-cell>
              <table:table-cell office:value-type="float" office:value="8.27046915747511">
                <text:p>8.2704691574751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.42613935694406">
                <text:p>8.42613935694406</text:p>
              </table:table-cell>
              <table:table-cell office:value-type="float" office:value="8.1035250392685">
                <text:p>8.1035250392685</text:p>
              </table:table-cell>
              <table:table-cell office:value-type="float" office:value="8.61856721293754">
                <text:p>8.6185672129375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53598270585182">
                <text:p>8.53598270585182</text:p>
              </table:table-cell>
              <table:table-cell office:value-type="float" office:value="13.0480707436492">
                <text:p>13.0480707436492</text:p>
              </table:table-cell>
              <table:table-cell office:value-type="float" office:value="9.58012274959965">
                <text:p>9.580122749599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.41573621842632">
                <text:p>8.41573621842632</text:p>
              </table:table-cell>
              <table:table-cell office:value-type="float" office:value="10.8157516823645">
                <text:p>10.8157516823645</text:p>
              </table:table-cell>
              <table:table-cell office:value-type="float" office:value="11.9254635680543">
                <text:p>11.92546356805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.17717280922379">
                <text:p>9.17717280922379</text:p>
              </table:table-cell>
              <table:table-cell office:value-type="float" office:value="13.9084803849776">
                <text:p>13.9084803849776</text:p>
              </table:table-cell>
              <table:table-cell office:value-type="float" office:value="13.7896618157954">
                <text:p>13.78966181579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.28860189911053">
                <text:p>9.28860189911053</text:p>
              </table:table-cell>
              <table:table-cell office:value-type="float" office:value="11.5164150649932">
                <text:p>11.5164150649932</text:p>
              </table:table-cell>
              <table:table-cell office:value-type="float" office:value="14.2048245228065">
                <text:p>14.20482452280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.94266236530528">
                <text:p>8.94266236530528</text:p>
              </table:table-cell>
              <table:table-cell office:value-type="float" office:value="11.420380395088">
                <text:p>11.420380395088</text:p>
              </table:table-cell>
              <table:table-cell office:value-type="float" office:value="13.5662175509398">
                <text:p>13.56621755093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.0836774319394">
                <text:p>10.0836774319394</text:p>
              </table:table-cell>
              <table:table-cell office:value-type="float" office:value="10.487010018074">
                <text:p>10.487010018074</text:p>
              </table:table-cell>
              <table:table-cell office:value-type="float" office:value="17.3908049776451">
                <text:p>17.39080497764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.18298681018451">
                <text:p>9.18298681018451</text:p>
              </table:table-cell>
              <table:table-cell office:value-type="float" office:value="12.2782122753841">
                <text:p>12.2782122753841</text:p>
              </table:table-cell>
              <table:table-cell office:value-type="float" office:value="17.3784786034129">
                <text:p>17.37847860341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8596765132716">
                <text:p>11.8596765132716</text:p>
              </table:table-cell>
              <table:table-cell office:value-type="float" office:value="15.9120338089467">
                <text:p>15.9120338089467</text:p>
              </table:table-cell>
              <table:table-cell office:value-type="float" office:value="14.2783166983134">
                <text:p>14.27831669831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.5231910336772">
                <text:p>10.5231910336772</text:p>
              </table:table-cell>
              <table:table-cell office:value-type="float" office:value="12.9314679951507">
                <text:p>12.9314679951507</text:p>
              </table:table-cell>
              <table:table-cell office:value-type="float" office:value="15.1303050938509">
                <text:p>15.13030509385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75882936558254">
                <text:p>8.75882936558254</text:p>
              </table:table-cell>
              <table:table-cell office:value-type="float" office:value="15.6512036892123">
                <text:p>15.6512036892123</text:p>
              </table:table-cell>
              <table:table-cell office:value-type="float" office:value="12.0412051871396">
                <text:p>12.041205187139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635393786126">
                <text:p>10.8635393786126</text:p>
              </table:table-cell>
              <table:table-cell office:value-type="float" office:value="11.6447673818608">
                <text:p>11.6447673818608</text:p>
              </table:table-cell>
              <table:table-cell office:value-type="float" office:value="12.0075766335405">
                <text:p>12.00757663354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92498658514716">
                <text:p>8.92498658514716</text:p>
              </table:table-cell>
              <table:table-cell office:value-type="float" office:value="12.7658916691182">
                <text:p>12.7658916691182</text:p>
              </table:table-cell>
              <table:table-cell office:value-type="float" office:value="11.0514033244119">
                <text:p>11.05140332441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6787961038741">
                <text:p>12.6787961038741</text:p>
              </table:table-cell>
              <table:table-cell office:value-type="float" office:value="12.6690728810522">
                <text:p>12.6690728810522</text:p>
              </table:table-cell>
              <table:table-cell office:value-type="float" office:value="8.71060271681857">
                <text:p>8.7106027168185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.41360474127398">
                <text:p>9.41360474127398</text:p>
              </table:table-cell>
              <table:table-cell office:value-type="float" office:value="12.3676253475215">
                <text:p>12.3676253475215</text:p>
              </table:table-cell>
              <table:table-cell office:value-type="float" office:value="13.0808084503858">
                <text:p>13.0808084503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.7963976027486">
                <text:p>10.7963976027486</text:p>
              </table:table-cell>
              <table:table-cell office:value-type="float" office:value="13.9104809177285">
                <text:p>13.9104809177285</text:p>
              </table:table-cell>
              <table:table-cell office:value-type="float" office:value="13.0700269933945">
                <text:p>13.07002699339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2482698049796">
                <text:p>9.2482698049796</text:p>
              </table:table-cell>
              <table:table-cell office:value-type="float" office:value="13.7382238577618">
                <text:p>13.7382238577618</text:p>
              </table:table-cell>
              <table:table-cell office:value-type="float" office:value="10.3012003430705">
                <text:p>10.301200343070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.1982107381934">
                <text:p>11.1982107381934</text:p>
              </table:table-cell>
              <table:table-cell office:value-type="float" office:value="10.7212456695746">
                <text:p>10.7212456695746</text:p>
              </table:table-cell>
              <table:table-cell office:value-type="float" office:value="11.323846196413">
                <text:p>11.3238461964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80632765364702">
                <text:p>7.80632765364702</text:p>
              </table:table-cell>
              <table:table-cell office:value-type="float" office:value="12.8890000240033">
                <text:p>12.8890000240033</text:p>
              </table:table-cell>
              <table:table-cell office:value-type="float" office:value="11.7239752377741">
                <text:p>11.723975237774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.0753925189988">
                <text:p>10.0753925189988</text:p>
              </table:table-cell>
              <table:table-cell office:value-type="float" office:value="15.7402139645093">
                <text:p>15.7402139645093</text:p>
              </table:table-cell>
              <table:table-cell office:value-type="float" office:value="9.69406952094086">
                <text:p>9.69406952094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2491475041328">
                <text:p>12.2491475041328</text:p>
              </table:table-cell>
              <table:table-cell office:value-type="float" office:value="12.7035918693483">
                <text:p>12.7035918693483</text:p>
              </table:table-cell>
              <table:table-cell office:value-type="float" office:value="9.88885136514356">
                <text:p>9.888851365143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.04044370632537">
                <text:p>9.04044370632537</text:p>
              </table:table-cell>
              <table:table-cell office:value-type="float" office:value="11.6009614621142">
                <text:p>11.6009614621142</text:p>
              </table:table-cell>
              <table:table-cell office:value-type="float" office:value="14.0657591245187">
                <text:p>14.06575912451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.5941342030898">
                <text:p>10.5941342030898</text:p>
              </table:table-cell>
              <table:table-cell office:value-type="float" office:value="14.4835716458163">
                <text:p>14.4835716458163</text:p>
              </table:table-cell>
              <table:table-cell office:value-type="float" office:value="12.6261626052472">
                <text:p>12.6261626052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97686060784132">
                <text:p>7.97686060784132</text:p>
              </table:table-cell>
              <table:table-cell office:value-type="float" office:value="11.822099280706">
                <text:p>11.822099280706</text:p>
              </table:table-cell>
              <table:table-cell office:value-type="float" office:value="15.2194132015756">
                <text:p>15.21941320157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.8458807542851">
                <text:p>10.8458807542851</text:p>
              </table:table-cell>
              <table:table-cell office:value-type="float" office:value="12.4359781898178">
                <text:p>12.4359781898178</text:p>
              </table:table-cell>
              <table:table-cell office:value-type="float" office:value="14.7774416141648">
                <text:p>14.77744161416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1.537540621199">
                <text:p>11.537540621199</text:p>
              </table:table-cell>
              <table:table-cell office:value-type="float" office:value="12.9109929488807">
                <text:p>12.9109929488807</text:p>
              </table:table-cell>
              <table:table-cell office:value-type="float" office:value="11.5390841711302">
                <text:p>11.53908417113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1.8070507485632">
                <text:p>11.8070507485632</text:p>
              </table:table-cell>
              <table:table-cell office:value-type="float" office:value="14.3653807383514">
                <text:p>14.3653807383514</text:p>
              </table:table-cell>
              <table:table-cell office:value-type="float" office:value="13.9746979989667">
                <text:p>13.9746979989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.1439442605009">
                <text:p>11.1439442605009</text:p>
              </table:table-cell>
              <table:table-cell office:value-type="float" office:value="14.3812192309731">
                <text:p>14.3812192309731</text:p>
              </table:table-cell>
              <table:table-cell office:value-type="float" office:value="9.52962468752724">
                <text:p>9.529624687527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.19196156992565">
                <text:p>9.19196156992565</text:p>
              </table:table-cell>
              <table:table-cell office:value-type="float" office:value="11.4114873301554">
                <text:p>11.4114873301554</text:p>
              </table:table-cell>
              <table:table-cell office:value-type="float" office:value="15.2185620666002">
                <text:p>15.2185620666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89925312492043">
                <text:p>7.89925312492043</text:p>
              </table:table-cell>
              <table:table-cell office:value-type="float" office:value="13.7354429187993">
                <text:p>13.7354429187993</text:p>
              </table:table-cell>
              <table:table-cell office:value-type="float" office:value="10.3603989744814">
                <text:p>10.360398974481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.0474111066162">
                <text:p>10.0474111066162</text:p>
              </table:table-cell>
              <table:table-cell office:value-type="float" office:value="16.2345271074738">
                <text:p>16.2345271074738</text:p>
              </table:table-cell>
              <table:table-cell office:value-type="float" office:value="12.4307680525388">
                <text:p>12.4307680525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.6340190509738">
                <text:p>10.6340190509738</text:p>
              </table:table-cell>
              <table:table-cell office:value-type="float" office:value="16.3946237033633">
                <text:p>16.3946237033633</text:p>
              </table:table-cell>
              <table:table-cell office:value-type="float" office:value="7.21160397646033">
                <text:p>7.2116039764603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.48386814833336">
                <text:p>9.48386814833336</text:p>
              </table:table-cell>
              <table:table-cell office:value-type="float" office:value="10.8686401101993">
                <text:p>10.8686401101993</text:p>
              </table:table-cell>
              <table:table-cell office:value-type="float" office:value="9.43677612483541">
                <text:p>9.436776124835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.96335556133542">
                <text:p>7.96335556133542</text:p>
              </table:table-cell>
              <table:table-cell office:value-type="float" office:value="13.1649349321806">
                <text:p>13.1649349321806</text:p>
              </table:table-cell>
              <table:table-cell office:value-type="float" office:value="7.40353581207141">
                <text:p>7.403535812071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6197189931665">
                <text:p>10.6197189931665</text:p>
              </table:table-cell>
              <table:table-cell office:value-type="float" office:value="10.7850580336914">
                <text:p>10.7850580336914</text:p>
              </table:table-cell>
              <table:table-cell office:value-type="float" office:value="6.91510128230774">
                <text:p>6.9151012823077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6394833254504">
                <text:p>6.86394833254504</text:p>
              </table:table-cell>
              <table:table-cell office:value-type="float" office:value="10.1840135934144">
                <text:p>10.1840135934144</text:p>
              </table:table-cell>
              <table:table-cell office:value-type="float" office:value="8.00744413045164">
                <text:p>8.007444130451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.2036816255752">
                <text:p>5.2036816255752</text:p>
              </table:table-cell>
              <table:table-cell office:value-type="float" office:value="10.7982639411411">
                <text:p>10.7982639411411</text:p>
              </table:table-cell>
              <table:table-cell office:value-type="float" office:value="7.51781836986354">
                <text:p>7.517818369863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.8044117607141">
                <text:p>5.8044117607141</text:p>
              </table:table-cell>
              <table:table-cell office:value-type="float" office:value="7.98012297531636">
                <text:p>7.98012297531636</text:p>
              </table:table-cell>
              <table:table-cell office:value-type="float" office:value="7.63713919534417">
                <text:p>7.637139195344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14318900376762">
                <text:p>7.14318900376762</text:p>
              </table:table-cell>
              <table:table-cell office:value-type="float" office:value="7.54029347766364">
                <text:p>7.54029347766364</text:p>
              </table:table-cell>
              <table:table-cell office:value-type="float" office:value="5.88058513289332">
                <text:p>5.88058513289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5550892603025">
                <text:p>6.95550892603025</text:p>
              </table:table-cell>
              <table:table-cell office:value-type="float" office:value="9.44743042058009">
                <text:p>9.44743042058009</text:p>
              </table:table-cell>
              <table:table-cell office:value-type="float" office:value="5.18563041352087">
                <text:p>5.1856304135208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75860026318684">
                <text:p>4.75860026318684</text:p>
              </table:table-cell>
              <table:table-cell office:value-type="float" office:value="8.49629694063352">
                <text:p>8.49629694063352</text:p>
              </table:table-cell>
              <table:table-cell office:value-type="float" office:value="6.16251510837985">
                <text:p>6.162515108379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.6174863576583">
                <text:p>5.6174863576583</text:p>
              </table:table-cell>
              <table:table-cell office:value-type="float" office:value="6.75286916980943">
                <text:p>6.75286916980943</text:p>
              </table:table-cell>
              <table:table-cell office:value-type="float" office:value="8.60625186031023">
                <text:p>8.6062518603102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9175495438124">
                <text:p>3.9175495438124</text:p>
              </table:table-cell>
              <table:table-cell office:value-type="float" office:value="7.23328161979236">
                <text:p>7.23328161979236</text:p>
              </table:table-cell>
              <table:table-cell office:value-type="float" office:value="7.4091734166455">
                <text:p>7.409173416645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51017290418685">
                <text:p>3.51017290418685</text:p>
              </table:table-cell>
              <table:table-cell office:value-type="float" office:value="7.90646058049991">
                <text:p>7.90646058049991</text:p>
              </table:table-cell>
              <table:table-cell office:value-type="float" office:value="7.22603980771317">
                <text:p>7.226039807713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41025362337807">
                <text:p>5.41025362337807</text:p>
              </table:table-cell>
              <table:table-cell office:value-type="float" office:value="3.86290914545391">
                <text:p>3.86290914545391</text:p>
              </table:table-cell>
              <table:table-cell office:value-type="float" office:value="6.06691876908161">
                <text:p>6.0669187690816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01933379639166">
                <text:p>3.01933379639166</text:p>
              </table:table-cell>
              <table:table-cell office:value-type="float" office:value="4.65239970561199">
                <text:p>4.65239970561199</text:p>
              </table:table-cell>
              <table:table-cell office:value-type="float" office:value="4.93435256358152">
                <text:p>4.934352563581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3040217648292">
                <text:p>4.3040217648292</text:p>
              </table:table-cell>
              <table:table-cell office:value-type="float" office:value="4.90572598173336">
                <text:p>4.90572598173336</text:p>
              </table:table-cell>
              <table:table-cell office:value-type="float" office:value="6.45995196434588">
                <text:p>6.459951964345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3648017858303">
                <text:p>2.13648017858303</text:p>
              </table:table-cell>
              <table:table-cell office:value-type="float" office:value="5.534201674747">
                <text:p>5.534201674747</text:p>
              </table:table-cell>
              <table:table-cell office:value-type="float" office:value="5.82419146342843">
                <text:p>5.8241914634284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93646078199048">
                <text:p>2.93646078199048</text:p>
              </table:table-cell>
              <table:table-cell office:value-type="float" office:value="4.98192314609094">
                <text:p>4.98192314609094</text:p>
              </table:table-cell>
              <table:table-cell office:value-type="float" office:value="3.8874789537202">
                <text:p>3.88747895372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.62399205919171">
                <text:p>3.62399205919171</text:p>
              </table:table-cell>
              <table:table-cell office:value-type="float" office:value="3.46339649834313">
                <text:p>3.46339649834313</text:p>
              </table:table-cell>
              <table:table-cell office:value-type="float" office:value="1.02063006893523">
                <text:p>1.0206300689352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36094237593707">
                <text:p>1.36094237593707</text:p>
              </table:table-cell>
              <table:table-cell office:value-type="float" office:value="1.99364235500272">
                <text:p>1.99364235500272</text:p>
              </table:table-cell>
              <table:table-cell office:value-type="float" office:value="1.01260405130696">
                <text:p>1.012604051306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53319075859365">
                <text:p>2.53319075859365</text:p>
              </table:table-cell>
              <table:table-cell office:value-type="float" office:value="2.31320164300447">
                <text:p>2.31320164300447</text:p>
              </table:table-cell>
              <table:table-cell office:value-type="float" office:value="3.5705318493094">
                <text:p>3.570531849309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53082387008706">
                <text:p>1.53082387008706</text:p>
              </table:table-cell>
              <table:table-cell office:value-type="float" office:value="3.63277753336558">
                <text:p>3.63277753336558</text:p>
              </table:table-cell>
              <table:table-cell office:value-type="float" office:value="0.780977606380332">
                <text:p>0.78097760638033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00711701606034">
                <text:p>2.00711701606034</text:p>
              </table:table-cell>
              <table:table-cell office:value-type="float" office:value="2.13163317930075">
                <text:p>2.13163317930075</text:p>
              </table:table-cell>
              <table:table-cell office:value-type="float" office:value="3.76078327392714">
                <text:p>3.7607832739271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3124136167478">
                <text:p>1.53124136167478</text:p>
              </table:table-cell>
              <table:table-cell office:value-type="float" office:value="1.07908956923689">
                <text:p>1.07908956923689</text:p>
              </table:table-cell>
              <table:table-cell office:value-type="float" office:value="1.37133214631732">
                <text:p>1.3713321463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36988821512346">
                <text:p>1.36988821512346</text:p>
              </table:table-cell>
              <table:table-cell office:value-type="float" office:value="0.986737900503626">
                <text:p>0.986737900503626</text:p>
              </table:table-cell>
              <table:table-cell office:value-type="float" office:value="2.05019025468261">
                <text:p>2.050190254682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64940958786303">
                <text:p>0.964940958786303</text:p>
              </table:table-cell>
              <table:table-cell office:value-type="float" office:value="0.787237213574351">
                <text:p>0.787237213574351</text:p>
              </table:table-cell>
              <table:table-cell office:value-type="float" office:value="0.411721854119189">
                <text:p>0.4117218541191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1327505763129">
                <text:p>1.01327505763129</text:p>
              </table:table-cell>
              <table:table-cell office:value-type="float" office:value="0.705368788569196">
                <text:p>0.705368788569196</text:p>
              </table:table-cell>
              <table:table-cell office:value-type="float" office:value="0.42730428043136">
                <text:p>0.427304280431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31830973998553">
                <text:p>1.31830973998553</text:p>
              </table:table-cell>
              <table:table-cell office:value-type="float" office:value="0.566581855931409">
                <text:p>0.566581855931409</text:p>
              </table:table-cell>
              <table:table-cell office:value-type="float" office:value="0.358183093185636">
                <text:p>0.3581830931856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23221465516694">
                <text:p>1.23221465516694</text:p>
              </table:table-cell>
              <table:table-cell office:value-type="float" office:value="0.411073074799559">
                <text:p>0.411073074799559</text:p>
              </table:table-cell>
              <table:table-cell office:value-type="float" office:value="0.289396108104432">
                <text:p>0.2893961081044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24528049287709">
                <text:p>0.724528049287709</text:p>
              </table:table-cell>
              <table:table-cell office:value-type="float" office:value="0.306339929171063">
                <text:p>0.306339929171063</text:p>
              </table:table-cell>
              <table:table-cell office:value-type="float" office:value="1.41955310491167">
                <text:p>1.419553104911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778848597166282">
                <text:p>0.778848597166282</text:p>
              </table:table-cell>
              <table:table-cell office:value-type="float" office:value="0.687544856546271">
                <text:p>0.687544856546271</text:p>
              </table:table-cell>
              <table:table-cell office:value-type="float" office:value="0.266985820220945">
                <text:p>0.2669858202209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609948608221571">
                <text:p>0.609948608221571</text:p>
              </table:table-cell>
              <table:table-cell office:value-type="float" office:value="1.4352442717567">
                <text:p>1.4352442717567</text:p>
              </table:table-cell>
              <table:table-cell office:value-type="float" office:value="0.23677225146884">
                <text:p>0.2367722514688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34060826154074">
                <text:p>0.634060826154074</text:p>
              </table:table-cell>
              <table:table-cell office:value-type="float" office:value="0.639302262614013">
                <text:p>0.639302262614013</text:p>
              </table:table-cell>
              <table:table-cell office:value-type="float" office:value="0.252428513522691">
                <text:p>0.2524285135226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151528539261297">
                <text:p>0.151528539261297</text:p>
              </table:table-cell>
              <table:table-cell office:value-type="float" office:value="0.93656879430425">
                <text:p>0.93656879430425</text:p>
              </table:table-cell>
              <table:table-cell office:value-type="float" office:value="0.132430807588426">
                <text:p>0.1324308075884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193254520779691">
                <text:p>0.193254520779691</text:p>
              </table:table-cell>
              <table:table-cell office:value-type="float" office:value="0.876191221822115">
                <text:p>0.876191221822115</text:p>
              </table:table-cell>
              <table:table-cell office:value-type="float" office:value="0.107307559847447">
                <text:p>0.10730755984744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166217236143718">
                <text:p>0.166217236143718</text:p>
              </table:table-cell>
              <table:table-cell office:value-type="float" office:value="0.218678865622528">
                <text:p>0.218678865622528</text:p>
              </table:table-cell>
              <table:table-cell office:value-type="float" office:value="0.835392680823849">
                <text:p>0.83539268082384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5085522100348">
                <text:p>0.25085522100348</text:p>
              </table:table-cell>
              <table:table-cell office:value-type="float" office:value="0.122007514406544">
                <text:p>0.122007514406544</text:p>
              </table:table-cell>
              <table:table-cell office:value-type="float" office:value="0.0908767530822785">
                <text:p>0.090876753082278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68706854090978">
                <text:p>0.568706854090978</text:p>
              </table:table-cell>
              <table:table-cell office:value-type="float" office:value="0.483461735750721">
                <text:p>0.483461735750721</text:p>
              </table:table-cell>
              <table:table-cell office:value-type="float" office:value="0.0953965525540267">
                <text:p>0.09539655255402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86332218102152">
                <text:p>0.086332218102152</text:p>
              </table:table-cell>
              <table:table-cell office:value-type="float" office:value="0.199023485914896">
                <text:p>0.199023485914896</text:p>
              </table:table-cell>
              <table:table-cell office:value-type="float" office:value="0.0840267073551301">
                <text:p>0.084026707355130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127187571280363">
                <text:p>0.127187571280363</text:p>
              </table:table-cell>
              <table:table-cell office:value-type="float" office:value="0.233927492533383">
                <text:p>0.233927492533383</text:p>
              </table:table-cell>
              <table:table-cell office:value-type="float" office:value="0.0822856595057948">
                <text:p>0.082285659505794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63670928882642">
                <text:p>0.463670928882642</text:p>
              </table:table-cell>
              <table:table-cell office:value-type="float" office:value="0.216396661165832">
                <text:p>0.216396661165832</text:p>
              </table:table-cell>
              <table:table-cell office:value-type="float" office:value="0.135151967412371">
                <text:p>0.1351519674123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5cm" xlink:href=".." xlink:type="simple" chart:class="chart:line" chart:style-name="ch1">
        <chart:legend chart:legend-position="end" svg:x="13.355cm" svg:y="3.954cm" style:legend-expansion="high" chart:style-name="ch2"/>
        <chart:plot-area chart:style-name="ch3" table:cell-range-address="congestion.E1:congestion.F241" chart:data-source-has-labels="row" svg:x="0.77cm" svg:y="0.855cm" svg:width="11.945cm" svg:height="7.55cm">
          <chartooo:coordinate-region svg:x="1.418cm" svg:y="1.054cm" svg:width="11.297cm" svg:height="7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gestion.E2:congestion.E241" chart:label-cell-address="congestion.E1:congestion.E1" chart:class="chart:line">
            <chart:data-point chart:repeated="240"/>
          </chart:series>
          <chart:series chart:style-name="ch8" chart:values-cell-range-address="congestion.F2:congestion.F241" chart:label-cell-address="congestion.F1:congestion.F1" chart:class="chart:line">
            <chart:data-point chart:repeated="2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q-bus</text:p>
                <draw:g>
                  <svg:desc>congestion.E1:congestion.E1</svg:desc>
                </draw:g>
              </table:table-cell>
              <table:table-cell office:value-type="string">
                <text:p>stq-tram</text:p>
                <draw:g>
                  <svg:desc>congestion.F1:congestion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37985340198196">
                <text:p>-0.137985340198196</text:p>
                <draw:g>
                  <svg:desc>congestion.E2:congestion.E241</svg:desc>
                </draw:g>
              </table:table-cell>
              <table:table-cell office:value-type="float" office:value="0">
                <text:p>0</text:p>
                <draw:g>
                  <svg:desc>congestion.F2:congestion.F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1081239119782">
                <text:p>-0.110812391197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08036508012731">
                <text:p>-0.10803650801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0654974383203">
                <text:p>-0.120654974383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560535787881221">
                <text:p>-0.0560535787881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595506989894756">
                <text:p>-0.0595506989894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23447688780609">
                <text:p>-0.03234476887806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229656364639001">
                <text:p>-0.0229656364639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20093758515192">
                <text:p>-0.020093758515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224161031063473">
                <text:p>-0.02241610310634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230377002995289">
                <text:p>-0.0230377002995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6758801544768">
                <text:p>-0.056758801544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22868854538967">
                <text:p>-0.0422868854538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279956868510847">
                <text:p>-0.02799568685108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325483439450057">
                <text:p>-0.0325483439450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842230381403072">
                <text:p>-0.0842230381403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555751838871685">
                <text:p>-0.005557518388716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54948863376779">
                <text:p>-0.002549488633767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110462670686919">
                <text:p>-0.011046267068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249795711420454">
                <text:p>-0.02497957114204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7134030068865">
                <text:p>-0.097134030068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412477309305218">
                <text:p>-0.0412477309305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47943028975817">
                <text:p>-0.0447943028975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107814375726377">
                <text:p>-0.1078143757263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605210088200007">
                <text:p>-0.0605210088200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487275421419104">
                <text:p>-0.487275421419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94644258594193">
                <text:p>-0.04946442585941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68333180867886">
                <text:p>-0.0683331808678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625675227788941">
                <text:p>-0.0625675227788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612251774989141">
                <text:p>-0.0612251774989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991613370242369">
                <text:p>-0.0991613370242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718518208920108">
                <text:p>-0.0718518208920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2158515556937">
                <text:p>-0.112158515556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765718430181">
                <text:p>-0.100765718430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812058587391778">
                <text:p>-0.0812058587391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1763929062968">
                <text:p>-0.11763929062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31882138754049">
                <text:p>-0.13188213875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273263940451625">
                <text:p>-0.02732639404516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182607256026688">
                <text:p>-0.0182607256026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18232590635622">
                <text:p>-0.4182325906356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155454153887341">
                <text:p>-0.01554541538873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463451207941345">
                <text:p>-0.004634512079413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125276461481911">
                <text:p>-0.01252764614819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52672729795688">
                <text:p>-0.01526727297956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722522142951518">
                <text:p>-0.0722522142951518</text:p>
              </table:table-cell>
              <table:table-cell office:value-type="float" office:value="-0.0622185263717359">
                <text:p>-0.06221852637173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.02412141880062">
                <text:p>-1.02412141880062</text:p>
              </table:table-cell>
              <table:table-cell office:value-type="float" office:value="0.166114324074546">
                <text:p>0.1661143240745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83821171251392">
                <text:p>-0.83821171251392</text:p>
              </table:table-cell>
              <table:table-cell office:value-type="float" office:value="0.60350746238249">
                <text:p>0.60350746238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43765915805416">
                <text:p>0.243765915805416</text:p>
              </table:table-cell>
              <table:table-cell office:value-type="float" office:value="0.682197995999044">
                <text:p>0.6821979959990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.12805258581837">
                <text:p>-1.12805258581837</text:p>
              </table:table-cell>
              <table:table-cell office:value-type="float" office:value="0.557314517289312">
                <text:p>0.557314517289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774594682679217">
                <text:p>-0.774594682679217</text:p>
              </table:table-cell>
              <table:table-cell office:value-type="float" office:value="0.633446280438177">
                <text:p>0.6334462804381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.09809289087797">
                <text:p>-3.09809289087797</text:p>
              </table:table-cell>
              <table:table-cell office:value-type="float" office:value="-0.153444088558099">
                <text:p>-0.1534440885580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43162177822222">
                <text:p>0.143162177822222</text:p>
              </table:table-cell>
              <table:table-cell office:value-type="float" office:value="-0.14942490455441">
                <text:p>-0.149424904554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354262336111991">
                <text:p>-0.354262336111991</text:p>
              </table:table-cell>
              <table:table-cell office:value-type="float" office:value="-1.64104244162246">
                <text:p>-1.6410424416224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38768889748514">
                <text:p>-1.38768889748514</text:p>
              </table:table-cell>
              <table:table-cell office:value-type="float" office:value="2.08517629874974">
                <text:p>2.085176298749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616520240493626">
                <text:p>-0.616520240493626</text:p>
              </table:table-cell>
              <table:table-cell office:value-type="float" office:value="1.58208318973677">
                <text:p>1.58208318973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.18412260932139">
                <text:p>-1.18412260932139</text:p>
              </table:table-cell>
              <table:table-cell office:value-type="float" office:value="2.38341592769216">
                <text:p>2.383415927692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5862290575865">
                <text:p>1.5862290575865</text:p>
              </table:table-cell>
              <table:table-cell office:value-type="float" office:value="-0.369181274505146">
                <text:p>-0.3691812745051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.62823630628692">
                <text:p>-1.62823630628692</text:p>
              </table:table-cell>
              <table:table-cell office:value-type="float" office:value="-0.637027749411576">
                <text:p>-0.6370277494115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38207926288049">
                <text:p>0.738207926288049</text:p>
              </table:table-cell>
              <table:table-cell office:value-type="float" office:value="-0.89029861418265">
                <text:p>-0.890298614182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83083150026552">
                <text:p>-1.83083150026552</text:p>
              </table:table-cell>
              <table:table-cell office:value-type="float" office:value="1.4699484051371">
                <text:p>1.46994840513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3259682391804">
                <text:p>1.53259682391804</text:p>
              </table:table-cell>
              <table:table-cell office:value-type="float" office:value="1.08826652764041">
                <text:p>1.088266527640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.59234641580723">
                <text:p>-2.59234641580723</text:p>
              </table:table-cell>
              <table:table-cell office:value-type="float" office:value="0.523767282862701">
                <text:p>0.523767282862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491618816664106">
                <text:p>-0.491618816664106</text:p>
              </table:table-cell>
              <table:table-cell office:value-type="float" office:value="1.93323155661413">
                <text:p>1.933231556614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.96001128272059">
                <text:p>-2.96001128272059</text:p>
              </table:table-cell>
              <table:table-cell office:value-type="float" office:value="0.709006472643875">
                <text:p>0.709006472643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149876171518035">
                <text:p>-0.0149876171518035</text:p>
              </table:table-cell>
              <table:table-cell office:value-type="float" office:value="0.715124701523322">
                <text:p>0.715124701523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8995510141994">
                <text:p>1.78995510141994</text:p>
              </table:table-cell>
              <table:table-cell office:value-type="float" office:value="-2.64096140468561">
                <text:p>-2.640961404685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.10532333617567">
                <text:p>-1.10532333617567</text:p>
              </table:table-cell>
              <table:table-cell office:value-type="float" office:value="0.83987966841179">
                <text:p>0.839879668411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2.71294959517105">
                <text:p>-2.71294959517105</text:p>
              </table:table-cell>
              <table:table-cell office:value-type="float" office:value="-0.88060769650692">
                <text:p>-0.880607696506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.54036401392619">
                <text:p>-1.54036401392619</text:p>
              </table:table-cell>
              <table:table-cell office:value-type="float" office:value="-1.40657368104214">
                <text:p>-1.406573681042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40075787956496">
                <text:p>-0.40075787956496</text:p>
              </table:table-cell>
              <table:table-cell office:value-type="float" office:value="-0.454404802106571">
                <text:p>-0.4544048021065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847903681344508">
                <text:p>-0.847903681344508</text:p>
              </table:table-cell>
              <table:table-cell office:value-type="float" office:value="1.03552807932321">
                <text:p>1.035528079323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.52939563072913">
                <text:p>-1.52939563072913</text:p>
              </table:table-cell>
              <table:table-cell office:value-type="float" office:value="-0.813677604701096">
                <text:p>-0.8136776047010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98119618122961">
                <text:p>-2.98119618122961</text:p>
              </table:table-cell>
              <table:table-cell office:value-type="float" office:value="-0.771163040472687">
                <text:p>-0.77116304047268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10933570283641">
                <text:p>-0.210933570283641</text:p>
              </table:table-cell>
              <table:table-cell office:value-type="float" office:value="-0.675311072936253">
                <text:p>-0.6753110729362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.16561756842864">
                <text:p>-1.16561756842864</text:p>
              </table:table-cell>
              <table:table-cell office:value-type="float" office:value="-0.822191949044883">
                <text:p>-0.8221919490448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3.59704725478155">
                <text:p>-3.59704725478155</text:p>
              </table:table-cell>
              <table:table-cell office:value-type="float" office:value="1.70794479198334">
                <text:p>1.7079447919833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11606324917549">
                <text:p>-2.11606324917549</text:p>
              </table:table-cell>
              <table:table-cell office:value-type="float" office:value="-0.87219028747986">
                <text:p>-0.872190287479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.24652369817861">
                <text:p>-3.24652369817861</text:p>
              </table:table-cell>
              <table:table-cell office:value-type="float" office:value="0.0346372369091865">
                <text:p>0.03463723690918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.12585678417703">
                <text:p>-1.12585678417703</text:p>
              </table:table-cell>
              <table:table-cell office:value-type="float" office:value="0.0558389884727912">
                <text:p>0.05583898847279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5.25875445422695">
                <text:p>-5.25875445422695</text:p>
              </table:table-cell>
              <table:table-cell office:value-type="float" office:value="-1.4238732856318">
                <text:p>-1.42387328563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2.10033588963215">
                <text:p>-2.10033588963215</text:p>
              </table:table-cell>
              <table:table-cell office:value-type="float" office:value="1.85551535043534">
                <text:p>1.855515350435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6.16293066852006">
                <text:p>-6.16293066852006</text:p>
              </table:table-cell>
              <table:table-cell office:value-type="float" office:value="0.761517913176284">
                <text:p>0.7615179131762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.40215329970319">
                <text:p>-3.40215329970319</text:p>
              </table:table-cell>
              <table:table-cell office:value-type="float" office:value="-0.663254504922547">
                <text:p>-0.6632545049225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8922114110525">
                <text:p>0.68922114110525</text:p>
              </table:table-cell>
              <table:table-cell office:value-type="float" office:value="0.979075315625813">
                <text:p>0.9790753156258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.32045391801455">
                <text:p>-6.32045391801455</text:p>
              </table:table-cell>
              <table:table-cell office:value-type="float" office:value="3.17404961935682">
                <text:p>3.1740496193568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.27292387556819">
                <text:p>-4.27292387556819</text:p>
              </table:table-cell>
              <table:table-cell office:value-type="float" office:value="-1.81203525858923">
                <text:p>-1.8120352585892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.64436285344505">
                <text:p>-2.64436285344505</text:p>
              </table:table-cell>
              <table:table-cell office:value-type="float" office:value="-0.39276177215411">
                <text:p>-0.3927617721541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9690004901516">
                <text:p>-2.9690004901516</text:p>
              </table:table-cell>
              <table:table-cell office:value-type="float" office:value="-1.7800182805123">
                <text:p>-1.78001828051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.75365376892062">
                <text:p>-3.75365376892062</text:p>
              </table:table-cell>
              <table:table-cell office:value-type="float" office:value="0.15643502627337">
                <text:p>0.1564350262733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.94123842887605">
                <text:p>-2.94123842887605</text:p>
              </table:table-cell>
              <table:table-cell office:value-type="float" office:value="-0.70063981816357">
                <text:p>-0.700639818163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.20846001682077">
                <text:p>-1.20846001682077</text:p>
              </table:table-cell>
              <table:table-cell office:value-type="float" office:value="0.0605886535435651">
                <text:p>0.06058865354356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3.99033817648136">
                <text:p>-3.99033817648136</text:p>
              </table:table-cell>
              <table:table-cell office:value-type="float" office:value="1.16627960402545">
                <text:p>1.166279604025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4.15884205296296">
                <text:p>-4.15884205296296</text:p>
              </table:table-cell>
              <table:table-cell office:value-type="float" office:value="-0.924149687273577">
                <text:p>-0.92414968727357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27811771585621">
                <text:p>-6.27811771585621</text:p>
              </table:table-cell>
              <table:table-cell office:value-type="float" office:value="-0.116244792751576">
                <text:p>-0.11624479275157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401868987983134">
                <text:p>-0.401868987983134</text:p>
              </table:table-cell>
              <table:table-cell office:value-type="float" office:value="-1.77303288668428">
                <text:p>-1.7730328866842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2.60434035594207">
                <text:p>-2.60434035594207</text:p>
              </table:table-cell>
              <table:table-cell office:value-type="float" office:value="2.31167826437925">
                <text:p>2.311678264379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75616820390152">
                <text:p>-6.75616820390152</text:p>
              </table:table-cell>
              <table:table-cell office:value-type="float" office:value="0.494579889973551">
                <text:p>0.49457988997355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6.16158210933123">
                <text:p>-6.16158210933123</text:p>
              </table:table-cell>
              <table:table-cell office:value-type="float" office:value="2.90811288914996">
                <text:p>2.908112889149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2.91947125167307">
                <text:p>-2.91947125167307</text:p>
              </table:table-cell>
              <table:table-cell office:value-type="float" office:value="0.0814104393909876">
                <text:p>0.081410439390987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2.47519022902091">
                <text:p>-2.47519022902091</text:p>
              </table:table-cell>
              <table:table-cell office:value-type="float" office:value="1.17920336419192">
                <text:p>1.179203364191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504847839948">
                <text:p>-3.504847839948</text:p>
              </table:table-cell>
              <table:table-cell office:value-type="float" office:value="1.83202584473412">
                <text:p>1.832025844734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1.83497067977525">
                <text:p>-1.83497067977525</text:p>
              </table:table-cell>
              <table:table-cell office:value-type="float" office:value="2.08865520611453">
                <text:p>2.088655206114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80912644619232">
                <text:p>-1.80912644619232</text:p>
              </table:table-cell>
              <table:table-cell office:value-type="float" office:value="1.13083088980666">
                <text:p>1.1308308898066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5.50848924368254">
                <text:p>-5.50848924368254</text:p>
              </table:table-cell>
              <table:table-cell office:value-type="float" office:value="0.8096991311377">
                <text:p>0.809699131137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4.87595591786491">
                <text:p>-4.87595591786491</text:p>
              </table:table-cell>
              <table:table-cell office:value-type="float" office:value="-0.641013720487185">
                <text:p>-0.64101372048718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3.95789617587801">
                <text:p>-3.95789617587801</text:p>
              </table:table-cell>
              <table:table-cell office:value-type="float" office:value="-2.05434758884201">
                <text:p>-2.054347588842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68939506002046">
                <text:p>-1.68939506002046</text:p>
              </table:table-cell>
              <table:table-cell office:value-type="float" office:value="-1.75460972013828">
                <text:p>-1.754609720138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4.51684131040599">
                <text:p>-4.51684131040599</text:p>
              </table:table-cell>
              <table:table-cell office:value-type="float" office:value="1.51891479476986">
                <text:p>1.518914794769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2.14121184538026">
                <text:p>-2.14121184538026</text:p>
              </table:table-cell>
              <table:table-cell office:value-type="float" office:value="0.086912557476027">
                <text:p>0.086912557476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2.73944330511273">
                <text:p>-2.73944330511273</text:p>
              </table:table-cell>
              <table:table-cell office:value-type="float" office:value="-1.77465119615174">
                <text:p>-1.774651196151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3.29889712160348">
                <text:p>-3.29889712160348</text:p>
              </table:table-cell>
              <table:table-cell office:value-type="float" office:value="-0.479078519074595">
                <text:p>-0.4790785190745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5.04067897848954">
                <text:p>-5.04067897848954</text:p>
              </table:table-cell>
              <table:table-cell office:value-type="float" office:value="-0.445091986618666">
                <text:p>-0.4450919866186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3.72365261416204">
                <text:p>-3.72365261416204</text:p>
              </table:table-cell>
              <table:table-cell office:value-type="float" office:value="-1.16264640584121">
                <text:p>-1.162646405841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44579786235075">
                <text:p>0.144579786235075</text:p>
              </table:table-cell>
              <table:table-cell office:value-type="float" office:value="-2.74918665372173">
                <text:p>-2.7491866537217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2.10106311977178">
                <text:p>-2.10106311977178</text:p>
              </table:table-cell>
              <table:table-cell office:value-type="float" office:value="1.91516671254035">
                <text:p>1.9151667125403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3.76153278571365">
                <text:p>-3.76153278571365</text:p>
              </table:table-cell>
              <table:table-cell office:value-type="float" office:value="-0.615332294173406">
                <text:p>-0.6153322941734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964212087058859">
                <text:p>-0.964212087058859</text:p>
              </table:table-cell>
              <table:table-cell office:value-type="float" office:value="-2.42857905580632">
                <text:p>-2.428579055806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75882128551316">
                <text:p>-0.75882128551316</text:p>
              </table:table-cell>
              <table:table-cell office:value-type="float" office:value="-1.34654808959641">
                <text:p>-1.346548089596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5.54765391591973">
                <text:p>-5.54765391591973</text:p>
              </table:table-cell>
              <table:table-cell office:value-type="float" office:value="1.84732992698392">
                <text:p>1.8473299269839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6.26532927105337">
                <text:p>-6.26532927105337</text:p>
              </table:table-cell>
              <table:table-cell office:value-type="float" office:value="0.190172526779413">
                <text:p>0.1901725267794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1.89349683042508">
                <text:p>-1.89349683042508</text:p>
              </table:table-cell>
              <table:table-cell office:value-type="float" office:value="0.0164509994396527">
                <text:p>0.01645099943965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3.29401647395499">
                <text:p>-3.29401647395499</text:p>
              </table:table-cell>
              <table:table-cell office:value-type="float" office:value="0.0132496270460103">
                <text:p>0.01324962704601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3.51835212013698">
                <text:p>-3.51835212013698</text:p>
              </table:table-cell>
              <table:table-cell office:value-type="float" office:value="2.01099702548719">
                <text:p>2.01099702548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0292703006913">
                <text:p>0.490292703006913</text:p>
              </table:table-cell>
              <table:table-cell office:value-type="float" office:value="1.29181793193281">
                <text:p>1.2918179319328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08564531325828">
                <text:p>0.108564531325828</text:p>
              </table:table-cell>
              <table:table-cell office:value-type="float" office:value="0.71335540538888">
                <text:p>0.7133554053888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2.07925970593447">
                <text:p>-2.07925970593447</text:p>
              </table:table-cell>
              <table:table-cell office:value-type="float" office:value="1.23792685371089">
                <text:p>1.237926853710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482496431031293">
                <text:p>-0.482496431031293</text:p>
              </table:table-cell>
              <table:table-cell office:value-type="float" office:value="0.899316824005254">
                <text:p>0.8993168240052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241570069873972">
                <text:p>-0.241570069873972</text:p>
              </table:table-cell>
              <table:table-cell office:value-type="float" office:value="2.41187721320702">
                <text:p>2.411877213207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79862121287059">
                <text:p>0.479862121287059</text:p>
              </table:table-cell>
              <table:table-cell office:value-type="float" office:value="1.16176107865272">
                <text:p>1.1617610786527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5969941786502">
                <text:p>0.35969941786502</text:p>
              </table:table-cell>
              <table:table-cell office:value-type="float" office:value="-0.393763883131677">
                <text:p>-0.39376388313167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401181387133858">
                <text:p>-0.401181387133858</text:p>
              </table:table-cell>
              <table:table-cell office:value-type="float" office:value="0.593399583284779">
                <text:p>0.5933995832847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29937137777792">
                <text:p>0.429937137777792</text:p>
              </table:table-cell>
              <table:table-cell office:value-type="float" office:value="0.0454714820723272">
                <text:p>0.045471482072327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879669913990414">
                <text:p>0.879669913990414</text:p>
              </table:table-cell>
              <table:table-cell office:value-type="float" office:value="-0.530666371239566">
                <text:p>-0.53066637123956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145690860622895">
                <text:p>-0.145690860622895</text:p>
              </table:table-cell>
              <table:table-cell office:value-type="float" office:value="0.734658025532261">
                <text:p>0.7346580255322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98884401631961">
                <text:p>-1.98884401631961</text:p>
              </table:table-cell>
              <table:table-cell office:value-type="float" office:value="0.341077892916608">
                <text:p>0.34107789291660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.64686190319492">
                <text:p>2.64686190319492</text:p>
              </table:table-cell>
              <table:table-cell office:value-type="float" office:value="-1.39648655670008">
                <text:p>-1.396486556700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9229736853821">
                <text:p>1.29229736853821</text:p>
              </table:table-cell>
              <table:table-cell office:value-type="float" office:value="-1.70434331399682">
                <text:p>-1.704343313996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.30601718714669">
                <text:p>-1.30601718714669</text:p>
              </table:table-cell>
              <table:table-cell office:value-type="float" office:value="-1.62682821494661">
                <text:p>-1.6268282149466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7009440039406">
                <text:p>0.437009440039406</text:p>
              </table:table-cell>
              <table:table-cell office:value-type="float" office:value="-0.0553844691848222">
                <text:p>-0.055384469184822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78090790901515">
                <text:p>0.278090790901515</text:p>
              </table:table-cell>
              <table:table-cell office:value-type="float" office:value="-0.162835913618767">
                <text:p>-0.1628359136187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4.83681736563391">
                <text:p>-4.83681736563391</text:p>
              </table:table-cell>
              <table:table-cell office:value-type="float" office:value="1.09171374714681">
                <text:p>1.091713747146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2.9877836651293">
                <text:p>-2.9877836651293</text:p>
              </table:table-cell>
              <table:table-cell office:value-type="float" office:value="-0.366344166494977">
                <text:p>-0.3663441664949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6535070522014">
                <text:p>0.336535070522014</text:p>
              </table:table-cell>
              <table:table-cell office:value-type="float" office:value="-1.01354441624387">
                <text:p>-1.013544416243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.49045606365736">
                <text:p>-1.49045606365736</text:p>
              </table:table-cell>
              <table:table-cell office:value-type="float" office:value="-0.154270027260123">
                <text:p>-0.15427002726012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575500706827461">
                <text:p>-0.575500706827461</text:p>
              </table:table-cell>
              <table:table-cell office:value-type="float" office:value="-0.286042402913364">
                <text:p>-0.28604240291336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.75033334121877">
                <text:p>-3.75033334121877</text:p>
              </table:table-cell>
              <table:table-cell office:value-type="float" office:value="-0.00585432945446662">
                <text:p>-0.005854329454466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523196129320093">
                <text:p>-0.523196129320093</text:p>
              </table:table-cell>
              <table:table-cell office:value-type="float" office:value="-2.80230756052932">
                <text:p>-2.802307560529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387761183949912">
                <text:p>-0.387761183949912</text:p>
              </table:table-cell>
              <table:table-cell office:value-type="float" office:value="-0.454071789297576">
                <text:p>-0.4540717892975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.6743663201415">
                <text:p>-5.6743663201415</text:p>
              </table:table-cell>
              <table:table-cell office:value-type="float" office:value="2.92787482019593">
                <text:p>2.9278748201959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986019720950924">
                <text:p>-0.986019720950924</text:p>
              </table:table-cell>
              <table:table-cell office:value-type="float" office:value="-0.019882345981423">
                <text:p>-0.0198823459814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324964361404687">
                <text:p>-0.324964361404687</text:p>
              </table:table-cell>
              <table:table-cell office:value-type="float" office:value="-1.05278919326142">
                <text:p>-1.052789193261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.56875884907279">
                <text:p>-2.56875884907279</text:p>
              </table:table-cell>
              <table:table-cell office:value-type="float" office:value="0.138538348390647">
                <text:p>0.1385383483906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22614317675562">
                <text:p>0.322614317675562</text:p>
              </table:table-cell>
              <table:table-cell office:value-type="float" office:value="0.192427855993474">
                <text:p>0.19242785599347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4.51208803779742">
                <text:p>-4.51208803779742</text:p>
              </table:table-cell>
              <table:table-cell office:value-type="float" office:value="1.04414004374783">
                <text:p>1.0441400437478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.40001546393817">
                <text:p>-2.40001546393817</text:p>
              </table:table-cell>
              <table:table-cell office:value-type="float" office:value="3.509727349628">
                <text:p>3.5097273496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.7313075757538">
                <text:p>-4.7313075757538</text:p>
              </table:table-cell>
              <table:table-cell office:value-type="float" office:value="4.61248900657158">
                <text:p>4.61248900657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2.22781316588265">
                <text:p>-2.22781316588265</text:p>
              </table:table-cell>
              <table:table-cell office:value-type="float" office:value="4.91622262369599">
                <text:p>4.916222623695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2.47771802978276">
                <text:p>-2.47771802978276</text:p>
              </table:table-cell>
              <table:table-cell office:value-type="float" office:value="4.62355518563447">
                <text:p>4.623555185634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40333258613458">
                <text:p>-0.40333258613458</text:p>
              </table:table-cell>
              <table:table-cell office:value-type="float" office:value="7.30712754570566">
                <text:p>7.307127545705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.09522546519959">
                <text:p>-3.09522546519959</text:p>
              </table:table-cell>
              <table:table-cell office:value-type="float" office:value="8.19549179322837">
                <text:p>8.1954917932283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05235729567501">
                <text:p>-4.05235729567501</text:p>
              </table:table-cell>
              <table:table-cell office:value-type="float" office:value="2.41864018504173">
                <text:p>2.418640185041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2.40827696147351">
                <text:p>-2.40827696147351</text:p>
              </table:table-cell>
              <table:table-cell office:value-type="float" office:value="4.60711406017366">
                <text:p>4.607114060173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.89237432362979">
                <text:p>-6.89237432362979</text:p>
              </table:table-cell>
              <table:table-cell office:value-type="float" office:value="3.28237582155707">
                <text:p>3.282375821557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781228003248224">
                <text:p>-0.781228003248224</text:p>
              </table:table-cell>
              <table:table-cell office:value-type="float" office:value="1.14403725492791">
                <text:p>1.14403725492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3.84090508397106">
                <text:p>-3.84090508397106</text:p>
              </table:table-cell>
              <table:table-cell office:value-type="float" office:value="2.1264167392647">
                <text:p>2.1264167392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72322282186688">
                <text:p>0.00972322282186688</text:p>
              </table:table-cell>
              <table:table-cell office:value-type="float" office:value="-3.9681933870555">
                <text:p>-3.96819338705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.95402060624749">
                <text:p>-2.95402060624749</text:p>
              </table:table-cell>
              <table:table-cell office:value-type="float" office:value="3.66720370911184">
                <text:p>3.667203709111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3.1140833149799">
                <text:p>-3.1140833149799</text:p>
              </table:table-cell>
              <table:table-cell office:value-type="float" office:value="2.27362939064584">
                <text:p>2.273629390645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.48995405278222">
                <text:p>-4.48995405278222</text:p>
              </table:table-cell>
              <table:table-cell office:value-type="float" office:value="1.05293053809091">
                <text:p>1.0529305380909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76965068618805">
                <text:p>0.476965068618805</text:p>
              </table:table-cell>
              <table:table-cell office:value-type="float" office:value="0.125635458219616">
                <text:p>0.1256354582196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.08267237035623">
                <text:p>-5.08267237035623</text:p>
              </table:table-cell>
              <table:table-cell office:value-type="float" office:value="3.91764758412709">
                <text:p>3.917647584127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5.66482144551048">
                <text:p>-5.66482144551048</text:p>
              </table:table-cell>
              <table:table-cell office:value-type="float" office:value="-0.381322998057934">
                <text:p>-0.3813229980579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454444365215485">
                <text:p>-0.454444365215485</text:p>
              </table:table-cell>
              <table:table-cell office:value-type="float" office:value="-2.36029613898921">
                <text:p>-2.360296138989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2.56051775578879">
                <text:p>-2.56051775578879</text:p>
              </table:table-cell>
              <table:table-cell office:value-type="float" office:value="5.02531541819331">
                <text:p>5.025315418193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.88943744272644">
                <text:p>-3.88943744272644</text:p>
              </table:table-cell>
              <table:table-cell office:value-type="float" office:value="2.03202840215739">
                <text:p>2.032028402157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3.84523867286468">
                <text:p>-3.84523867286468</text:p>
              </table:table-cell>
              <table:table-cell office:value-type="float" office:value="7.24255259373426">
                <text:p>7.242552593734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.5900974355327">
                <text:p>-1.5900974355327</text:p>
              </table:table-cell>
              <table:table-cell office:value-type="float" office:value="3.9315608598798">
                <text:p>3.93156085987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.3734523276817">
                <text:p>-1.3734523276817</text:p>
              </table:table-cell>
              <table:table-cell office:value-type="float" office:value="0.00154354993124706">
                <text:p>0.001543549931247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2.55832998978821">
                <text:p>-2.55832998978821</text:p>
              </table:table-cell>
              <table:table-cell office:value-type="float" office:value="2.16764725040354">
                <text:p>2.167647250403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3.23727497047214">
                <text:p>-3.23727497047214</text:p>
              </table:table-cell>
              <table:table-cell office:value-type="float" office:value="-1.61431957297371">
                <text:p>-1.614319572973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2.21952576022971">
                <text:p>-2.21952576022971</text:p>
              </table:table-cell>
              <table:table-cell office:value-type="float" office:value="6.02660049667454">
                <text:p>6.026600496674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5.83618979387885">
                <text:p>-5.83618979387885</text:p>
              </table:table-cell>
              <table:table-cell office:value-type="float" office:value="2.461145849561">
                <text:p>2.461145849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6.18711600085763">
                <text:p>-6.18711600085763</text:p>
              </table:table-cell>
              <table:table-cell office:value-type="float" office:value="2.38335694592262">
                <text:p>2.3833569459226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5.76060465238949">
                <text:p>-5.76060465238949</text:p>
              </table:table-cell>
              <table:table-cell office:value-type="float" office:value="-3.42241507451346">
                <text:p>-3.422415074513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38477196186594">
                <text:p>-1.38477196186594</text:p>
              </table:table-cell>
              <table:table-cell office:value-type="float" office:value="-0.0470920234979584">
                <text:p>-0.04709202349795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5.2015793708452">
                <text:p>-5.2015793708452</text:p>
              </table:table-cell>
              <table:table-cell office:value-type="float" office:value="-0.559819749264008">
                <text:p>-0.5598197492640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65339040524858">
                <text:p>-0.165339040524858</text:p>
              </table:table-cell>
              <table:table-cell office:value-type="float" office:value="-3.70461771085879">
                <text:p>-3.704617710858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3.32006526086936">
                <text:p>-3.32006526086936</text:p>
              </table:table-cell>
              <table:table-cell office:value-type="float" office:value="1.14349579790659">
                <text:p>1.143495797906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5.59458231556592">
                <text:p>-5.59458231556592</text:p>
              </table:table-cell>
              <table:table-cell office:value-type="float" office:value="2.31413674428834">
                <text:p>2.3141367442883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2.17571121460227">
                <text:p>-2.17571121460227</text:p>
              </table:table-cell>
              <table:table-cell office:value-type="float" office:value="1.83272743463007">
                <text:p>1.8327274346300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397104473896021">
                <text:p>-0.397104473896021</text:p>
              </table:table-cell>
              <table:table-cell office:value-type="float" office:value="-1.2626038708743">
                <text:p>-1.26260387087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2.49192149454984">
                <text:p>-2.49192149454984</text:p>
              </table:table-cell>
              <table:table-cell office:value-type="float" office:value="-1.76987851250938">
                <text:p>-1.7698785125093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3.73769667744668">
                <text:p>-3.73769667744668</text:p>
              </table:table-cell>
              <table:table-cell office:value-type="float" office:value="1.40391484519301">
                <text:p>1.4039148451930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13538281215112">
                <text:p>-1.13538281215112</text:p>
              </table:table-cell>
              <table:table-cell office:value-type="float" office:value="2.98876550265192">
                <text:p>2.9887655026519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3.31573207597995">
                <text:p>-3.31573207597995</text:p>
              </table:table-cell>
              <table:table-cell office:value-type="float" office:value="3.4916238728331">
                <text:p>3.491623872833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4.39628767631306">
                <text:p>-4.39628767631306</text:p>
              </table:table-cell>
              <table:table-cell office:value-type="float" office:value="3.71586690352632">
                <text:p>3.7158669035263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54734447792415">
                <text:p>1.54734447792415</text:p>
              </table:table-cell>
              <table:table-cell office:value-type="float" office:value="0.656665145703546">
                <text:p>0.656665145703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63306590922033">
                <text:p>-1.63306590922033</text:p>
              </table:table-cell>
              <table:table-cell office:value-type="float" office:value="1.91501876718986">
                <text:p>1.915018767189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601704216904158">
                <text:p>-0.601704216904158</text:p>
              </table:table-cell>
              <table:table-cell office:value-type="float" office:value="2.15593019951668">
                <text:p>2.155930199516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.39772149616397">
                <text:p>-3.39772149616397</text:p>
              </table:table-cell>
              <table:table-cell office:value-type="float" office:value="3.6877112848454">
                <text:p>3.6877112848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2.04546236410046">
                <text:p>-2.04546236410046</text:p>
              </table:table-cell>
              <table:table-cell office:value-type="float" office:value="0.951018171729726">
                <text:p>0.9510181717297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60595560848579">
                <text:p>0.160595560848579</text:p>
              </table:table-cell>
              <table:table-cell office:value-type="float" office:value="-2.60336199025648">
                <text:p>-2.603361990256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632699979065654">
                <text:p>-0.632699979065654</text:p>
              </table:table-cell>
              <table:table-cell office:value-type="float" office:value="-0.348338324630109">
                <text:p>-0.34833832463010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998911558918">
                <text:p>0.21998911558918</text:p>
              </table:table-cell>
              <table:table-cell office:value-type="float" office:value="1.03734109071575">
                <text:p>1.037341090715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.10195366327853">
                <text:p>-2.10195366327853</text:p>
              </table:table-cell>
              <table:table-cell office:value-type="float" office:value="-0.749846263706723">
                <text:p>-0.7498462637067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12451616324041">
                <text:p>-0.12451616324041</text:p>
              </table:table-cell>
              <table:table-cell office:value-type="float" office:value="1.7536662578668">
                <text:p>1.75366625786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52151792437896">
                <text:p>0.452151792437896</text:p>
              </table:table-cell>
              <table:table-cell office:value-type="float" office:value="-0.159909215357466">
                <text:p>-0.1599092153574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3150314619829">
                <text:p>0.383150314619829</text:p>
              </table:table-cell>
              <table:table-cell office:value-type="float" office:value="0.680302039559157">
                <text:p>0.68030203955915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77703745211952">
                <text:p>0.177703745211952</text:p>
              </table:table-cell>
              <table:table-cell office:value-type="float" office:value="-0.553219104667114">
                <text:p>-0.5532191046671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07906269062092">
                <text:p>0.307906269062092</text:p>
              </table:table-cell>
              <table:table-cell office:value-type="float" office:value="-0.585970777199927">
                <text:p>-0.5859707771999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1727884054122">
                <text:p>0.751727884054122</text:p>
              </table:table-cell>
              <table:table-cell office:value-type="float" office:value="-0.960126646799895">
                <text:p>-0.9601266467998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821141580367377">
                <text:p>0.821141580367377</text:p>
              </table:table-cell>
              <table:table-cell office:value-type="float" office:value="-0.942818547062504">
                <text:p>-0.94281854706250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18188120116645">
                <text:p>0.418188120116645</text:p>
              </table:table-cell>
              <table:table-cell office:value-type="float" office:value="0.695025055623964">
                <text:p>0.69502505562396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913037406200106">
                <text:p>0.0913037406200106</text:p>
              </table:table-cell>
              <table:table-cell office:value-type="float" office:value="-0.511862776945337">
                <text:p>-0.51186277694533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82529566353513">
                <text:p>-0.82529566353513</text:p>
              </table:table-cell>
              <table:table-cell office:value-type="float" office:value="-0.373176356752731">
                <text:p>-0.3731763567527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0524143645993891">
                <text:p>-0.00524143645993891</text:p>
              </table:table-cell>
              <table:table-cell office:value-type="float" office:value="-0.381632312631382">
                <text:p>-0.3816323126313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785040255042954">
                <text:p>-0.785040255042954</text:p>
              </table:table-cell>
              <table:table-cell office:value-type="float" office:value="-0.0190977316728708">
                <text:p>-0.01909773167287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0.682936701042423">
                <text:p>-0.682936701042423</text:p>
              </table:table-cell>
              <table:table-cell office:value-type="float" office:value="-0.0859469609322438">
                <text:p>-0.0859469609322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524616294788106">
                <text:p>-0.0524616294788106</text:p>
              </table:table-cell>
              <table:table-cell office:value-type="float" office:value="0.669175444680132">
                <text:p>0.6691754446801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128847706596936">
                <text:p>0.128847706596936</text:p>
              </table:table-cell>
              <table:table-cell office:value-type="float" office:value="-0.159978467921201">
                <text:p>-0.15997846792120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852451183402564">
                <text:p>0.0852451183402564</text:p>
              </table:table-cell>
              <table:table-cell office:value-type="float" office:value="-0.473310301536951">
                <text:p>-0.47331030153695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112691267812744">
                <text:p>-0.112691267812744</text:p>
              </table:table-cell>
              <table:table-cell office:value-type="float" office:value="-0.00230551074702189">
                <text:p>-0.0023055107470218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10673992125302">
                <text:p>-0.10673992125302</text:p>
              </table:table-cell>
              <table:table-cell office:value-type="float" office:value="-0.0449019117745684">
                <text:p>-0.044901911774568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4727426771681">
                <text:p>0.24727426771681</text:p>
              </table:table-cell>
              <table:table-cell office:value-type="float" office:value="-0.328518961470271">
                <text:p>-0.3285189614702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